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Courier" svg:font-family="Courier"/>
    <style:font-face style:name="Tahoma1" svg:font-family="Tahoma"/>
    <style:font-face style:name="Times New Roman1" svg:font-family="'Times New Roman'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2.1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456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037cm"/>
    </style:style>
    <style:style style:name="co8" style:family="table-column">
      <style:table-column-properties fo:break-before="auto" style:column-width="2.646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2.381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249cm"/>
    </style:style>
    <style:style style:name="co14" style:family="table-column">
      <style:table-column-properties fo:break-before="auto" style:column-width="4.974cm"/>
    </style:style>
    <style:style style:name="co15" style:family="table-column">
      <style:table-column-properties fo:break-before="auto" style:column-width="2.408cm"/>
    </style:style>
    <style:style style:name="co16" style:family="table-column">
      <style:table-column-properties fo:break-before="auto" style:column-width="4.075cm"/>
    </style:style>
    <style:style style:name="co17" style:family="table-column">
      <style:table-column-properties fo:break-before="auto" style:column-width="1.917cm"/>
    </style:style>
    <style:style style:name="co18" style:family="table-column">
      <style:table-column-properties fo:break-before="auto" style:column-width="2.868cm"/>
    </style:style>
    <style:style style:name="co19" style:family="table-column">
      <style:table-column-properties fo:break-before="auto" style:column-width="8.811cm"/>
    </style:style>
    <style:style style:name="co20" style:family="table-column">
      <style:table-column-properties fo:break-before="auto" style:column-width="2.355cm"/>
    </style:style>
    <style:style style:name="co21" style:family="table-column">
      <style:table-column-properties fo:break-before="auto" style:column-width="8.07cm"/>
    </style:style>
    <style:style style:name="co22" style:family="table-column">
      <style:table-column-properties fo:break-before="auto" style:column-width="1.931cm"/>
    </style:style>
    <style:style style:name="co23" style:family="table-column">
      <style:table-column-properties fo:break-before="auto" style:column-width="2.011cm"/>
    </style:style>
    <style:style style:name="co24" style:family="table-column">
      <style:table-column-properties fo:break-before="auto" style:column-width="4.895cm"/>
    </style:style>
    <style:style style:name="co25" style:family="table-column">
      <style:table-column-properties fo:break-before="auto" style:column-width="1.508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6.297cm"/>
    </style:style>
    <style:style style:name="co28" style:family="table-column">
      <style:table-column-properties fo:break-before="auto" style:column-width="1.984cm"/>
    </style:style>
    <style:style style:name="co29" style:family="table-column">
      <style:table-column-properties fo:break-before="auto" style:column-width="2.117cm"/>
    </style:style>
    <style:style style:name="co30" style:family="table-column">
      <style:table-column-properties fo:break-before="auto" style:column-width="6.32cm"/>
    </style:style>
    <style:style style:name="co31" style:family="table-column">
      <style:table-column-properties fo:break-before="auto" style:column-width="8.546cm"/>
    </style:style>
    <style:style style:name="co32" style:family="table-column">
      <style:table-column-properties fo:break-before="auto" style:column-width="1.958cm"/>
    </style:style>
    <style:style style:name="co33" style:family="table-column">
      <style:table-column-properties fo:break-before="auto" style:column-width="1.349cm"/>
    </style:style>
    <style:style style:name="co34" style:family="table-column">
      <style:table-column-properties fo:break-before="auto" style:column-width="7.99cm"/>
    </style:style>
    <style:style style:name="co35" style:family="table-column">
      <style:table-column-properties fo:break-before="auto" style:column-width="2.566cm"/>
    </style:style>
    <style:style style:name="co36" style:family="table-column">
      <style:table-column-properties fo:break-before="auto" style:column-width="1.191cm"/>
    </style:style>
    <style:style style:name="co37" style:family="table-column">
      <style:table-column-properties fo:break-before="auto" style:column-width="1.482cm"/>
    </style:style>
    <style:style style:name="co38" style:family="table-column">
      <style:table-column-properties fo:break-before="auto" style:column-width="5.741cm"/>
    </style:style>
    <style:style style:name="co39" style:family="table-column">
      <style:table-column-properties fo:break-before="auto" style:column-width="3.81cm"/>
    </style:style>
    <style:style style:name="co40" style:family="table-column">
      <style:table-column-properties fo:break-before="auto" style:column-width="3.334cm"/>
    </style:style>
    <style:style style:name="co41" style:family="table-column">
      <style:table-column-properties fo:break-before="auto" style:column-width="3.625cm"/>
    </style:style>
    <style:style style:name="co42" style:family="table-column">
      <style:table-column-properties fo:break-before="auto" style:column-width="4.286cm"/>
    </style:style>
    <style:style style:name="co43" style:family="table-column">
      <style:table-column-properties fo:break-before="auto" style:column-width="4.604cm"/>
    </style:style>
    <style:style style:name="co44" style:family="table-column">
      <style:table-column-properties fo:break-before="auto" style:column-width="5.318cm"/>
    </style:style>
    <style:style style:name="co45" style:family="table-column">
      <style:table-column-properties fo:break-before="auto" style:column-width="2.487cm"/>
    </style:style>
    <style:style style:name="co46" style:family="table-column">
      <style:table-column-properties fo:break-before="auto" style:column-width="2.54cm"/>
    </style:style>
    <style:style style:name="co47" style:family="table-column">
      <style:table-column-properties fo:break-before="auto" style:column-width="7.594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26cm" fo:break-before="page" style:use-optimal-row-height="true"/>
    </style:style>
    <style:style style:name="ro9" style:family="table-row">
      <style:table-row-properties style:row-height="0.453cm" fo:break-before="page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0.529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741cm" fo:break-before="auto" style:use-optimal-row-height="false"/>
    </style:style>
    <style:style style:name="ro14" style:family="table-row">
      <style:table-row-properties style:row-height="1.058cm" fo:break-before="auto" style:use-optimal-row-height="false"/>
    </style:style>
    <style:style style:name="ro15" style:family="table-row">
      <style:table-row-properties style:row-height="1.455cm" fo:break-before="auto" style:use-optimal-row-height="false"/>
    </style:style>
    <style:style style:name="ro16" style:family="table-row">
      <style:table-row-properties style:row-height="0.563cm" fo:break-before="auto" style:use-optimal-row-height="false"/>
    </style:style>
    <style:style style:name="ta1" style:family="table" style:master-page-name="PageStyle_5f_Tehtävä_20_1">
      <style:table-properties table:display="true" style:writing-mode="lr-tb"/>
    </style:style>
    <style:style style:name="ta2" style:family="table" style:master-page-name="PageStyle_5f_Tehtävä_20_2">
      <style:table-properties table:display="true" style:writing-mode="lr-tb"/>
    </style:style>
    <style:style style:name="ta3" style:family="table" style:master-page-name="PageStyle_5f_Tehtävä_20_3">
      <style:table-properties table:display="true" style:writing-mode="lr-tb"/>
    </style:style>
    <style:style style:name="ta4" style:family="table" style:master-page-name="PageStyle_5f_Tehtävä_20_4">
      <style:table-properties table:display="true" style:writing-mode="lr-tb"/>
    </style:style>
    <style:style style:name="ta5" style:family="table" style:master-page-name="PageStyle_5f_Tehtävä_20_5">
      <style:table-properties table:display="true" style:writing-mode="lr-tb"/>
    </style:style>
    <style:style style:name="ta6" style:family="table" style:master-page-name="PageStyle_5f_Tehtävä_20_6">
      <style:table-properties table:display="true" style:writing-mode="lr-tb"/>
    </style:style>
    <style:style style:name="ta7" style:family="table" style:master-page-name="PageStyle_5f_Tehtävä_20_7">
      <style:table-properties table:display="true" style:writing-mode="lr-tb"/>
    </style:style>
    <style:style style:name="ta8" style:family="table" style:master-page-name="PageStyle_5f_Tehtävä_20_8">
      <style:table-properties table:display="true" style:writing-mode="lr-tb"/>
    </style:style>
    <style:style style:name="ta9" style:family="table" style:master-page-name="PageStyle_5f_Tehtävä_20_9">
      <style:table-properties table:display="true" style:writing-mode="lr-tb"/>
    </style:style>
    <style:style style:name="ta10" style:family="table" style:master-page-name="PageStyle_5f_Tehtävä_20_10">
      <style:table-properties table:display="true" style:writing-mode="lr-tb"/>
    </style:style>
    <style:style style:name="ta11" style:family="table" style:master-page-name="PageStyle_5f_Tehtävä_20_11">
      <style:table-properties table:display="true" style:writing-mode="lr-tb"/>
    </style:style>
    <style:style style:name="ta12" style:family="table" style:master-page-name="PageStyle_5f_Tehtävä_20_12">
      <style:table-properties table:display="true" style:writing-mode="lr-tb"/>
    </style:style>
    <style:style style:name="ta13" style:family="table" style:master-page-name="PageStyle_5f_Tehtävä_20_13">
      <style:table-properties table:display="true" style:writing-mode="lr-tb"/>
    </style:style>
    <style:style style:name="ta14" style:family="table" style:master-page-name="PageStyle_5f_Tehtävä_20_14">
      <style:table-properties table:display="true" style:writing-mode="lr-tb"/>
    </style:style>
    <style:style style:name="ta15" style:family="table" style:master-page-name="PageStyle_5f_Tehtävä_20_15">
      <style:table-properties table:display="true" style:writing-mode="lr-tb"/>
    </style:style>
    <style:style style:name="ta16" style:family="table" style:master-page-name="PageStyle_5f_Tehtävä_20_16">
      <style:table-properties table:display="true" style:writing-mode="lr-tb"/>
    </style:style>
    <style:style style:name="ta17" style:family="table" style:master-page-name="PageStyle_5f_Tehtävä_20_17.1">
      <style:table-properties table:display="true" style:writing-mode="lr-tb"/>
    </style:style>
    <style:style style:name="ta18" style:family="table" style:master-page-name="PageStyle_5f_Tehtävä_20_17.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fo:color="#3366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5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4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5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 style:data-style-name="N2">
      <style:table-cell-properties fo:border-bottom="0.088cm solid #000000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fo:border-bottom="0.088cm solid #000000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 style:data-style-name="N131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 style:data-style-name="N131">
      <style:table-cell-properties fo:border-bottom="none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 style:data-style-name="N131">
      <style:table-cell-properties fo:border-bottom="0.088cm solid #000000" style:cell-protect="none" style:print-content="true" style:diagonal-bl-tr="none" style:diagonal-tl-br="none" fo:border-left="0.088cm solid #000000" fo:border-right="0.088cm solid #000000" style:rotation-align="none" fo:border-top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2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ff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32" style:family="table-cell" style:parent-style-name="Default" style:data-style-name="N13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4" style:family="table-cell" style:parent-style-name="Default">
      <style:table-cell-properties fo:background-color="#00ffff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 style:data-style-name="N131">
      <style:table-cell-properties style:cell-protect="none" style:print-content="true" style:diagonal-bl-tr="none" style:diagonal-tl-br="none" fo:border="0.088cm solid #000000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38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0" style:family="table-cell" style:parent-style-name="Default">
      <style:table-cell-properties fo:background-color="#00ffff"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normal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ackground-color="#00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00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8" style:family="table-cell" style:parent-style-name="Default">
      <style:table-cell-properties fo:background-color="#ffff00" style:diagonal-bl-tr="none" style:diagonal-tl-br="none" fo:border="0.088cm solid #000000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20pt" fo:font-style="italic" fo:text-shadow="none" style:text-underline-style="none" fo:font-weight="bold" style:font-size-asian="20pt" style:font-style-asian="italic" style:font-weight-asian="bold" style:font-name-complex="Times New Roman" style:font-size-complex="20pt" style:font-style-complex="italic" style:font-weight-complex="bold"/>
    </style:style>
    <style:style style:name="ce52" style:family="table-cell" style:parent-style-name="Default">
      <style:table-cell-properties fo:background-color="#00ffff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54" style:family="table-cell" style:parent-style-name="Default">
      <style:table-cell-properties style:glyph-orientation-vertical="0" fo:background-color="#00ff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5" style:family="table-cell" style:parent-style-name="Default">
      <style:table-cell-properties fo:background-color="#00ffff"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57" style:family="table-cell" style:parent-style-name="Default">
      <style:table-cell-properties fo:background-color="#00ffff"/>
    </style:style>
    <style:style style:name="ce58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1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 style:data-style-name="N135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 style:data-style-name="N14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5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7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>
      <style:table-cell-properties fo:background-color="#00ffff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" style:family="table-cell" style:parent-style-name="Default">
      <style:table-cell-properties fo:background-color="#00ffff" style:diagonal-bl-tr="none" style:diagonal-tl-br="none" fo:border="none"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1" style:family="table-cell" style:parent-style-name="Default">
      <style:table-cell-properties style:diagonal-bl-tr="none" style:diagonal-tl-br="none" fo:border="none" style:rotation-align="none"/>
    </style:style>
    <style:style style:name="ce72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7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6" style:family="table-cell" style:parent-style-name="Default" style:data-style-name="N14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77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79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>
      <style:text-properties fo:color="#3366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81" style:family="table-cell" style:parent-style-name="Default"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8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3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6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7" style:family="table-cell" style:parent-style-name="Default">
      <style:table-cell-properties fo:border-bottom="0.088cm solid #000000" style:diagonal-bl-tr="none" style:diagonal-tl-br="none" fo:border-left="0.088cm solid #000000" fo:border-right="none" style:rotation-align="none" fo:border-top="0.088cm solid #000000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8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1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2" style:family="table-cell" style:parent-style-name="Default" style:data-style-name="N162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3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4" style:family="table-cell" style:parent-style-name="Default" style:data-style-name="N136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5" style:family="table-cell" style:parent-style-name="Default" style:data-style-name="N1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6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 style:data-style-name="N11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8" style:family="table-cell" style:parent-style-name="Default" style:data-style-name="N2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9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0" style:family="table-cell" style:parent-style-name="Default" style:data-style-name="N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5" style:family="table-cell" style:parent-style-name="Default" style:data-style-name="N134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88cm solid #000000" fo:background-color="#ffff00" style:cell-protect="none" style:print-content="tru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9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0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1" style:family="table-cell" style:parent-style-name="Default" style:data-style-name="N130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2" style:family="table-cell" style:parent-style-name="Default" style:data-style-name="N130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3" style:family="table-cell" style:parent-style-name="Default" style:data-style-name="N133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4" style:family="table-cell" style:parent-style-name="Default" style:data-style-name="N130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6" style:family="table-cell" style:parent-style-name="Default" style:data-style-name="N1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7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8" style:family="table-cell" style:parent-style-name="Default" style:data-style-name="N130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9" style:family="table-cell" style:parent-style-name="Default" style:data-style-name="N13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none" style:print-content="true"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1" style:family="table-cell" style:parent-style-name="Default" style:data-style-name="N135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4" style:family="table-cell" style:parent-style-name="Default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fo:color="#0000ff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ce125" style:family="table-cell" style:parent-style-name="Default" style:data-style-name="N134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 style:data-style-name="N130">
      <style:table-cell-properties style:glyph-orientation-vertical="0" fo:border-bottom="0.088cm solid #000000" fo:background-color="#ffff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7" style:family="table-cell" style:parent-style-name="Default" style:data-style-name="N134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8" style:family="table-cell" style:parent-style-name="Default" style:data-style-name="N130">
      <style:table-cell-properties style:diagonal-bl-tr="none" style:diagonal-tl-br="none" fo:border="none" style:rotation-align="none"/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0" style:family="table-cell" style:parent-style-name="Default" style:data-style-name="N2">
      <style:table-cell-properties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1" style:family="table-cell" style:parent-style-name="Default" style:data-style-name="N133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 style:data-style-name="N2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35" style:family="table-cell" style:parent-style-name="Default" style:data-style-name="N2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6" style:family="table-cell" style:parent-style-name="Default" style:data-style-name="N2">
      <style:table-cell-properties style:diagonal-bl-tr="none" style:diagonal-tl-br="none" fo:border="none" style:rotation-align="none"/>
      <style:text-properties fo:color="#ff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7" style:family="table-cell" style:parent-style-name="Default" style:data-style-name="N13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8" style:family="table-cell" style:parent-style-name="Default">
      <style:table-cell-properties fo:background-color="#ffff00" style:diagonal-bl-tr="none" style:diagonal-tl-br="none" fo:border="0.088cm solid #000000" style:rotation-align="none"/>
      <style:text-properties fo:color="#0000ff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140" style:family="table-cell" style:parent-style-name="Default">
      <style:table-cell-properties style:cell-protect="none" style:print-content="true" style:diagonal-bl-tr="none" style:diagonal-tl-br="none" fo:border="none" style:rotation-align="none"/>
      <style:text-properties fo:color="#0000ff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41" style:family="table-cell" style:parent-style-name="Default"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3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6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47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9" style:family="table-cell" style:parent-style-name="Default">
      <style:table-cell-properties fo:background-color="#ffff00"/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50" style:family="table-cell" style:parent-style-name="Default" style:data-style-name="N130">
      <style:table-cell-properties style:cell-protect="none" style:print-content="tru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1" style:family="table-cell" style:parent-style-name="Default">
      <style:table-cell-properties style:cell-protect="none" style:print-content="tru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Default" style:data-style-name="N131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131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33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 style:data-style-name="N134"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 style:data-style-name="N2">
      <style:table-cell-properties style:cell-protect="none" style:print-content="tru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8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9" style:family="table-cell" style:parent-style-name="Default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1" style:family="table-cell" style:parent-style-name="Default" style:data-style-name="N130">
      <style:table-cell-properties style:cell-protect="none" style:print-content="true"/>
      <style:text-properties fo:color="#0000ff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62" style:family="table-cell" style:parent-style-name="Default" style:data-style-name="N142"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42">
      <style:table-cell-properties style:cell-protect="none" style:print-content="tru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8" style:family="table-cell" style:parent-style-name="Default">
      <style:table-cell-properties fo:border-bottom="0.088cm solid #000000" fo:background-color="#ffff00" style:diagonal-bl-tr="none" style:diagonal-tl-br="none" fo:border-left="0.088cm solid #000000" fo:border-right="none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0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1" style:family="table-cell" style:parent-style-name="Default" style:data-style-name="N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3" style:family="table-cell" style:parent-style-name="Default" style:data-style-name="N1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4" style:family="table-cell" style:parent-style-name="Default" style:data-style-name="N3">
      <style:table-cell-properties fo:border-bottom="0.088cm solid #000000" fo:background-color="#ffff00" style:diagonal-bl-tr="none" style:diagonal-tl-br="none" fo:border-left="none" fo:border-right="none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3">
      <style:table-cell-properties fo:border-bottom="0.088cm solid #000000" fo:background-color="#ffff00" style:diagonal-bl-tr="none" style:diagonal-tl-br="none" fo:border-left="none" fo:border-right="0.088cm solid #000000" style:rotation-align="none" fo:border-top="0.088cm solid #000000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ff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177" style:family="table-cell" style:parent-style-name="Default" style:data-style-name="N3">
      <style:text-properties fo:color="#0000ff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8" style:family="table-cell" style:parent-style-name="Default" style:data-style-name="N3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79" style:family="table-cell" style:parent-style-name="Default">
      <style:text-properties fo:color="#336666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80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3" style:family="table-cell" style:parent-style-name="Default"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184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6" style:family="table-cell" style:parent-style-name="Default" style:data-style-name="N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7" style:family="table-cell" style:parent-style-name="Default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89" style:family="table-cell" style:parent-style-name="Default" style:data-style-name="N137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0" style:family="table-cell" style:parent-style-name="Default" style:data-style-name="N11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1" style:family="table-cell" style:parent-style-name="Default">
      <style:text-properties fo:color="#ff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3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6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</style:style>
    <style:style style:name="ce198" style:family="table-cell" style:parent-style-name="Default" style:data-style-name="N14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9" style:family="table-cell" style:parent-style-name="Default" style:data-style-name="N1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0" style:family="table-cell" style:parent-style-name="Default" style:data-style-name="N1">
      <style:table-cell-properties fo:border-bottom="none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1" style:family="table-cell" style:parent-style-name="Default" style:data-style-name="N1">
      <style:table-cell-properties fo:border-bottom="0.088cm solid #000000" style:diagonal-bl-tr="none" style:diagonal-tl-br="none" fo:border-left="0.088cm solid #000000" fo:border-right="0.088cm solid #000000" style:rotation-align="none" fo:border-top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3" style:family="table-cell" style:parent-style-name="Default" style:data-style-name="N142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1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4" style:family="table-cell" style:parent-style-name="Default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336666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27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29" style:family="table-cell" style:parent-style-name="Default" style:data-style-name="N16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2" style:family="table-cell" style:parent-style-name="Default" style:data-style-name="N162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3" style:family="table-cell" style:parent-style-name="Default" style:data-style-name="N109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3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9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41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2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3" style:family="table-cell" style:parent-style-name="Default" style:data-style-name="N115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4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50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2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255" style:family="table-cell" style:parent-style-name="Default" style:data-style-name="N4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6" style:family="table-cell" style:parent-style-name="Default" style:data-style-name="N4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7" style:family="table-cell" style:parent-style-name="Default" style:data-style-name="N2"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8" style:family="table-cell" style:parent-style-name="Default" style:data-style-name="N136">
      <style:table-cell-properties style:diagonal-bl-tr="none" style:diagonal-tl-br="none" fo:border="0.088cm solid #000000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59" style:family="table-cell" style:parent-style-name="Default">
      <style:table-cell-properties style:diagonal-bl-tr="none" style:diagonal-tl-br="none" fo:border="none" style:rotation-align="none"/>
      <style:text-properties fo:color="#424242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62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4" style:family="table-cell" style:parent-style-name="Default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5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7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0.035cm solid #000000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68" style:family="table-cell" style:parent-style-name="Default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2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2" style:family="table-cell" style:parent-style-name="Default" style:data-style-name="N2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3" style:family="table-cell" style:parent-style-name="Default" style:data-style-name="N2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4" style:family="table-cell" style:parent-style-name="Default" style:data-style-name="N10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5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7" style:family="table-cell" style:parent-style-name="Default" style:data-style-name="N2">
      <style:table-cell-properties style:diagonal-bl-tr="none" style:diagonal-tl-br="none" fo:border="none" style:rotation-align="non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8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1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Default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4" style:family="table-cell" style:parent-style-name="Default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5" style:family="table-cell" style:parent-style-name="Default" style:data-style-name="N2"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6" style:family="table-cell" style:parent-style-name="Default"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87" style:family="table-cell" style:parent-style-name="Default">
      <style:text-properties fo:color="#336666" style:text-outline="false" style:text-line-through-style="none" style:font-name="Arial" fo:font-size="18pt" fo:font-style="italic" fo:text-shadow="none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ce288" style:family="table-cell" style:parent-style-name="Default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8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1" style:family="table-cell" style:parent-style-name="Default"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9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16pt" fo:font-style="italic" fo:text-shadow="none" style:text-underline-style="none" fo:font-weight="bold" style:font-size-asian="16pt" style:font-style-asian="italic" style:font-weight-asian="bold" style:font-name-complex="Times New Roman" style:font-size-complex="16pt" style:font-style-complex="italic" style:font-weight-complex="bold"/>
    </style:style>
    <style:style style:name="ce29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296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7" style:family="table-cell" style:parent-style-name="Default" style:data-style-name="N136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98" style:family="table-cell" style:parent-style-name="Default" style:data-style-name="N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9" style:family="table-cell" style:parent-style-name="Default" style:data-style-name="N14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1" style:family="table-cell" style:parent-style-name="Default">
      <style:text-properties style:use-window-font-color="true" style:text-outline="false" style:text-line-through-style="none" style:font-name="Times New Roman" fo:font-size="20pt" fo:font-style="normal" fo:text-shadow="none" style:text-underline-style="none" fo:font-weight="bold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ce302" style:family="table-cell" style:parent-style-name="Default"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3" style:family="table-cell" style:parent-style-name="Default">
      <style:text-properties style:use-window-font-color="true" style:text-outline="false" style:text-line-through-style="none" style:font-name="Times New Roman" fo:font-size="14pt" fo:font-style="italic" fo:text-shadow="none" style:text-underline-style="none" fo:font-weight="bold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ce304" style:family="table-cell" style:parent-style-name="Default">
      <style:text-properties style:use-window-font-color="true" style:text-outline="false" style:text-line-through-styl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gr1" style:family="graphic">
      <style:graphic-properties draw:stroke="solid" svg:stroke-width="0.026cm" svg:stroke-color="#000000" draw:marker-start="Nuolenkärjet_20_2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2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gr3" style:family="graphic">
      <style:graphic-properties draw:stroke="solid" svg:stroke-width="0.026cm" svg:stroke-color="#000000" draw:marker-end="msArrowOpenEnd_20_5" draw:marker-end-width="0.315cm" draw:marker-end-center="false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4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no-wrap" draw:shadow-color="#808080"/>
    </style:style>
    <style:style style:name="gr5" style:family="graphic">
      <style:graphic-properties draw:stroke="solid" svg:stroke-width="0.071cm" svg:stroke-color="#000000" draw:marker-end="Nuolenkärjet_20_1" draw:marker-end-width="0.319cm" draw:marker-end-center="false" draw:stroke-linejoin="miter" svg:stroke-linecap="squar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6cm" draw:shadow-color="#000000" draw:shadow-opacity="38%" draw:start-line-spacing-horizontal="0cm" draw:start-line-spacing-vertical="0cm" draw:end-line-spacing-horizontal="0cm" draw:end-line-spacing-vertical="0cm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Courier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ourier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0000ff" style:text-outline="false" style:text-line-through-style="none" style:text-position="-33% 58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4" style:family="text">
      <style:text-properties fo:color="#0000ff" style:text-outline="false" style:text-line-through-style="none" style:text-position="0% 100%" style:font-name="Times New Roman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5" style:family="text">
      <style:text-properties fo:color="#0000ff" style:text-outline="false" style:text-line-through-style="none" style:text-position="-33% 58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ff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7" style:family="text">
      <style:text-properties fo:color="#0000ff" style:text-outline="false" style:text-line-through-style="none" style:text-position="-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ff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9" style:family="text">
      <style:text-properties style:use-window-font-color="true" style:text-outline="false" style:text-line-through-style="none" style:text-position="-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ff" style:text-outline="false" style:text-line-through-style="none" style:text-position="33% 58%" style:font-name="Courier1" fo:font-size="10pt" fo:font-style="normal" fo:text-shadow="none" style:text-underline-style="none" fo:font-weight="normal" style:font-size-asian="10pt" style:font-style-asian="normal" style:font-weight-asian="normal" style:font-name-complex="Courier1" style:font-size-complex="10pt" style:font-style-complex="normal" style:font-weight-complex="normal"/>
    </style:style>
    <style:style style:name="T12" style:family="text">
      <style:text-properties fo:color="#0000ff" style:text-outline="false" style:text-line-through-style="none" style:text-position="0% 100%" style:font-name="Times New Roman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3" style:family="text">
      <style:text-properties fo:color="#0000ff" style:text-outline="false" style:text-line-through-style="none" style:text-position="33% 58%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htävä 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4" table:default-cell-style-name="ce2"/>
        <table:table-row table:style-name="ro1">
          <table:table-cell table:style-name="ce1" office:value-type="string">
            <text:p>JOHDON LASKENTATOIMEN JATKOKURSSI</text:p>
          </table:table-cell>
          <table:table-cell table:number-columns-repeated="5"/>
          <table:table-cell table:style-name="ce43"/>
          <table:table-cell/>
          <table:table-cell table:style-name="ce1" office:value-type="string">
            <text:p>RATKAISUT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3" office:value-type="string">
            <text:p>LASKUT</text:p>
          </table:table-cell>
          <table:table-cell table:number-columns-repeated="255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4" office:value-type="string">
            <text:p>Toisensa poissulkevat investointivaihtoehdot</text:p>
          </table:table-cell>
          <table:table-cell table:style-name="ce11" table:number-columns-repeated="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Vaihtoehdot:</text:p>
          </table:table-cell>
          <table:table-cell table:style-name="ce14" office:value-type="string">
            <text:p>A</text:p>
          </table:table-cell>
          <table:table-cell table:style-name="ce14" office:value-type="string">
            <text:p>B</text:p>
          </table:table-cell>
          <table:table-cell table:style-name="ce33" office:value-type="string">
            <text:p>C</text:p>
          </table:table-cell>
          <table:table-cell table:number-columns-repeated="252"/>
        </table:table-row>
        <table:table-row table:style-name="ro4">
          <table:table-cell table:style-name="ce6" office:value-type="string">
            <text:p>Perusinvestointi, H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2000">
            <text:p>2000</text:p>
          </table:table-cell>
          <table:table-cell table:style-name="ce15" office:value-type="float" office:value="800">
            <text:p>800</text:p>
          </table:table-cell>
          <table:table-cell/>
          <table:table-cell table:style-name="ce40" office:value-type="string">
            <text:p>Syöttötiedot ovat näkyvissä punaisella fontilla.</text:p>
          </table:table-cell>
          <table:table-cell table:style-name="ce34" table:number-columns-repeated="7"/>
          <table:table-cell table:number-columns-repeated="243"/>
        </table:table-row>
        <table:table-row table:style-name="ro4">
          <table:table-cell table:style-name="ce6" office:value-type="string">
            <text:p>Taloudellinen pitoaika, n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4">
            <text:p>4</text:p>
          </table:table-cell>
          <table:table-cell/>
          <table:table-cell table:style-name="ce40" office:value-type="string">
            <text:p>Muuttamalla syöttötietoja lopputulokset, kuten NPV, saavat uudet arvot.</text:p>
          </table:table-cell>
          <table:table-cell table:style-name="ce34" table:number-columns-repeated="7"/>
          <table:table-cell table:number-columns-repeated="243"/>
        </table:table-row>
        <table:table-row table:style-name="ro2">
          <table:table-cell table:style-name="ce6" office:value-type="string">
            <text:p>Vuosittaiset nettotulot, t</text:p>
          </table:table-cell>
          <table:table-cell table:style-name="ce15" office:value-type="float" office:value="250">
            <text:p>250</text:p>
          </table:table-cell>
          <table:table-cell table:style-name="ce15" office:value-type="float" office:value="600">
            <text:p>600</text:p>
          </table:table-cell>
          <table:table-cell table:style-name="ce15" office:value-type="float" office:value="340">
            <text:p>340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Jäännösarvo, JA</text:p>
          </table:table-cell>
          <table:table-cell table:number-columns-repeated="3" table:style-name="ce15" office:value-type="float" office:value="0">
            <text:p>0</text:p>
          </table:table-cell>
          <table:table-cell table:number-columns-repeated="252"/>
        </table:table-row>
        <table:table-row table:style-name="ro2">
          <table:table-cell table:style-name="ce6" office:value-type="string">
            <text:p>laskentakorko, i % p.a.</text:p>
          </table:table-cell>
          <table:table-cell table:style-name="ce15" office:value-type="float" office:value="10">
            <text:p>10</text:p>
          </table:table-cell>
          <table:table-cell table:style-name="ce29" table:formula="of:=+[.B12]" office:value-type="float" office:value="10">
            <text:p>10</text:p>
          </table:table-cell>
          <table:table-cell table:style-name="ce29" table:formula="of:=+[.B12]" office:value-type="float" office:value="10">
            <text:p>1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5">
          <table:table-cell table:style-name="ce7" office:value-type="string">
            <text:p>a) NPV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`-H + (a<text:span text:style-name="T3">n/i</text:span><text:span text:style-name="T4"> * t) + (v</text:span><text:span text:style-name="T3">n/i</text:span><text:span text:style-name="T4"> * JA)</text:span></text:p>
          </table:table-cell>
          <table:table-cell table:number-columns-repeated="255"/>
        </table:table-row>
        <table:table-row table:style-name="ro2">
          <table:table-cell table:number-columns-repeated="2"/>
          <table:table-cell table:style-name="ce30" office:value-type="string">
            <text:p>EURON TARKKUUSKIN RIITTÄÄ!</text:p>
          </table:table-cell>
          <table:table-cell table:style-name="ce34" table:number-columns-repeated="3"/>
          <table:table-cell/>
          <table:table-cell table:formula="of:=NPV(0.1;250;250;250;250;250)" office:value-type="currency" office:currency="EUR" office:value="947.696692352112">
            <text:p>947,70 €</text:p>
          </table:table-cell>
          <table:table-cell office:value-type="float" office:value="-1000">
            <text:p>-1000</text:p>
          </table:table-cell>
          <table:table-cell table:formula="of:=[.H16]+[.I16]" office:value-type="currency" office:currency="EUR" office:value="-52.3033076478881">
            <text:p>-52,30 €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A</text:p>
          </table:table-cell>
          <table:table-cell table:style-name="ce16" table:formula="of:=-[.B8]+((((1+[.B12]/100)^[.B9]-1)/([.B12]/100*(1+[.B12]/100)^[.B9]))*[.B10])+((1/(1+[.B12]/100)^[.B9])*[.B11])" office:value-type="float" office:value="-52.3033076478873">
            <text:p>-52,30</text:p>
          </table:table-cell>
          <table:table-cell table:style-name="ce31" table:formula="of:=IF([.B17]&lt;0;&quot;Investointi on kannattamaton, koska NPV on negatiivinen&quot;;&quot;Investointi on kannattava, koska NPV on nolla tai enemmän&quot;)" office:value-type="string" office:string-value="Investointi on kannattamaton, koska NPV on negatiivinen">
            <text:p>Investointi on kannattamaton, koska NPV on negatiivinen</text:p>
          </table:table-cell>
          <table:table-cell table:number-columns-repeated="4"/>
          <table:table-cell table:style-name="ce44" table:formula="of:=NPV(0.1;600;600;600;600;600;600;600;600)" office:value-type="currency" office:currency="EUR" office:value="3200.9557187416">
            <text:p>3 200,96 €</text:p>
          </table:table-cell>
          <table:table-cell office:value-type="float" office:value="-2000">
            <text:p>-2000</text:p>
          </table:table-cell>
          <table:table-cell table:formula="of:=[.H17]+[.I17]" office:value-type="currency" office:currency="EUR" office:value="1200.9557187416">
            <text:p>1 200,96 €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B</text:p>
          </table:table-cell>
          <table:table-cell table:style-name="ce17" table:formula="of:=-[.C8]+((((1+[.B12]/100)^[.C9]-1)/([.B12]/100*(1+[.B12]/100)^[.C9]))*[.C10])+((1/(1+[.B12]/100)^[.C9])*[.C11])" office:value-type="float" office:value="1200.9557187416">
            <text:p>1200,96</text:p>
          </table:table-cell>
          <table:table-cell table:style-name="ce31" table:formula="of:=IF([.B18]&lt;0;&quot;Investointi on kannattamaton, koska NPV negatiivinen&quot;;&quot;Investointi on kannattava, koska NPV on nolla tai enemmän&quot;)" office:value-type="string" office:string-value="Investointi on kannattava, koska NPV on nolla tai enemmän">
            <text:p>Investointi on kannattava, koska NPV on nolla tai enemmän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C</text:p>
          </table:table-cell>
          <table:table-cell table:style-name="ce18" table:formula="of:=-[.D8]+((((1+[.B12]/100)^[.D9]-1)/([.B12]/100*(1+[.B12]/100)^[.D9]))*[.D10])+((1/(1+[.B12]/100)^[.D9])*[.D11])" office:value-type="float" office:value="277.75425175876">
            <text:p>277,75</text:p>
          </table:table-cell>
          <table:table-cell table:style-name="ce31" table:formula="of:=IF([.B19]&lt;0;&quot;Investointi on kannattamaton, koska NPV negatiivinen&quot;;&quot;Investointi on kannattava, koska NPV on nolla tai enemmän&quot;)" office:value-type="string" office:string-value="Investointi on kannattava, koska NPV on nolla tai enemmän">
            <text:p>Investointi on kannattava, koska NPV on nolla tai enemmän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5">
          <table:table-cell table:style-name="ce7" office:value-type="string">
            <text:p>b) IRR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`-H + (a<text:span text:style-name="T3">n/r</text:span><text:span text:style-name="T4"> * t) + (v</text:span><text:span text:style-name="T3">n/r</text:span><text:span text:style-name="T4"> * JA) = 0</text:span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9" office:value-type="string">
            <text:p>Interpolointi</text:p>
          </table:table-cell>
          <table:table-cell table:number-columns-repeated="2"/>
          <table:table-cell table:style-name="ce19" office:value-type="string">
            <text:p>Kokeilu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A</text:p>
          </table:table-cell>
          <table:table-cell table:style-name="ce9" office:value-type="string">
            <text:p>an/i =</text:p>
          </table:table-cell>
          <table:table-cell table:style-name="ce21" table:formula="of:=[.B8]/[.B10]" office:value-type="float" office:value="4">
            <text:p>4</text:p>
          </table:table-cell>
          <table:table-cell/>
          <table:table-cell table:style-name="ce38" office:value-type="string">
            <text:p>r=</text:p>
          </table:table-cell>
          <table:table-cell table:style-name="ce35" office:value-type="float" office:value="7.931">
            <text:p>7,9 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2">
          <table:table-cell table:number-columns-repeated="7"/>
          <table:table-cell office:value-type="float" office:value="1">
            <text:p>1</text:p>
          </table:table-cell>
          <table:table-cell office:value-type="float" office:value="-1000">
            <text:p>-1000</text:p>
          </table:table-cell>
          <table:table-cell/>
          <table:table-cell office:value-type="float" office:value="-2000">
            <text:p>-2000</text:p>
          </table:table-cell>
          <table:table-cell table:number-columns-repeated="245"/>
        </table:table-row>
        <table:table-row table:style-name="ro2">
          <table:table-cell/>
          <table:table-cell table:style-name="ce20" office:value-type="string">
            <text:p>i % p.a.</text:p>
          </table:table-cell>
          <table:table-cell table:style-name="ce20" office:value-type="string">
            <text:p>a-tekijä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</text:p>
          </table:table-cell>
          <table:table-cell table:style-name="ce21" table:formula="of:=[.B8]" office:value-type="float" office:value="1000">
            <text:p>1000</text:p>
          </table:table-cell>
          <table:table-cell table:style-name="ce6" office:value-type="string">
            <text:p>€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table:formula="of:=IRR([.I26:.I31])" office:value-type="percentage" office:value="0.0793082611605285">
            <text:p>7,93%</text:p>
          </table:table-cell>
          <table:table-cell office:value-type="float" office:value="600">
            <text:p>600</text:p>
          </table:table-cell>
          <table:table-cell table:formula="of:=IRR([.K26:.K33])" office:value-type="percentage" office:value="0.229273649509188">
            <text:p>22,93%</text:p>
          </table:table-cell>
          <table:table-cell table:number-columns-repeated="244"/>
        </table:table-row>
        <table:table-row table:style-name="ro2">
          <table:table-cell/>
          <table:table-cell table:style-name="ce21" office:value-type="float" office:value="5">
            <text:p>5</text:p>
          </table:table-cell>
          <table:table-cell table:style-name="ce32" table:formula="of:=(((1+[.B28]/100)^[.B9]-1)/([.B28]/100*(1+[.B28]/100)^[.B9]))" office:value-type="float" office:value="4.32947667063082">
            <text:p>4,329477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-To</text:p>
          </table:table-cell>
          <table:table-cell table:style-name="ce41" table:formula="of:=((((1+[.F25]/100)^[.B9]-1)/([.F25]/100*(1+[.F25]/100)^[.B9])))*[.B10]" office:value-type="float" office:value="999.995412107502">
            <text:p>1000</text:p>
          </table:table-cell>
          <table:table-cell table:style-name="ce6" office:value-type="string">
            <text:p>€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/>
          <table:table-cell table:style-name="ce21" office:value-type="float" office:value="10">
            <text:p>10</text:p>
          </table:table-cell>
          <table:table-cell table:style-name="ce32" table:formula="of:=(((1+[.B29]/100)^[.B9]-1)/([.B29]/100*(1+[.B29]/100)^[.B9]))" office:value-type="float" office:value="3.79078676940845">
            <text:p>3,790787 </text:p>
          </table:table-cell>
          <table:table-cell/>
          <table:table-cell table:style-name="ce6" office:value-type="string">
            <text:p>NPV</text:p>
          </table:table-cell>
          <table:table-cell table:style-name="ce42" table:formula="of:=[.F27]-[.F28]" office:value-type="float" office:value="0.00458789249773872">
            <text:p>0,00</text:p>
          </table:table-cell>
          <table:table-cell table:style-name="ce6" office:value-type="string">
            <text:p>€</text:p>
          </table:table-cell>
          <table:table-cell office:value-type="float" office:value="4">
            <text:p>4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 table:number-columns-repeated="7"/>
          <table:table-cell office:value-type="float" office:value="5">
            <text:p>5</text:p>
          </table:table-cell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/>
          <table:table-cell table:style-name="ce21" table:formula="of:=[.B29]-[.B28]" office:value-type="float" office:value="5">
            <text:p>5</text:p>
          </table:table-cell>
          <table:table-cell table:style-name="ce21" table:formula="of:=[.C28]-[.C29]" office:value-type="float" office:value="0.538689901222373">
            <text:p>0,5386899012</text:p>
          </table:table-cell>
          <table:table-cell table:number-columns-repeated="5"/>
          <table:table-cell office:value-type="float" office:value="250">
            <text:p>250</text:p>
          </table:table-cell>
          <table:table-cell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 table:number-columns-repeated="2"/>
          <table:table-cell table:style-name="ce21" table:formula="of:=[.C28]-[.C25]" office:value-type="float" office:value="0.329476670630823">
            <text:p>0,3294766706</text:p>
          </table:table-cell>
          <table:table-cell table:number-columns-repeated="7"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/>
          <table:table-cell table:style-name="ce21" table:formula="of:=([.B31]*[.C32])/[.C31]" office:value-type="float" office:value="3.05812926772145">
            <text:p>3,0581292677</text:p>
          </table:table-cell>
          <table:table-cell table:number-columns-repeated="8"/>
          <table:table-cell office:value-type="float" office:value="600">
            <text:p>600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r =</text:p>
          </table:table-cell>
          <table:table-cell table:style-name="ce21" table:formula="of:=[.B28]+[.B33]" office:value-type="float" office:value="8.05812926772145">
            <text:p>8,0581292677</text:p>
          </table:table-cell>
          <table:table-cell table:style-name="ce35" table:formula="of:=[.C35]" office:value-type="float" office:value="8.05812926772145">
            <text:p>8,1 </text:p>
          </table:table-cell>
          <table:table-cell table:style-name="ce6" office:value-type="string">
            <text:p>%</text:p>
          </table:table-cell>
          <table:table-cell table:style-name="ce31" table:formula="of:=IF([.D35]&lt;[.B12];&quot;Investointi on kannattamaton, koska r&lt;i&quot;;&quot;Investointi on kannattava, koska r on suurempi tai yhtä suuri kuin i&quot;)" office:value-type="string" office:string-value="Investointi on kannattamaton, koska r&lt;i">
            <text:p>Investointi on kannattamaton, koska r&lt;i</text:p>
          </table:table-cell>
          <table:table-cell table:number-columns-repeated="250"/>
        </table:table-row>
        <table:table-row table:style-name="ro2">
          <table:table-cell/>
          <table:table-cell table:style-name="ce9"/>
          <table:table-cell table:style-name="ce21"/>
          <table:table-cell table:style-name="ce36"/>
          <table:table-cell table:style-name="ce6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B</text:p>
          </table:table-cell>
          <table:table-cell table:style-name="ce9" office:value-type="string">
            <text:p>an/i =</text:p>
          </table:table-cell>
          <table:table-cell table:style-name="ce21" table:formula="of:=[.C8]/[.C10]" office:value-type="float" office:value="3.33333333333333">
            <text:p>3,3333333333</text:p>
          </table:table-cell>
          <table:table-cell/>
          <table:table-cell table:style-name="ce19" office:value-type="string">
            <text:p>Kokeilu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38" office:value-type="string">
            <text:p>r=</text:p>
          </table:table-cell>
          <table:table-cell table:style-name="ce35" office:value-type="float" office:value="24.951035">
            <text:p>25,0 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2">
          <table:table-cell/>
          <table:table-cell table:style-name="ce20" office:value-type="string">
            <text:p>i % p.a.</text:p>
          </table:table-cell>
          <table:table-cell table:style-name="ce20" office:value-type="string">
            <text:p>a-tekijä</text:p>
          </table:table-cell>
          <table:table-cell table:style-name="ce6" office:value-type="string">
            <text:p><text:s/></text:p>
          </table:table-cell>
          <table:table-cell table:number-columns-repeated="252"/>
        </table:table-row>
        <table:table-row table:style-name="ro2">
          <table:table-cell/>
          <table:table-cell table:style-name="ce21" office:value-type="float" office:value="20">
            <text:p>20</text:p>
          </table:table-cell>
          <table:table-cell table:style-name="ce32" table:formula="of:=(((1+[.B41]/100)^[.C9]-1)/([.B41]/100*(1+[.B41]/100)^[.C9]))" office:value-type="float" office:value="3.83715980319311">
            <text:p>3,837160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</text:p>
          </table:table-cell>
          <table:table-cell table:style-name="ce21" table:formula="of:=[.C8]" office:value-type="float" office:value="2000">
            <text:p>20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office:value-type="float" office:value="25">
            <text:p>25</text:p>
          </table:table-cell>
          <table:table-cell table:style-name="ce32" table:formula="of:=(((1+[.B42]/100)^[.C9]-1)/([.B42]/100*(1+[.B42]/100)^[.C9]))" office:value-type="float" office:value="3.32891136">
            <text:p>3,328911 </text:p>
          </table:table-cell>
          <table:table-cell/>
          <table:table-cell table:style-name="ce6" office:value-type="string">
            <text:p>-To</text:p>
          </table:table-cell>
          <table:table-cell table:style-name="ce41" table:formula="of:=((((1+[.F39]/100)^[.C9]-1)/([.F39]/100*(1+[.F39]/100)^[.C9])))*[.C10]" office:value-type="float" office:value="1999.99997033475">
            <text:p>20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6" office:value-type="string">
            <text:p>NPV</text:p>
          </table:table-cell>
          <table:table-cell table:style-name="ce42" table:formula="of:=[.F41]-[.F42]" office:value-type="float" office:value="0.0000296652533506858">
            <text:p>0,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table:formula="of:=[.B42]-[.B41]" office:value-type="float" office:value="5">
            <text:p>5</text:p>
          </table:table-cell>
          <table:table-cell table:style-name="ce21" table:formula="of:=[.C41]-[.C42]" office:value-type="float" office:value="0.50824844319311">
            <text:p>0,508248443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1" table:formula="of:=[.C41]-[.C38]" office:value-type="float" office:value="0.503826469859777">
            <text:p>0,5038264699</text:p>
          </table:table-cell>
          <table:table-cell table:number-columns-repeated="253"/>
        </table:table-row>
        <table:table-row table:style-name="ro2">
          <table:table-cell/>
          <table:table-cell table:style-name="ce21" table:formula="of:=([.B44]*[.C45])/[.C44]" office:value-type="float" office:value="4.95649791561041">
            <text:p>4,9564979156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r=</text:p>
          </table:table-cell>
          <table:table-cell table:style-name="ce21" table:formula="of:=[.B41]+[.B46]" office:value-type="float" office:value="24.9564979156104">
            <text:p>24,9564979156</text:p>
          </table:table-cell>
          <table:table-cell table:style-name="ce35" table:formula="of:=[.C48]" office:value-type="float" office:value="24.9564979156104">
            <text:p>25,0 </text:p>
          </table:table-cell>
          <table:table-cell table:style-name="ce6" office:value-type="string">
            <text:p>%</text:p>
          </table:table-cell>
          <table:table-cell table:style-name="ce31" table:formula="of:=IF([.D48]&lt;[.B12];&quot;Investointi on kannattamaton, koska r&lt;i&quot;;&quot;Investointi on kannattava, koska r on suurempi tai yhtä suuri kuin i&quot;)" office:value-type="string" office:string-value="Investointi on kannattava, koska r on suurempi tai yhtä suuri kuin i">
            <text:p>Investointi on kannattava, koska r on suurempi tai yhtä suuri kuin i</text:p>
          </table:table-cell>
          <table:table-cell table:number-columns-repeated="250"/>
        </table:table-row>
        <table:table-row table:style-name="ro2">
          <table:table-cell/>
          <table:table-cell table:style-name="ce9"/>
          <table:table-cell table:style-name="ce21"/>
          <table:table-cell table:style-name="ce36"/>
          <table:table-cell table:style-name="ce6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C</text:p>
          </table:table-cell>
          <table:table-cell table:style-name="ce9" office:value-type="string">
            <text:p>an/i =</text:p>
          </table:table-cell>
          <table:table-cell table:style-name="ce21" table:formula="of:=[.D8]/[.D10]" office:value-type="float" office:value="2.35294117647059">
            <text:p>2,3529411765</text:p>
          </table:table-cell>
          <table:table-cell/>
          <table:table-cell table:style-name="ce19" office:value-type="string">
            <text:p>Kokeilu</text:p>
          </table:table-cell>
          <table:table-cell table:number-columns-repeated="251"/>
        </table:table-row>
        <table:table-row table:style-name="ro2">
          <table:table-cell table:number-columns-repeated="4"/>
          <table:table-cell table:style-name="ce38" office:value-type="string">
            <text:p>r=</text:p>
          </table:table-cell>
          <table:table-cell table:style-name="ce35" office:value-type="float" office:value="25.2066">
            <text:p>25,2 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2">
          <table:table-cell/>
          <table:table-cell table:style-name="ce20" office:value-type="string">
            <text:p>i % p.a.</text:p>
          </table:table-cell>
          <table:table-cell table:style-name="ce20" office:value-type="string">
            <text:p>a-tekijä</text:p>
          </table:table-cell>
          <table:table-cell table:style-name="ce6" office:value-type="string">
            <text:p><text:s/></text:p>
          </table:table-cell>
          <table:table-cell table:number-columns-repeated="252"/>
        </table:table-row>
        <table:table-row table:style-name="ro2">
          <table:table-cell/>
          <table:table-cell table:style-name="ce21" office:value-type="float" office:value="25">
            <text:p>25</text:p>
          </table:table-cell>
          <table:table-cell table:style-name="ce32" table:formula="of:=(((1+[.B54]/100)^[.D9]-1)/([.B54]/100*(1+[.B54]/100)^[.D9]))" office:value-type="float" office:value="2.3616">
            <text:p>2,361600 </text:p>
          </table:table-cell>
          <table:table-cell table:style-name="ce6" office:value-type="string">
            <text:p><text:s/></text:p>
          </table:table-cell>
          <table:table-cell table:style-name="ce6" office:value-type="string">
            <text:p>H</text:p>
          </table:table-cell>
          <table:table-cell table:style-name="ce21" table:formula="of:=[.D8]" office:value-type="float" office:value="800">
            <text:p>8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office:value-type="float" office:value="30">
            <text:p>30</text:p>
          </table:table-cell>
          <table:table-cell table:style-name="ce32" table:formula="of:=(((1+[.B55]/100)^[.D9]-1)/([.B55]/100*(1+[.B55]/100)^[.D9]))" office:value-type="float" office:value="2.16624067784741">
            <text:p>2,166241 </text:p>
          </table:table-cell>
          <table:table-cell/>
          <table:table-cell table:style-name="ce6" office:value-type="string">
            <text:p>-To</text:p>
          </table:table-cell>
          <table:table-cell table:style-name="ce41" table:formula="of:=((((1+[.F52]/100)^[.D9]-1)/([.F52]/100*(1+[.F52]/100)^[.D9])))*[.D10]" office:value-type="float" office:value="800.000437801373">
            <text:p>8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table:number-columns-repeated="4"/>
          <table:table-cell table:style-name="ce6" office:value-type="string">
            <text:p>NPV</text:p>
          </table:table-cell>
          <table:table-cell table:style-name="ce42" table:formula="of:=[.F54]-[.F55]" office:value-type="float" office:value="-0.000437801373436741">
            <text:p>0,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/>
          <table:table-cell table:style-name="ce21" table:formula="of:=[.B55]-[.B54]" office:value-type="float" office:value="5">
            <text:p>5</text:p>
          </table:table-cell>
          <table:table-cell table:style-name="ce21" table:formula="of:=[.C54]-[.C55]" office:value-type="float" office:value="0.195359322152585">
            <text:p>0,1953593222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1" table:formula="of:=[.C54]-[.C51]" office:value-type="float" office:value="0.00865882352941183">
            <text:p>0,0086588235</text:p>
          </table:table-cell>
          <table:table-cell table:number-columns-repeated="253"/>
        </table:table-row>
        <table:table-row table:style-name="ro2">
          <table:table-cell/>
          <table:table-cell table:style-name="ce21" table:formula="of:=([.B57]*[.C58])/[.C57]" office:value-type="float" office:value="0.221612755255387">
            <text:p>0,2216127553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9" office:value-type="string">
            <text:p>r=</text:p>
          </table:table-cell>
          <table:table-cell table:style-name="ce21" table:formula="of:=[.B54]+[.B59]" office:value-type="float" office:value="25.2216127552554">
            <text:p>25,2216127553</text:p>
          </table:table-cell>
          <table:table-cell table:style-name="ce35" table:formula="of:=[.C61]" office:value-type="float" office:value="25.2216127552554">
            <text:p>25,2 </text:p>
          </table:table-cell>
          <table:table-cell table:style-name="ce6" office:value-type="string">
            <text:p>%</text:p>
          </table:table-cell>
          <table:table-cell table:style-name="ce31" table:formula="of:=IF([.D61]&lt;[.B12];&quot;Investointi on kannattamaton, koska r&lt;i&quot;;&quot;Investointi on kannattava, koska r on suurempi tai yhtä suuri kuin i&quot;)" office:value-type="string" office:string-value="Investointi on kannattava, koska r on suurempi tai yhtä suuri kuin i">
            <text:p>Investointi on kannattava, koska r on suurempi tai yhtä suuri kuin i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7" office:value-type="string">
            <text:p>c) Annuiteettimenetelmä</text:p>
          </table:table-cell>
          <table:table-cell table:number-columns-repeated="255"/>
        </table:table-row>
        <table:table-row table:style-name="ro6">
          <table:table-cell table:style-name="ce8" office:value-type="string">
            <text:p>w =t + v<text:span text:style-name="T3">n/i</text:span><text:span text:style-name="T4"> * JA - c</text:span><text:span text:style-name="T3">n/i</text:span><text:span text:style-name="T4"> * H</text:span></text:p>
          </table:table-cell>
          <table:table-cell table:number-columns-repeated="255"/>
        </table:table-row>
        <table:table-row table:style-name="ro2">
          <table:table-cell table:number-columns-repeated="2"/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number-columns-repeated="251"/>
        </table:table-row>
        <table:table-row table:style-name="ro2">
          <table:table-cell table:style-name="ce9" office:value-type="string">
            <text:p>A</text:p>
          </table:table-cell>
          <table:table-cell table:style-name="ce22" table:formula="of:=[.B10]+((1/(1+[.B12]/100)^[.B9])*[.B11])-(1/(((1+[.B12]/100)^[.B9]-1)/([.B12]/100*(1+[.B12]/100)^[.B9]))*[.B8])" office:value-type="float" office:value="-13.7974807947452">
            <text:p>-13,80</text:p>
          </table:table-cell>
          <table:table-cell table:style-name="ce31" table:formula="of:=IF([.B66]&lt;0;&quot;Investointi on kannattamaton, koska w negatiivinen&quot;;&quot;Investointi on kannattava, koska w on nolla tai enemmän&quot;)" office:value-type="string" office:string-value="Investointi on kannattamaton, koska w negatiivinen">
            <text:p>Investointi on kannattamaton, koska w negatiivinen</text:p>
          </table:table-cell>
          <table:table-cell table:number-columns-repeated="4"/>
          <table:table-cell table:formula="of:=PMT(0.1;5;-1000;0;0)" office:value-type="currency" office:currency="EUR" office:value="263.797480794745">
            <text:p>263,80 €</text:p>
          </table:table-cell>
          <table:table-cell table:formula="of:=250-[.H66]" office:value-type="currency" office:currency="EUR" office:value="-13.7974807947455">
            <text:p>-13,80 €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B</text:p>
          </table:table-cell>
          <table:table-cell table:style-name="ce23" table:formula="of:=[.C10]+((1/(1+[.B12]/100)^[.C9])*[.C11])-(1/(((1+[.B12]/100)^[.C9]-1)/([.B12]/100*(1+[.B12]/100)^[.C9]))*[.C8])" office:value-type="float" office:value="225.111964850373">
            <text:p>225,11</text:p>
          </table:table-cell>
          <table:table-cell table:style-name="ce31" table:formula="of:=IF([.B67]&lt;0;&quot;Investointi on kannattamaton, koska w negatiivinen&quot;;&quot;Investointi on kannattava, koska w on nolla tai enemmän&quot;)" office:value-type="string" office:string-value="Investointi on kannattava, koska w on nolla tai enemmän">
            <text:p>Investointi on kannattava, koska w on nolla tai enemmän</text:p>
          </table:table-cell>
          <table:table-cell table:number-columns-repeated="4"/>
          <table:table-cell table:formula="of:=PMT(0.1;8;-2000;0)" office:value-type="currency" office:currency="EUR" office:value="374.888035149627">
            <text:p>374,89 €</text:p>
          </table:table-cell>
          <table:table-cell table:formula="of:=600-[.H67]" office:value-type="currency" office:currency="EUR" office:value="225.111964850373">
            <text:p>225,11 €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C</text:p>
          </table:table-cell>
          <table:table-cell table:style-name="ce24" table:formula="of:=[.D10]+((1/(1+[.B12]/100)^[.D9])*[.D11])-(1/(((1+[.B12]/100)^[.D9]-1)/([.B12]/100*(1+[.B12]/100)^[.D9]))*[.D8])" office:value-type="float" office:value="87.6233570351219">
            <text:p>87,62</text:p>
          </table:table-cell>
          <table:table-cell table:style-name="ce31" table:formula="of:=IF([.B68]&lt;0;&quot;Investointi on kannattamaton, koska w negatiivinen&quot;;&quot;Investointi on kannattava, koska w on nolla tai enemmän&quot;)" office:value-type="string" office:string-value="Investointi on kannattava, koska w on nolla tai enemmän">
            <text:p>Investointi on kannattava, koska w on nolla tai enemmän</text:p>
          </table:table-cell>
          <table:table-cell table:number-columns-repeated="253"/>
        </table:table-row>
        <table:table-row table:style-name="ro2">
          <table:table-cell table:style-name="ce6"/>
          <table:table-cell table:number-columns-repeated="255"/>
        </table:table-row>
        <table:table-row table:style-name="ro5">
          <table:table-cell table:style-name="ce7" office:value-type="string">
            <text:p>d) Takaisinmaksuaika</text:p>
          </table:table-cell>
          <table:table-cell table:number-columns-repeated="255"/>
        </table:table-row>
        <table:table-row table:style-name="ro2">
          <table:table-cell table:style-name="ce10" office:value-type="string">
            <text:p>H/t</text:p>
          </table:table-cell>
          <table:table-cell office:value-type="string">
            <text:p>Kannattavuuskriteerin valinta? Esimerkissä valittu taloudellis-tekninen pitoaika, n.</text:p>
          </table:table-cell>
          <table:table-cell table:number-columns-repeated="254"/>
        </table:table-row>
        <table:table-row table:style-name="ro2">
          <table:table-cell table:style-name="ce11"/>
          <table:table-cell table:number-columns-repeated="255"/>
        </table:table-row>
        <table:table-row table:style-name="ro2">
          <table:table-cell table:style-name="ce9" office:value-type="string">
            <text:p>A</text:p>
          </table:table-cell>
          <table:table-cell table:style-name="ce25" table:formula="of:=[.B8]/[.B10]" office:value-type="float" office:value="4">
            <text:p>4,0 </text:p>
          </table:table-cell>
          <table:table-cell table:style-name="ce6" office:value-type="string">
            <text:p>vuotta</text:p>
          </table:table-cell>
          <table:table-cell table:style-name="ce31" table:formula="of:=IF([.C73]&lt;[.B9];&quot;Investointi on kannattamaton, koska takaisinmaksuaika pitempi kuin taloudellis-tekninen pitoaika&quot;;&quot;Investointi on kannattava, koska takaisinmaksuaika lyhempi tai yhtä pitkä kuin taloudellis-tekninen pitoaika&quot;)" office:value-type="string" office:string-value="Investointi on kannattava, koska takaisinmaksuaika lyhempi tai yhtä pitkä kuin taloudellis-tekninen pitoaika">
            <text:p>Investointi on kannattava, koska takaisinmaksuaika lyhempi tai yhtä pitkä kuin taloudellis-tekninen pitoaika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B</text:p>
          </table:table-cell>
          <table:table-cell table:style-name="ce26" table:formula="of:=[.C8]/[.C10]" office:value-type="float" office:value="3.33333333333333">
            <text:p>3,3 </text:p>
          </table:table-cell>
          <table:table-cell table:style-name="ce6" office:value-type="string">
            <text:p>vuotta</text:p>
          </table:table-cell>
          <table:table-cell table:style-name="ce31" table:formula="of:=IF([.C74]&lt;[.C9];&quot;Investointi on kannattamaton, koska takaisinmaksuaika pitempi kuin taloudellis-tekninen pitoaika&quot;;&quot;Investointi on kannattava, koska takaisinmaksuaika lyhempi tai yhtä pitkä kuin taloudellis-tekninen pitoaika&quot;)" office:value-type="string" office:string-value="Investointi on kannattava, koska takaisinmaksuaika lyhempi tai yhtä pitkä kuin taloudellis-tekninen pitoaika">
            <text:p>Investointi on kannattava, koska takaisinmaksuaika lyhempi tai yhtä pitkä kuin taloudellis-tekninen pitoaika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</text:p>
          </table:table-cell>
          <table:table-cell table:style-name="ce27" table:formula="of:=[.D8]/[.D10]" office:value-type="float" office:value="2.35294117647059">
            <text:p>2,4 </text:p>
          </table:table-cell>
          <table:table-cell table:style-name="ce6" office:value-type="string">
            <text:p>vuotta</text:p>
          </table:table-cell>
          <table:table-cell table:style-name="ce31" table:formula="of:=IF([.C75]&lt;[.D9];&quot;Investointi on kannattamaton, koska takaisinmaksuaika pitempi kuin taloudellis-tekninen pitoaika&quot;;&quot;Investointi on kannattava, koska takaisinmaksuaika lyhempi tai yhtä pitkä kuin taloudellis-tekninen pitoaika&quot;)" office:value-type="string" office:string-value="Investointi on kannattava, koska takaisinmaksuaika lyhempi tai yhtä pitkä kuin taloudellis-tekninen pitoaika">
            <text:p>Investointi on kannattava, koska takaisinmaksuaika lyhempi tai yhtä pitkä kuin taloudellis-tekninen pitoaika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1">
          <table:table-cell table:style-name="ce12" office:value-type="string">
            <text:p>Paremmuusjärjestys eri kohdissa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3" office:value-type="string">
            <text:p>Vaihtoehdot: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B</text:p>
          </table:table-cell>
          <table:table-cell table:style-name="ce37" office:value-type="string">
            <text:p>C</text:p>
          </table:table-cell>
          <table:table-cell table:style-name="ce6" office:value-type="string">
            <text:p><text:s/>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a) NPV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1.</text:p>
          </table:table-cell>
          <table:table-cell table:style-name="ce9" office:value-type="string">
            <text:p>2.</text:p>
          </table:table-cell>
          <table:table-cell table:style-name="ce39" office:value-type="string">
            <text:p>Eri i-tasoilla vaihtoehtojen järjestys vaihtelee!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b) IRR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2.</text:p>
          </table:table-cell>
          <table:table-cell table:style-name="ce9" office:value-type="string">
            <text:p>1.</text:p>
          </table:table-cell>
          <table:table-cell table:number-columns-repeated="252"/>
        </table:table-row>
        <table:table-row table:style-name="ro2">
          <table:table-cell table:style-name="ce9" office:value-type="string">
            <text:p>c) Annuiteetti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1.</text:p>
          </table:table-cell>
          <table:table-cell table:style-name="ce9" office:value-type="string">
            <text:p>2.</text:p>
          </table:table-cell>
          <table:table-cell table:style-name="ce39" office:value-type="string">
            <text:p>Eri i-tasoilla vaihtoehtojen järjestys vaihtelee!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) Takaisinmaksu</text:p>
          </table:table-cell>
          <table:table-cell table:style-name="ce9" office:value-type="string">
            <text:p>3.</text:p>
          </table:table-cell>
          <table:table-cell table:style-name="ce9" office:value-type="string">
            <text:p>2.</text:p>
          </table:table-cell>
          <table:table-cell table:style-name="ce9" office:value-type="string">
            <text:p>1.</text:p>
          </table:table-cell>
          <table:table-cell table:number-columns-repeated="252"/>
        </table:table-row>
        <table:table-row table:style-name="ro2" table:number-rows-repeated="1048492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2" table:style-name="ta2" table:print="false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number-columns-repeated="4" table:default-cell-style-name="ce11"/>
        <table:table-column table:style-name="co2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246" table:default-cell-style-name="ce11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style-name="ce2" table:number-columns-repeated="5"/>
          <table:table-cell table:style-name="ce43"/>
          <table:table-cell table:style-name="ce2"/>
          <table:table-cell table:style-name="ce1" table:formula="of:=[$'Tehtävä 1'.I1]" office:value-type="string" office:string-value="RATKAISUT">
            <text:p>RATKAISUT</text:p>
          </table:table-cell>
          <table:table-cell table:style-name="ce2" table:number-columns-repeated="3"/>
          <table:table-cell table:number-columns-repeated="244"/>
        </table:table-row>
        <table:table-row table:style-name="ro2">
          <table:table-cell table:style-name="ce2" table:number-columns-repeated="12"/>
          <table:table-cell table:number-columns-repeated="244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style-name="ce2" table:number-columns-repeated="11"/>
          <table:table-cell table:number-columns-repeated="244"/>
        </table:table-row>
        <table:table-row table:style-name="ro3">
          <table:table-cell table:style-name="ce3"/>
          <table:table-cell table:style-name="ce2" table:number-columns-repeated="11"/>
          <table:table-cell table:number-columns-repeated="244"/>
        </table:table-row>
        <table:table-row table:style-name="ro3">
          <table:table-cell table:style-name="ce4" office:value-type="string">
            <text:p>Tuuposaha Oy:n korvausinvestointi</text:p>
          </table:table-cell>
          <table:table-cell table:number-columns-repeated="255"/>
        </table:table-row>
        <table:table-row table:style-name="ro4">
          <table:table-cell table:style-name="ce45"/>
          <table:table-cell table:number-columns-repeated="255"/>
        </table:table-row>
        <table:table-row table:style-name="ro4">
          <table:table-cell table:style-name="ce46" office:value-type="string">
            <text:p>Arvioi korvausinvestoinnin kannattavuutta seuraavien investointilaskelmien avulla:</text:p>
          </table:table-cell>
          <table:table-cell table:style-name="ce52" table:number-columns-repeated="4"/>
          <table:table-cell table:number-columns-repeated="251"/>
        </table:table-row>
        <table:table-row table:style-name="ro4">
          <table:table-cell table:style-name="ce46" office:value-type="string">
            <text:p>* NPV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* IRR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* Annuiteetti</text:p>
          </table:table-cell>
          <table:table-cell table:number-columns-repeated="255"/>
        </table:table-row>
        <table:table-row table:style-name="ro4">
          <table:table-cell table:style-name="ce46" office:value-type="string">
            <text:p>* Takaisinmaksu</text:p>
          </table:table-cell>
          <table:table-cell table:number-columns-repeated="255"/>
        </table:table-row>
        <table:table-row table:style-name="ro4">
          <table:table-cell table:style-name="ce45"/>
          <table:table-cell table:number-columns-repeated="255"/>
        </table:table-row>
        <table:table-row table:style-name="ro2">
          <table:table-cell table:style-name="ce30" office:value-type="string">
            <text:p>EURON TARKKUUSKIN EUROVASTAUKSISSA <text:s/>RIITTÄÄ!</text:p>
          </table:table-cell>
          <table:table-cell table:style-name="ce57"/>
          <table:table-cell table:style-name="Default"/>
          <table:table-cell table:number-columns-repeated="253"/>
        </table:table-row>
        <table:table-row table:style-name="ro2">
          <table:table-cell table:style-name="ce47" office:value-type="string">
            <text:p>PROSENTTIVASTAUKSISSA VASTAAVASTI YKSI DESIMAALI RIITTÄÄ!</text:p>
          </table:table-cell>
          <table:table-cell table:style-name="ce58"/>
          <table:table-cell table:style-name="ce52"/>
          <table:table-cell table:number-columns-repeated="253"/>
        </table:table-row>
        <table:table-row table:style-name="ro4">
          <table:table-cell table:style-name="ce45"/>
          <table:table-cell table:number-columns-repeated="255"/>
        </table:table-row>
        <table:table-row table:style-name="ro4">
          <table:table-cell table:style-name="ce48" office:value-type="string">
            <text:p>INVESTOINNIN LÄHTÖTIEDOT</text:p>
          </table:table-cell>
          <table:table-cell table:number-columns-repeated="255"/>
        </table:table-row>
        <table:table-row table:style-name="ro4">
          <table:table-cell table:style-name="ce20" office:value-type="string">
            <text:p>n </text:p>
          </table:table-cell>
          <table:table-cell table:style-name="ce15" office:value-type="float" office:value="5">
            <text:p>5</text:p>
          </table:table-cell>
          <table:table-cell/>
          <table:table-cell table:style-name="ce40" office:value-type="string">
            <text:p>Syöttötiedot ovat näkyvissä punaisella fontilla.</text:p>
          </table:table-cell>
          <table:table-cell table:style-name="ce52" table:number-columns-repeated="3"/>
          <table:table-cell table:number-columns-repeated="249"/>
        </table:table-row>
        <table:table-row table:style-name="ro4">
          <table:table-cell table:style-name="ce20" office:value-type="string">
            <text:p>i </text:p>
          </table:table-cell>
          <table:table-cell table:style-name="ce15" office:value-type="float" office:value="8">
            <text:p>8</text:p>
          </table:table-cell>
          <table:table-cell table:style-name="ce6" office:value-type="string">
            <text:p>% p.a.</text:p>
          </table:table-cell>
          <table:table-cell table:style-name="ce40" office:value-type="string">
            <text:p>Muuttamalla syöttötietoja laskelmat saavat uudet arvot ja</text:p>
          </table:table-cell>
          <table:table-cell table:style-name="ce52" table:number-columns-repeated="4"/>
          <table:table-cell table:style-name="Default"/>
          <table:table-cell table:number-columns-repeated="247"/>
        </table:table-row>
        <table:table-row table:style-name="ro4">
          <table:table-cell table:style-name="ce49"/>
          <table:table-cell table:style-name="ce9" office:value-type="string">
            <text:p>vanha kone</text:p>
          </table:table-cell>
          <table:table-cell table:style-name="ce9" office:value-type="string">
            <text:p>uusi kone</text:p>
          </table:table-cell>
          <table:table-cell table:style-name="ce69" office:value-type="string">
            <text:p>vaihtoehtojen kannattavuusjärjestys saattaa muuttua.</text:p>
          </table:table-cell>
          <table:table-cell table:style-name="ce52" table:number-columns-repeated="4"/>
          <table:table-cell table:number-columns-repeated="248"/>
        </table:table-row>
        <table:table-row table:style-name="ro2">
          <table:table-cell table:style-name="ce20" office:value-type="string">
            <text:p>H </text:p>
          </table:table-cell>
          <table:table-cell table:style-name="ce15" office:value-type="float" office:value="90000">
            <text:p>90000</text:p>
          </table:table-cell>
          <table:table-cell table:style-name="ce15" office:value-type="float" office:value="350000">
            <text:p>350000</text:p>
          </table:table-cell>
          <table:table-cell table:number-columns-repeated="253"/>
        </table:table-row>
        <table:table-row table:style-name="ro2">
          <table:table-cell table:style-name="ce50" office:value-type="string">
            <text:p>Juoksevat kassaanmaksut</text:p>
          </table:table-cell>
          <table:table-cell table:style-name="ce59" office:value-type="float" office:value="500000">
            <text:p>500000</text:p>
          </table:table-cell>
          <table:table-cell table:style-name="ce67" table:formula="of:=[.B21]" office:value-type="float" office:value="500000">
            <text:p>500000</text:p>
          </table:table-cell>
          <table:table-cell table:number-columns-repeated="253"/>
        </table:table-row>
        <table:table-row table:style-name="ro2">
          <table:table-cell table:style-name="ce50" office:value-type="string">
            <text:p>Juoksevat kassastamaksut</text:p>
          </table:table-cell>
          <table:table-cell table:style-name="ce59" office:value-type="float" office:value="200000">
            <text:p>200000</text:p>
          </table:table-cell>
          <table:table-cell table:style-name="ce59" table:formula="of:=[.B22]-60000" office:value-type="float" office:value="140000">
            <text:p>140000</text:p>
          </table:table-cell>
          <table:table-cell table:number-columns-repeated="253"/>
        </table:table-row>
        <table:table-row table:style-name="ro2">
          <table:table-cell table:style-name="ce20" office:value-type="string">
            <text:p>t </text:p>
          </table:table-cell>
          <table:table-cell table:style-name="ce21" table:formula="of:=[.B21]-[.B22]" office:value-type="float" office:value="300000">
            <text:p>300000</text:p>
          </table:table-cell>
          <table:table-cell table:style-name="ce21" table:formula="of:=[.C21]-[.C22]" office:value-type="float" office:value="360000">
            <text:p>360000</text:p>
          </table:table-cell>
          <table:table-cell table:number-columns-repeated="253"/>
        </table:table-row>
        <table:table-row table:style-name="ro6">
          <table:table-cell table:style-name="ce20" office:value-type="string">
            <text:p>JA<text:span text:style-name="T5">5</text:span><text:span text:style-name="T6"> </text:span></text:p>
          </table:table-cell>
          <table:table-cell table:style-name="ce15" office:value-type="float" office:value="20000">
            <text:p>20000</text:p>
          </table:table-cell>
          <table:table-cell table:style-name="ce15" office:value-type="float" office:value="40000">
            <text:p>40000</text:p>
          </table:table-cell>
          <table:table-cell table:number-columns-repeated="253"/>
        </table:table-row>
        <table:table-row table:style-name="ro2">
          <table:table-cell table:style-name="ce20" office:value-type="string">
            <text:p>JAo</text:p>
          </table:table-cell>
          <table:table-cell table:style-name="ce15" office:value-type="float" office:value="80000">
            <text:p>8000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Vanhan koneen H on peruskorjaus suunnitellaan toteutettavaksi</text:p>
          </table:table-cell>
          <table:table-cell table:number-columns-repeated="255"/>
        </table:table-row>
        <table:table-row table:style-name="ro2">
          <table:table-cell table:style-name="ce15" office:value-type="float" office:value="2">
            <text:p>2</text:p>
          </table:table-cell>
          <table:table-cell table:style-name="ce6" office:value-type="string">
            <text:p>vuoden kuluttua.</text:p>
          </table:table-cell>
          <table:table-cell table:number-columns-repeated="2"/>
          <table:table-cell table:style-name="ce15"/>
          <table:table-cell table:style-name="ce6"/>
          <table:table-cell table:number-columns-repeated="250"/>
        </table:table-row>
        <table:table-row table:style-name="ro7">
          <table:table-cell table:style-name="ce51" office:value-type="string">
            <text:p>NPV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office:value-type="string">
            <text:p>NPV:n selvittämistä varten on esitetty vaihtoehtoiset laskelmat: kokonaislaskelma ja eroanalyysilaskelm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HUOM! Nettotuotot muodostuvat kustannussäästöistä. Myyntituotot voidaan jättää tarkstelusta pois, koska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ne oletetaan olevan yhtäsuuret käytettävissä olevissa toimintavaihtoehdoissa (uusi kone ja vanha kone)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A Kokonaislaskelma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9" office:value-type="string">
            <text:p>Uusi kone:</text:p>
          </table:table-cell>
          <table:table-cell table:number-columns-repeated="255"/>
        </table:table-row>
        <table:table-row table:style-name="ro6">
          <table:table-cell table:style-name="ce6" office:value-type="string">
            <text:p>Nettotuotot t<text:span text:style-name="T7">0</text:span></text:p>
          </table:table-cell>
          <table:table-cell table:style-name="ce42" table:formula="of:=(((1+[.B18]%)^[.B17]-1)/([.B18]%*(1+[.B18]%)^[.B17]))*[.C23]" office:value-type="float" office:value="1437375.61334811">
            <text:p>1437375,61</text:p>
          </table:table-cell>
          <table:table-cell office:value-type="string">
            <text:p>(nettotuottojen nykyarvo)</text:p>
          </table:table-cell>
          <table:table-cell table:number-columns-repeated="253"/>
        </table:table-row>
        <table:table-row table:style-name="ro6">
          <table:table-cell table:style-name="ce6" office:value-type="string">
            <text:p>JA<text:span text:style-name="T7">0</text:span></text:p>
          </table:table-cell>
          <table:table-cell table:style-name="ce42" table:formula="of:=(1/(1+[.B18]%)^[.B17])*[.C24]" office:value-type="float" office:value="27223.3278813501">
            <text:p>27223,33</text:p>
          </table:table-cell>
          <table:table-cell office:value-type="string">
            <text:p>(jäännösarvon nykyarvo)</text:p>
          </table:table-cell>
          <table:table-cell table:number-columns-repeated="253"/>
        </table:table-row>
        <table:table-row table:style-name="ro2">
          <table:table-cell/>
          <table:table-cell table:style-name="ce42" table:formula="of:=[.B38]+[.B39]" office:value-type="float" office:value="1464598.94122946">
            <text:p>1464598,94</text:p>
          </table:table-cell>
          <table:table-cell office:value-type="string">
            <text:p>(em. lukujen summa)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- H</text:p>
          </table:table-cell>
          <table:table-cell table:style-name="ce42" table:formula="of:=[.C20]-[.B25]" office:value-type="float" office:value="270000">
            <text:p>270000,00</text:p>
          </table:table-cell>
          <table:table-cell table:style-name="ce6" office:value-type="string">
            <text:p>(Uuden koneen hankinta - vanhan koneen myynti)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NPV</text:p>
          </table:table-cell>
          <table:table-cell table:style-name="ce60" table:formula="of:=[.B40]-[.B41]" office:value-type="float" office:value="1194598.94122946">
            <text:p>1194598,94</text:p>
          </table:table-cell>
          <table:table-cell office:value-type="string">
            <text:p>(Uuden koneen nykyarvon vaikutus)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19" office:value-type="string">
            <text:p>Vanha kone:</text:p>
          </table:table-cell>
          <table:table-cell table:number-columns-repeated="255"/>
        </table:table-row>
        <table:table-row table:style-name="ro6">
          <table:table-cell table:style-name="ce6" office:value-type="string">
            <text:p>Nettotuotot t<text:span text:style-name="T7">0</text:span></text:p>
          </table:table-cell>
          <table:table-cell table:style-name="ce42" table:formula="of:=(((1+[.B18]/100)^[.B17]-1)/([.B18]/100*(1+[.B18]/100)^[.B17]))*[.B23]" office:value-type="float" office:value="1197813.01112343">
            <text:p>1197813,01</text:p>
          </table:table-cell>
          <table:table-cell office:value-type="string">
            <text:p>(nettotuottojen nykyarvo)</text:p>
          </table:table-cell>
          <table:table-cell table:number-columns-repeated="3"/>
          <table:table-cell table:formula="of:=NPV(0.08;300000;300000;300000;300000;300000)" office:value-type="currency" office:currency="EUR" office:value="1197813.01112343">
            <text:p>1 197 813,01 €</text:p>
          </table:table-cell>
          <table:table-cell table:number-columns-repeated="249"/>
        </table:table-row>
        <table:table-row table:style-name="ro6">
          <table:table-cell table:style-name="ce6" office:value-type="string">
            <text:p>JA<text:span text:style-name="T7">0</text:span></text:p>
          </table:table-cell>
          <table:table-cell table:style-name="ce42" table:formula="of:=(1/(1+[.B18]/100)^[.B17])*[.B24]" office:value-type="float" office:value="13611.6639406751">
            <text:p>13611,66</text:p>
          </table:table-cell>
          <table:table-cell office:value-type="string">
            <text:p>(jäännösarvon nykyarvo)</text:p>
          </table:table-cell>
          <table:table-cell table:number-columns-repeated="3"/>
          <table:table-cell table:formula="of:=NPV(0.08; ; ; ; ;20000)" office:value-type="currency" office:currency="EUR" office:value="13611.6639406751">
            <text:p>13 611,66 €</text:p>
          </table:table-cell>
          <table:table-cell table:number-columns-repeated="249"/>
        </table:table-row>
        <table:table-row table:style-name="ro2">
          <table:table-cell/>
          <table:table-cell table:style-name="ce42" table:formula="of:=[.B45]+[.B46]" office:value-type="float" office:value="1211424.6750641">
            <text:p>1211424,68</text:p>
          </table:table-cell>
          <table:table-cell office:value-type="string">
            <text:p>(em. lukujen summa)</text:p>
          </table:table-cell>
          <table:table-cell table:number-columns-repeated="3"/>
          <table:table-cell table:formula="of:=[.G45]+[.G46]" office:value-type="currency" office:currency="EUR" office:value="1211424.6750641">
            <text:p>1 211 424,68 €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- Ho</text:p>
          </table:table-cell>
          <table:table-cell table:style-name="ce42" table:formula="of:=(1/(1+[.B18]%)^[.A28])*[.B20]" office:value-type="float" office:value="77160.4938271605">
            <text:p>77160,49</text:p>
          </table:table-cell>
          <table:table-cell table:style-name="ce6" office:value-type="string">
            <text:p>(Peruskorjauksen nykyarvo. Toteutuu vasta toisen vuoden lopussa!)</text:p>
          </table:table-cell>
          <table:table-cell table:number-columns-repeated="4"/>
          <table:table-cell table:formula="of:=NPV(0.08; ;-90000)" office:value-type="currency" office:currency="EUR" office:value="-77160.4938271605">
            <text:p>-77 160,49 €</text:p>
          </table:table-cell>
          <table:table-cell table:number-columns-repeated="248"/>
        </table:table-row>
        <table:table-row table:style-name="ro2">
          <table:table-cell table:style-name="ce6" office:value-type="string">
            <text:p>NPV</text:p>
          </table:table-cell>
          <table:table-cell table:style-name="ce60" table:formula="of:=[.B47]-[.B48]" office:value-type="float" office:value="1134264.18123694">
            <text:p>1134264,18</text:p>
          </table:table-cell>
          <table:table-cell office:value-type="string">
            <text:p>(Vanhan koneen nykyarvon vaikutus)</text:p>
          </table:table-cell>
          <table:table-cell table:number-columns-repeated="4"/>
          <table:table-cell table:formula="of:=[.G47]+[.H48]" office:value-type="currency" office:currency="EUR" office:value="1134264.18123694">
            <text:p>1 134 264,18 €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4">
          <table:table-cell table:style-name="ce53" office:value-type="string">
            <text:p>EROTUS:</text:p>
          </table:table-cell>
          <table:table-cell table:style-name="ce60" table:formula="of:=[.B42]-[.B49]" office:value-type="float" office:value="60334.7599925208">
            <text:p>60334,76</text:p>
          </table:table-cell>
          <table:table-cell table:style-name="ce38" table:formula="of:=IF([.B51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45cm" svg:x="11.94cm" svg:y="25.205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a vielä pitää.</text:span></text:p>
            </office:annotation>
            <text:p>Uuden koneen hankinta on kannattavaa</text:p>
          </table:table-cell>
          <table:table-cell/>
          <table:table-cell table:style-name="ce6"/>
          <table:table-cell table:number-columns-repeated="251"/>
        </table:table-row>
        <table:table-row table:style-name="ro2">
          <table:table-cell table:number-columns-repeated="3"/>
          <table:table-cell table:style-name="ce9"/>
          <table:table-cell table:style-name="ce6"/>
          <table:table-cell table:number-columns-repeated="251"/>
        </table:table-row>
        <table:table-row table:style-name="ro2">
          <table:table-cell/>
          <table:table-cell table:style-name="ce61"/>
          <table:table-cell table:number-columns-repeated="254"/>
        </table:table-row>
        <table:table-row table:style-name="ro2">
          <table:table-cell table:style-name="ce9" office:value-type="string">
            <text:p>B Eroanalyysi</text:p>
          </table:table-cell>
          <table:table-cell table:number-columns-repeated="255"/>
        </table:table-row>
        <table:table-row table:style-name="ro2">
          <table:table-cell table:style-name="ce9"/>
          <table:table-cell table:number-columns-repeated="255"/>
        </table:table-row>
        <table:table-row table:style-name="ro2">
          <table:table-cell table:style-name="ce38" office:value-type="string">
            <text:p>a) laskelmapohja</text:p>
          </table:table-cell>
          <table:table-cell table:number-columns-repeated="255"/>
        </table:table-row>
        <table:table-row table:style-name="ro2">
          <table:table-cell table:style-name="ce54" office:value-type="string">
            <text:p>Laskelma on laadittu kassavirtojen muutoksina siten, että uuden koneen kassavirrat ovat lähtökohtana. </text:p>
          </table:table-cell>
          <table:table-cell table:style-name="ce52" table:number-columns-repeated="4"/>
          <table:table-cell table:number-columns-repeated="251"/>
        </table:table-row>
        <table:table-row table:style-name="ro2">
          <table:table-cell table:style-name="ce55" office:value-type="string">
            <text:p>Vanhan koneen kassavirrat on vähennetty säästöinä tai menetyksinä uuden koneen kassavirroista.</text:p>
          </table:table-cell>
          <table:table-cell table:style-name="ce52" table:number-columns-repeated="4"/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6">
          <table:table-cell table:style-name="ce6" office:value-type="string">
            <text:p>Kassastamaksut t<text:span text:style-name="T7">0</text:span></text:p>
          </table:table-cell>
          <table:table-cell table:style-name="ce42" table:formula="of:=(((1+[.B18]%)^[.B17]-1)/([.B18]%*(1+[.B18]%)^[.B17]))*([.C23]-[.B23])" office:value-type="float" office:value="239562.602224685">
            <text:p>239562,60</text:p>
          </table:table-cell>
          <table:table-cell office:value-type="string">
            <text:p>(Uuden koneen nettotuotot - vanhan koneen nettotuotot diskontattuna nykyhetkeen = kustannussäästöt!)</text:p>
          </table:table-cell>
          <table:table-cell table:number-columns-repeated="253"/>
        </table:table-row>
        <table:table-row table:style-name="ro8">
          <table:table-cell table:style-name="ce6" office:value-type="string">
            <text:p>JA<text:span text:style-name="T7">0</text:span></text:p>
          </table:table-cell>
          <table:table-cell table:style-name="ce42" table:formula="of:=(1/(1+[.B18]/100)^[.B17])*([.C24]-[.B24])" office:value-type="float" office:value="13611.6639406751">
            <text:p>13611,66</text:p>
          </table:table-cell>
          <table:table-cell office:value-type="string">
            <text:p>(Uuden koneen jäännösarvo - vanhan koneen jäännösarvo diskontattuna nykyhetkeen)</text:p>
          </table:table-cell>
          <table:table-cell table:number-columns-repeated="253"/>
        </table:table-row>
        <table:table-row table:style-name="ro2">
          <table:table-cell/>
          <table:table-cell table:style-name="ce42" table:formula="of:=[.B60]+[.B61]" office:value-type="float" office:value="253174.26616536">
            <text:p>253174,27</text:p>
          </table:table-cell>
          <table:table-cell office:value-type="string">
            <text:p>(em. lukujen summa)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- Ho</text:p>
          </table:table-cell>
          <table:table-cell table:style-name="ce42" table:formula="of:=[.B41]-[.B48]" office:value-type="float" office:value="192839.50617284">
            <text:p>192839,51</text:p>
          </table:table-cell>
          <table:table-cell office:value-type="string">
            <text:p>(Uuden koneen hankintahinta - vanhan koneen myynti - vanhan koneen peruskorjauksen diskonttaus 2 vuoden päästä)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NPV</text:p>
          </table:table-cell>
          <table:table-cell table:style-name="ce60" table:formula="of:=[.B62]-[.B63]" office:value-type="float" office:value="60334.7599925209">
            <text:p>60334,76</text:p>
          </table:table-cell>
          <table:table-cell table:style-name="ce38" table:formula="of:=IF([.B64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67cm" svg:x="11.94cm" svg:y="31.304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a vielä pitää.</text:span></text:p>
            </office:annotation>
            <text:p>Uuden koneen hankinta on kannattavaa</text:p>
          </table:table-cell>
          <table:table-cell/>
          <table:table-cell table:style-name="ce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6" table:number-columns-repeated="2"/>
          <table:table-cell table:number-columns-repeated="250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8" office:value-type="string">
            <text:p>b) laskelmapohja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8" office:value-type="string">
            <text:p>Maksutapahtuma/vuodet</text:p>
          </table:table-cell>
          <table:table-cell table:style-name="ce38" office:value-type="float" office:value="0">
            <text:p>0</text:p>
          </table:table-cell>
          <table:table-cell table:style-name="ce38" table:formula="of:=+[.B70]+1" office:value-type="float" office:value="1">
            <text:p>1</text:p>
          </table:table-cell>
          <table:table-cell table:style-name="ce38" table:formula="of:=+[.C70]+1" office:value-type="float" office:value="2">
            <text:p>2</text:p>
          </table:table-cell>
          <table:table-cell table:style-name="ce38" table:formula="of:=+[.D70]+1" office:value-type="float" office:value="3">
            <text:p>3</text:p>
          </table:table-cell>
          <table:table-cell table:style-name="ce38" table:formula="of:=+[.E70]+1" office:value-type="float" office:value="4">
            <text:p>4</text:p>
          </table:table-cell>
          <table:table-cell table:style-name="ce38" table:formula="of:=+[.F70]+1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H/vanha koneen hankintasäästö</text:p>
          </table:table-cell>
          <table:table-cell table:number-columns-repeated="2"/>
          <table:table-cell table:formula="of:=+[.B20]" office:value-type="float" office:value="90000">
            <text:p>90000</text:p>
          </table:table-cell>
          <table:table-cell table:number-columns-repeated="252"/>
        </table:table-row>
        <table:table-row table:style-name="ro2">
          <table:table-cell office:value-type="string">
            <text:p>JA/Vanhan koneen menetys</text:p>
          </table:table-cell>
          <table:table-cell table:number-columns-repeated="5"/>
          <table:table-cell table:formula="of:=-[.B24]" office:value-type="float" office:value="-20000">
            <text:p>-20000</text:p>
          </table:table-cell>
          <table:table-cell table:number-columns-repeated="249"/>
        </table:table-row>
        <table:table-row table:style-name="ro2">
          <table:table-cell office:value-type="string">
            <text:p>Vanhan koneen myynti</text:p>
          </table:table-cell>
          <table:table-cell table:formula="of:=+[.B25]" office:value-type="float" office:value="80000">
            <text:p>80000</text:p>
          </table:table-cell>
          <table:table-cell table:number-columns-repeated="254"/>
        </table:table-row>
        <table:table-row table:style-name="ro2">
          <table:table-cell office:value-type="string">
            <text:p>H/Uusi kone</text:p>
          </table:table-cell>
          <table:table-cell table:formula="of:=-[.C20]" office:value-type="float" office:value="-350000">
            <text:p>-350000</text:p>
          </table:table-cell>
          <table:table-cell table:number-columns-repeated="254"/>
        </table:table-row>
        <table:table-row table:style-name="ro2">
          <table:table-cell office:value-type="string">
            <text:p>JA/uusi kone</text:p>
          </table:table-cell>
          <table:table-cell table:number-columns-repeated="5"/>
          <table:table-cell table:formula="of:=+[.C24]" office:value-type="float" office:value="40000">
            <text:p>40000</text:p>
          </table:table-cell>
          <table:table-cell table:number-columns-repeated="249"/>
        </table:table-row>
        <table:table-row table:style-name="ro2">
          <table:table-cell office:value-type="string">
            <text:p>t/vanha kone: juoks. kustannusten säästöt</text:p>
          </table:table-cell>
          <table:table-cell/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formula="of:=-[.$B$23]" office:value-type="float" office:value="-300000">
            <text:p>-300000</text:p>
          </table:table-cell>
          <table:table-cell table:number-columns-repeated="249"/>
        </table:table-row>
        <table:table-row table:style-name="ro2">
          <table:table-cell office:value-type="string">
            <text:p>t/uuden kone: juoksevat kustannukset</text:p>
          </table:table-cell>
          <table:table-cell/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formula="of:=[.$C$23]" office:value-type="float" office:value="360000">
            <text:p>360000</text:p>
          </table:table-cell>
          <table:table-cell table:number-columns-repeated="249"/>
        </table:table-row>
        <table:table-row table:style-name="ro2">
          <table:table-cell office:value-type="string">
            <text:p>Vuositaso</text:p>
          </table:table-cell>
          <table:table-cell table:formula="of:=SUM([.B71:.B77])" office:value-type="float" office:value="-270000">
            <text:p>-270000</text:p>
          </table:table-cell>
          <table:table-cell table:formula="of:=SUM([.C71:.C77])" office:value-type="float" office:value="60000">
            <text:p>60000</text:p>
          </table:table-cell>
          <table:table-cell table:formula="of:=SUM([.D71:.D77])" office:value-type="float" office:value="150000">
            <text:p>150000</text:p>
          </table:table-cell>
          <table:table-cell table:formula="of:=SUM([.E71:.E77])" office:value-type="float" office:value="60000">
            <text:p>60000</text:p>
          </table:table-cell>
          <table:table-cell table:formula="of:=SUM([.F71:.F77])" office:value-type="float" office:value="60000">
            <text:p>60000</text:p>
          </table:table-cell>
          <table:table-cell table:formula="of:=SUM([.G71:.G77])" office:value-type="float" office:value="80000">
            <text:p>80000</text:p>
          </table:table-cell>
          <table:table-cell table:number-columns-repeated="249"/>
        </table:table-row>
        <table:table-row table:style-name="ro2">
          <table:table-cell office:value-type="string">
            <text:p>Diskonttaustekijä</text:p>
          </table:table-cell>
          <table:table-cell table:style-name="ce62" table:formula="of:=+POWER((1+[.$B$18]%);-[.B70])" office:value-type="float" office:value="1">
            <text:p>1,00000</text:p>
          </table:table-cell>
          <table:table-cell table:style-name="ce62" table:formula="of:=+POWER((1+[.$B$18]%);-[.C70])" office:value-type="float" office:value="0.925925925925926">
            <text:p>0,92593</text:p>
          </table:table-cell>
          <table:table-cell table:style-name="ce62" table:formula="of:=+POWER((1+[.$B$18]%);-[.D70])" office:value-type="float" office:value="0.857338820301783">
            <text:p>0,85734</text:p>
          </table:table-cell>
          <table:table-cell table:style-name="ce62" table:formula="of:=+POWER((1+[.$B$18]%);-[.E70])" office:value-type="float" office:value="0.79383224102017">
            <text:p>0,79383</text:p>
          </table:table-cell>
          <table:table-cell table:style-name="ce62" table:formula="of:=+POWER((1+[.$B$18]%);-[.F70])" office:value-type="float" office:value="0.735029852796453">
            <text:p>0,73503</text:p>
          </table:table-cell>
          <table:table-cell table:style-name="ce62" table:formula="of:=+POWER((1+[.$B$18]%);-[.G70])" office:value-type="float" office:value="0.680583197033753">
            <text:p>0,68058</text:p>
          </table:table-cell>
          <table:table-cell/>
          <table:table-cell office:value-type="string">
            <text:p>Huom 5 vuotta</text:p>
          </table:table-cell>
          <table:table-cell table:number-columns-repeated="247"/>
        </table:table-row>
        <table:table-row table:style-name="ro2">
          <table:table-cell office:value-type="string">
            <text:p>Vuosittaiset nykyarvot:</text:p>
          </table:table-cell>
          <table:table-cell table:formula="of:=+[.B79]*[.B78]" office:value-type="float" office:value="-270000">
            <text:p>-270000</text:p>
          </table:table-cell>
          <table:table-cell table:style-name="ce61" table:formula="of:=+[.C79]*[.C78]" office:value-type="float" office:value="55555.5555555555">
            <text:p>55555,56</text:p>
          </table:table-cell>
          <table:table-cell table:style-name="ce61" table:formula="of:=+[.D79]*[.D78]" office:value-type="float" office:value="128600.823045267">
            <text:p>128600,82</text:p>
          </table:table-cell>
          <table:table-cell table:style-name="ce61" table:formula="of:=+[.E79]*[.E78]" office:value-type="float" office:value="47629.9344612102">
            <text:p>47629,93</text:p>
          </table:table-cell>
          <table:table-cell table:style-name="ce61" table:formula="of:=+[.F79]*[.F78]" office:value-type="float" office:value="44101.7911677872">
            <text:p>44101,79</text:p>
          </table:table-cell>
          <table:table-cell table:style-name="ce61" table:formula="of:=+[.G79]*[.G78]" office:value-type="float" office:value="54446.6557627002">
            <text:p>54446,66</text:p>
          </table:table-cell>
          <table:table-cell table:number-columns-repeated="249"/>
        </table:table-row>
        <table:table-row table:style-name="ro4">
          <table:table-cell table:style-name="ce38" office:value-type="string">
            <text:p>"NPV"</text:p>
          </table:table-cell>
          <table:table-cell table:style-name="ce63" table:formula="of:=+SUM([.B80:.G80])" office:value-type="float" office:value="60334.7599925206">
            <text:p>60334,76</text:p>
          </table:table-cell>
          <table:table-cell table:style-name="ce38" table:formula="of:=IF([.B81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37cm" svg:x="11.94cm" svg:y="38.982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vaa vielä pitää.</text:span></text:p>
            </office:annotation>
            <text:p>Uuden koneen hankinta on kannattavaa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9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7">
          <table:table-cell table:style-name="ce56" office:value-type="string">
            <text:p>IRR</text:p>
          </table:table-cell>
          <table:table-cell table:style-name="ce64" office:value-type="float" office:value="16.470078">
            <text:p>16,5</text:p>
          </table:table-cell>
          <table:table-cell office:value-type="string">
            <text:p>% p.a.</text:p>
          </table:table-cell>
          <table:table-cell table:style-name="ce38" table:formula="of:=IF([.B84]&gt;=[.B18];&quot;Uuden koneen hankinta kannattavaa&quot;;&quot;Vanhan koneen pitäminen kannattavaa&quot;)" office:value-type="string" office:string-value="Uuden koneen hankinta kannattavaa">
            <office:annotation draw:style-name="gr1" draw:text-style-name="P1" svg:width="3.377cm" svg:height="1.937cm" svg:x="13.97cm" svg:y="40.421cm" draw:caption-point-x="-0.405cm" draw:caption-point-y="0.277cm">
              <dc:date>2014-12-06T00:00:00</dc:date>
              <text:p text:style-name="P1"><text:span text:style-name="T1">Jos IRR on vähintään i, niin uuden koneen hankinta kannattavaa. Muulloin vanha kone kannattaa vielä pitää.</text:span></text:p>
            </office:annotation>
            <text:p>Uuden koneen hankinta kannattavaa</text:p>
          </table:table-cell>
          <table:table-cell table:number-columns-repeated="252"/>
        </table:table-row>
        <table:table-row table:style-name="ro9">
          <table:table-cell table:number-columns-repeated="256"/>
        </table:table-row>
        <table:table-row table:style-name="ro2">
          <table:table-cell table:style-name="ce52" office:value-type="string">
            <text:p>Sisäinen korkokanta on saatu kokeilemall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Muuta NPV-laskelman lähtötiedoissa laskentakorkokantaa (i) niin kauan, että löydät r:n (=sisäisen korkokannan).</text:p>
          </table:table-cell>
          <table:table-cell table:style-name="ce52" table:number-columns-repeated="6"/>
          <table:table-cell/>
          <table:table-cell office:value-type="string">
            <text:p>=</text:p>
          </table:table-cell>
          <table:table-cell table:number-columns-repeated="247"/>
        </table:table-row>
        <table:table-row table:style-name="ro2">
          <table:table-cell table:style-name="ce52" office:value-type="string">
            <text:p>Tällöinhän NPV on noll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table:number-columns-repeated="7"/>
          <table:table-cell table:number-columns-repeated="249"/>
        </table:table-row>
        <table:table-row table:style-name="ro2">
          <table:table-cell table:style-name="ce52" office:value-type="string">
            <text:p>Vaihtoehtoisena tapana on ratkaista yhtälö siten, että laskentakorkokanta on tuntematon ja asettaa hankintamenon ja nettotuottojen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lauseke yhtäsuureksi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7">
          <table:table-cell table:style-name="ce56" office:value-type="string">
            <text:p>ANNUITEETIMENETELMÄ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2" office:value-type="string">
            <text:p>Asetetaan uuden koneen hankinta lähtökohdaksi. Ja katsotaan paljonko näin saadaan lisänettotuottoja kustannussäästöjen avulla.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Annuiteetissa taloudellis-tekniselle pitoajalle kohdistettu uuden koneen H on laskettu eri aikana syntyvien sekä uuden että vanhan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style-name="ce52" office:value-type="string">
            <text:p>koneen hankintahintamuutoksista (H:t, JA:t, perusparannukset)</text:p>
          </table:table-cell>
          <table:table-cell table:style-name="ce52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"Nettotuotot" = kasvu</text:p>
          </table:table-cell>
          <table:table-cell table:style-name="ce61" table:formula="of:=+[.C78]" office:value-type="float" office:value="60000">
            <text:p>60000,00</text:p>
          </table:table-cell>
          <table:table-cell office:value-type="string">
            <text:p>(Uuden koneen "nettotuotot" - vanhan koneen "nettotuotot" = kustannussäästöt)</text:p>
          </table:table-cell>
          <table:table-cell table:number-columns-repeated="253"/>
        </table:table-row>
        <table:table-row table:style-name="ro2">
          <table:table-cell office:value-type="string">
            <text:p>annuiteetti</text:p>
          </table:table-cell>
          <table:table-cell table:style-name="ce65" table:formula="of:=-([.B18]%*(1+[.B18]%)^[.B17])/((1+[.B18]%)^[.B17]-1)*([.B73]+[.B74]+[.D79]*[.D71]+[.G79]*([.G72]+[.G75]))" office:value-type="float" office:value="44888.7699251322">
            <text:p>44888,77</text:p>
          </table:table-cell>
          <table:table-cell office:value-type="string">
            <text:p>(vähimmäismäärä säästöille, jotta uuden koneen ostaminen kannattaisi)</text:p>
          </table:table-cell>
          <table:table-cell table:number-columns-repeated="253"/>
        </table:table-row>
        <table:table-row table:style-name="ro2">
          <table:table-cell table:style-name="ce38" office:value-type="string">
            <text:p>w</text:p>
          </table:table-cell>
          <table:table-cell table:style-name="ce66" table:formula="of:=+[.B99]-[.B100]" office:value-type="float" office:value="15111.2300748678">
            <text:p>15111,23</text:p>
          </table:table-cell>
          <table:table-cell table:style-name="ce38" table:formula="of:=IF([.B101]&gt;=0;&quot;Uuden koneen hankinta on kannattavaa&quot;;&quot;Vanhan koneen pitäminen on kannattavaa&quot;)" office:value-type="string" office:string-value="Uuden koneen hankinta on kannattavaa">
            <office:annotation draw:style-name="gr1" draw:text-style-name="P1" svg:width="3.377cm" svg:height="1.956cm" svg:x="11.94cm" svg:y="48.942cm" draw:caption-point-x="-0.405cm" draw:caption-point-y="0.277cm">
              <dc:date>2014-12-06T00:00:00</dc:date>
              <text:p text:style-name="P1"><text:span text:style-name="T1">Uuden koneen hankinta on kannattavaa, jos erotus on vähintään nolla. Muulloin vanha kone kannattavaa vielä pitää.</text:span></text:p>
            </office:annotation>
            <text:p>Uuden koneen hankinta on kannattavaa</text:p>
          </table:table-cell>
          <table:table-cell table:number-columns-repeated="253"/>
        </table:table-row>
        <table:table-row table:style-name="ro2" table:number-rows-repeated="2">
          <table:table-cell/>
          <table:table-cell table:style-name="ce66"/>
          <table:table-cell table:style-name="ce9"/>
          <table:table-cell table:number-columns-repeated="253"/>
        </table:table-row>
        <table:table-row table:style-name="ro7">
          <table:table-cell table:style-name="ce56" office:value-type="string">
            <text:p>TAKAISINMAKSUMENETELMÄ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setetaan uuden koneen hankinta lähtökohdaksi. Vuosittaiset kassavirrat ovat muutoksia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8" office:value-type="string">
            <text:p>ilman korkoa:</text:p>
          </table:table-cell>
          <table:table-cell table:number-columns-repeated="255"/>
        </table:table-row>
        <table:table-row table:style-name="ro2">
          <table:table-cell/>
          <table:table-cell table:style-name="ce38" office:value-type="float" office:value="0">
            <text:p>0</text:p>
          </table:table-cell>
          <table:table-cell table:style-name="ce38" table:formula="of:=+[.B109]+1" office:value-type="float" office:value="1">
            <text:p>1</text:p>
          </table:table-cell>
          <table:table-cell table:style-name="ce38" table:formula="of:=+[.C109]+1" office:value-type="float" office:value="2">
            <text:p>2</text:p>
          </table:table-cell>
          <table:table-cell table:style-name="ce38" table:formula="of:=+[.D109]+1" office:value-type="float" office:value="3">
            <text:p>3</text:p>
          </table:table-cell>
          <table:table-cell table:style-name="ce38" table:formula="of:=+[.E109]+1" office:value-type="float" office:value="4">
            <text:p>4</text:p>
          </table:table-cell>
          <table:table-cell table:style-name="ce38" table:formula="of:=+[.F109]+1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Kassavirrat</text:p>
          </table:table-cell>
          <table:table-cell table:formula="of:=+[.B78]" office:value-type="float" office:value="-270000">
            <text:p>-270000</text:p>
          </table:table-cell>
          <table:table-cell table:formula="of:=+[.C78]" office:value-type="float" office:value="60000">
            <text:p>60000</text:p>
          </table:table-cell>
          <table:table-cell table:formula="of:=+[.D78]" office:value-type="float" office:value="150000">
            <text:p>150000</text:p>
          </table:table-cell>
          <table:table-cell table:formula="of:=+[.E78]" office:value-type="float" office:value="60000">
            <text:p>60000</text:p>
          </table:table-cell>
          <table:table-cell table:formula="of:=+[.F78]" office:value-type="float" office:value="60000">
            <text:p>60000</text:p>
          </table:table-cell>
          <table:table-cell table:formula="of:=+[.G78]" office:value-type="float" office:value="80000">
            <text:p>80000</text:p>
          </table:table-cell>
          <table:table-cell table:number-columns-repeated="249"/>
        </table:table-row>
        <table:table-row table:style-name="ro2">
          <table:table-cell office:value-type="string">
            <text:p>Vuositaso</text:p>
          </table:table-cell>
          <table:table-cell table:formula="of:=+[.B110]" office:value-type="float" office:value="-270000">
            <text:p>-270000</text:p>
          </table:table-cell>
          <table:table-cell table:formula="of:=+[.B111]+[.C110]" office:value-type="float" office:value="-210000">
            <text:p>-210000</text:p>
          </table:table-cell>
          <table:table-cell table:formula="of:=+[.C111]+[.D110]" office:value-type="float" office:value="-60000">
            <text:p>-60000</text:p>
          </table:table-cell>
          <table:table-cell table:style-name="ce38" table:formula="of:=+[.D111]+[.E110]" office:value-type="float" office:value="0">
            <text:p>0</text:p>
          </table:table-cell>
          <table:table-cell table:formula="of:=+[.E111]+[.F110]" office:value-type="float" office:value="60000">
            <text:p>60000</text:p>
          </table:table-cell>
          <table:table-cell table:formula="of:=+[.F111]+[.G110]" office:value-type="float" office:value="140000">
            <text:p>140000</text:p>
          </table:table-cell>
          <table:table-cell table:number-columns-repeated="249"/>
        </table:table-row>
        <table:table-row table:style-name="ro2">
          <table:table-cell office:value-type="string">
            <text:p>Takaisinmaksuaika:</text:p>
          </table:table-cell>
          <table:table-cell table:style-name="ce38" office:value-type="string">
            <text:p>3 vuotta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38" office:value-type="string">
            <text:p>Vaaditulla korolla:</text:p>
          </table:table-cell>
          <table:table-cell table:style-name="ce38" office:value-type="float" office:value="0">
            <text:p>0</text:p>
          </table:table-cell>
          <table:table-cell table:style-name="ce38" table:formula="of:=+[.B114]+1" office:value-type="float" office:value="1">
            <text:p>1</text:p>
          </table:table-cell>
          <table:table-cell table:style-name="ce38" table:formula="of:=+[.C114]+1" office:value-type="float" office:value="2">
            <text:p>2</text:p>
          </table:table-cell>
          <table:table-cell table:style-name="ce38" table:formula="of:=+[.D114]+1" office:value-type="float" office:value="3">
            <text:p>3</text:p>
          </table:table-cell>
          <table:table-cell table:style-name="ce38" table:formula="of:=+[.E114]+1" office:value-type="float" office:value="4">
            <text:p>4</text:p>
          </table:table-cell>
          <table:table-cell table:style-name="ce38" table:formula="of:=+[.F114]+1" office:value-type="float" office:value="5">
            <text:p>5</text:p>
          </table:table-cell>
          <table:table-cell table:number-columns-repeated="249"/>
        </table:table-row>
        <table:table-row table:style-name="ro2">
          <table:table-cell office:value-type="string">
            <text:p>Yksittäiset kassavirrat</text:p>
          </table:table-cell>
          <table:table-cell table:formula="of:=+[.B80]" office:value-type="float" office:value="-270000">
            <text:p>-270000</text:p>
          </table:table-cell>
          <table:table-cell table:style-name="ce61" table:formula="of:=+[.C80]" office:value-type="float" office:value="55555.5555555555">
            <text:p>55555,56</text:p>
          </table:table-cell>
          <table:table-cell table:style-name="ce61" table:formula="of:=+[.D80]" office:value-type="float" office:value="128600.823045267">
            <text:p>128600,82</text:p>
          </table:table-cell>
          <table:table-cell table:style-name="ce61" table:formula="of:=+[.E80]" office:value-type="float" office:value="47629.9344612102">
            <text:p>47629,93</text:p>
          </table:table-cell>
          <table:table-cell table:style-name="ce61" table:formula="of:=+[.F80]" office:value-type="float" office:value="44101.7911677872">
            <text:p>44101,79</text:p>
          </table:table-cell>
          <table:table-cell table:style-name="ce61" table:formula="of:=+[.G80]" office:value-type="float" office:value="54446.6557627002">
            <text:p>54446,66</text:p>
          </table:table-cell>
          <table:table-cell table:number-columns-repeated="249"/>
        </table:table-row>
        <table:table-row table:style-name="ro2">
          <table:table-cell office:value-type="string">
            <text:p>Kumulatiiviset kassavirrat</text:p>
          </table:table-cell>
          <table:table-cell table:formula="of:=+[.B115]" office:value-type="float" office:value="-270000">
            <text:p>-270000</text:p>
          </table:table-cell>
          <table:table-cell table:style-name="ce61" table:formula="of:=+[.B116]+[.C115]" office:value-type="float" office:value="-214444.444444444">
            <text:p>-214444,44</text:p>
          </table:table-cell>
          <table:table-cell table:style-name="ce61" table:formula="of:=+[.C116]+[.D115]" office:value-type="float" office:value="-85843.621399177">
            <text:p>-85843,62</text:p>
          </table:table-cell>
          <table:table-cell table:style-name="ce66" table:formula="of:=+[.D116]+[.E115]" office:value-type="float" office:value="-38213.6869379668">
            <text:p>-38213,69</text:p>
          </table:table-cell>
          <table:table-cell table:style-name="ce66" table:formula="of:=+[.E116]+[.F115]" office:value-type="float" office:value="5888.1042298204">
            <text:p>5888,10</text:p>
          </table:table-cell>
          <table:table-cell table:style-name="ce61" table:formula="of:=+[.F116]+[.G115]" office:value-type="float" office:value="60334.7599925206">
            <text:p>60334,76</text:p>
          </table:table-cell>
          <table:table-cell table:number-columns-repeated="249"/>
        </table:table-row>
        <table:table-row table:style-name="ro2">
          <table:table-cell office:value-type="string">
            <text:p>Takaisinmaksuaika:</text:p>
          </table:table-cell>
          <table:table-cell table:style-name="ce38" office:value-type="string">
            <text:p>3 vuotta 10 kk 12 pv</text:p>
          </table:table-cell>
          <table:table-cell table:number-columns-repeated="7"/>
          <table:table-cell table:formula="of:=38213.69+5888.1" office:value-type="float" office:value="44101.79">
            <text:p>44101,79</text:p>
          </table:table-cell>
          <table:table-cell table:number-columns-repeated="246"/>
        </table:table-row>
        <table:table-row table:style-name="ro2">
          <table:table-cell table:number-columns-repeated="2"/>
          <table:table-cell table:style-name="ce38"/>
          <table:table-cell table:number-columns-repeated="6"/>
          <table:table-cell office:value-type="float" office:value="360">
            <text:p>360</text:p>
          </table:table-cell>
          <table:table-cell table:number-columns-repeated="246"/>
        </table:table-row>
        <table:table-row table:style-name="ro2">
          <table:table-cell table:style-name="ce52" office:value-type="string">
            <text:p>Uuden koneen hankinta takaisinmaksumenetelmän mukaan on kannattavaa, jos asetettu takaisinmaksuaika alitetaan. Nyt lähtötiedoissa ei</text:p>
          </table:table-cell>
          <table:table-cell table:style-name="ce52"/>
          <table:table-cell table:style-name="ce68"/>
          <table:table-cell table:style-name="ce52" table:number-columns-repeated="5"/>
          <table:table-cell/>
          <table:table-cell table:formula="of:=[.J117]/[.J118]" office:value-type="float" office:value="122.504972222222">
            <text:p>122,5049722222</text:p>
          </table:table-cell>
          <table:table-cell table:number-columns-repeated="246"/>
        </table:table-row>
        <table:table-row table:style-name="ro2">
          <table:table-cell table:style-name="ce52" office:value-type="string">
            <text:p>ole mainittu tavoitetakaisinmaksuaikaa. Täten yksiselitteistä vastausta ei voida myöskään tähän kysymykseen antaa.</text:p>
          </table:table-cell>
          <table:table-cell table:style-name="ce52"/>
          <table:table-cell table:style-name="ce68"/>
          <table:table-cell table:style-name="ce52" table:number-columns-repeated="5"/>
          <table:table-cell/>
          <table:table-cell office:value-type="float" office:value="12">
            <text:p>12</text:p>
          </table:table-cell>
          <table:table-cell table:number-columns-repeated="246"/>
        </table:table-row>
        <table:table-row table:style-name="ro2">
          <table:table-cell table:style-name="ce52" table:number-columns-repeated="2"/>
          <table:table-cell table:style-name="ce68"/>
          <table:table-cell table:style-name="ce52" table:number-columns-repeated="5"/>
          <table:table-cell/>
          <table:table-cell table:formula="of:=[.J119]/[.J120]" office:value-type="float" office:value="10.2087476851852">
            <text:p>10,2087476852</text:p>
          </table:table-cell>
          <table:table-cell table:number-columns-repeated="246"/>
        </table:table-row>
        <table:table-row table:style-name="ro2">
          <table:table-cell table:style-name="ce52" office:value-type="string">
            <text:p>Taloudellis-tekninen pitoaika voisi olla yksi kriteeri, jolloin uuden koneen hankinta olisi kannattavaa, koska takaisinmaksuaika alittaa taloudellis-teknisen</text:p>
          </table:table-cell>
          <table:table-cell table:style-name="ce52"/>
          <table:table-cell table:style-name="ce68"/>
          <table:table-cell table:style-name="ce52" table:number-columns-repeated="5"/>
          <table:table-cell table:number-columns-repeated="248"/>
        </table:table-row>
        <table:table-row table:style-name="ro2">
          <table:table-cell table:style-name="ce52" office:value-type="string">
            <text:p>pitoajan.</text:p>
          </table:table-cell>
          <table:table-cell table:style-name="ce52"/>
          <table:table-cell table:style-name="ce68"/>
          <table:table-cell table:style-name="ce52" table:number-columns-repeated="5"/>
          <table:table-cell table:number-columns-repeated="248"/>
        </table:table-row>
        <table:table-row table:style-name="ro2">
          <table:table-cell table:style-name="ce2" table:number-columns-repeated="3"/>
          <table:table-cell table:number-columns-repeated="253"/>
        </table:table-row>
        <table:table-row table:style-name="ro2">
          <table:table-cell table:style-name="ce2" table:number-columns-repeated="4"/>
          <table:table-cell table:number-columns-repeated="252"/>
        </table:table-row>
        <table:table-row table:style-name="ro2" table:number-rows-repeated="2">
          <table:table-cell table:style-name="ce2" table:number-columns-repeated="3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2">
          <table:table-cell table:style-name="ce2" table:number-columns-repeated="4"/>
          <table:table-cell table:number-columns-repeated="252"/>
        </table:table-row>
        <table:table-row table:style-name="ro2" table:number-rows-repeated="2">
          <table:table-cell table:style-name="ce2" table:number-columns-repeated="3"/>
          <table:table-cell table:number-columns-repeated="253"/>
        </table:table-row>
        <table:table-row table:style-name="ro2" table:number-rows-repeated="1048443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expression table:name="_Regression_Int" table:base-cell-address="$'Tehtävä 1'.$A$1" table:expression="1"/>
        </table:named-expressions>
      </table:table>
      <table:table table:name="Tehtävä 3" table:style-name="ta3" table:print="false">
        <office:forms form:automatic-focus="false" form:apply-design-mode="false"/>
        <table:table-column table:style-name="co3" table:number-columns-repeated="2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3" table:number-columns-repeated="2" table:default-cell-style-name="ce11"/>
        <table:table-column table:style-name="co13" table:default-cell-style-name="ce11"/>
        <table:table-column table:style-name="co3" table:number-columns-repeated="248" table:default-cell-style-name="ce11"/>
        <table:table-row table:style-name="ro1">
          <table:table-cell table:style-name="ce70" table:formula="of:=[$'Tehtävä 1'.A1]" office:value-type="string" office:string-value="JOHDON LASKENTATOIMEN JATKOKURSSI">
            <text:p>JOHDON LASKENTATOIMEN JATKOKURSSI</text:p>
          </table:table-cell>
          <table:table-cell table:style-name="ce73" table:number-columns-repeated="7"/>
          <table:table-cell table:style-name="ce70" table:formula="of:=[$'Tehtävä 1'.I1]" office:value-type="string" office:string-value="RATKAISUT">
            <text:p>RATKAISUT</text:p>
          </table:table-cell>
          <table:table-cell table:style-name="ce73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4" office:value-type="string">
            <text:p>Celtic Oy: What if -analyysi</text:p>
          </table:table-cell>
          <table:table-cell table:number-columns-repeated="3"/>
          <table:table-cell table:style-name="ce40" office:value-type="string">
            <text:p>Syöttötiedot ovat näkyvissä punaisella fontilla.</text:p>
          </table:table-cell>
          <table:table-cell table:style-name="ce52" table:number-columns-repeated="3"/>
          <table:table-cell table:number-columns-repeated="248"/>
        </table:table-row>
        <table:table-row table:style-name="ro2">
          <table:table-cell table:style-name="ce2" table:number-columns-repeated="9"/>
          <table:table-cell table:number-columns-repeated="247"/>
        </table:table-row>
        <table:table-row table:style-name="ro6">
          <table:table-cell table:style-name="ce6" office:value-type="string">
            <text:p>H =</text:p>
          </table:table-cell>
          <table:table-cell table:style-name="ce15" office:value-type="float" office:value="500000">
            <text:p>500000</text:p>
          </table:table-cell>
          <table:table-cell table:style-name="ce6" office:value-type="string">
            <text:p>€</text:p>
          </table:table-cell>
          <table:table-cell office:value-type="string">
            <text:p>c<text:span text:style-name="T7">n/i</text:span><text:span text:style-name="T8"> =</text:span></text:p>
          </table:table-cell>
          <table:table-cell table:style-name="ce76" table:formula="of:=(([.B9]%*(1+[.B9]%)^[.B8])/((1+[.B9]%)^[.B8]-1))" office:value-type="float" office:value="0.263797480794745">
            <text:p>0,26379748</text:p>
          </table:table-cell>
          <table:table-cell table:number-columns-repeated="251"/>
        </table:table-row>
        <table:table-row table:style-name="ro6">
          <table:table-cell table:style-name="ce6" office:value-type="string">
            <text:p>n =</text:p>
          </table:table-cell>
          <table:table-cell table:style-name="ce15" office:value-type="float" office:value="5">
            <text:p>5</text:p>
          </table:table-cell>
          <table:table-cell table:style-name="ce6" office:value-type="string">
            <text:p>vuotta</text:p>
          </table:table-cell>
          <table:table-cell office:value-type="string">
            <text:p>a<text:span text:style-name="T7">n/i</text:span><text:span text:style-name="T8"> =</text:span></text:p>
          </table:table-cell>
          <table:table-cell table:style-name="ce76" table:formula="of:=((1+[.B9]%)^[.B8]-1)/([.B9]%*(1+[.B9]%)^[.B8])" office:value-type="float" office:value="3.79078676940845">
            <text:p>3,79078677</text:p>
          </table:table-cell>
          <table:table-cell office:value-type="string">
            <text:p><text:s/>tai 1/c<text:span text:style-name="T7">n/i</text:span><text:span text:style-name="T8"> =</text:span></text:p>
          </table:table-cell>
          <table:table-cell table:formula="of:=1/[.E7]" office:value-type="float" office:value="3.79078676940845">
            <text:p>3,7907867694</text:p>
          </table:table-cell>
          <table:table-cell table:number-columns-repeated="249"/>
        </table:table-row>
        <table:table-row table:style-name="ro2">
          <table:table-cell table:style-name="ce6" office:value-type="string">
            <text:p>i =</text:p>
          </table:table-cell>
          <table:table-cell table:style-name="ce15" office:value-type="float" office:value="10">
            <text:p>10</text:p>
          </table:table-cell>
          <table:table-cell table:style-name="ce6" office:value-type="string">
            <text:p>% p.a.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JA =</text:p>
          </table:table-cell>
          <table:table-cell table:style-name="ce15" office:value-type="float" office:value="0">
            <text:p>0</text:p>
          </table:table-cell>
          <table:table-cell table:style-name="ce6" office:value-type="string">
            <text:p>€</text:p>
          </table:table-cell>
          <table:table-cell table:number-columns-repeated="253"/>
        </table:table-row>
        <table:table-row table:style-name="ro2">
          <table:table-cell table:style-name="ce6" office:value-type="string">
            <text:p>t =</text:p>
          </table:table-cell>
          <table:table-cell table:style-name="ce74" office:value-type="string">
            <text:p>?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4" office:value-type="string">
            <text:p>Ratkaisu annuiteettimenetelmällä tai asettamalla npv-kaavassa t tuntemattomaksi ja npv = 0. Vrt r:n laskemiseen.</text:p>
          </table:table-cell>
          <table:table-cell table:style-name="ce52" table:number-columns-repeated="7"/>
          <table:table-cell table:number-columns-repeated="248"/>
        </table:table-row>
        <table:table-row table:style-name="ro2">
          <table:table-cell table:style-name="ce52" office:value-type="string">
            <text:p>Voidaan puhua <text:s/>myös t:n kriitillisen arvon - minimituottovaatimuksen - laskemisesta.</text:p>
          </table:table-cell>
          <table:table-cell table:style-name="ce52" table:number-columns-repeated="7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19" office:value-type="string">
            <text:p>a) minimi nettotuotto</text:p>
          </table:table-cell>
          <table:table-cell table:number-columns-repeated="255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4">
          <table:table-cell table:style-name="ce6" office:value-type="string">
            <text:p>t =c<text:span text:style-name="T7">n/i </text:span><text:span text:style-name="T8">* H =</text:span></text:p>
          </table:table-cell>
          <table:table-cell/>
          <table:table-cell table:style-name="ce77" table:formula="of:=[.E7]*[.B7]" office:value-type="float" office:value="131898.740397373">
            <text:p>131898,74</text:p>
          </table:table-cell>
          <table:table-cell table:style-name="ce6" office:value-type="string">
            <text:p>€</text:p>
          </table:table-cell>
          <table:table-cell/>
          <table:table-cell table:style-name="ce30" office:value-type="string">
            <text:p>EURON TARKKUUSKIN RIITTÄÄ!</text:p>
          </table:table-cell>
          <table:table-cell table:style-name="ce57" table:number-columns-repeated="2"/>
          <table:table-cell table:style-name="Default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2">
          <table:table-cell table:style-name="ce19" office:value-type="string">
            <text:p>b) taloudellis-tekninen pitoaika muuttuu?</text:p>
          </table:table-cell>
          <table:table-cell table:number-columns-repeated="5"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4">
          <table:table-cell table:style-name="ce9" office:value-type="string">
            <text:p>Uusi n =</text:p>
          </table:table-cell>
          <table:table-cell table:style-name="ce15" table:formula="of:=[.B8]+2" office:value-type="float" office:value="7">
            <text:p>7</text:p>
          </table:table-cell>
          <table:table-cell table:style-name="ce6" office:value-type="string">
            <text:p>vuotta ja t =</text:p>
          </table:table-cell>
          <table:table-cell table:style-name="ce77" table:formula="of:=(([.B9]/100*(1+[.B9]/100)^[.B22])/((1+[.B9]/100)^[.B22]-1))*[.B7]" office:value-type="float" office:value="102702.749850298">
            <text:p>102702,75</text:p>
          </table:table-cell>
          <table:table-cell table:style-name="ce6" office:value-type="string">
            <text:p>€</text:p>
          </table:table-cell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71"/>
          <table:table-cell/>
          <table:table-cell table:style-name="ce6" office:value-type="string">
            <text:p>vähennys, €</text:p>
          </table:table-cell>
          <table:table-cell table:style-name="ce42" table:formula="of:=[.C18]-[.D22]" office:value-type="float" office:value="29195.9905470748">
            <text:p>29195,99</text:p>
          </table:table-cell>
          <table:table-cell table:style-name="ce6" office:value-type="string">
            <text:p>€</text:p>
          </table:table-cell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style-name="ce71"/>
          <table:table-cell/>
          <table:table-cell table:style-name="ce6" office:value-type="string">
            <text:p>vähennys, % </text:p>
          </table:table-cell>
          <table:table-cell table:style-name="ce42" table:formula="of:=[.D23]/[.C18]%" office:value-type="float" office:value="22.1351549371251">
            <text:p>22,14</text:p>
          </table:table-cell>
          <table:table-cell table:style-name="ce6" office:value-type="string">
            <text:p>%</text:p>
          </table:table-cell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2">
          <table:table-cell table:style-name="ce72" office:value-type="string">
            <text:p>c) rahoituskustannukset muuttuvat?</text:p>
          </table:table-cell>
          <table:table-cell table:number-columns-repeated="5"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6"/>
          <table:table-cell table:style-name="Default" table:number-columns-repeated="3"/>
          <table:table-cell table:number-columns-repeated="247"/>
        </table:table-row>
        <table:table-row table:style-name="ro4">
          <table:table-cell table:style-name="ce38" office:value-type="string">
            <text:p>Uusi i =</text:p>
          </table:table-cell>
          <table:table-cell table:style-name="ce75" table:formula="of:=[.B9]-2" office:value-type="float" office:value="8">
            <text:p>8</text:p>
          </table:table-cell>
          <table:table-cell office:value-type="string">
            <text:p>% p.a. ja t =</text:p>
          </table:table-cell>
          <table:table-cell table:style-name="ce77" table:formula="of:=(([.B28]%*(1+[.B28]%)^[.B8])/((1+[.B28]%)^[.B8]-1))*[.B7]" office:value-type="float" office:value="125228.227283418">
            <text:p>125228,23</text:p>
          </table:table-cell>
          <table:table-cell office:value-type="string">
            <text:p>€</text:p>
          </table:table-cell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71"/>
          <table:table-cell/>
          <table:table-cell table:style-name="ce6" office:value-type="string">
            <text:p>vähennys, €</text:p>
          </table:table-cell>
          <table:table-cell table:style-name="ce42" table:formula="of:=[.C18]-[.D28]" office:value-type="float" office:value="6670.51311395442">
            <text:p>6670,51</text:p>
          </table:table-cell>
          <table:table-cell office:value-type="string">
            <text:p>€</text:p>
          </table:table-cell>
          <table:table-cell/>
          <table:table-cell table:style-name="Default" table:number-columns-repeated="3"/>
          <table:table-cell table:number-columns-repeated="247"/>
        </table:table-row>
        <table:table-row table:style-name="ro2">
          <table:table-cell table:number-columns-repeated="2"/>
          <table:table-cell table:style-name="ce6" office:value-type="string">
            <text:p>vähennys, €</text:p>
          </table:table-cell>
          <table:table-cell table:style-name="ce61" table:formula="of:=[.D29]/[.C18]%" office:value-type="float" office:value="5.0572985715088">
            <text:p>5,06</text:p>
          </table:table-cell>
          <table:table-cell office:value-type="string">
            <text:p>%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72" office:value-type="string">
            <text:p>d) investointi ja pitoaika muuttuvat?</text:p>
          </table:table-cell>
          <table:table-cell table:style-name="ce2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Uusi H</text:p>
          </table:table-cell>
          <table:table-cell table:style-name="ce75" office:value-type="float" office:value="600000">
            <text:p>600000</text:p>
          </table:table-cell>
          <table:table-cell office:value-type="string">
            <text:p>euroa</text:p>
          </table:table-cell>
          <table:table-cell table:number-columns-repeated="253"/>
        </table:table-row>
        <table:table-row table:style-name="ro2">
          <table:table-cell office:value-type="string">
            <text:p>Uusi n</text:p>
          </table:table-cell>
          <table:table-cell table:style-name="ce75" office:value-type="float" office:value="10">
            <text:p>10</text:p>
          </table:table-cell>
          <table:table-cell office:value-type="string">
            <text:p>vuotta</text:p>
          </table:table-cell>
          <table:table-cell table:number-columns-repeated="253"/>
        </table:table-row>
        <table:table-row table:style-name="ro6">
          <table:table-cell office:value-type="string">
            <text:p>Uusi c<text:span text:style-name="T7">n/i</text:span></text:p>
          </table:table-cell>
          <table:table-cell table:style-name="ce76" table:formula="of:=(([.B9]%*(1+[.B9]%)^[.B35])/((1+[.B9]%)^[.B35]-1))" office:value-type="float" office:value="0.162745394882512">
            <text:p>0,16274539</text:p>
          </table:table-cell>
          <table:table-cell table:number-columns-repeated="254"/>
        </table:table-row>
        <table:table-row table:style-name="ro4">
          <table:table-cell table:number-columns-repeated="2"/>
          <table:table-cell office:value-type="string">
            <text:p>t =</text:p>
          </table:table-cell>
          <table:table-cell table:style-name="ce77" table:formula="of:=[.B36]*[.B34]" office:value-type="float" office:value="97647.2369295069">
            <text:p>97647,24</text:p>
          </table:table-cell>
          <table:table-cell office:value-type="string">
            <text:p>€</text:p>
          </table:table-cell>
          <table:table-cell table:style-name="ce30" office:value-type="string">
            <text:p>EURON TARKKUUSKIN RIITTÄÄ!</text:p>
          </table:table-cell>
          <table:table-cell table:style-name="ce34" table:number-columns-repeated="2"/>
          <table:table-cell table:number-columns-repeated="248"/>
        </table:table-row>
        <table:table-row table:style-name="ro2">
          <table:table-cell table:number-columns-repeated="2"/>
          <table:table-cell table:style-name="ce6" office:value-type="string">
            <text:p>vähennys, €</text:p>
          </table:table-cell>
          <table:table-cell table:style-name="ce42" table:formula="of:=[.C18]-[.D37]" office:value-type="float" office:value="34251.5034678657">
            <text:p>34251,50</text:p>
          </table:table-cell>
          <table:table-cell office:value-type="string">
            <text:p>€</text:p>
          </table:table-cell>
          <table:table-cell table:number-columns-repeated="251"/>
        </table:table-row>
        <table:table-row table:style-name="ro2">
          <table:table-cell table:number-columns-repeated="2"/>
          <table:table-cell table:style-name="ce6" office:value-type="string">
            <text:p>vähennys, €</text:p>
          </table:table-cell>
          <table:table-cell table:style-name="ce61" table:formula="of:=[.D38]/[.C18]%" office:value-type="float" office:value="25.9680292356666">
            <text:p>25,97</text:p>
          </table:table-cell>
          <table:table-cell office:value-type="string">
            <text:p>%</text:p>
          </table:table-cell>
          <table:table-cell table:number-columns-repeated="251"/>
        </table:table-row>
        <table:table-row table:style-name="ro2" table:number-rows-repeated="1048536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4" table:style-name="ta4" table:print="false">
        <office:forms form:automatic-focus="false" form:apply-design-mode="false"/>
        <table:table-column table:style-name="co14" table:default-cell-style-name="ce79"/>
        <table:table-column table:style-name="co15" table:default-cell-style-name="ce79"/>
        <table:table-column table:style-name="co3" table:number-columns-repeated="5" table:default-cell-style-name="ce79"/>
        <table:table-column table:style-name="co16" table:default-cell-style-name="ce79"/>
        <table:table-column table:style-name="co3" table:number-columns-repeated="248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number-columns-repeated="6"/>
          <table:table-cell table:style-name="ce81" table:formula="of:=[$'Tehtävä 1'.I1]" office:value-type="string" office:string-value="RATKAISUT">
            <text:p>RATKAISUT</text:p>
          </table:table-cell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3">
          <table:table-cell table:style-name="ce80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81" office:value-type="string">
            <text:p>IT-investointi</text:p>
          </table:table-cell>
          <table:table-cell table:number-columns-repeated="255"/>
        </table:table-row>
        <table:table-row table:style-name="ro2">
          <table:table-cell table:style-name="ce82"/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Lähtötietoja: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3" office:value-type="string">
            <text:p>Perusinvestointi (1000e)</text:p>
          </table:table-cell>
          <table:table-cell table:style-name="ce88"/>
          <table:table-cell table:number-columns-repeated="254"/>
        </table:table-row>
        <table:table-row table:style-name="ro2">
          <table:table-cell table:style-name="ce84" office:value-type="string">
            <text:p>laitteet</text:p>
          </table:table-cell>
          <table:table-cell table:style-name="ce89" office:value-type="float" office:value="1000">
            <text:p>10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ohjelmisto</text:p>
          </table:table-cell>
          <table:table-cell table:style-name="ce89"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kaapelointi</text:p>
          </table:table-cell>
          <table:table-cell table:style-name="ce89" office:value-type="float" office:value="10">
            <text:p>1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kalustus</text:p>
          </table:table-cell>
          <table:table-cell table:style-name="ce89" office:value-type="float" office:value="25">
            <text:p>25</text:p>
          </table:table-cell>
          <table:table-cell table:number-columns-repeated="254"/>
        </table:table-row>
        <table:table-row table:style-name="ro2">
          <table:table-cell table:style-name="ce85" office:value-type="string">
            <text:p>Yhteensä</text:p>
          </table:table-cell>
          <table:table-cell table:style-name="ce90" table:formula="of:=SUM([.B11:.B14])" office:value-type="float" office:value="1335">
            <text:p>1335</text:p>
          </table:table-cell>
          <table:table-cell table:number-columns-repeated="254"/>
        </table:table-row>
        <table:table-row table:style-name="ro2">
          <table:table-cell table:style-name="ce84"/>
          <table:table-cell table:style-name="ce89"/>
          <table:table-cell table:number-columns-repeated="254"/>
        </table:table-row>
        <table:table-row table:style-name="ro2">
          <table:table-cell table:style-name="ce85" office:value-type="string">
            <text:p>Vuotuiset kustannukset (1000e)</text:p>
          </table:table-cell>
          <table:table-cell table:style-name="ce89"/>
          <table:table-cell table:number-columns-repeated="254"/>
        </table:table-row>
        <table:table-row table:style-name="ro2">
          <table:table-cell table:style-name="ce84" office:value-type="string">
            <text:p>henkilökustannukset</text:p>
          </table:table-cell>
          <table:table-cell table:style-name="ce89" office:value-type="float" office:value="280">
            <text:p>28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koulutus</text:p>
          </table:table-cell>
          <table:table-cell table:style-name="ce89" office:value-type="float" office:value="20">
            <text:p>2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oheismateriaali</text:p>
          </table:table-cell>
          <table:table-cell table:style-name="ce89" office:value-type="float" office:value="20">
            <text:p>20</text:p>
          </table:table-cell>
          <table:table-cell table:number-columns-repeated="254"/>
        </table:table-row>
        <table:table-row table:style-name="ro2">
          <table:table-cell table:style-name="ce85" office:value-type="string">
            <text:p>Yhteensä</text:p>
          </table:table-cell>
          <table:table-cell table:style-name="ce90" table:formula="of:=SUM([.B18:.B20])" office:value-type="float" office:value="320">
            <text:p>320</text:p>
          </table:table-cell>
          <table:table-cell table:number-columns-repeated="254"/>
        </table:table-row>
        <table:table-row table:style-name="ro2">
          <table:table-cell table:style-name="ce84"/>
          <table:table-cell table:style-name="ce89"/>
          <table:table-cell table:number-columns-repeated="254"/>
        </table:table-row>
        <table:table-row table:style-name="ro2">
          <table:table-cell table:style-name="ce85" office:value-type="string">
            <text:p>Vuotuiset tuotot (1000e)</text:p>
          </table:table-cell>
          <table:table-cell table:style-name="ce89"/>
          <table:table-cell table:number-columns-repeated="254"/>
        </table:table-row>
        <table:table-row table:style-name="ro2">
          <table:table-cell table:style-name="ce84" office:value-type="string">
            <text:p>hävikkien pieneneminen</text:p>
          </table:table-cell>
          <table:table-cell table:style-name="ce89" office:value-type="float" office:value="300">
            <text:p>3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varastojen pieneneminen</text:p>
          </table:table-cell>
          <table:table-cell table:style-name="ce89" office:value-type="float" office:value="150">
            <text:p>15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henkilökustannukset</text:p>
          </table:table-cell>
          <table:table-cell table:style-name="ce89" office:value-type="float" office:value="360">
            <text:p>360</text:p>
          </table:table-cell>
          <table:table-cell table:number-columns-repeated="254"/>
        </table:table-row>
        <table:table-row table:style-name="ro2">
          <table:table-cell table:style-name="ce86" office:value-type="string">
            <text:p>Yhteensä</text:p>
          </table:table-cell>
          <table:table-cell table:style-name="ce91" table:formula="of:=SUM([.B24:.B26])" office:value-type="float" office:value="810">
            <text:p>810</text:p>
          </table:table-cell>
          <table:table-cell table:number-columns-repeated="254"/>
        </table:table-row>
        <table:table-row table:style-name="ro2">
          <table:table-cell table:number-columns-repeated="3"/>
          <table:table-cell table:formula="of:=NPV(0.1;490;490;490;490;490)" office:value-type="currency" office:currency="EUR" office:value="1857.48551701014">
            <text:p>1 857,49 €</text:p>
          </table:table-cell>
          <table:table-cell office:value-type="float" office:value="1335">
            <text:p>1335</text:p>
          </table:table-cell>
          <table:table-cell table:formula="of:=[.D28]-[.E28]" office:value-type="currency" office:currency="EUR" office:value="522.485517010139">
            <text:p>522,49 €</text:p>
          </table:table-cell>
          <table:table-cell office:value-type="float" office:value="1000">
            <text:p>1000</text:p>
          </table:table-cell>
          <table:table-cell office:value-type="string">
            <text:p>oikea tulos</text:p>
          </table:table-cell>
          <table:table-cell table:number-columns-repeated="248"/>
        </table:table-row>
        <table:table-row table:style-name="ro2">
          <table:table-cell office:value-type="string">
            <text:p>Laskentakorkokanta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2">
          <table:table-cell office:value-type="string">
            <text:p>Taloudellinen pitoaika</text:p>
          </table:table-cell>
          <table:table-cell office:value-type="float" office:value="5">
            <text:p>5</text:p>
          </table:table-cell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Jäännösarvo</text:p>
          </table:table-cell>
          <table:table-cell office:value-type="float" office:value="0">
            <text:p>0</text:p>
          </table:table-cell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table:number-columns-repeated="3"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Lasketaan lisätiedoksi nettotuotot</text:p>
          </table:table-cell>
          <table:table-cell table:style-name="ce82" table:formula="of:=[.B27]-[.B21]" office:value-type="float" office:value="490">
            <text:p>490</text:p>
          </table:table-cell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(vuotuisten tuottojen ja kustannusten erotus)</text:p>
          </table:table-cell>
          <table:table-cell table:number-columns-repeated="2"/>
          <table:table-cell table:style-name="ce11" table:number-columns-repeated="6"/>
          <table:table-cell table:number-columns-repeated="247"/>
        </table:table-row>
        <table:table-row table:style-name="ro2">
          <table:table-cell/>
          <table:table-cell/>
          <table:table-cell/>
          <table:table-cell table:style-name="ce11" table:number-columns-repeated="6"/>
          <table:table-cell table:number-columns-repeated="247"/>
        </table:table-row>
        <table:table-row table:style-name="ro2">
          <table:table-cell office:value-type="string">
            <text:p>Laske kannattavuus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a) NPV</text:p>
          </table:table-cell>
          <table:table-cell table:style-name="ce92" table:formula="of:=1000*(((1+[.B29]%)^[.B30]-1)/([.B29]%*(1+[.B29]%)^[.B30])*[.B33]-[.B15])" office:value-type="float" office:value="522485.517010141">
            <text:p>522 485,52 €</text:p>
          </table:table-cell>
          <table:table-cell table:style-name="ce82" table:formula="of:=IF([.B35]&lt;0;&quot;Investointi on kannattamaton, koska NPV on negatiivinen&quot;;&quot;Investointi on kannattava, koska NPV on vähintään nolla&quot;)" office:value-type="string" office:string-value="Investointi on kannattava, koska NPV on vähintään nolla">
            <text:p>Investointi on kannattava, koska NPV on vähintään nolla</text:p>
          </table:table-cell>
          <table:table-cell table:number-columns-repeated="253"/>
        </table:table-row>
        <table:table-row table:style-name="ro6">
          <table:table-cell office:value-type="string">
            <text:p>a<text:span text:style-name="T9">5/10%</text:span><text:span text:style-name="T10"> x t - H</text:span>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Vaihtoehtoisesti laskettuna kassavirtoina:</text:p>
          </table:table-cell>
          <table:table-cell table:number-columns-repeated="255"/>
        </table:table-row>
        <table:table-row table:style-name="ro2">
          <table:table-cell/>
          <table:table-cell table:style-name="ce11" table:number-columns-repeated="7"/>
          <table:table-cell table:number-columns-repeated="248"/>
        </table:table-row>
        <table:table-row table:style-name="ro2">
          <table:table-cell table:style-name="ce87" office:value-type="string">
            <text:p>Vuosi</text:p>
          </table:table-cell>
          <table:table-cell table:style-name="ce93" office:value-type="float" office:value="0">
            <text:p>0</text:p>
          </table:table-cell>
          <table:table-cell table:style-name="ce93" table:formula="of:=[.B43]+1" office:value-type="float" office:value="1">
            <text:p>1</text:p>
          </table:table-cell>
          <table:table-cell table:style-name="ce93" table:formula="of:=[.C43]+1" office:value-type="float" office:value="2">
            <text:p>2</text:p>
          </table:table-cell>
          <table:table-cell table:style-name="ce93" table:formula="of:=[.D43]+1" office:value-type="float" office:value="3">
            <text:p>3</text:p>
          </table:table-cell>
          <table:table-cell table:style-name="ce93" table:formula="of:=[.E43]+1" office:value-type="float" office:value="4">
            <text:p>4</text:p>
          </table:table-cell>
          <table:table-cell table:style-name="ce99" table:formula="of:=[.F43]+1" office:value-type="float" office:value="5">
            <text:p>5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Hankintameno</text:p>
          </table:table-cell>
          <table:table-cell table:formula="of:=-[.B15]" office:value-type="float" office:value="-1335">
            <text:p>-1335</text:p>
          </table:table-cell>
          <table:table-cell table:number-columns-repeated="5"/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Nettotuotot</text:p>
          </table:table-cell>
          <table:table-cell/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formula="of:=[.$B$33]" office:value-type="float" office:value="490">
            <text:p>490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Vuositaso</text:p>
          </table:table-cell>
          <table:table-cell table:style-name="ce2" table:formula="of:=[.B44]+[.B45]" office:value-type="float" office:value="-1335">
            <text:p>-1335</text:p>
          </table:table-cell>
          <table:table-cell table:style-name="ce2" table:formula="of:=[.C44]+[.C45]" office:value-type="float" office:value="490">
            <text:p>490</text:p>
          </table:table-cell>
          <table:table-cell table:style-name="ce2" table:formula="of:=[.D44]+[.D45]" office:value-type="float" office:value="490">
            <text:p>490</text:p>
          </table:table-cell>
          <table:table-cell table:style-name="ce2" table:formula="of:=[.E44]+[.E45]" office:value-type="float" office:value="490">
            <text:p>490</text:p>
          </table:table-cell>
          <table:table-cell table:style-name="ce2" table:formula="of:=[.F44]+[.F45]" office:value-type="float" office:value="490">
            <text:p>490</text:p>
          </table:table-cell>
          <table:table-cell table:style-name="ce2" table:formula="of:=[.G44]+[.G45]" office:value-type="float" office:value="490">
            <text:p>490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Diskonttaustekijä</text:p>
          </table:table-cell>
          <table:table-cell table:style-name="ce94" table:formula="of:=1/(1+[.$B$29]%)^[.B43]" office:value-type="float" office:value="1">
            <text:p>1,0000</text:p>
          </table:table-cell>
          <table:table-cell table:style-name="ce94" table:formula="of:=1/(1+[.$B$29]%)^[.C43]" office:value-type="float" office:value="0.909090909090909">
            <text:p>0,9091</text:p>
          </table:table-cell>
          <table:table-cell table:style-name="ce94" table:formula="of:=1/(1+[.$B$29]%)^[.D43]" office:value-type="float" office:value="0.826446280991735">
            <text:p>0,8264</text:p>
          </table:table-cell>
          <table:table-cell table:style-name="ce94" table:formula="of:=1/(1+[.$B$29]%)^[.E43]" office:value-type="float" office:value="0.751314800901578">
            <text:p>0,7513</text:p>
          </table:table-cell>
          <table:table-cell table:style-name="ce94" table:formula="of:=1/(1+[.$B$29]%)^[.F43]" office:value-type="float" office:value="0.683013455365071">
            <text:p>0,6830</text:p>
          </table:table-cell>
          <table:table-cell table:style-name="ce94" table:formula="of:=1/(1+[.$B$29]%)^[.G43]" office:value-type="float" office:value="0.620921323059155">
            <text:p>0,6209</text:p>
          </table:table-cell>
          <table:table-cell table:style-name="ce11"/>
          <table:table-cell table:number-columns-repeated="248"/>
        </table:table-row>
        <table:table-row table:style-name="ro2">
          <table:table-cell table:style-name="ce11" office:value-type="string">
            <text:p>Nykyarvot</text:p>
          </table:table-cell>
          <table:table-cell table:style-name="ce95" table:formula="of:=[.B47]*[.B46]*1000" office:value-type="float" office:value="-1335000">
            <text:p>-1335000</text:p>
          </table:table-cell>
          <table:table-cell table:style-name="ce95" table:formula="of:=[.C47]*[.C46]*1000" office:value-type="float" office:value="445454.545454545">
            <text:p>445455</text:p>
          </table:table-cell>
          <table:table-cell table:style-name="ce95" table:formula="of:=[.D47]*[.D46]*1000" office:value-type="float" office:value="404958.67768595">
            <text:p>404959</text:p>
          </table:table-cell>
          <table:table-cell table:style-name="ce95" table:formula="of:=[.E47]*[.E46]*1000" office:value-type="float" office:value="368144.252441773">
            <text:p>368144</text:p>
          </table:table-cell>
          <table:table-cell table:style-name="ce95" table:formula="of:=[.F47]*[.F46]*1000" office:value-type="float" office:value="334676.593128885">
            <text:p>334677</text:p>
          </table:table-cell>
          <table:table-cell table:style-name="ce95" table:formula="of:=[.G47]*[.G46]*1000" office:value-type="float" office:value="304251.448298986">
            <text:p>304251</text:p>
          </table:table-cell>
          <table:table-cell table:style-name="ce98" table:formula="of:=SUM([.B48:.G48])" office:value-type="float" office:value="522485.517010139">
            <text:p>522485,52</text:p>
          </table:table-cell>
          <table:table-cell table:number-columns-repeated="248"/>
        </table:table-row>
        <table:table-row table:style-name="ro2">
          <table:table-cell/>
          <table:table-cell table:style-name="ce96" table:number-columns-repeated="6"/>
          <table:table-cell table:style-name="ce100"/>
          <table:table-cell table:number-columns-repeated="248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b) IRR</text:p>
          </table:table-cell>
          <table:table-cell table:style-name="ce97" office:value-type="percentage" office:value="0.163877">
            <text:p>16,39%</text:p>
          </table:table-cell>
          <table:table-cell table:style-name="ce82" table:formula="of:=IF([.B38]&lt;[.B29];&quot;Investointi on kannattamaton, koska IRR on pienempi kuin i&quot;;&quot;Investointi on kannattava, koska IRR on vähintään i&quot;)" office:value-type="string" office:string-value="Investointi on kannattava, koska IRR on vähintään i">
            <text:p>Investointi on kannattava, koska IRR on vähintään i</text:p>
          </table:table-cell>
          <table:table-cell table:number-columns-repeated="4"/>
          <table:table-cell office:value-type="string">
            <text:p>1335/490</text:p>
          </table:table-cell>
          <table:table-cell table:formula="of:=1335/490" office:value-type="float" office:value="2.72448979591837">
            <text:p>2,7244897959</text:p>
          </table:table-cell>
          <table:table-cell table:number-columns-repeated="2"/>
          <table:table-cell office:value-type="string">
            <text:p>nettokassavirrat vakiot ja jäännösarvoa ei ole</text:p>
          </table:table-cell>
          <table:table-cell table:number-columns-repeated="244"/>
        </table:table-row>
        <table:table-row table:style-name="ro6">
          <table:table-cell office:value-type="string">
            <text:p>a<text:span text:style-name="T9">5/10%</text:span><text:span text:style-name="T10"> x t - H = 0 ja korkokanta asetetaan tuntemattomaksi. Lasketaan r.</text:span></text:p>
          </table:table-cell>
          <table:table-cell table:number-columns-repeated="255"/>
        </table:table-row>
        <table:table-row table:style-name="ro2">
          <table:table-cell/>
          <table:table-cell/>
          <table:table-cell table:number-columns-repeated="5"/>
          <table:table-cell table:formula="of:=IRR([.J53:.J58])" office:value-type="percentage" office:value="0.243683954516775">
            <text:p>24,37%</text:p>
          </table:table-cell>
          <table:table-cell/>
          <table:table-cell office:value-type="float" office:value="-1335">
            <text:p>-1335</text:p>
          </table:table-cell>
          <table:table-cell table:number-columns-repeated="246"/>
        </table:table-row>
        <table:table-row table:style-name="ro2">
          <table:table-cell office:value-type="string">
            <text:p>IRR:n voi laskea kokeilemalla tai interpoloimalla. Myös ratkaisemalla yhtälöstä tuntemattoman (=r:n)</text:p>
          </table:table-cell>
          <table:table-cell table:number-columns-repeated="8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table:number-columns-repeated="9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table:style-name="ce82" office:value-type="string">
            <text:p>c) <text:s/>PB, vuosia</text:p>
          </table:table-cell>
          <table:table-cell table:style-name="ce98" table:formula="of:=[.B15]/[.B33]" office:value-type="float" office:value="2.72448979591837">
            <text:p>2,72</text:p>
          </table:table-cell>
          <table:table-cell table:style-name="ce82" table:formula="of:=IF([.B53]&gt;[.B30];&quot;Investointi on kannattamaton, koska PB on pitempi kuin n&quot;;&quot;Investointi on kannattava, koska PB on enintään n&quot;)" office:value-type="string" office:string-value="Investointi on kannattava, koska PB on enintään n">
            <text:p>Investointi on kannattava, koska PB on enintään n</text:p>
          </table:table-cell>
          <table:table-cell table:number-columns-repeated="6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office:value-type="string">
            <text:p>H/t</text:p>
          </table:table-cell>
          <table:table-cell office:value-type="string">
            <text:p>2 vuotta 8kk 21 pv</text:p>
          </table:table-cell>
          <table:table-cell table:number-columns-repeated="7"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table:number-columns-repeated="7"/>
          <table:table-cell table:formula="of:=1335/490" office:value-type="float" office:value="2.72448979591837">
            <text:p>2,7244897959</text:p>
          </table:table-cell>
          <table:table-cell/>
          <table:table-cell office:value-type="float" office:value="490">
            <text:p>490</text:p>
          </table:table-cell>
          <table:table-cell table:number-columns-repeated="246"/>
        </table:table-row>
        <table:table-row table:style-name="ro2">
          <table:table-cell office:value-type="string">
            <text:p>Perusmuodossa investointi jaettuna nettotuotoilla.</text:p>
          </table:table-cell>
          <table:table-cell table:number-columns-repeated="6"/>
          <table:table-cell office:value-type="float" office:value="0.725">
            <text:p>0,725</text:p>
          </table:table-cell>
          <table:table-cell table:number-columns-repeated="248"/>
        </table:table-row>
        <table:table-row table:style-name="ro2">
          <table:table-cell office:value-type="string">
            <text:p>Korko on mahdollista ottaa myös huomioon. Laskenta monimutkaistuu. Jos otetaan huomioon,</text:p>
          </table:table-cell>
          <table:table-cell table:number-columns-repeated="6"/>
          <table:table-cell office:value-type="float" office:value="360">
            <text:p>360</text:p>
          </table:table-cell>
          <table:table-cell table:number-columns-repeated="248"/>
        </table:table-row>
        <table:table-row table:style-name="ro2">
          <table:table-cell office:value-type="string">
            <text:p>niin takaisinmaksuaika pitenee.</text:p>
          </table:table-cell>
          <table:table-cell table:number-columns-repeated="6"/>
          <table:table-cell table:formula="of:=[.H59]*[.H60]" office:value-type="float" office:value="261">
            <text:p>261</text:p>
          </table:table-cell>
          <table:table-cell table:number-columns-repeated="248"/>
        </table:table-row>
        <table:table-row table:style-name="ro2">
          <table:table-cell table:number-columns-repeated="7"/>
          <table:table-cell office:value-type="float" office:value="30">
            <text:p>30</text:p>
          </table:table-cell>
          <table:table-cell table:number-columns-repeated="248"/>
        </table:table-row>
        <table:table-row table:style-name="ro2">
          <table:table-cell table:style-name="ce82" office:value-type="string">
            <text:p>d) Epävarmuuden huomioonottaminen</text:p>
          </table:table-cell>
          <table:table-cell table:number-columns-repeated="6"/>
          <table:table-cell table:formula="of:=[.H61]/[.H62]" office:value-type="float" office:value="8.7">
            <text:p>8,7</text:p>
          </table:table-cell>
          <table:table-cell table:number-columns-repeated="248"/>
        </table:table-row>
        <table:table-row table:style-name="ro2">
          <table:table-cell office:value-type="string">
            <text:p>Lähinnä seuraavat keinot tässä tapauksessa:</text:p>
          </table:table-cell>
          <table:table-cell table:number-columns-repeated="6"/>
          <table:table-cell table:formula="of:=30*0.7" office:value-type="float" office:value="21">
            <text:p>21</text:p>
          </table:table-cell>
          <table:table-cell table:number-columns-repeated="248"/>
        </table:table-row>
        <table:table-row table:style-name="ro2">
          <table:table-cell office:value-type="string">
            <text:p><text:s text:c="3"/>mutu-menetelmä</text:p>
          </table:table-cell>
          <table:table-cell table:number-columns-repeated="255"/>
        </table:table-row>
        <table:table-row table:style-name="ro2">
          <table:table-cell office:value-type="string">
            <text:p><text:s text:c="3"/>herkkyysanalyysi</text:p>
          </table:table-cell>
          <table:table-cell office:value-type="string">
            <text:p>s.224</text:p>
          </table:table-cell>
          <table:table-cell table:number-columns-repeated="254"/>
        </table:table-row>
        <table:table-row table:style-name="ro2">
          <table:table-cell office:value-type="string">
            <text:p><text:s text:c="3"/>päätöspuutekniikka</text:p>
          </table:table-cell>
          <table:table-cell office:value-type="string">
            <text:p>Investointi-dia s.150</text:p>
          </table:table-cell>
          <table:table-cell table:number-columns-repeated="254"/>
        </table:table-row>
        <table:table-row table:style-name="ro2">
          <table:table-cell office:value-type="string">
            <text:p><text:s text:c="3"/></text:p>
          </table:table-cell>
          <table:table-cell table:number-columns-repeated="255"/>
        </table:table-row>
        <table:table-row table:style-name="ro2">
          <table:table-cell office:value-type="string">
            <text:p>s.352</text:p>
          </table:table-cell>
          <table:table-cell table:number-columns-repeated="255"/>
        </table:table-row>
        <table:table-row table:style-name="ro2" table:number-rows-repeated="1048506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5" table:style-name="ta5" table:print="false">
        <office:forms form:automatic-focus="false" form:apply-design-mode="false"/>
        <table:table-column table:style-name="co17" table:default-cell-style-name="ce6"/>
        <table:table-column table:style-name="co17" table:number-columns-repeated="3" table:default-cell-style-name="ce2"/>
        <table:table-column table:style-name="co18" table:default-cell-style-name="ce2"/>
        <table:table-column table:style-name="co17" table:number-columns-repeated="14" table:default-cell-style-name="ce2"/>
        <table:table-column table:style-name="co17" table:number-columns-repeated="237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number-columns-repeated="5"/>
          <table:table-cell table:style-name="ce43"/>
          <table:table-cell/>
          <table:table-cell table:style-name="ce1" table:formula="of:=[$'Tehtävä 1'.I1]" office:value-type="string" office:string-value="RATKAISUT">
            <text:p>RATKAISUT</text:p>
          </table:table-cell>
          <table:table-cell table:number-columns-repeated="247"/>
        </table:table-row>
        <table:table-row table:style-name="ro2">
          <table:table-cell table:style-name="ce2"/>
          <table:table-cell table:number-columns-repeated="255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3">
          <table:table-cell table:style-name="ce3"/>
          <table:table-cell table:number-columns-repeated="255"/>
        </table:table-row>
        <table:table-row table:style-name="ro3">
          <table:table-cell table:style-name="ce4" office:value-type="string">
            <text:p>Hydro Oy</text:p>
          </table:table-cell>
          <table:table-cell table:style-name="ce11" table:number-columns-repeated="9"/>
          <table:table-cell table:number-columns-repeated="246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101" office:value-type="string">
            <text:p>Seuraavassa on erilaisia laskelmia (lähestymistapoja) investoinnin kannattavuuden analysoimiseen verotus huomioon ottaen.</text:p>
          </table:table-cell>
          <table:table-cell table:number-columns-repeated="255"/>
        </table:table-row>
        <table:table-row table:style-name="ro2">
          <table:table-cell table:style-name="ce101" office:value-type="string">
            <text:p>Mm. poistomenetelmän vaikutuskin on laskelmissa käsitelty, vaikka tehtäväksiannossa ei sitä edellytetty.</text:p>
          </table:table-cell>
          <table:table-cell table:number-columns-repeated="255"/>
        </table:table-row>
        <table:table-row table:style-name="ro2">
          <table:table-cell table:style-name="ce38" office:value-type="string">
            <text:p>Yksikin tapa riittää osoittamaan verotusvaikutukset.</text:p>
          </table:table-cell>
          <table:table-cell table:number-columns-repeated="255"/>
        </table:table-row>
        <table:table-row table:style-name="ro2">
          <table:table-cell table:style-name="ce38"/>
          <table:table-cell table:number-columns-repeated="255"/>
        </table:table-row>
        <table:table-row table:style-name="ro2">
          <table:table-cell office:value-type="string">
            <text:p>H =</text:p>
          </table:table-cell>
          <table:table-cell table:style-name="ce71"/>
          <table:table-cell table:style-name="ce15" office:value-type="float" office:value="700000">
            <text:p>70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JA =</text:p>
          </table:table-cell>
          <table:table-cell table:style-name="ce15" office:value-type="float" office:value="0">
            <text:p>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office:value-type="string">
            <text:p>t, ennen veroja =</text:p>
          </table:table-cell>
          <table:table-cell table:style-name="ce71"/>
          <table:table-cell table:style-name="ce120" office:value-type="float" office:value="150000">
            <text:p>15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n =</text:p>
          </table:table-cell>
          <table:table-cell table:style-name="ce15" office:value-type="float" office:value="10">
            <text:p>10</text:p>
          </table:table-cell>
          <table:table-cell table:style-name="ce6" office:value-type="string">
            <text:p>vuotta</text:p>
          </table:table-cell>
          <table:table-cell table:number-columns-repeated="249"/>
        </table:table-row>
        <table:table-row table:style-name="ro2">
          <table:table-cell office:value-type="string">
            <text:p><text:s/>tasapoisto</text:p>
          </table:table-cell>
          <table:table-cell table:style-name="ce71"/>
          <table:table-cell table:style-name="ce11" table:formula="of:=[.C11]/[.F12]" office:value-type="float" office:value="70000">
            <text:p>7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j/j+iopo =</text:p>
          </table:table-cell>
          <table:table-cell table:style-name="ce21" table:formula="of:=[.H13]%/([.H13]%+[.F17]%)" office:value-type="float" office:value="0.6">
            <text:p>0,6</text:p>
          </table:table-cell>
          <table:table-cell table:style-name="ce6" office:value-type="string">
            <text:p>,j =</text:p>
          </table:table-cell>
          <table:table-cell table:style-name="ce15" office:value-type="float" office:value="30">
            <text:p>30</text:p>
          </table:table-cell>
          <table:table-cell table:style-name="ce6" office:value-type="string">
            <text:p>%</text:p>
          </table:table-cell>
          <table:table-cell table:number-columns-repeated="247"/>
        </table:table-row>
        <table:table-row table:style-name="ro2">
          <table:table-cell office:value-type="string">
            <text:p><text:s/>t, poistojen jälkeen</text:p>
          </table:table-cell>
          <table:table-cell table:style-name="ce71"/>
          <table:table-cell table:style-name="ce21" table:formula="of:=[.C12]-[.C13]" office:value-type="float" office:value="80000">
            <text:p>800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j/j+i*opo+vpo =</text:p>
          </table:table-cell>
          <table:table-cell table:style-name="ce42" table:formula="of:=[.H13]/([.H13]+[.I18])" office:value-type="float" office:value="0.675827889164226">
            <text:p>0,68</text:p>
          </table:table-cell>
          <table:table-cell table:style-name="ce103" office:value-type="string">
            <text:p>Po =</text:p>
          </table:table-cell>
          <table:table-cell table:style-name="ce61" table:formula="of:=[.C65]*((1-(1-[.H13]%)^[.F12]*(1+[.F18]%)^-[.F12])/([.F18]%+[.H13]%))+[.C11]*((1-[.H13]%)/(1+[.F18]%))^[.F12]" office:value-type="float" office:value="448296.400848029">
            <text:p>448296,40</text:p>
          </table:table-cell>
          <table:table-cell table:style-name="ce6" office:value-type="string">
            <text:p>€ (oikeaoppisesti laskettu menojäännöspoistojen nykyarvo)</text:p>
          </table:table-cell>
          <table:table-cell table:number-columns-repeated="247"/>
        </table:table-row>
        <table:table-row table:style-name="ro2">
          <table:table-cell office:value-type="string">
            <text:p><text:s/>verot</text:p>
          </table:table-cell>
          <table:table-cell table:style-name="ce71"/>
          <table:table-cell table:style-name="ce21" table:formula="of:=[.F15]%*[.C14]" office:value-type="float" office:value="23200">
            <text:p>232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f =</text:p>
          </table:table-cell>
          <table:table-cell table:style-name="ce15" office:value-type="float" office:value="29">
            <text:p>29</text:p>
          </table:table-cell>
          <table:table-cell table:style-name="ce6" office:value-type="string">
            <text:p>%</text:p>
          </table:table-cell>
          <table:table-cell table:number-columns-repeated="249"/>
        </table:table-row>
        <table:table-row table:style-name="ro6">
          <table:table-cell office:value-type="string">
            <text:p>t, verojen jälkeen =</text:p>
          </table:table-cell>
          <table:table-cell table:style-name="ce71"/>
          <table:table-cell table:style-name="ce108" table:formula="of:=[.C12]-[.C15]" office:value-type="float" office:value="126800">
            <text:p>126800</text:p>
          </table:table-cell>
          <table:table-cell table:style-name="ce6" office:value-type="string">
            <text:p>€</text:p>
          </table:table-cell>
          <table:table-cell table:style-name="ce6" office:value-type="string">
            <text:p>i<text:span text:style-name="T7">vpo</text:span><text:span text:style-name="T8"> =</text:span></text:p>
          </table:table-cell>
          <table:table-cell table:style-name="ce15" office:value-type="float" office:value="15">
            <text:p>15</text:p>
          </table:table-cell>
          <table:table-cell table:style-name="ce6" office:value-type="string">
            <text:p>%, verojen jälkeen =</text:p>
          </table:table-cell>
          <table:table-cell/>
          <table:table-cell table:style-name="ce11" table:formula="of:=(1-[.F15]%)*[.F16]" office:value-type="float" office:value="10.65">
            <text:p>10,65</text:p>
          </table:table-cell>
          <table:table-cell table:style-name="ce11" office:value-type="string">
            <text:p>%</text:p>
          </table:table-cell>
          <table:table-cell table:number-columns-repeated="246"/>
        </table:table-row>
        <table:table-row table:style-name="ro6">
          <table:table-cell/>
          <table:table-cell table:style-name="ce108"/>
          <table:table-cell table:style-name="ce6"/>
          <table:table-cell table:style-name="ce71"/>
          <table:table-cell table:style-name="ce6" office:value-type="string">
            <text:p>i<text:span text:style-name="T7">opo</text:span><text:span text:style-name="T8"> =</text:span></text:p>
          </table:table-cell>
          <table:table-cell table:style-name="ce15" office:value-type="float" office:value="20">
            <text:p>20</text:p>
          </table:table-cell>
          <table:table-cell table:style-name="ce6" office:value-type="string">
            <text:p>%, verojen jälkeen =</text:p>
          </table:table-cell>
          <table:table-cell/>
          <table:table-cell table:style-name="ce11" table:formula="of:=[.F17]" office:value-type="float" office:value="20">
            <text:p>20</text:p>
          </table:table-cell>
          <table:table-cell table:style-name="ce11" office:value-type="string">
            <text:p>%</text:p>
          </table:table-cell>
          <table:table-cell table:number-columns-repeated="246"/>
        </table:table-row>
        <table:table-row table:style-name="ro6">
          <table:table-cell table:style-name="ce2"/>
          <table:table-cell table:number-columns-repeated="3"/>
          <table:table-cell table:style-name="ce6" office:value-type="string">
            <text:p>i<text:span text:style-name="T7">opo + vpo</text:span><text:span text:style-name="T8"> =</text:span></text:p>
          </table:table-cell>
          <table:table-cell table:style-name="ce21" table:formula="of:=([.B20]*[.F16]+[.B21]*[.F17])/100" office:value-type="float" office:value="17">
            <text:p>17</text:p>
          </table:table-cell>
          <table:table-cell table:style-name="ce6" office:value-type="string">
            <text:p>%, verojen jälkeen =</text:p>
          </table:table-cell>
          <table:table-cell/>
          <table:table-cell table:style-name="ce134" table:formula="of:=([.B20]*[.I16]+[.B21]*[.I17])/100" office:value-type="float" office:value="14.39">
            <text:p>14,39</text:p>
          </table:table-cell>
          <table:table-cell table:style-name="ce11" office:value-type="string">
            <text:p>%</text:p>
          </table:table-cell>
          <table:table-cell table:number-columns-repeated="246"/>
        </table:table-row>
        <table:table-row table:style-name="ro2">
          <table:table-cell table:style-name="ce9" office:value-type="string">
            <text:p>Rahoitusosuudet:</text:p>
          </table:table-cell>
          <table:table-cell table:number-columns-repeated="255"/>
        </table:table-row>
        <table:table-row table:style-name="ro6">
          <table:table-cell office:value-type="string">
            <text:p><text:s text:c="3"/>vpo</text:p>
          </table:table-cell>
          <table:table-cell table:style-name="ce15" office:value-type="float" office:value="60">
            <text:p>60</text:p>
          </table:table-cell>
          <table:table-cell table:style-name="ce6" office:value-type="string">
            <text:p>%</text:p>
          </table:table-cell>
          <table:table-cell table:style-name="ce6" office:value-type="string">
            <text:p>c<text:span text:style-name="T7">n\ivpo</text:span><text:span text:style-name="T8"> =</text:span></text:p>
          </table:table-cell>
          <table:table-cell table:style-name="ce113" table:formula="of:=([.F16]/100*(1+[.F16]/100)^[.F12])/((1+[.F16]/100)^[.F12]-1)" office:value-type="float" office:value="0.199252062517585">
            <text:p>0,19925 </text:p>
          </table:table-cell>
          <table:table-cell table:style-name="ce6" office:value-type="string">
            <text:p>a<text:span text:style-name="T7">n\ivpo</text:span><text:span text:style-name="T8"> =</text:span></text:p>
          </table:table-cell>
          <table:table-cell table:style-name="ce113" table:formula="of:=((1+[.F16]/100)^[.F12]-1)/([.F16]/100*(1+[.F16]/100)^[.F12])" office:value-type="float" office:value="5.01876862585423">
            <text:p>5,01877 </text:p>
          </table:table-cell>
          <table:table-cell table:style-name="ce6" office:value-type="string">
            <text:p>v<text:span text:style-name="T13">n/ivpo</text:span><text:span text:style-name="T8"> =</text:span></text:p>
          </table:table-cell>
          <table:table-cell table:style-name="ce21" table:formula="of:=1/(1+[.F16]/100)^[.F12]" office:value-type="float" office:value="0.247184706121866">
            <text:p>0,2471847061</text:p>
          </table:table-cell>
          <table:table-cell table:number-columns-repeated="247"/>
        </table:table-row>
        <table:table-row table:style-name="ro6">
          <table:table-cell office:value-type="string">
            <text:p><text:s text:c="3"/>opo</text:p>
          </table:table-cell>
          <table:table-cell table:style-name="ce21" table:formula="of:=100-[.B20]" office:value-type="float" office:value="40">
            <text:p>40</text:p>
          </table:table-cell>
          <table:table-cell table:style-name="ce6" office:value-type="string">
            <text:p>%</text:p>
          </table:table-cell>
          <table:table-cell table:style-name="ce6" office:value-type="string">
            <text:p>c<text:span text:style-name="T7">n\iopo</text:span><text:span text:style-name="T8"> =</text:span></text:p>
          </table:table-cell>
          <table:table-cell table:style-name="ce113" table:formula="of:=([.F17]/100*(1+[.F17]/100)^[.F12])/((1+[.F17]/100)^[.F12]-1)" office:value-type="float" office:value="0.238522756882859">
            <text:p>0,23852 </text:p>
          </table:table-cell>
          <table:table-cell table:style-name="ce6" office:value-type="string">
            <text:p>a<text:span text:style-name="T7">n\iopo</text:span><text:span text:style-name="T8"> =</text:span></text:p>
          </table:table-cell>
          <table:table-cell table:style-name="ce113" table:formula="of:=((1+[.F17]/100)^[.F12]-1)/([.F17]/100*(1+[.F17]/100)^[.F12])" office:value-type="float" office:value="4.19247208555077">
            <text:p>4,19247 </text:p>
          </table:table-cell>
          <table:table-cell table:style-name="ce6" office:value-type="string">
            <text:p>v<text:span text:style-name="T13">n/iopo</text:span><text:span text:style-name="T8"> =</text:span></text:p>
          </table:table-cell>
          <table:table-cell table:style-name="ce21" table:formula="of:=1/(1+[.F17]/100)^[.F12]" office:value-type="float" office:value="0.161505582889846">
            <text:p>0,1615055829</text:p>
          </table:table-cell>
          <table:table-cell table:number-columns-repeated="247"/>
        </table:table-row>
        <table:table-row table:style-name="ro2">
          <table:table-cell table:style-name="ce9" office:value-type="string">
            <text:p>Painotetut korkotekijät:</text:p>
          </table:table-cell>
          <table:table-cell table:number-columns-repeated="2"/>
          <table:table-cell table:style-name="ce6" office:value-type="string">
            <text:p>v<text:span text:style-name="T13">n/i</text:span><text:span text:style-name="T8"> =</text:span></text:p>
          </table:table-cell>
          <table:table-cell table:style-name="ce21" table:formula="of:=1/(1+[.F18]/100)^[.F12]" office:value-type="float" office:value="0.208037383285304">
            <text:p>0,2080373833</text:p>
          </table:table-cell>
          <table:table-cell table:style-name="ce11" office:value-type="string">
            <text:p>verojen jälkeen:</text:p>
          </table:table-cell>
          <table:table-cell table:style-name="ce21" table:formula="of:=1/(1+[.I18]%)^[.F12]" office:value-type="float" office:value="0.260687015520569">
            <text:p>0,2606870155</text:p>
          </table:table-cell>
          <table:table-cell table:number-columns-repeated="249"/>
        </table:table-row>
        <table:table-row table:style-name="ro6">
          <table:table-cell table:style-name="ce2"/>
          <table:table-cell table:number-columns-repeated="2"/>
          <table:table-cell table:style-name="ce6" office:value-type="string">
            <text:p>a<text:span text:style-name="T7">n/i</text:span><text:span text:style-name="T8"> =</text:span></text:p>
          </table:table-cell>
          <table:table-cell table:style-name="ce113" table:formula="of:=((1+[.F18]/100)^[.F12]-1)/([.F18]/100*(1+[.F18]/100)^[.F12])" office:value-type="float" office:value="4.6586036277335">
            <text:p>4,65860 </text:p>
          </table:table-cell>
          <table:table-cell table:style-name="ce11" office:value-type="string">
            <text:p>verojen jälkeen:</text:p>
          </table:table-cell>
          <table:table-cell table:style-name="ce131" table:formula="of:=((1+[.I18]/100)^[.F12]-1)/([.I18]/100*(1+[.I18]/100)^[.F12])" office:value-type="float" office:value="5.1376857851246">
            <text:p>5,13769 </text:p>
          </table:table-cell>
          <table:table-cell table:number-columns-repeated="249"/>
        </table:table-row>
        <table:table-row table:style-name="ro6">
          <table:table-cell table:style-name="ce2"/>
          <table:table-cell table:number-columns-repeated="2"/>
          <table:table-cell table:style-name="ce6" office:value-type="string">
            <text:p>c<text:span text:style-name="T7">n\i</text:span><text:span text:style-name="T8">=</text:span></text:p>
          </table:table-cell>
          <table:table-cell table:style-name="ce113" table:formula="of:=([.F18]%*(1+[.F18]%)^[.F12])/((1+[.F18]%)^[.F12]-1)" office:value-type="float" office:value="0.214656596677773">
            <text:p>0,21466 </text:p>
          </table:table-cell>
          <table:table-cell table:style-name="ce11" office:value-type="string">
            <text:p>verojen jälkeen:</text:p>
          </table:table-cell>
          <table:table-cell table:style-name="ce113" table:formula="of:=([.I18]%*(1+[.I18]%)^[.F12])/((1+[.I18]%)^[.F12]-1)" office:value-type="float" office:value="0.194640163260928">
            <text:p>0,19464 </text:p>
          </table:table-cell>
          <table:table-cell table:number-columns-repeated="249"/>
        </table:table-row>
        <table:table-row table:style-name="ro6">
          <table:table-cell office:value-type="string">
            <text:p>Osinkovähennys:</text:p>
          </table:table-cell>
          <table:table-cell/>
          <table:table-cell table:style-name="ce21" office:value-type="float" office:value="0">
            <text:p>0</text:p>
          </table:table-cell>
          <table:table-cell table:style-name="ce6" office:value-type="string">
            <text:p>%</text:p>
          </table:table-cell>
          <table:table-cell table:style-name="ce6" office:value-type="string">
            <text:p>Korjattu verokanta f<text:span text:style-name="T7">d</text:span><text:span text:style-name="T8">:</text:span></text:p>
          </table:table-cell>
          <table:table-cell/>
          <table:table-cell table:style-name="ce21" table:formula="of:=100*([.F15]/100-[.C25]/100*[.F15]/100)/(1-[.C25]/100*[.F15]/100)" office:value-type="float" office:value="29">
            <text:p>29</text:p>
          </table:table-cell>
          <table:table-cell table:style-name="ce11" office:value-type="string">
            <text:p>%</text:p>
          </table:table-cell>
          <table:table-cell table:style-name="ce6"/>
          <table:table-cell table:number-columns-repeated="247"/>
        </table:table-row>
        <table:table-row table:style-name="ro2">
          <table:table-cell office:value-type="string">
            <text:p>Verokerroin F:</text:p>
          </table:table-cell>
          <table:table-cell/>
          <table:table-cell table:style-name="ce121" table:formula="of:=1/(1-[.F15]/100)" office:value-type="float" office:value="1.40845070422535">
            <text:p>1,40845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Aluksi kannattavuuslaskelma, jossa ei verotusta oteta huomioon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H</text:p>
          </table:table-cell>
          <table:table-cell table:style-name="ce109" table:formula="of:=[.C11]" office:value-type="float" office:value="700000">
            <text:p>700000,00 </text:p>
          </table:table-cell>
          <table:table-cell table:number-columns-repeated="254"/>
        </table:table-row>
        <table:table-row table:style-name="ro6">
          <table:table-cell office:value-type="string">
            <text:p>T<text:span text:style-name="T7">0</text:span></text:p>
          </table:table-cell>
          <table:table-cell table:style-name="ce109" table:formula="of:=[.E23]*[.C12]" office:value-type="float" office:value="698790.544160025">
            <text:p>698790,54 </text:p>
          </table:table-cell>
          <table:table-cell table:number-columns-repeated="254"/>
        </table:table-row>
        <table:table-row table:style-name="ro2">
          <table:table-cell table:style-name="ce102" office:value-type="string">
            <text:p>JA</text:p>
          </table:table-cell>
          <table:table-cell table:style-name="ce110" table:formula="of:=[.E22]*[.F11]" office:value-type="float" office:value="0">
            <text:p>0,00 </text:p>
          </table:table-cell>
          <table:table-cell table:number-columns-repeated="254"/>
        </table:table-row>
        <table:table-row table:style-name="ro2">
          <table:table-cell office:value-type="string">
            <text:p>Nykyarvo</text:p>
          </table:table-cell>
          <table:table-cell table:style-name="ce36" table:formula="of:=-[.B30]+[.B31]+[.B32]" office:value-type="float" office:value="-1209.45583997457">
            <text:p>-1209,46 </text:p>
          </table:table-cell>
          <table:table-cell table:style-name="ce9" table:formula="of:=IF([.B33]&gt;=0;&quot;Investointi on kannattava, koska NPV on vähintään nolla&quot;;&quot;Investointi ei ole kannattava, koska NPV&lt;0&quot;)" office:value-type="string" office:string-value="Investointi ei ole kannattava, koska NPV&lt;0">
            <text:p>Investointi ei ole kannattava, koska NPV&lt;0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9" office:value-type="string">
            <text:p>a) Kannattavuuslaskelma verotus otetaan huomioon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71"/>
          <table:table-cell table:style-name="ce102" office:value-type="string">
            <text:p>Tasapoisto:</text:p>
          </table:table-cell>
          <table:table-cell table:style-name="ce122" office:value-type="string">
            <text:p>Menojäännös:</text:p>
          </table:table-cell>
          <table:table-cell table:number-columns-repeated="253"/>
        </table:table-row>
        <table:table-row table:style-name="ro2">
          <table:table-cell office:value-type="string">
            <text:p>H</text:p>
          </table:table-cell>
          <table:table-cell table:style-name="ce61" table:formula="of:=[.C11]" office:value-type="float" office:value="700000">
            <text:p>700000,00</text:p>
          </table:table-cell>
          <table:table-cell table:style-name="ce61" table:formula="of:=[.C11]" office:value-type="float" office:value="700000">
            <text:p>700000,00</text:p>
          </table:table-cell>
          <table:table-cell table:number-columns-repeated="253"/>
        </table:table-row>
        <table:table-row table:style-name="ro6">
          <table:table-cell office:value-type="string">
            <text:p>T<text:span text:style-name="T7">0</text:span></text:p>
          </table:table-cell>
          <table:table-cell table:style-name="ce109" table:formula="of:=[.G23]*[.C16]" office:value-type="float" office:value="651458.5575538">
            <text:p>651458,56 </text:p>
          </table:table-cell>
          <table:table-cell table:style-name="ce109" table:formula="of:=(1-[.F15]%)*([.G23]*[.C12])+[.F15]%*([.F14]*[.C11])" office:value-type="float" office:value="684356.597616108">
            <text:p>684356,60 </text:p>
          </table:table-cell>
          <table:table-cell table:style-name="ce72" office:value-type="string">
            <text:p><text:s text:c="3"/>t-fw = To-f(To-Po) tai (1-f)To+fPo, n = ääretön ajanjakso!</text:p>
          </table:table-cell>
          <table:table-cell table:number-columns-repeated="252"/>
        </table:table-row>
        <table:table-row table:style-name="ro2">
          <table:table-cell table:style-name="ce102" office:value-type="string">
            <text:p>JA</text:p>
          </table:table-cell>
          <table:table-cell table:style-name="ce110" table:formula="of:=[.G22]*[.F11]" office:value-type="float" office:value="0">
            <text:p>0,00 </text:p>
          </table:table-cell>
          <table:table-cell table:style-name="ce110" table:formula="of:=[.G22]*[.F11]" office:value-type="float" office:value="0">
            <text:p>0,00 </text:p>
          </table:table-cell>
          <table:table-cell table:number-columns-repeated="253"/>
        </table:table-row>
        <table:table-row table:style-name="ro2">
          <table:table-cell office:value-type="string">
            <text:p>Nykyarvo</text:p>
          </table:table-cell>
          <table:table-cell table:style-name="ce111" table:formula="of:=-[.B38]+[.B39]+[.B40]" office:value-type="float" office:value="-48541.4424462002">
            <text:p>-48541,44 </text:p>
          </table:table-cell>
          <table:table-cell table:style-name="ce111" table:formula="of:=-[.C38]+[.C39]+[.C40]" office:value-type="float" office:value="-15643.4023838919">
            <text:p>-15643,40 </text:p>
          </table:table-cell>
          <table:table-cell table:style-name="ce11" office:value-type="string">
            <text:p>Ero laskettuun Po:n laskelmaan:</text:p>
          </table:table-cell>
          <table:table-cell/>
          <table:table-cell table:style-name="ce128" table:formula="of:=[.B75]-[.C41]" office:value-type="float" office:value="484.586696368409">
            <text:p>484,59 </text:p>
          </table:table-cell>
          <table:table-cell table:style-name="ce38" office:value-type="string">
            <text:p>€. Ero syntyy "hyppäyspoistosta"!</text:p>
          </table:table-cell>
          <table:table-cell table:number-columns-repeated="249"/>
        </table:table-row>
        <table:table-row table:style-name="ro2">
          <table:table-cell/>
          <table:table-cell table:style-name="ce112" table:number-columns-repeated="2"/>
          <table:table-cell table:number-columns-repeated="253"/>
        </table:table-row>
        <table:table-row table:style-name="ro4">
          <table:table-cell table:style-name="ce45" office:value-type="string">
            <text:p>Tasapoisto:</text:p>
          </table:table-cell>
          <table:table-cell/>
          <table:table-cell table:style-name="ce109"/>
          <table:table-cell table:style-name="ce11"/>
          <table:table-cell table:number-columns-repeated="252"/>
        </table:table-row>
        <table:table-row table:style-name="ro2">
          <table:table-cell table:number-columns-repeated="2"/>
          <table:table-cell table:style-name="ce109" table:number-columns-repeated="2"/>
          <table:table-cell table:number-columns-repeated="252"/>
        </table:table-row>
        <table:table-row table:style-name="ro2">
          <table:table-cell office:value-type="string">
            <text:p>Vuosi</text:p>
          </table:table-cell>
          <table:table-cell table:style-name="ce11" office:value-type="float" office:value="0">
            <text:p>0</text:p>
          </table:table-cell>
          <table:table-cell table:style-name="ce105" office:value-type="float" office:value="1">
            <text:p>1 </text:p>
          </table:table-cell>
          <table:table-cell table:style-name="ce125" table:formula="of:=[.C45]+1" office:value-type="float" office:value="2">
            <text:p>2 </text:p>
          </table:table-cell>
          <table:table-cell table:style-name="ce125" table:formula="of:=[.D45]+1" office:value-type="float" office:value="3">
            <text:p>3 </text:p>
          </table:table-cell>
          <table:table-cell table:style-name="ce125" table:formula="of:=[.E45]+1" office:value-type="float" office:value="4">
            <text:p>4 </text:p>
          </table:table-cell>
          <table:table-cell table:style-name="ce125" table:formula="of:=[.F45]+1" office:value-type="float" office:value="5">
            <text:p>5 </text:p>
          </table:table-cell>
          <table:table-cell table:style-name="ce125" table:formula="of:=[.G45]+1" office:value-type="float" office:value="6">
            <text:p>6 </text:p>
          </table:table-cell>
          <table:table-cell table:style-name="ce125" table:formula="of:=[.H45]+1" office:value-type="float" office:value="7">
            <text:p>7 </text:p>
          </table:table-cell>
          <table:table-cell table:style-name="ce125" table:formula="of:=[.I45]+1" office:value-type="float" office:value="8">
            <text:p>8 </text:p>
          </table:table-cell>
          <table:table-cell table:style-name="ce125" table:formula="of:=[.J45]+1" office:value-type="float" office:value="9">
            <text:p>9 </text:p>
          </table:table-cell>
          <table:table-cell table:style-name="ce125" table:formula="of:=[.K45]+1" office:value-type="float" office:value="10">
            <text:p>10 </text:p>
          </table:table-cell>
          <table:table-cell table:number-columns-repeated="244"/>
        </table:table-row>
        <table:table-row table:style-name="ro2">
          <table:table-cell office:value-type="string">
            <text:p>H</text:p>
          </table:table-cell>
          <table:table-cell table:style-name="ce11" table:formula="of:=[.C11]" office:value-type="float" office:value="700000">
            <text:p>700000</text:p>
          </table:table-cell>
          <table:table-cell table:style-name="ce105"/>
          <table:table-cell table:style-name="ce125" table:number-columns-repeated="9"/>
          <table:table-cell office:value-type="string">
            <text:p>hankinta</text:p>
          </table:table-cell>
          <table:table-cell table:number-columns-repeated="243"/>
        </table:table-row>
        <table:table-row table:style-name="ro2">
          <table:table-cell office:value-type="string">
            <text:p>t</text:p>
          </table:table-cell>
          <table:table-cell table:style-name="ce11"/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office:value-type="string">
            <text:p>tuotto</text:p>
          </table:table-cell>
          <table:table-cell table:number-columns-repeated="243"/>
        </table:table-row>
        <table:table-row table:style-name="ro2">
          <table:table-cell office:value-type="string">
            <text:p>p</text:p>
          </table:table-cell>
          <table:table-cell table:style-name="ce11"/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table:style-name="ce109" table:formula="of:=[.$C$11]/[.$F$12]" office:value-type="float" office:value="70000">
            <text:p>70000,00 </text:p>
          </table:table-cell>
          <table:table-cell office:value-type="string">
            <text:p>poisto</text:p>
          </table:table-cell>
          <table:table-cell table:number-columns-repeated="243"/>
        </table:table-row>
        <table:table-row table:style-name="ro2">
          <table:table-cell office:value-type="string">
            <text:p>w</text:p>
          </table:table-cell>
          <table:table-cell table:style-name="ce11"/>
          <table:table-cell table:style-name="ce109" table:formula="of:=[.C47]-[.C48]" office:value-type="float" office:value="80000">
            <text:p>80000,00 </text:p>
          </table:table-cell>
          <table:table-cell table:style-name="ce109" table:formula="of:=[.D47]-[.D48]" office:value-type="float" office:value="80000">
            <text:p>80000,00 </text:p>
          </table:table-cell>
          <table:table-cell table:style-name="ce109" table:formula="of:=[.E47]-[.E48]" office:value-type="float" office:value="80000">
            <text:p>80000,00 </text:p>
          </table:table-cell>
          <table:table-cell table:style-name="ce109" table:formula="of:=[.F47]-[.F48]" office:value-type="float" office:value="80000">
            <text:p>80000,00 </text:p>
          </table:table-cell>
          <table:table-cell table:style-name="ce109" table:formula="of:=[.G47]-[.G48]" office:value-type="float" office:value="80000">
            <text:p>80000,00 </text:p>
          </table:table-cell>
          <table:table-cell table:style-name="ce109" table:formula="of:=[.H47]-[.H48]" office:value-type="float" office:value="80000">
            <text:p>80000,00 </text:p>
          </table:table-cell>
          <table:table-cell table:style-name="ce109" table:formula="of:=[.I47]-[.I48]" office:value-type="float" office:value="80000">
            <text:p>80000,00 </text:p>
          </table:table-cell>
          <table:table-cell table:style-name="ce109" table:formula="of:=[.J47]-[.J48]" office:value-type="float" office:value="80000">
            <text:p>80000,00 </text:p>
          </table:table-cell>
          <table:table-cell table:style-name="ce109" table:formula="of:=[.K47]-[.K48]" office:value-type="float" office:value="80000">
            <text:p>80000,00 </text:p>
          </table:table-cell>
          <table:table-cell table:style-name="ce109" table:formula="of:=[.L47]-[.L48]" office:value-type="float" office:value="80000">
            <text:p>80000,00 </text:p>
          </table:table-cell>
          <table:table-cell office:value-type="string">
            <text:p>voitto</text:p>
          </table:table-cell>
          <table:table-cell table:number-columns-repeated="243"/>
        </table:table-row>
        <table:table-row table:style-name="ro2">
          <table:table-cell office:value-type="string">
            <text:p>fw</text:p>
          </table:table-cell>
          <table:table-cell table:style-name="ce11"/>
          <table:table-cell table:style-name="ce109" table:formula="of:=[.$F$15]%*[.C49]" office:value-type="float" office:value="23200">
            <text:p>23200,00 </text:p>
          </table:table-cell>
          <table:table-cell table:style-name="ce109" table:formula="of:=[.$F$15]%*[.D49]" office:value-type="float" office:value="23200">
            <text:p>23200,00 </text:p>
          </table:table-cell>
          <table:table-cell table:style-name="ce109" table:formula="of:=[.$F$15]%*[.E49]" office:value-type="float" office:value="23200">
            <text:p>23200,00 </text:p>
          </table:table-cell>
          <table:table-cell table:style-name="ce109" table:formula="of:=[.$F$15]%*[.F49]" office:value-type="float" office:value="23200">
            <text:p>23200,00 </text:p>
          </table:table-cell>
          <table:table-cell table:style-name="ce109" table:formula="of:=[.$F$15]%*[.G49]" office:value-type="float" office:value="23200">
            <text:p>23200,00 </text:p>
          </table:table-cell>
          <table:table-cell table:style-name="ce109" table:formula="of:=[.$F$15]%*[.H49]" office:value-type="float" office:value="23200">
            <text:p>23200,00 </text:p>
          </table:table-cell>
          <table:table-cell table:style-name="ce109" table:formula="of:=[.$F$15]%*[.I49]" office:value-type="float" office:value="23200">
            <text:p>23200,00 </text:p>
          </table:table-cell>
          <table:table-cell table:style-name="ce109" table:formula="of:=[.$F$15]%*[.J49]" office:value-type="float" office:value="23200">
            <text:p>23200,00 </text:p>
          </table:table-cell>
          <table:table-cell table:style-name="ce109" table:formula="of:=[.$F$15]%*[.K49]" office:value-type="float" office:value="23200">
            <text:p>23200,00 </text:p>
          </table:table-cell>
          <table:table-cell table:style-name="ce109" table:formula="of:=[.$F$15]%*[.L49]" office:value-type="float" office:value="23200">
            <text:p>23200,00 </text:p>
          </table:table-cell>
          <table:table-cell office:value-type="string">
            <text:p>verot voitosta</text:p>
          </table:table-cell>
          <table:table-cell table:number-columns-repeated="243"/>
        </table:table-row>
        <table:table-row table:style-name="ro2">
          <table:table-cell office:value-type="string">
            <text:p>(1-f)w</text:p>
          </table:table-cell>
          <table:table-cell table:style-name="ce11"/>
          <table:table-cell table:style-name="ce109" table:formula="of:=(1-[.$F$15]%)*[.C49]" office:value-type="float" office:value="56800">
            <text:p>56800,00 </text:p>
          </table:table-cell>
          <table:table-cell table:style-name="ce109" table:formula="of:=(1-[.$F$15]%)*[.D49]" office:value-type="float" office:value="56800">
            <text:p>56800,00 </text:p>
          </table:table-cell>
          <table:table-cell table:style-name="ce109" table:formula="of:=(1-[.$F$15]%)*[.E49]" office:value-type="float" office:value="56800">
            <text:p>56800,00 </text:p>
          </table:table-cell>
          <table:table-cell table:style-name="ce109" table:formula="of:=(1-[.$F$15]%)*[.F49]" office:value-type="float" office:value="56800">
            <text:p>56800,00 </text:p>
          </table:table-cell>
          <table:table-cell table:style-name="ce109" table:formula="of:=(1-[.$F$15]%)*[.G49]" office:value-type="float" office:value="56800">
            <text:p>56800,00 </text:p>
          </table:table-cell>
          <table:table-cell table:style-name="ce109" table:formula="of:=(1-[.$F$15]%)*[.H49]" office:value-type="float" office:value="56800">
            <text:p>56800,00 </text:p>
          </table:table-cell>
          <table:table-cell table:style-name="ce109" table:formula="of:=(1-[.$F$15]%)*[.I49]" office:value-type="float" office:value="56800">
            <text:p>56800,00 </text:p>
          </table:table-cell>
          <table:table-cell table:style-name="ce109" table:formula="of:=(1-[.$F$15]%)*[.J49]" office:value-type="float" office:value="56800">
            <text:p>56800,00 </text:p>
          </table:table-cell>
          <table:table-cell table:style-name="ce109" table:formula="of:=(1-[.$F$15]%)*[.K49]" office:value-type="float" office:value="56800">
            <text:p>56800,00 </text:p>
          </table:table-cell>
          <table:table-cell table:style-name="ce109" table:formula="of:=(1-[.$F$15]%)*[.L49]" office:value-type="float" office:value="56800">
            <text:p>56800,00 </text:p>
          </table:table-cell>
          <table:table-cell office:value-type="string">
            <text:p>voitto verojen jälkeen</text:p>
          </table:table-cell>
          <table:table-cell table:number-columns-repeated="243"/>
        </table:table-row>
        <table:table-row table:style-name="ro2">
          <table:table-cell office:value-type="string">
            <text:p>y = p+(1-f)w</text:p>
          </table:table-cell>
          <table:table-cell table:style-name="ce11"/>
          <table:table-cell table:style-name="ce109" table:formula="of:=[.C48]+[.C51]" office:value-type="float" office:value="126800">
            <text:p>126800,00 </text:p>
          </table:table-cell>
          <table:table-cell table:style-name="ce109" table:formula="of:=[.D48]+[.D51]" office:value-type="float" office:value="126800">
            <text:p>126800,00 </text:p>
          </table:table-cell>
          <table:table-cell table:style-name="ce109" table:formula="of:=[.E48]+[.E51]" office:value-type="float" office:value="126800">
            <text:p>126800,00 </text:p>
          </table:table-cell>
          <table:table-cell table:style-name="ce109" table:formula="of:=[.F48]+[.F51]" office:value-type="float" office:value="126800">
            <text:p>126800,00 </text:p>
          </table:table-cell>
          <table:table-cell table:style-name="ce109" table:formula="of:=[.G48]+[.G51]" office:value-type="float" office:value="126800">
            <text:p>126800,00 </text:p>
          </table:table-cell>
          <table:table-cell table:style-name="ce109" table:formula="of:=[.H48]+[.H51]" office:value-type="float" office:value="126800">
            <text:p>126800,00 </text:p>
          </table:table-cell>
          <table:table-cell table:style-name="ce109" table:formula="of:=[.I48]+[.I51]" office:value-type="float" office:value="126800">
            <text:p>126800,00 </text:p>
          </table:table-cell>
          <table:table-cell table:style-name="ce109" table:formula="of:=[.J48]+[.J51]" office:value-type="float" office:value="126800">
            <text:p>126800,00 </text:p>
          </table:table-cell>
          <table:table-cell table:style-name="ce109" table:formula="of:=[.K48]+[.K51]" office:value-type="float" office:value="126800">
            <text:p>126800,00 </text:p>
          </table:table-cell>
          <table:table-cell table:style-name="ce109" table:formula="of:=[.L48]+[.L51]" office:value-type="float" office:value="126800">
            <text:p>126800,00 </text:p>
          </table:table-cell>
          <table:table-cell office:value-type="string">
            <text:p>voitto verojen jälkeen lisättynä poistolla</text:p>
          </table:table-cell>
          <table:table-cell table:number-columns-repeated="243"/>
        </table:table-row>
        <table:table-row table:style-name="ro2">
          <table:table-cell table:style-name="ce103" office:value-type="string">
            <text:p>v<text:span text:style-name="T11">n/i</text:span></text:p>
          </table:table-cell>
          <table:table-cell table:style-name="ce113" table:formula="of:=1/(1+[.I18]%)^[.B45]" office:value-type="float" office:value="1">
            <text:p>1,00000 </text:p>
          </table:table-cell>
          <table:table-cell table:style-name="ce113" table:formula="of:=1/(1+[.$I$18]%)^[.C45]" office:value-type="float" office:value="0.874202290410001">
            <text:p>0,87420 </text:p>
          </table:table-cell>
          <table:table-cell table:style-name="ce113" table:formula="of:=1/(1+[.$I$18]%)^[.D45]" office:value-type="float" office:value="0.764229644558092">
            <text:p>0,76423 </text:p>
          </table:table-cell>
          <table:table-cell table:style-name="ce113" table:formula="of:=1/(1+[.$I$18]%)^[.E45]" office:value-type="float" office:value="0.668091305671905">
            <text:p>0,66809 </text:p>
          </table:table-cell>
          <table:table-cell table:style-name="ce113" table:formula="of:=1/(1+[.$I$18]%)^[.F45]" office:value-type="float" office:value="0.584046949621387">
            <text:p>0,58405 </text:p>
          </table:table-cell>
          <table:table-cell table:style-name="ce113" table:formula="of:=1/(1+[.$I$18]%)^[.G45]" office:value-type="float" office:value="0.510575181065991">
            <text:p>0,51058 </text:p>
          </table:table-cell>
          <table:table-cell table:style-name="ce113" table:formula="of:=1/(1+[.$I$18]%)^[.H45]" office:value-type="float" office:value="0.44634599271439">
            <text:p>0,44635 </text:p>
          </table:table-cell>
          <table:table-cell table:style-name="ce113" table:formula="of:=1/(1+[.$I$18]%)^[.I45]" office:value-type="float" office:value="0.390196689146246">
            <text:p>0,39020 </text:p>
          </table:table-cell>
          <table:table-cell table:style-name="ce113" table:formula="of:=1/(1+[.$I$18]%)^[.J45]" office:value-type="float" office:value="0.341110839362047">
            <text:p>0,34111 </text:p>
          </table:table-cell>
          <table:table-cell table:style-name="ce113" table:formula="of:=1/(1+[.$I$18]%)^[.K45]" office:value-type="float" office:value="0.298199877053979">
            <text:p>0,29820 </text:p>
          </table:table-cell>
          <table:table-cell table:style-name="ce113" table:formula="of:=1/(1+[.$I$18]%)^[.L45]" office:value-type="float" office:value="0.260687015520569">
            <text:p>0,26069 </text:p>
          </table:table-cell>
          <table:table-cell office:value-type="string">
            <text:p>diskontauskerroin</text:p>
          </table:table-cell>
          <table:table-cell table:number-columns-repeated="243"/>
        </table:table-row>
        <table:table-row table:style-name="ro2">
          <table:table-cell office:value-type="string">
            <text:p>NPV (y)</text:p>
          </table:table-cell>
          <table:table-cell table:style-name="ce11"/>
          <table:table-cell table:style-name="ce109" table:formula="of:=[.C53]*[.C52]" office:value-type="float" office:value="110848.850423988">
            <text:p>110848,85 </text:p>
          </table:table-cell>
          <table:table-cell table:style-name="ce109" table:formula="of:=[.D53]*[.D52]" office:value-type="float" office:value="96904.318929966">
            <text:p>96904,32 </text:p>
          </table:table-cell>
          <table:table-cell table:style-name="ce109" table:formula="of:=[.E53]*[.E52]" office:value-type="float" office:value="84713.9775591975">
            <text:p>84713,98 </text:p>
          </table:table-cell>
          <table:table-cell table:style-name="ce109" table:formula="of:=[.F53]*[.F52]" office:value-type="float" office:value="74057.1532119919">
            <text:p>74057,15 </text:p>
          </table:table-cell>
          <table:table-cell table:style-name="ce109" table:formula="of:=[.G53]*[.G52]" office:value-type="float" office:value="64740.9329591677">
            <text:p>64740,93 </text:p>
          </table:table-cell>
          <table:table-cell table:style-name="ce109" table:formula="of:=[.H53]*[.H52]" office:value-type="float" office:value="56596.6718761847">
            <text:p>56596,67 </text:p>
          </table:table-cell>
          <table:table-cell table:style-name="ce109" table:formula="of:=[.I53]*[.I52]" office:value-type="float" office:value="49476.9401837439">
            <text:p>49476,94 </text:p>
          </table:table-cell>
          <table:table-cell table:style-name="ce109" table:formula="of:=[.J53]*[.J52]" office:value-type="float" office:value="43252.8544311076">
            <text:p>43252,85 </text:p>
          </table:table-cell>
          <table:table-cell table:style-name="ce109" table:formula="of:=[.K53]*[.K52]" office:value-type="float" office:value="37811.7444104446">
            <text:p>37811,74 </text:p>
          </table:table-cell>
          <table:table-cell table:style-name="ce109" table:formula="of:=[.L53]*[.L52]" office:value-type="float" office:value="33055.1135680082">
            <text:p>33055,11 </text:p>
          </table:table-cell>
          <table:table-cell office:value-type="string">
            <text:p>nettonykyarvo</text:p>
          </table:table-cell>
          <table:table-cell table:number-columns-repeated="243"/>
        </table:table-row>
        <table:table-row table:style-name="ro2">
          <table:table-cell office:value-type="string">
            <text:p>NPV (y) yht:</text:p>
          </table:table-cell>
          <table:table-cell table:style-name="ce112" table:formula="of:=[.C54]+[.D54]+[.E54]+[.F54]+[.G54]+[.H54]+[.I54]+[.J54]+[.K54]+[.L54]" office:value-type="float" office:value="651458.5575538">
            <text:p>651458,56 </text:p>
          </table:table-cell>
          <table:table-cell table:style-name="ce109"/>
          <table:table-cell table:style-name="ce11" table:number-columns-repeated="9"/>
          <table:table-cell table:number-columns-repeated="244"/>
        </table:table-row>
        <table:table-row table:style-name="ro2">
          <table:table-cell office:value-type="string">
            <text:p>H</text:p>
          </table:table-cell>
          <table:table-cell table:style-name="ce61" table:formula="of:=[.B53]*[.B46]" office:value-type="float" office:value="700000">
            <text:p>700000,00</text:p>
          </table:table-cell>
          <table:table-cell table:style-name="ce109"/>
          <table:table-cell table:number-columns-repeated="253"/>
        </table:table-row>
        <table:table-row table:style-name="ro2">
          <table:table-cell office:value-type="string">
            <text:p>NPV:</text:p>
          </table:table-cell>
          <table:table-cell table:style-name="ce111" table:formula="of:=[.B55]-[.B56]" office:value-type="float" office:value="-48541.4424461998">
            <text:p>-48541,44 </text:p>
          </table:table-cell>
          <table:table-cell table:style-name="ce109"/>
          <table:table-cell table:number-columns-repeated="253"/>
        </table:table-row>
        <table:table-row table:style-name="ro2">
          <table:table-cell table:number-columns-repeated="2"/>
          <table:table-cell table:style-name="ce109"/>
          <table:table-cell table:number-columns-repeated="253"/>
        </table:table-row>
        <table:table-row table:style-name="ro4">
          <table:table-cell table:style-name="ce45" office:value-type="string">
            <text:p>Menojäännöspoisto:</text:p>
          </table:table-cell>
          <table:table-cell/>
          <table:table-cell table:style-name="ce114"/>
          <table:table-cell table:style-name="ce11"/>
          <table:table-cell table:number-columns-repeated="252"/>
        </table:table-row>
        <table:table-row table:style-name="ro2">
          <table:table-cell table:number-columns-repeated="2"/>
          <table:table-cell table:style-name="ce109"/>
          <table:table-cell table:number-columns-repeated="253"/>
        </table:table-row>
        <table:table-row table:style-name="ro2">
          <table:table-cell office:value-type="string">
            <text:p>Vuosi</text:p>
          </table:table-cell>
          <table:table-cell table:style-name="ce11" office:value-type="float" office:value="0">
            <text:p>0</text:p>
          </table:table-cell>
          <table:table-cell table:style-name="ce105" office:value-type="float" office:value="1">
            <text:p>1 </text:p>
          </table:table-cell>
          <table:table-cell table:style-name="ce125" table:formula="of:=[.C61]+1" office:value-type="float" office:value="2">
            <text:p>2 </text:p>
          </table:table-cell>
          <table:table-cell table:style-name="ce125" table:formula="of:=[.D61]+1" office:value-type="float" office:value="3">
            <text:p>3 </text:p>
          </table:table-cell>
          <table:table-cell table:style-name="ce125" table:formula="of:=[.E61]+1" office:value-type="float" office:value="4">
            <text:p>4 </text:p>
          </table:table-cell>
          <table:table-cell table:style-name="ce125" table:formula="of:=[.F61]+1" office:value-type="float" office:value="5">
            <text:p>5 </text:p>
          </table:table-cell>
          <table:table-cell table:style-name="ce125" table:formula="of:=[.G61]+1" office:value-type="float" office:value="6">
            <text:p>6 </text:p>
          </table:table-cell>
          <table:table-cell table:style-name="ce125" table:formula="of:=[.H61]+1" office:value-type="float" office:value="7">
            <text:p>7 </text:p>
          </table:table-cell>
          <table:table-cell table:style-name="ce125" table:formula="of:=[.I61]+1" office:value-type="float" office:value="8">
            <text:p>8 </text:p>
          </table:table-cell>
          <table:table-cell table:style-name="ce125" table:formula="of:=[.J61]+1" office:value-type="float" office:value="9">
            <text:p>9 </text:p>
          </table:table-cell>
          <table:table-cell table:style-name="ce125" table:formula="of:=[.K61]+1" office:value-type="float" office:value="10">
            <text:p>10 </text:p>
          </table:table-cell>
          <table:table-cell table:style-name="ce112" office:value-type="string">
            <text:p>Hyppäyspoisto</text:p>
          </table:table-cell>
          <table:table-cell table:style-name="ce11" office:value-type="string">
            <text:p>P ennen hypp.p.</text:p>
          </table:table-cell>
          <table:table-cell table:style-name="ce11" office:value-type="string">
            <text:p>KUMULAT LASKELMA</text:p>
          </table:table-cell>
          <table:table-cell table:number-columns-repeated="241"/>
        </table:table-row>
        <table:table-row table:style-name="ro2">
          <table:table-cell office:value-type="string">
            <text:p>H</text:p>
          </table:table-cell>
          <table:table-cell table:style-name="ce11" table:formula="of:=[.C11]" office:value-type="float" office:value="700000">
            <text:p>700000</text:p>
          </table:table-cell>
          <table:table-cell table:style-name="ce105"/>
          <table:table-cell table:style-name="ce125" table:number-columns-repeated="9"/>
          <table:table-cell table:style-name="ce137"/>
          <table:table-cell table:number-columns-repeated="243"/>
        </table:table-row>
        <table:table-row table:style-name="ro2">
          <table:table-cell office:value-type="string">
            <text:p>t</text:p>
          </table:table-cell>
          <table:table-cell table:style-name="ce11"/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09" table:formula="of:=[.$C$12]" office:value-type="float" office:value="150000">
            <text:p>150000,00 </text:p>
          </table:table-cell>
          <table:table-cell table:style-name="ce112" office:value-type="float" office:value="0">
            <text:p>0,00 </text:p>
          </table:table-cell>
          <table:table-cell table:number-columns-repeated="243"/>
        </table:table-row>
        <table:table-row table:style-name="ro2">
          <table:table-cell office:value-type="string">
            <text:p>To</text:p>
          </table:table-cell>
          <table:table-cell table:style-name="ce11"/>
          <table:table-cell table:style-name="ce109" table:formula="of:=[.C71]*[.C63]" office:value-type="float" office:value="131130.3435615">
            <text:p>131130,34 </text:p>
          </table:table-cell>
          <table:table-cell table:style-name="ce109" table:formula="of:=[.D71]*[.D63]" office:value-type="float" office:value="114634.446683714">
            <text:p>114634,45 </text:p>
          </table:table-cell>
          <table:table-cell table:style-name="ce109" table:formula="of:=[.E71]*[.E63]" office:value-type="float" office:value="100213.695850786">
            <text:p>100213,70 </text:p>
          </table:table-cell>
          <table:table-cell table:style-name="ce109" table:formula="of:=[.F71]*[.F63]" office:value-type="float" office:value="87607.0424432081">
            <text:p>87607,04 </text:p>
          </table:table-cell>
          <table:table-cell table:style-name="ce109" table:formula="of:=[.G71]*[.G63]" office:value-type="float" office:value="76586.2771598987">
            <text:p>76586,28 </text:p>
          </table:table-cell>
          <table:table-cell table:style-name="ce109" table:formula="of:=[.H71]*[.H63]" office:value-type="float" office:value="66951.8989071585">
            <text:p>66951,90 </text:p>
          </table:table-cell>
          <table:table-cell table:style-name="ce109" table:formula="of:=[.I71]*[.I63]" office:value-type="float" office:value="58529.5033719368">
            <text:p>58529,50 </text:p>
          </table:table-cell>
          <table:table-cell table:style-name="ce109" table:formula="of:=[.J71]*[.J63]" office:value-type="float" office:value="51166.6259043071">
            <text:p>51166,63 </text:p>
          </table:table-cell>
          <table:table-cell table:style-name="ce109" table:formula="of:=[.K71]*[.K63]" office:value-type="float" office:value="44729.9815580969">
            <text:p>44729,98 </text:p>
          </table:table-cell>
          <table:table-cell table:style-name="ce109" table:formula="of:=[.L71]*[.L63]" office:value-type="float" office:value="39103.0523280854">
            <text:p>39103,05 </text:p>
          </table:table-cell>
          <table:table-cell table:style-name="ce109" table:formula="of:=[.M71]*[.M63]" office:value-type="float" office:value="0">
            <text:p>0,00 </text:p>
          </table:table-cell>
          <table:table-cell table:style-name="ce71"/>
          <table:table-cell table:style-name="ce112" table:formula="of:=[.C64]+[.D64]+[.E64]+[.F64]+[.G64]+[.H64]+[.I64]+[.J64]+[.K64]+[.L64]+[.M64]" office:value-type="float" office:value="770652.867768691">
            <text:p>770652,87 </text:p>
          </table:table-cell>
          <table:table-cell table:style-name="ce11" office:value-type="string">
            <text:p>To</text:p>
          </table:table-cell>
          <table:table-cell table:style-name="ce11" office:value-type="string">
            <text:p>Aho, kaava s. 96</text:p>
          </table:table-cell>
          <table:table-cell table:style-name="ce11" office:value-type="string">
            <text:p>Aho, kaava, s95</text:p>
          </table:table-cell>
          <table:table-cell table:number-columns-repeated="238"/>
        </table:table-row>
        <table:table-row table:style-name="ro2">
          <table:table-cell office:value-type="string">
            <text:p>p</text:p>
          </table:table-cell>
          <table:table-cell table:style-name="ce11"/>
          <table:table-cell table:style-name="ce109" table:formula="of:=[.H13]%*[.C11]" office:value-type="float" office:value="210000">
            <text:p>210000,00 </text:p>
          </table:table-cell>
          <table:table-cell table:style-name="ce112" table:formula="of:=[.H13]%*([.C11]-[.C65])" office:value-type="float" office:value="147000">
            <text:p>147000,00 </text:p>
          </table:table-cell>
          <table:table-cell table:style-name="ce112" table:formula="of:=[.H13]%*([.C11]-[.C65]-[.D65])" office:value-type="float" office:value="102900">
            <text:p>102900,00 </text:p>
          </table:table-cell>
          <table:table-cell table:style-name="ce112" table:formula="of:=[.H13]%*([.C11]-[.C65]-[.D65]-[.E65])" office:value-type="float" office:value="72030">
            <text:p>72030,00 </text:p>
          </table:table-cell>
          <table:table-cell table:style-name="ce112" table:formula="of:=[.H13]%*([.C11]-[.C65]-[.D65]-[.E65]-[.F65])" office:value-type="float" office:value="50421">
            <text:p>50421,00 </text:p>
          </table:table-cell>
          <table:table-cell table:style-name="ce112" table:formula="of:=[.H13]%*([.C11]-[.C65]-[.D65]-[.E65]-[.F65]-[.G65])" office:value-type="float" office:value="35294.7">
            <text:p>35294,70 </text:p>
          </table:table-cell>
          <table:table-cell table:style-name="ce112" table:formula="of:=[.H13]%*([.C11]-[.C65]-[.D65]-[.E65]-[.F65]-[.G65]-[.H65])" office:value-type="float" office:value="24706.29">
            <text:p>24706,29 </text:p>
          </table:table-cell>
          <table:table-cell table:style-name="ce112" table:formula="of:=[.H13]%*([.C11]-[.C65]-[.D65]-[.E65]-[.F65]-[.G65]-[.H65]-[.I65])" office:value-type="float" office:value="17294.403">
            <text:p>17294,40 </text:p>
          </table:table-cell>
          <table:table-cell table:style-name="ce112" table:formula="of:=[.H13]%*([.C11]-[.C65]-[.D65]-[.E65]-[.F65]-[.G65]-[.H65]-[.I65]-[.J65])" office:value-type="float" office:value="12106.0821">
            <text:p>12106,08 </text:p>
          </table:table-cell>
          <table:table-cell table:style-name="ce112" table:formula="of:=[.H13]%*([.C11]-[.C65]-[.D65]-[.E65]-[.F65]-[.G65]-[.H65]-[.I65]-[.J65]-[.K65])" office:value-type="float" office:value="8474.25747">
            <text:p>8474,26 </text:p>
          </table:table-cell>
          <table:table-cell table:style-name="ce112" table:formula="of:=[.C11]-[.N65]" office:value-type="float" office:value="19773.26743">
            <text:p>19773,27 </text:p>
          </table:table-cell>
          <table:table-cell table:style-name="ce112" table:formula="of:=[.C65]+[.D65]+[.E65]+[.F65]+[.G65]+[.H65]+[.I65]+[.J65]+[.K65]+[.L65]" office:value-type="float" office:value="680226.73257">
            <text:p>680226,73 </text:p>
          </table:table-cell>
          <table:table-cell table:style-name="ce11" table:number-columns-repeated="2"/>
          <table:table-cell table:number-columns-repeated="240"/>
        </table:table-row>
        <table:table-row table:style-name="ro2">
          <table:table-cell office:value-type="string">
            <text:p>Po</text:p>
          </table:table-cell>
          <table:table-cell table:style-name="ce11"/>
          <table:table-cell table:style-name="ce109" table:formula="of:=[.C71]*[.C65]" office:value-type="float" office:value="183582.4809861">
            <text:p>183582,48 </text:p>
          </table:table-cell>
          <table:table-cell table:style-name="ce109" table:formula="of:=[.D71]*[.D65]" office:value-type="float" office:value="112341.757750039">
            <text:p>112341,76 </text:p>
          </table:table-cell>
          <table:table-cell table:style-name="ce109" table:formula="of:=[.E71]*[.E65]" office:value-type="float" office:value="68746.595353639">
            <text:p>68746,60 </text:p>
          </table:table-cell>
          <table:table-cell table:style-name="ce109" table:formula="of:=[.F71]*[.F65]" office:value-type="float" office:value="42068.9017812285">
            <text:p>42068,90 </text:p>
          </table:table-cell>
          <table:table-cell table:style-name="ce109" table:formula="of:=[.G71]*[.G65]" office:value-type="float" office:value="25743.7112045283">
            <text:p>25743,71 </text:p>
          </table:table-cell>
          <table:table-cell table:style-name="ce109" table:formula="of:=[.H71]*[.H65]" office:value-type="float" office:value="15753.6479090566">
            <text:p>15753,65 </text:p>
          </table:table-cell>
          <table:table-cell table:style-name="ce109" table:formula="of:=[.I71]*[.I65]" office:value-type="float" office:value="9640.312559087">
            <text:p>9640,31 </text:p>
          </table:table-cell>
          <table:table-cell table:style-name="ce109" table:formula="of:=[.J71]*[.J65]" office:value-type="float" office:value="5899.3083235955">
            <text:p>5899,31 </text:p>
          </table:table-cell>
          <table:table-cell table:style-name="ce109" table:formula="of:=[.K71]*[.K65]" office:value-type="float" office:value="3610.03219382538">
            <text:p>3610,03 </text:p>
          </table:table-cell>
          <table:table-cell table:style-name="ce109" table:formula="of:=[.L71]*[.L65]" office:value-type="float" office:value="2209.12888860719">
            <text:p>2209,13 </text:p>
          </table:table-cell>
          <table:table-cell table:style-name="ce109" table:formula="of:=[.M71]*[.M65]" office:value-type="float" office:value="5154.63407341678">
            <text:p>5154,63 </text:p>
          </table:table-cell>
          <table:table-cell table:style-name="ce71"/>
          <table:table-cell table:style-name="ce112" table:formula="of:=[.C66]+[.D66]+[.E66]+[.F66]+[.G66]+[.H66]+[.I66]+[.J66]+[.K66]+[.L66]+[.M66]" office:value-type="float" office:value="474750.511023124">
            <text:p>474750,51 </text:p>
          </table:table-cell>
          <table:table-cell table:style-name="ce11" office:value-type="string">
            <text:p>Po</text:p>
          </table:table-cell>
          <table:table-cell table:style-name="ce11" table:formula="of:=(([.H13]%+[.I18]%)*((1-[.H13]%)/(1+[.I18]%))^[.F12])/([.I18]%+[.H13]%)*[.C11]" office:value-type="float" office:value="5154.63407341678">
            <text:p>5154,6340734168</text:p>
          </table:table-cell>
          <table:table-cell table:style-name="ce11" table:formula="of:=[.C65]*((1-(1-[.H13]%)^[.F12]*(1+[.I18]%)^-[.F12])/([.I18]%+[.H13]%))+[.C11]*((1-[.H13]%)/(1+[.I18]%))^[.F12]" office:value-type="float" office:value="474750.511023124">
            <text:p>474750,511023124</text:p>
          </table:table-cell>
          <table:table-cell table:number-columns-repeated="238"/>
        </table:table-row>
        <table:table-row table:style-name="ro2">
          <table:table-cell office:value-type="string">
            <text:p>w</text:p>
          </table:table-cell>
          <table:table-cell table:style-name="ce11"/>
          <table:table-cell table:style-name="ce109" table:formula="of:=[.C63]-[.C65]" office:value-type="float" office:value="-60000">
            <text:p>-60000,00 </text:p>
          </table:table-cell>
          <table:table-cell table:style-name="ce109" table:formula="of:=[.D63]-[.D65]" office:value-type="float" office:value="3000">
            <text:p>3000,00 </text:p>
          </table:table-cell>
          <table:table-cell table:style-name="ce109" table:formula="of:=[.E63]-[.E65]" office:value-type="float" office:value="47100">
            <text:p>47100,00 </text:p>
          </table:table-cell>
          <table:table-cell table:style-name="ce109" table:formula="of:=[.F63]-[.F65]" office:value-type="float" office:value="77970">
            <text:p>77970,00 </text:p>
          </table:table-cell>
          <table:table-cell table:style-name="ce109" table:formula="of:=[.G63]-[.G65]" office:value-type="float" office:value="99579">
            <text:p>99579,00 </text:p>
          </table:table-cell>
          <table:table-cell table:style-name="ce109" table:formula="of:=[.H63]-[.H65]" office:value-type="float" office:value="114705.3">
            <text:p>114705,30 </text:p>
          </table:table-cell>
          <table:table-cell table:style-name="ce109" table:formula="of:=[.I63]-[.I65]" office:value-type="float" office:value="125293.71">
            <text:p>125293,71 </text:p>
          </table:table-cell>
          <table:table-cell table:style-name="ce109" table:formula="of:=[.J63]-[.J65]" office:value-type="float" office:value="132705.597">
            <text:p>132705,60 </text:p>
          </table:table-cell>
          <table:table-cell table:style-name="ce109" table:formula="of:=[.K63]-[.K65]" office:value-type="float" office:value="137893.9179">
            <text:p>137893,92 </text:p>
          </table:table-cell>
          <table:table-cell table:style-name="ce109" table:formula="of:=[.L63]-[.L65]" office:value-type="float" office:value="141525.74253">
            <text:p>141525,74 </text:p>
          </table:table-cell>
          <table:table-cell table:style-name="ce109" table:formula="of:=[.M63]-[.M65]" office:value-type="float" office:value="-19773.26743">
            <text:p>-19773,27 </text:p>
          </table:table-cell>
          <table:table-cell/>
          <table:table-cell table:style-name="ce112" table:formula="of:=[.O64]-[.O66]" office:value-type="float" office:value="295902.356745567">
            <text:p>295902,36 </text:p>
          </table:table-cell>
          <table:table-cell table:style-name="ce11" office:value-type="string">
            <text:p>Wo</text:p>
          </table:table-cell>
          <table:table-cell table:number-columns-repeated="240"/>
        </table:table-row>
        <table:table-row table:style-name="ro2">
          <table:table-cell office:value-type="string">
            <text:p>fw</text:p>
          </table:table-cell>
          <table:table-cell table:style-name="ce11"/>
          <table:table-cell table:style-name="ce109" table:formula="of:=[.$F$15]%*[.C67]" office:value-type="float" office:value="-17400">
            <text:p>-17400,00 </text:p>
          </table:table-cell>
          <table:table-cell table:style-name="ce109" table:formula="of:=[.$F$15]%*[.D67]" office:value-type="float" office:value="870">
            <text:p>870,00 </text:p>
          </table:table-cell>
          <table:table-cell table:style-name="ce109" table:formula="of:=[.$F$15]%*[.E67]" office:value-type="float" office:value="13659">
            <text:p>13659,00 </text:p>
          </table:table-cell>
          <table:table-cell table:style-name="ce109" table:formula="of:=[.$F$15]%*[.F67]" office:value-type="float" office:value="22611.3">
            <text:p>22611,30 </text:p>
          </table:table-cell>
          <table:table-cell table:style-name="ce109" table:formula="of:=[.$F$15]%*[.G67]" office:value-type="float" office:value="28877.91">
            <text:p>28877,91 </text:p>
          </table:table-cell>
          <table:table-cell table:style-name="ce109" table:formula="of:=[.$F$15]%*[.H67]" office:value-type="float" office:value="33264.537">
            <text:p>33264,54 </text:p>
          </table:table-cell>
          <table:table-cell table:style-name="ce109" table:formula="of:=[.$F$15]%*[.I67]" office:value-type="float" office:value="36335.1759">
            <text:p>36335,18 </text:p>
          </table:table-cell>
          <table:table-cell table:style-name="ce109" table:formula="of:=[.$F$15]%*[.J67]" office:value-type="float" office:value="38484.62313">
            <text:p>38484,62 </text:p>
          </table:table-cell>
          <table:table-cell table:style-name="ce109" table:formula="of:=[.$F$15]%*[.K67]" office:value-type="float" office:value="39989.236191">
            <text:p>39989,24 </text:p>
          </table:table-cell>
          <table:table-cell table:style-name="ce109" table:formula="of:=[.$F$15]%*[.L67]" office:value-type="float" office:value="41042.4653337">
            <text:p>41042,47 </text:p>
          </table:table-cell>
          <table:table-cell table:style-name="ce109" table:formula="of:=[.$F$15]%*[.M67]" office:value-type="float" office:value="-5734.2475547">
            <text:p>-5734,25 </text:p>
          </table:table-cell>
          <table:table-cell/>
          <table:table-cell table:style-name="ce11" table:formula="of:=[.F15]%*[.O67]" office:value-type="float" office:value="85811.6834562145">
            <text:p>85811,6834562145</text:p>
          </table:table-cell>
          <table:table-cell table:style-name="ce11" office:value-type="string">
            <text:p>fWo</text:p>
          </table:table-cell>
          <table:table-cell table:number-columns-repeated="240"/>
        </table:table-row>
        <table:table-row table:style-name="ro2">
          <table:table-cell office:value-type="string">
            <text:p>(1-f)w</text:p>
          </table:table-cell>
          <table:table-cell table:style-name="ce11"/>
          <table:table-cell table:style-name="ce109" table:formula="of:=(1-[.$F$15]%)*[.C67]" office:value-type="float" office:value="-42600">
            <text:p>-42600,00 </text:p>
          </table:table-cell>
          <table:table-cell table:style-name="ce109" table:formula="of:=(1-[.$F$15]%)*[.D67]" office:value-type="float" office:value="2130">
            <text:p>2130,00 </text:p>
          </table:table-cell>
          <table:table-cell table:style-name="ce109" table:formula="of:=(1-[.$F$15]%)*[.E67]" office:value-type="float" office:value="33441">
            <text:p>33441,00 </text:p>
          </table:table-cell>
          <table:table-cell table:style-name="ce109" table:formula="of:=(1-[.$F$15]%)*[.F67]" office:value-type="float" office:value="55358.7">
            <text:p>55358,70 </text:p>
          </table:table-cell>
          <table:table-cell table:style-name="ce109" table:formula="of:=(1-[.$F$15]%)*[.G67]" office:value-type="float" office:value="70701.09">
            <text:p>70701,09 </text:p>
          </table:table-cell>
          <table:table-cell table:style-name="ce109" table:formula="of:=(1-[.$F$15]%)*[.H67]" office:value-type="float" office:value="81440.763">
            <text:p>81440,76 </text:p>
          </table:table-cell>
          <table:table-cell table:style-name="ce109" table:formula="of:=(1-[.$F$15]%)*[.I67]" office:value-type="float" office:value="88958.5341">
            <text:p>88958,53 </text:p>
          </table:table-cell>
          <table:table-cell table:style-name="ce109" table:formula="of:=(1-[.$F$15]%)*[.J67]" office:value-type="float" office:value="94220.97387">
            <text:p>94220,97 </text:p>
          </table:table-cell>
          <table:table-cell table:style-name="ce109" table:formula="of:=(1-[.$F$15]%)*[.K67]" office:value-type="float" office:value="97904.681709">
            <text:p>97904,68 </text:p>
          </table:table-cell>
          <table:table-cell table:style-name="ce109" table:formula="of:=(1-[.$F$15]%)*[.L67]" office:value-type="float" office:value="100483.2771963">
            <text:p>100483,28 </text:p>
          </table:table-cell>
          <table:table-cell table:style-name="ce109" table:formula="of:=(1-[.$F$15]%)*[.M67]" office:value-type="float" office:value="-14039.0198753">
            <text:p>-14039,02 </text:p>
          </table:table-cell>
          <table:table-cell/>
          <table:table-cell table:style-name="ce112" table:formula="of:=[.O67]-[.O68]" office:value-type="float" office:value="210090.673289353">
            <text:p>210090,67 </text:p>
          </table:table-cell>
          <table:table-cell table:style-name="ce11" office:value-type="string">
            <text:p>(1-f)Wo</text:p>
          </table:table-cell>
          <table:table-cell table:number-columns-repeated="240"/>
        </table:table-row>
        <table:table-row table:style-name="ro2">
          <table:table-cell office:value-type="string">
            <text:p>y = p+(1-f)w</text:p>
          </table:table-cell>
          <table:table-cell table:style-name="ce11"/>
          <table:table-cell table:style-name="ce109" table:formula="of:=[.C65]+[.C69]" office:value-type="float" office:value="167400">
            <text:p>167400,00 </text:p>
          </table:table-cell>
          <table:table-cell table:style-name="ce109" table:formula="of:=[.D65]+[.D69]" office:value-type="float" office:value="149130">
            <text:p>149130,00 </text:p>
          </table:table-cell>
          <table:table-cell table:style-name="ce109" table:formula="of:=[.E65]+[.E69]" office:value-type="float" office:value="136341">
            <text:p>136341,00 </text:p>
          </table:table-cell>
          <table:table-cell table:style-name="ce109" table:formula="of:=[.F65]+[.F69]" office:value-type="float" office:value="127388.7">
            <text:p>127388,70 </text:p>
          </table:table-cell>
          <table:table-cell table:style-name="ce109" table:formula="of:=[.G65]+[.G69]" office:value-type="float" office:value="121122.09">
            <text:p>121122,09 </text:p>
          </table:table-cell>
          <table:table-cell table:style-name="ce109" table:formula="of:=[.H65]+[.H69]" office:value-type="float" office:value="116735.463">
            <text:p>116735,46 </text:p>
          </table:table-cell>
          <table:table-cell table:style-name="ce109" table:formula="of:=[.I65]+[.I69]" office:value-type="float" office:value="113664.8241">
            <text:p>113664,82 </text:p>
          </table:table-cell>
          <table:table-cell table:style-name="ce109" table:formula="of:=[.J65]+[.J69]" office:value-type="float" office:value="111515.37687">
            <text:p>111515,38 </text:p>
          </table:table-cell>
          <table:table-cell table:style-name="ce109" table:formula="of:=[.K65]+[.K69]" office:value-type="float" office:value="110010.763809">
            <text:p>110010,76 </text:p>
          </table:table-cell>
          <table:table-cell table:style-name="ce109" table:formula="of:=[.L65]+[.L69]" office:value-type="float" office:value="108957.5346663">
            <text:p>108957,53 </text:p>
          </table:table-cell>
          <table:table-cell table:style-name="ce109" table:formula="of:=[.M65]+[.M69]" office:value-type="float" office:value="5734.2475547">
            <text:p>5734,25 </text:p>
          </table:table-cell>
          <table:table-cell/>
          <table:table-cell table:style-name="ce112" table:formula="of:=[.O66]+[.O69]" office:value-type="float" office:value="684841.184312477">
            <text:p>684841,18 </text:p>
          </table:table-cell>
          <table:table-cell table:style-name="ce11" office:value-type="string">
            <text:p>Yo: Po+(1-f)Wo</text:p>
          </table:table-cell>
          <table:table-cell table:number-columns-repeated="240"/>
        </table:table-row>
        <table:table-row table:style-name="ro2">
          <table:table-cell table:style-name="ce103" office:value-type="string">
            <text:p>v<text:span text:style-name="T11">n/i</text:span></text:p>
          </table:table-cell>
          <table:table-cell table:style-name="ce113" table:formula="of:=1/(1+[.I18]%)^[.B61]" office:value-type="float" office:value="1">
            <text:p>1,00000 </text:p>
          </table:table-cell>
          <table:table-cell table:style-name="ce113" table:formula="of:=1/(1+[.$I$18]%)^[.C61]" office:value-type="float" office:value="0.874202290410001">
            <text:p>0,87420 </text:p>
          </table:table-cell>
          <table:table-cell table:style-name="ce113" table:formula="of:=1/(1+[.$I$18]%)^[.D61]" office:value-type="float" office:value="0.764229644558092">
            <text:p>0,76423 </text:p>
          </table:table-cell>
          <table:table-cell table:style-name="ce113" table:formula="of:=1/(1+[.$I$18]%)^[.E61]" office:value-type="float" office:value="0.668091305671905">
            <text:p>0,66809 </text:p>
          </table:table-cell>
          <table:table-cell table:style-name="ce113" table:formula="of:=1/(1+[.$I$18]%)^[.F61]" office:value-type="float" office:value="0.584046949621387">
            <text:p>0,58405 </text:p>
          </table:table-cell>
          <table:table-cell table:style-name="ce113" table:formula="of:=1/(1+[.$I$18]%)^[.G61]" office:value-type="float" office:value="0.510575181065991">
            <text:p>0,51058 </text:p>
          </table:table-cell>
          <table:table-cell table:style-name="ce113" table:formula="of:=1/(1+[.$I$18]%)^[.H61]" office:value-type="float" office:value="0.44634599271439">
            <text:p>0,44635 </text:p>
          </table:table-cell>
          <table:table-cell table:style-name="ce113" table:formula="of:=1/(1+[.$I$18]%)^[.I61]" office:value-type="float" office:value="0.390196689146246">
            <text:p>0,39020 </text:p>
          </table:table-cell>
          <table:table-cell table:style-name="ce113" table:formula="of:=1/(1+[.$I$18]%)^[.J61]" office:value-type="float" office:value="0.341110839362047">
            <text:p>0,34111 </text:p>
          </table:table-cell>
          <table:table-cell table:style-name="ce113" table:formula="of:=1/(1+[.$I$18]%)^[.K61]" office:value-type="float" office:value="0.298199877053979">
            <text:p>0,29820 </text:p>
          </table:table-cell>
          <table:table-cell table:style-name="ce113" table:formula="of:=1/(1+[.$I$18]%)^[.L61]" office:value-type="float" office:value="0.260687015520569">
            <text:p>0,26069 </text:p>
          </table:table-cell>
          <table:table-cell table:style-name="ce113" table:formula="of:=1/(1+[.$I$18]%)^[.L61]" office:value-type="float" office:value="0.260687015520569">
            <text:p>0,26069 </text:p>
          </table:table-cell>
          <table:table-cell/>
          <table:table-cell table:style-name="ce11" table:formula="of:=[.C11]" office:value-type="float" office:value="700000">
            <text:p>700000</text:p>
          </table:table-cell>
          <table:table-cell table:style-name="ce11" office:value-type="string">
            <text:p>H</text:p>
          </table:table-cell>
          <table:table-cell table:number-columns-repeated="240"/>
        </table:table-row>
        <table:table-row table:style-name="ro2">
          <table:table-cell office:value-type="string">
            <text:p>NPV (y)</text:p>
          </table:table-cell>
          <table:table-cell table:style-name="ce11"/>
          <table:table-cell table:style-name="ce109" table:formula="of:=[.C71]*[.C70]" office:value-type="float" office:value="146341.463414634">
            <text:p>146341,46 </text:p>
          </table:table-cell>
          <table:table-cell table:style-name="ce109" table:formula="of:=[.D71]*[.D70]" office:value-type="float" office:value="113969.566892948">
            <text:p>113969,57 </text:p>
          </table:table-cell>
          <table:table-cell table:style-name="ce109" table:formula="of:=[.E71]*[.E70]" office:value-type="float" office:value="91088.2367066131">
            <text:p>91088,24 </text:p>
          </table:table-cell>
          <table:table-cell table:style-name="ce109" table:formula="of:=[.F71]*[.F70]" office:value-type="float" office:value="74400.981651234">
            <text:p>74400,98 </text:p>
          </table:table-cell>
          <table:table-cell table:style-name="ce109" table:formula="of:=[.G71]*[.G70]" office:value-type="float" office:value="61841.9330328413">
            <text:p>61841,93 </text:p>
          </table:table-cell>
          <table:table-cell table:style-name="ce109" table:formula="of:=[.H71]*[.H70]" office:value-type="float" office:value="52104.406117709">
            <text:p>52104,41 </text:p>
          </table:table-cell>
          <table:table-cell table:style-name="ce109" table:formula="of:=[.I71]*[.I70]" office:value-type="float" office:value="44351.6380362104">
            <text:p>44351,64 </text:p>
          </table:table-cell>
          <table:table-cell table:style-name="ce109" table:formula="of:=[.J71]*[.J70]" office:value-type="float" office:value="38039.1038059007">
            <text:p>38039,10 </text:p>
          </table:table-cell>
          <table:table-cell table:style-name="ce109" table:formula="of:=[.K71]*[.K70]" office:value-type="float" office:value="32805.1962424582">
            <text:p>32805,20 </text:p>
          </table:table-cell>
          <table:table-cell table:style-name="ce109" table:formula="of:=[.L71]*[.L70]" office:value-type="float" office:value="28403.8145306367">
            <text:p>28403,81 </text:p>
          </table:table-cell>
          <table:table-cell table:style-name="ce109" table:formula="of:=[.M71]*[.M70]" office:value-type="float" office:value="1494.84388129087">
            <text:p>1494,84 </text:p>
          </table:table-cell>
          <table:table-cell/>
          <table:table-cell table:style-name="ce111" table:formula="of:=[.O70]-[.O71]" office:value-type="float" office:value="-15158.8156875233">
            <text:p>-15158,82 </text:p>
          </table:table-cell>
          <table:table-cell table:style-name="ce11" office:value-type="string">
            <text:p>NPV</text:p>
          </table:table-cell>
          <table:table-cell table:number-columns-repeated="240"/>
        </table:table-row>
        <table:table-row table:style-name="ro2">
          <table:table-cell office:value-type="string">
            <text:p>NPV (y) yht:</text:p>
          </table:table-cell>
          <table:table-cell table:style-name="ce112" table:formula="of:=[.C72]+[.D72]+[.E72]+[.F72]+[.G72]+[.H72]+[.I72]+[.J72]+[.K72]+[.L72]+[.M72]" office:value-type="float" office:value="684841.184312477">
            <text:p>684841,18 </text:p>
          </table:table-cell>
          <table:table-cell table:style-name="ce109"/>
          <table:table-cell table:style-name="ce11" table:number-columns-repeated="9"/>
          <table:table-cell table:number-columns-repeated="244"/>
        </table:table-row>
        <table:table-row table:style-name="ro2">
          <table:table-cell office:value-type="string">
            <text:p>H</text:p>
          </table:table-cell>
          <table:table-cell table:style-name="ce61" table:formula="of:=[.B71]*[.B62]" office:value-type="float" office:value="700000">
            <text:p>700000,00</text:p>
          </table:table-cell>
          <table:table-cell table:style-name="ce109"/>
          <table:table-cell table:number-columns-repeated="253"/>
        </table:table-row>
        <table:table-row table:style-name="ro2">
          <table:table-cell office:value-type="string">
            <text:p>NPV:</text:p>
          </table:table-cell>
          <table:table-cell table:style-name="ce111" table:formula="of:=[.B73]-[.B74]" office:value-type="float" office:value="-15158.8156875235">
            <text:p>-15158,82 </text:p>
          </table:table-cell>
          <table:table-cell table:style-name="ce109"/>
          <table:table-cell table:number-columns-repeated="253"/>
        </table:table-row>
        <table:table-row table:style-name="ro2">
          <table:table-cell table:style-name="ce71" table:number-columns-repeated="12"/>
          <table:table-cell table:number-columns-repeated="244"/>
        </table:table-row>
        <table:table-row table:style-name="ro2">
          <table:table-cell table:style-name="ce9" office:value-type="string">
            <text:p>HUOM! Kannattavuus heikkenee, koska verottaja ottaa oman osansa!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1" office:value-type="string">
            <text:p>Asiaa voidaan lähestyä myös <text:span text:style-name="T12">minimituottolaskelman</text:span><text:span text:style-name="T8"> kautta seuraavasti:</text:span></text:p>
          </table:table-cell>
          <table:table-cell table:number-columns-repeated="255"/>
        </table:table-row>
        <table:table-row table:style-name="ro2">
          <table:table-cell office:value-type="string">
            <text:p>Jotta investointi olisi kannattava, on nettotuottojen oltava määrältään vähintään minimituoton mukaiset. 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101" office:value-type="string">
            <text:p>Veroja ei oteta huomioon:</text:p>
          </table:table-cell>
          <table:table-cell table:number-columns-repeated="255"/>
        </table:table-row>
        <table:table-row table:style-name="ro6">
          <table:table-cell office:value-type="string">
            <text:p>t<text:span text:style-name="T7">opo + vpo</text:span><text:span text:style-name="T8"> =</text:span></text:p>
          </table:table-cell>
          <table:table-cell table:style-name="ce6" office:value-type="string">
            <text:p>c<text:span text:style-name="T7">n\i</text:span><text:span text:style-name="T8"> *H =</text:span></text:p>
          </table:table-cell>
          <table:table-cell table:style-name="ce61" table:formula="of:=[.E24]*[.C11]" office:value-type="float" office:value="150259.617674441">
            <text:p>150259,62</text:p>
          </table:table-cell>
          <table:table-cell table:style-name="ce11" office:value-type="string">
            <text:p>€</text:p>
          </table:table-cell>
          <table:table-cell table:number-columns-repeated="252"/>
        </table:table-row>
        <table:table-row table:style-name="ro2">
          <table:table-cell/>
          <table:table-cell table:style-name="ce6"/>
          <table:table-cell table:style-name="ce61"/>
          <table:table-cell table:number-columns-repeated="253"/>
        </table:table-row>
        <table:table-row table:style-name="ro2">
          <table:table-cell office:value-type="string">
            <text:p>Ennustettu t</text:p>
          </table:table-cell>
          <table:table-cell table:style-name="ce6"/>
          <table:table-cell table:style-name="ce61" table:formula="of:=[.C12]" office:value-type="float" office:value="150000">
            <text:p>150000,00</text:p>
          </table:table-cell>
          <table:table-cell table:style-name="ce6" office:value-type="string">
            <text:p>€</text:p>
          </table:table-cell>
          <table:table-cell table:number-columns-repeated="252"/>
        </table:table-row>
        <table:table-row table:style-name="ro2">
          <table:table-cell table:style-name="ce102" office:value-type="string">
            <text:p>Minimituotto (t)</text:p>
          </table:table-cell>
          <table:table-cell table:style-name="ce6"/>
          <table:table-cell table:style-name="ce65" table:formula="of:=[.C83]" office:value-type="float" office:value="150259.617674441">
            <text:p>150259,62</text:p>
          </table:table-cell>
          <table:table-cell table:style-name="ce6" office:value-type="string">
            <text:p>€</text:p>
          </table:table-cell>
          <table:table-cell table:number-columns-repeated="252"/>
        </table:table-row>
        <table:table-row table:style-name="ro2">
          <table:table-cell office:value-type="string">
            <text:p>Erotus</text:p>
          </table:table-cell>
          <table:table-cell/>
          <table:table-cell table:style-name="ce61" table:formula="of:=[.C85]-[.C86]" office:value-type="float" office:value="-259.617674441019">
            <text:p>-259,62</text:p>
          </table:table-cell>
          <table:table-cell table:style-name="ce11" office:value-type="string">
            <text:p>€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61"/>
          <table:table-cell table:number-columns-repeated="253"/>
        </table:table-row>
        <table:table-row table:style-name="ro2">
          <table:table-cell table:style-name="ce104" office:value-type="string">
            <text:p>Verot otetaan huomioon:</text:p>
          </table:table-cell>
          <table:table-cell table:number-columns-repeated="6"/>
          <table:table-cell table:style-name="ce132" office:value-type="string">
            <text:p>Ahon mallin mukaan:</text:p>
          </table:table-cell>
          <table:table-cell table:style-name="ce133" table:number-columns-repeated="3"/>
          <table:table-cell table:number-columns-repeated="245"/>
        </table:table-row>
        <table:table-row table:style-name="ro6">
          <table:table-cell office:value-type="string">
            <text:p>t<text:span text:style-name="T7">vpo</text:span><text:span text:style-name="T8"> =</text:span></text:p>
          </table:table-cell>
          <table:table-cell table:style-name="ce6" office:value-type="string">
            <text:p>c<text:span text:style-name="T7">n\i</text:span><text:span text:style-name="T8"> * vpo%/H</text:span></text:p>
          </table:table-cell>
          <table:table-cell table:number-columns-repeated="5"/>
          <table:table-cell table:style-name="ce133" table:number-columns-repeated="4"/>
          <table:table-cell table:number-columns-repeated="245"/>
        </table:table-row>
        <table:table-row table:style-name="ro2">
          <table:table-cell table:style-name="ce2"/>
          <table:table-cell table:style-name="ce42" table:formula="of:=[.E20]*[.B20]/100*[.C11]" office:value-type="float" office:value="83685.8662573856">
            <text:p>83685,87</text:p>
          </table:table-cell>
          <table:table-cell table:style-name="ce6" office:value-type="string">
            <text:p>€</text:p>
          </table:table-cell>
          <table:table-cell table:number-columns-repeated="4"/>
          <table:table-cell table:style-name="ce133" office:value-type="string">
            <text:p>cn/i*opo+vpo * H =</text:p>
          </table:table-cell>
          <table:table-cell table:style-name="ce133"/>
          <table:table-cell table:style-name="ce135" table:formula="of:=[.G24]*[.C11]" office:value-type="float" office:value="136248.114282649">
            <text:p>136248,11</text:p>
          </table:table-cell>
          <table:table-cell table:style-name="ce133" office:value-type="string">
            <text:p>(nettotulos + poisto). Pitää vielä lisätä verot.</text:p>
          </table:table-cell>
          <table:table-cell table:number-columns-repeated="245"/>
        </table:table-row>
        <table:table-row table:style-name="ro2">
          <table:table-cell table:style-name="ce2"/>
          <table:table-cell table:style-name="ce21"/>
          <table:table-cell table:style-name="ce6"/>
          <table:table-cell table:number-columns-repeated="4"/>
          <table:table-cell table:style-name="ce133" office:value-type="string">
            <text:p>Nettotulos =</text:p>
          </table:table-cell>
          <table:table-cell table:style-name="ce133"/>
          <table:table-cell table:style-name="ce135" table:formula="of:=[.J91]-[.C13]" office:value-type="float" office:value="66248.1142826493">
            <text:p>66248,11</text:p>
          </table:table-cell>
          <table:table-cell table:style-name="ce133" office:value-type="string">
            <text:p>(yllä oleva luku - poisto)</text:p>
          </table:table-cell>
          <table:table-cell table:number-columns-repeated="245"/>
        </table:table-row>
        <table:table-row table:style-name="ro2">
          <table:table-cell table:style-name="ce2"/>
          <table:table-cell table:style-name="ce11" office:value-type="string">
            <text:p>menojäännöspoisto:</text:p>
          </table:table-cell>
          <table:table-cell table:style-name="ce11" table:number-columns-repeated="2"/>
          <table:table-cell table:style-name="ce11" office:value-type="string">
            <text:p>tasapoisto:</text:p>
          </table:table-cell>
          <table:table-cell table:number-columns-repeated="2"/>
          <table:table-cell table:style-name="ce133" office:value-type="string">
            <text:p>W =</text:p>
          </table:table-cell>
          <table:table-cell table:style-name="ce133"/>
          <table:table-cell table:style-name="ce135" table:formula="of:=[.J92]/(1-[.F15]%)" office:value-type="float" office:value="93307.2032149991">
            <text:p>93307,20</text:p>
          </table:table-cell>
          <table:table-cell table:style-name="ce133" office:value-type="string">
            <text:p>(nettotulos/(1-f))</text:p>
          </table:table-cell>
          <table:table-cell table:number-columns-repeated="245"/>
        </table:table-row>
        <table:table-row table:style-name="ro6">
          <table:table-cell office:value-type="string">
            <text:p>t<text:span text:style-name="T7">opo</text:span><text:span text:style-name="T8"> =</text:span></text:p>
          </table:table-cell>
          <table:table-cell table:style-name="ce6" office:value-type="string">
            <text:p>c<text:span text:style-name="T7">n\i</text:span><text:span text:style-name="T8"> * F * (opo%/H - (j/j+i)/f</text:span><text:span text:style-name="T7">d</text:span><text:span text:style-name="T8">/opo%/H) =</text:span></text:p>
          </table:table-cell>
          <table:table-cell table:number-columns-repeated="2"/>
          <table:table-cell table:style-name="ce6" office:value-type="string">
            <text:p>c<text:span text:style-name="T7">n\i</text:span><text:span text:style-name="T8"> * F * (opo%/H - a</text:span><text:span text:style-name="T7">n/i</text:span><text:span text:style-name="T8">/f</text:span><text:span text:style-name="T7">d</text:span><text:span text:style-name="T8">/opo%/H) =</text:span></text:p>
          </table:table-cell>
          <table:table-cell table:number-columns-repeated="2"/>
          <table:table-cell table:style-name="ce133" office:value-type="string">
            <text:p>topo+vpo=</text:p>
          </table:table-cell>
          <table:table-cell table:style-name="ce133"/>
          <table:table-cell table:style-name="ce136" table:formula="of:=[.J93]+[.C13]" office:value-type="float" office:value="163307.203214999">
            <text:p>163307,20</text:p>
          </table:table-cell>
          <table:table-cell table:style-name="ce133" office:value-type="string">
            <text:p>(W+poistot)</text:p>
          </table:table-cell>
          <table:table-cell table:number-columns-repeated="245"/>
        </table:table-row>
        <table:table-row table:style-name="ro2">
          <table:table-cell table:style-name="ce2"/>
          <table:table-cell table:style-name="ce109" table:formula="of:=[.E21]*[.C26]*([.B21]%*[.C11]-[.G25]%*[.F13]*[.B21]%*[.C11])" office:value-type="float" office:value="77697.9481857291">
            <text:p>77697,95 </text:p>
          </table:table-cell>
          <table:table-cell table:style-name="ce6" table:formula="of:=[.E21]*[.C26]*([.B21]%*[.C11]-[.G25]%*[.H14]*[.B21]%)" office:value-type="float" office:value="76595.2398439607">
            <text:p>76595,2398439607</text:p>
          </table:table-cell>
          <table:table-cell/>
          <table:table-cell table:style-name="ce109" table:formula="of:=[.E21]*[.C26]*([.B21]%*[.C11]-[.G25]%*[.B21]%*[.G21]*[.C13])" office:value-type="float" office:value="82628.6928552121">
            <text:p>82628,69 </text:p>
          </table:table-cell>
          <table:table-cell table:style-name="ce6" office:value-type="string">
            <text:p>€</text:p>
          </table:table-cell>
          <table:table-cell/>
          <table:table-cell table:style-name="ce11" table:number-columns-repeated="4"/>
          <table:table-cell table:number-columns-repeated="245"/>
        </table:table-row>
        <table:table-row table:style-name="ro2">
          <table:table-cell table:style-name="ce2"/>
          <table:table-cell table:number-columns-repeated="6"/>
          <table:table-cell table:style-name="ce11" table:number-columns-repeated="4"/>
          <table:table-cell table:number-columns-repeated="245"/>
        </table:table-row>
        <table:table-row table:style-name="ro6">
          <table:table-cell office:value-type="string">
            <text:p>t<text:span text:style-name="T7">vpo + opo</text:span><text:span text:style-name="T8"> =</text:span></text:p>
          </table:table-cell>
          <table:table-cell table:style-name="ce114" table:formula="of:=[.B91]+[.B95]" office:value-type="float" office:value="161383.814443115">
            <text:p>161383,81 </text:p>
          </table:table-cell>
          <table:table-cell table:style-name="ce123" table:formula="of:=[.B91]+[.C95]" office:value-type="float" office:value="160281.106101346">
            <text:p>160281,11</text:p>
          </table:table-cell>
          <table:table-cell table:style-name="ce71"/>
          <table:table-cell table:style-name="ce114" table:formula="of:=[.B91]+[.E95]" office:value-type="float" office:value="166314.559112598">
            <text:p>166314,56 </text:p>
          </table:table-cell>
          <table:table-cell table:style-name="ce6" office:value-type="string">
            <text:p>€</text:p>
          </table:table-cell>
          <table:table-cell/>
          <table:table-cell table:style-name="ce38" office:value-type="string">
            <text:p>Ero johtuu laskelmien lähtökohtien poikkeavuudesta!</text:p>
          </table:table-cell>
          <table:table-cell table:style-name="ce11" table:number-columns-repeated="3"/>
          <table:table-cell table:number-columns-repeated="24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105"/>
          <table:table-cell table:style-name="ce115" office:value-type="string">
            <text:p>menojäännöspoisto</text:p>
          </table:table-cell>
          <table:table-cell table:style-name="ce115"/>
          <table:table-cell table:style-name="ce11"/>
          <table:table-cell table:style-name="ce71"/>
          <table:table-cell table:style-name="ce129" office:value-type="string">
            <text:p>tasapoisto</text:p>
          </table:table-cell>
          <table:table-cell table:style-name="ce11"/>
          <table:table-cell table:number-columns-repeated="249"/>
        </table:table-row>
        <table:table-row table:style-name="ro2">
          <table:table-cell table:style-name="ce105"/>
          <table:table-cell table:style-name="ce115" office:value-type="string">
            <text:p>Po: ääretön</text:p>
          </table:table-cell>
          <table:table-cell table:style-name="ce115"/>
          <table:table-cell table:style-name="ce122" office:value-type="string">
            <text:p>Po =" oikein"</text:p>
          </table:table-cell>
          <table:table-cell table:style-name="ce71"/>
          <table:table-cell table:style-name="ce129"/>
          <table:table-cell table:style-name="ce11"/>
          <table:table-cell table:number-columns-repeated="249"/>
        </table:table-row>
        <table:table-row table:style-name="ro2">
          <table:table-cell table:style-name="ce105" office:value-type="string">
            <text:p>Ennustettu t</text:p>
          </table:table-cell>
          <table:table-cell table:style-name="ce116" table:formula="of:=[.C12]" office:value-type="float" office:value="150000">
            <text:p>150000,00 </text:p>
          </table:table-cell>
          <table:table-cell table:style-name="ce6" office:value-type="string">
            <text:p>€</text:p>
          </table:table-cell>
          <table:table-cell table:style-name="ce116" table:formula="of:=[.C12]" office:value-type="float" office:value="150000">
            <text:p>150000,00 </text:p>
          </table:table-cell>
          <table:table-cell table:style-name="ce6" office:value-type="string">
            <text:p>€</text:p>
          </table:table-cell>
          <table:table-cell table:style-name="ce61" table:formula="of:=[.C12]" office:value-type="float" office:value="150000">
            <text:p>150000,00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table:style-name="ce105" office:value-type="string">
            <text:p>Minimituotto (t)</text:p>
          </table:table-cell>
          <table:table-cell table:style-name="ce116" table:formula="of:=[.B97]" office:value-type="float" office:value="161383.814443115">
            <text:p>161383,81 </text:p>
          </table:table-cell>
          <table:table-cell table:style-name="ce6" office:value-type="string">
            <text:p>€</text:p>
          </table:table-cell>
          <table:table-cell table:style-name="ce116" table:formula="of:=[.C97]" office:value-type="float" office:value="160281.106101346">
            <text:p>160281,11 </text:p>
          </table:table-cell>
          <table:table-cell table:style-name="ce6" office:value-type="string">
            <text:p>€</text:p>
          </table:table-cell>
          <table:table-cell table:style-name="ce61" table:formula="of:=[.E97]" office:value-type="float" office:value="166314.559112598">
            <text:p>166314,56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office:value-type="string">
            <text:p>Erotus</text:p>
          </table:table-cell>
          <table:table-cell table:style-name="ce117" table:formula="of:=[.B101]-[.B102]" office:value-type="float" office:value="-11383.8144431148">
            <text:p>-11383,81 </text:p>
          </table:table-cell>
          <table:table-cell table:style-name="ce6" office:value-type="string">
            <text:p>€</text:p>
          </table:table-cell>
          <table:table-cell table:style-name="ce117" table:formula="of:=[.D101]-[.D102]" office:value-type="float" office:value="-10281.1061013463">
            <text:p>-10281,11 </text:p>
          </table:table-cell>
          <table:table-cell table:style-name="ce6" office:value-type="string">
            <text:p>€</text:p>
          </table:table-cell>
          <table:table-cell table:style-name="ce130" table:formula="of:=[.F101]-[.F102]" office:value-type="float" office:value="-16314.5591125977">
            <text:p>-16314,56</text:p>
          </table:table-cell>
          <table:table-cell table:style-name="ce6" office:value-type="string">
            <text:p>€</text:p>
          </table:table-cell>
          <table:table-cell table:number-columns-repeated="249"/>
        </table:table-row>
        <table:table-row table:style-name="ro2">
          <table:table-cell office:value-type="string">
            <text:p>Ero:</text:p>
          </table:table-cell>
          <table:table-cell table:style-name="ce117" table:formula="of:=[.D103]-[.B103]" office:value-type="float" office:value="1102.70834176842">
            <text:p>1102,71 </text:p>
          </table:table-cell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/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 table:style-name="ce9" office:value-type="string">
            <text:p>HUOM! <text:span text:style-name="T8">Nettotuottovaatimus on pienempi "oikein" lasketussa tapauksessa. SYY: poistot tulevat nopeammin hyödynnetyksi.</text:span></text:p>
          </table:table-cell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 table:style-name="ce9"/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7">
          <table:table-cell table:style-name="ce106" office:value-type="string">
            <text:p>JOHTOPÄÄTÖKSIÄ</text:p>
          </table:table-cell>
          <table:table-cell table:style-name="ce118"/>
          <table:table-cell table:style-name="ce124"/>
          <table:table-cell table:style-name="ce126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2">
          <table:table-cell table:style-name="ce9"/>
          <table:table-cell table:style-name="ce117"/>
          <table:table-cell table:style-name="ce103"/>
          <table:table-cell table:style-name="ce117"/>
          <table:table-cell table:style-name="ce103"/>
          <table:table-cell table:style-name="ce130"/>
          <table:table-cell table:style-name="ce11"/>
          <table:table-cell table:number-columns-repeated="249"/>
        </table:table-row>
        <table:table-row table:style-name="ro4">
          <table:table-cell table:style-name="ce45" office:value-type="string">
            <text:p>Lähtötietojen mukaan arvioituna investointi muuttuu kannattamattomaksi verot huomioon ottaen.</text:p>
          </table:table-cell>
          <table:table-cell table:style-name="ce119"/>
          <table:table-cell table:style-name="ce103"/>
          <table:table-cell table:style-name="ce127"/>
          <table:table-cell table:style-name="ce11"/>
          <table:table-cell table:number-columns-repeated="251"/>
        </table:table-row>
        <table:table-row table:style-name="ro4">
          <table:table-cell table:style-name="ce45"/>
          <table:table-cell table:style-name="ce119"/>
          <table:table-cell table:style-name="ce103"/>
          <table:table-cell table:style-name="ce127"/>
          <table:table-cell table:style-name="ce11"/>
          <table:table-cell table:number-columns-repeated="251"/>
        </table:table-row>
        <table:table-row table:style-name="ro4">
          <table:table-cell table:style-name="ce45" office:value-type="string">
            <text:p>Tasapoistotapauksessa kannattavuus on heikompi kuin menojäännöspoistotapauksessa, koska tasapoistomenetelmässä</text:p>
          </table:table-cell>
          <table:table-cell table:style-name="ce119"/>
          <table:table-cell table:style-name="ce103"/>
          <table:table-cell table:style-name="ce127"/>
          <table:table-cell table:style-name="ce11"/>
          <table:table-cell table:number-columns-repeated="251"/>
        </table:table-row>
        <table:table-row table:style-name="ro4">
          <table:table-cell table:style-name="ce45" office:value-type="string">
            <text:p>poistot realisoituvat jälkijättöisemmin verrattuna menojäännöspoistotapaukseen.</text:p>
          </table:table-cell>
          <table:table-cell table:number-columns-repeated="255"/>
        </table:table-row>
        <table:table-row table:style-name="ro2">
          <table:table-cell table:style-name="ce101"/>
          <table:table-cell table:number-columns-repeated="255"/>
        </table:table-row>
        <table:table-row table:style-name="ro4">
          <table:table-cell table:style-name="ce107" office:value-type="string">
            <text:p>Lisäämällä vierasta pääomaa investoinnin kannattavuus paranee, koska vieraan pääoman voitonjako on verotuksessa</text:p>
          </table:table-cell>
          <table:table-cell table:number-columns-repeated="255"/>
        </table:table-row>
        <table:table-row table:style-name="ro4">
          <table:table-cell table:style-name="ce107" office:value-type="string">
            <text:p>vähennyskelpoista (verohyöty). Ja toisaalta kannattavuus oman pääoman sijoittajan näkökulmasta paranee, koska vieraan pääoman korko &lt; <text:s/>koko pääoman tuotto</text:p>
          </table:table-cell>
          <table:table-cell table:number-columns-repeated="255"/>
        </table:table-row>
        <table:table-row table:style-name="ro4" table:number-rows-repeated="6">
          <table:table-cell table:style-name="ce2"/>
          <table:table-cell table:number-columns-repeated="255"/>
        </table:table-row>
        <table:table-row table:style-name="ro4">
          <table:table-cell table:style-name="ce2"/>
          <table:table-cell table:number-columns-repeated="255"/>
        </table:table-row>
        <table:named-expressions/>
      </table:table>
      <table:table table:name="Tehtävä 6" table:style-name="ta6" table:print="false">
        <office:forms form:automatic-focus="false" form:apply-design-mode="false"/>
        <table:table-column table:style-name="co1" table:default-cell-style-name="ce6"/>
        <table:table-column table:style-name="co17" table:number-columns-repeated="6" table:default-cell-style-name="ce2"/>
        <table:table-column table:style-name="co17" table:number-columns-repeated="7" table:default-cell-style-name="ce11"/>
        <table:table-column table:style-name="co17" table:number-columns-repeated="242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number-columns-repeated="5"/>
          <table:table-cell table:style-name="ce43"/>
          <table:table-cell table:style-name="ce1" table:formula="of:=[$'Tehtävä 1'.I1]" office:value-type="string" office:string-value="RATKAISUT">
            <text:p>RATKAISUT</text:p>
          </table:table-cell>
          <table:table-cell table:style-name="Default"/>
          <table:table-cell table:number-columns-repeated="247"/>
        </table:table-row>
        <table:table-row table:style-name="ro2">
          <table:table-cell table:style-name="ce2"/>
          <table:table-cell table:number-columns-repeated="6"/>
          <table:table-cell table:style-name="ce2" table:number-columns-repeated="2"/>
          <table:table-cell table:number-columns-repeated="247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number-columns-repeated="6"/>
          <table:table-cell table:style-name="ce2" table:number-columns-repeated="2"/>
          <table:table-cell table:number-columns-repeated="247"/>
        </table:table-row>
        <table:table-row table:style-name="ro2">
          <table:table-cell table:style-name="ce11" table:number-columns-repeated="7"/>
          <table:table-cell table:number-columns-repeated="249"/>
        </table:table-row>
        <table:table-row table:style-name="ro3">
          <table:table-cell table:style-name="ce4" office:value-type="string">
            <text:p>Tekman Oy: ROI hinnoitteluasetannan perustana</text:p>
          </table:table-cell>
          <table:table-cell table:style-name="ce11" table:number-columns-repeated="6"/>
          <table:table-cell table:number-columns-repeated="249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138" office:value-type="string">
            <text:p>LÄHTÖTIETOJA</text:p>
          </table:table-cell>
          <table:table-cell/>
          <table:table-cell table:style-name="ce72" office:value-type="string">
            <text:p>Lähtötiedot merkitty näkyviin punaisella fontilla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ROI-tavoite:</text:p>
          </table:table-cell>
          <table:table-cell table:style-name="ce15" office:value-type="float" office:value="20">
            <text:p>20</text:p>
          </table:table-cell>
          <table:table-cell table:style-name="ce6" office:value-type="string">
            <text:p>%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TASE</text:p>
          </table:table-cell>
          <table:table-cell table:number-columns-repeated="255"/>
        </table:table-row>
        <table:table-row table:style-name="ro2">
          <table:table-cell office:value-type="string">
            <text:p>Rahoitusomaisuus</text:p>
          </table:table-cell>
          <table:table-cell table:style-name="ce15" office:value-type="float" office:value="200000">
            <text:p>200000</text:p>
          </table:table-cell>
          <table:table-cell table:number-columns-repeated="254"/>
        </table:table-row>
        <table:table-row table:style-name="ro2">
          <table:table-cell office:value-type="string">
            <text:p>Vaihto-omaisuus</text:p>
          </table:table-cell>
          <table:table-cell table:style-name="ce15" office:value-type="float" office:value="400000">
            <text:p>400000</text:p>
          </table:table-cell>
          <table:table-cell table:number-columns-repeated="254"/>
        </table:table-row>
        <table:table-row table:style-name="ro2">
          <table:table-cell office:value-type="string">
            <text:p>Käyttöomaisuus</text:p>
          </table:table-cell>
          <table:table-cell table:style-name="ce15" office:value-type="float" office:value="1900000">
            <text:p>1900000</text:p>
          </table:table-cell>
          <table:table-cell table:number-columns-repeated="254"/>
        </table:table-row>
        <table:table-row table:style-name="ro2">
          <table:table-cell table:style-name="ce19" office:value-type="string">
            <text:p>Summa</text:p>
          </table:table-cell>
          <table:table-cell table:style-name="ce140" table:formula="of:=SUM([.B12:.B14])" office:value-type="float" office:value="2500000">
            <text:p>2500000</text:p>
          </table:table-cell>
          <table:table-cell table:number-columns-repeated="254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Kustannustiedot</text:p>
          </table:table-cell>
          <table:table-cell table:number-columns-repeated="255"/>
        </table:table-row>
        <table:table-row table:style-name="ro2">
          <table:table-cell office:value-type="string">
            <text:p>Muuttuvat kust</text:p>
          </table:table-cell>
          <table:table-cell table:style-name="ce15" office:value-type="float" office:value="2400000">
            <text:p>2400000</text:p>
          </table:table-cell>
          <table:table-cell table:number-columns-repeated="254"/>
        </table:table-row>
        <table:table-row table:style-name="ro2">
          <table:table-cell office:value-type="string">
            <text:p>Kiinteät kust</text:p>
          </table:table-cell>
          <table:table-cell table:style-name="ce15" office:value-type="float" office:value="900000">
            <text:p>900000</text:p>
          </table:table-cell>
          <table:table-cell table:number-columns-repeated="254"/>
        </table:table-row>
        <table:table-row table:style-name="ro2">
          <table:table-cell table:style-name="ce19" office:value-type="string">
            <text:p>Summa</text:p>
          </table:table-cell>
          <table:table-cell table:style-name="ce140" table:formula="of:=[.B18]+[.B19]" office:value-type="float" office:value="3300000">
            <text:p>3300000</text:p>
          </table:table-cell>
          <table:table-cell table:number-columns-repeated="254"/>
        </table:table-row>
        <table:table-row table:style-name="ro2">
          <table:table-cell/>
          <table:table-cell table:style-name="ce21"/>
          <table:table-cell table:number-columns-repeated="254"/>
        </table:table-row>
        <table:table-row table:style-name="ro2">
          <table:table-cell table:style-name="ce9" office:value-type="string">
            <text:p>Tuotetiedot</text:p>
          </table:table-cell>
          <table:table-cell table:number-columns-repeated="255"/>
        </table:table-row>
        <table:table-row table:style-name="ro2">
          <table:table-cell table:style-name="ce2"/>
          <table:table-cell table:style-name="ce20" office:value-type="string">
            <text:p>A</text:p>
          </table:table-cell>
          <table:table-cell table:style-name="ce20" office:value-type="string">
            <text:p>B 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Yhteensä</text:p>
          </table:table-cell>
          <table:table-cell table:number-columns-repeated="251"/>
        </table:table-row>
        <table:table-row table:style-name="ro2">
          <table:table-cell office:value-type="string">
            <text:p>Investoinnit, 1000 €</text:p>
          </table:table-cell>
          <table:table-cell table:style-name="ce15" office:value-type="float" office:value="900">
            <text:p>900</text:p>
          </table:table-cell>
          <table:table-cell table:style-name="ce15" office:value-type="float" office:value="1035">
            <text:p>1035</text:p>
          </table:table-cell>
          <table:table-cell table:style-name="ce15" office:value-type="float" office:value="565">
            <text:p>565</text:p>
          </table:table-cell>
          <table:table-cell table:style-name="ce21" table:formula="of:=SUM([.B24:.D24])" office:value-type="float" office:value="2500">
            <text:p>2500</text:p>
          </table:table-cell>
          <table:table-cell table:number-columns-repeated="251"/>
        </table:table-row>
        <table:table-row table:style-name="ro2">
          <table:table-cell office:value-type="string">
            <text:p>Kokonaiskust., 1000 €</text:p>
          </table:table-cell>
          <table:table-cell table:style-name="ce15" office:value-type="float" office:value="1800">
            <text:p>1800</text:p>
          </table:table-cell>
          <table:table-cell table:style-name="ce15" office:value-type="float" office:value="1000">
            <text:p>1000</text:p>
          </table:table-cell>
          <table:table-cell table:style-name="ce15" office:value-type="float" office:value="500">
            <text:p>500</text:p>
          </table:table-cell>
          <table:table-cell table:style-name="ce21" table:formula="of:=SUM([.B25:.D25])" office:value-type="float" office:value="3300">
            <text:p>3300</text:p>
          </table:table-cell>
          <table:table-cell table:number-columns-repeated="251"/>
        </table:table-row>
        <table:table-row table:style-name="ro2">
          <table:table-cell office:value-type="string">
            <text:p>Volyymi, 1000 kpl</text:p>
          </table:table-cell>
          <table:table-cell table:style-name="ce15" office:value-type="float" office:value="45">
            <text:p>45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10">
            <text:p>10</text:p>
          </table:table-cell>
          <table:table-cell table:number-columns-repeated="252"/>
        </table:table-row>
        <table:table-row table:style-name="ro2">
          <table:table-cell office:value-type="string">
            <text:p>Yksikkökust. €/kpl</text:p>
          </table:table-cell>
          <table:table-cell table:style-name="ce21" table:formula="of:=[.B25]/[.B26]" office:value-type="float" office:value="40">
            <text:p>40</text:p>
          </table:table-cell>
          <table:table-cell table:style-name="ce21" table:formula="of:=[.C25]/[.C26]" office:value-type="float" office:value="25">
            <text:p>25</text:p>
          </table:table-cell>
          <table:table-cell table:style-name="ce21" table:formula="of:=[.D25]/[.D26]" office:value-type="float" office:value="50">
            <text:p>50</text:p>
          </table:table-cell>
          <table:table-cell table:number-columns-repeated="252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a) Keskim. voittolisä kustannuksille, jotta ROI-tavoite saavutettaisiin?</text:p>
          </table:table-cell>
          <table:table-cell table:number-columns-repeated="255"/>
        </table:table-row>
        <table:table-row table:style-name="ro2">
          <table:table-cell table:style-name="ce139" office:value-type="string">
            <text:p>ROI-kaava, myynnit tuntematon!</text:p>
          </table:table-cell>
          <table:table-cell table:number-columns-repeated="255"/>
        </table:table-row>
        <table:table-row table:style-name="ro2">
          <table:table-cell table:style-name="ce139" office:value-type="string">
            <text:p>po/kust*ROI</text:p>
          </table:table-cell>
          <table:table-cell table:number-columns-repeated="255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office:value-type="string">
            <text:p>Yleinen voittolisä, %:</text:p>
          </table:table-cell>
          <table:table-cell table:style-name="ce60" table:formula="of:=([.B15]/[.B20])*[.B9]" office:value-type="float" office:value="15.1515151515152">
            <text:p>15,15</text:p>
          </table:table-cell>
          <table:table-cell table:number-columns-repeated="254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TARKISTUS</text:p>
          </table:table-cell>
          <table:table-cell table:number-columns-repeated="255"/>
        </table:table-row>
        <table:table-row table:style-name="ro2">
          <table:table-cell office:value-type="string">
            <text:p>Myyntituotot</text:p>
          </table:table-cell>
          <table:table-cell table:style-name="ce21" table:formula="of:=(1+[.B33]/100)*[.B20]" office:value-type="float" office:value="3800000">
            <text:p>3800000</text:p>
          </table:table-cell>
          <table:table-cell table:style-name="ce6" office:value-type="string">
            <text:p>€ (kok.kust + voittolisä)</text:p>
          </table:table-cell>
          <table:table-cell table:number-columns-repeated="253"/>
        </table:table-row>
        <table:table-row table:style-name="ro2">
          <table:table-cell office:value-type="string">
            <text:p>Voitto</text:p>
          </table:table-cell>
          <table:table-cell table:style-name="ce21" table:formula="of:=[.B36]-[.B20]" office:value-type="float" office:value="500000">
            <text:p>500000</text:p>
          </table:table-cell>
          <table:table-cell table:style-name="ce6" office:value-type="string">
            <text:p>€ (myyntituotot-kok.kust.)</text:p>
          </table:table-cell>
          <table:table-cell table:number-columns-repeated="253"/>
        </table:table-row>
        <table:table-row table:style-name="ro2">
          <table:table-cell office:value-type="string">
            <text:p>ROI</text:p>
          </table:table-cell>
          <table:table-cell table:style-name="ce21" table:formula="of:=100*([.B37]/[.B15])" office:value-type="float" office:value="20">
            <text:p>20</text:p>
          </table:table-cell>
          <table:table-cell table:style-name="ce6" office:value-type="string">
            <text:p>% (voitto/po)</text:p>
          </table:table-cell>
          <table:table-cell table:number-columns-repeated="253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9" office:value-type="string">
            <text:p>b) Tuotekohtaiset voittolisät, tavoitemyyntihinnat?</text:p>
          </table:table-cell>
          <table:table-cell table:number-columns-repeated="255"/>
        </table:table-row>
        <table:table-row table:style-name="ro2">
          <table:table-cell table:style-name="ce2"/>
          <table:table-cell table:style-name="ce20" office:value-type="string">
            <text:p>A</text:p>
          </table:table-cell>
          <table:table-cell table:style-name="ce20" office:value-type="string">
            <text:p>B</text:p>
          </table:table-cell>
          <table:table-cell table:style-name="ce20" office:value-type="string">
            <text:p>C</text:p>
          </table:table-cell>
          <table:table-cell table:style-name="ce20" office:value-type="string">
            <text:p>Yhteensä</text:p>
          </table:table-cell>
          <table:table-cell table:number-columns-repeated="251"/>
        </table:table-row>
        <table:table-row table:style-name="ro2">
          <table:table-cell office:value-type="string">
            <text:p>Po/kok.kust.</text:p>
          </table:table-cell>
          <table:table-cell table:style-name="ce109" table:formula="of:=[.B24]/[.B25]" office:value-type="float" office:value="0.5">
            <text:p>0,50 </text:p>
          </table:table-cell>
          <table:table-cell table:style-name="ce109" table:formula="of:=[.C24]/[.C25]" office:value-type="float" office:value="1.035">
            <text:p>1,04 </text:p>
          </table:table-cell>
          <table:table-cell table:style-name="ce109" table:formula="of:=[.D24]/[.D25]" office:value-type="float" office:value="1.13">
            <text:p>1,13 </text:p>
          </table:table-cell>
          <table:table-cell table:style-name="ce109" table:formula="of:=[.E24]/[.E25]" office:value-type="float" office:value="0.757575757575758">
            <text:p>0,76 </text:p>
          </table:table-cell>
          <table:table-cell table:number-columns-repeated="251"/>
        </table:table-row>
        <table:table-row table:style-name="ro2">
          <table:table-cell office:value-type="string">
            <text:p>Voittolisä, %</text:p>
          </table:table-cell>
          <table:table-cell table:style-name="ce36" table:formula="of:=[.B42]*[.B9]" office:value-type="float" office:value="10">
            <text:p>10,00 </text:p>
          </table:table-cell>
          <table:table-cell table:style-name="ce36" table:formula="of:=[.C42]*[.B9]" office:value-type="float" office:value="20.7">
            <text:p>20,70 </text:p>
          </table:table-cell>
          <table:table-cell table:style-name="ce36" table:formula="of:=[.D42]*[.B9]" office:value-type="float" office:value="22.6">
            <text:p>22,60 </text:p>
          </table:table-cell>
          <table:table-cell table:style-name="ce36" table:formula="of:=[.E42]*[.B9]" office:value-type="float" office:value="15.1515151515152">
            <text:p>15,15 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Tavoitemy-hinta, €/kpl</text:p>
          </table:table-cell>
          <table:table-cell table:style-name="ce36" table:formula="of:=(1+[.B43]%)*[.B27]" office:value-type="float" office:value="44">
            <text:p>44,00 </text:p>
          </table:table-cell>
          <table:table-cell table:style-name="ce36" table:formula="of:=(1+[.C43]%)*[.C27]" office:value-type="float" office:value="30.175">
            <text:p>30,18 </text:p>
          </table:table-cell>
          <table:table-cell table:style-name="ce36" table:formula="of:=(1+[.D43]%)*[.D27]" office:value-type="float" office:value="61.3">
            <text:p>61,30 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2"/>
          <table:table-cell table:number-columns-repeated="255"/>
        </table:table-row>
        <table:table-row table:style-name="ro2">
          <table:table-cell table:style-name="ce38" office:value-type="string">
            <text:p>c) Arviointi</text:p>
          </table:table-cell>
          <table:table-cell table:style-name="ce11" table:number-columns-repeated="6"/>
          <table:table-cell table:number-columns-repeated="249"/>
        </table:table-row>
        <table:table-row table:style-name="ro2">
          <table:table-cell table:style-name="ce11" office:value-type="string">
            <text:p>Voit lähtötietoja muuttamalla nähdä tavoitemyyntihinnan muutokset, kuten myös voitto-lisämuutokset JA "pääomankierto"-nopeuden muutokset.</text:p>
          </table:table-cell>
          <table:table-cell table:style-name="ce11" table:number-columns-repeated="6"/>
          <table:table-cell table:number-columns-repeated="249"/>
        </table:table-row>
        <table:table-row table:style-name="ro2" table:number-rows-repeated="2">
          <table:table-cell table:style-name="ce11" table:number-columns-repeated="7"/>
          <table:table-cell table:number-columns-repeated="249"/>
        </table:table-row>
        <table:table-row table:style-name="ro2">
          <table:table-cell table:style-name="ce11" table:number-columns-repeated="7"/>
          <table:table-cell table:number-columns-repeated="249"/>
        </table:table-row>
        <table:named-expressions/>
      </table:table>
      <table:table table:name="Tehtävä 7" table:style-name="ta7" table:print="false">
        <office:forms form:automatic-focus="false" form:apply-design-mode="false"/>
        <table:table-column table:style-name="co19" table:default-cell-style-name="ce141"/>
        <table:table-column table:style-name="co17" table:number-columns-repeated="2" table:default-cell-style-name="ce143"/>
        <table:table-column table:style-name="co17" table:default-cell-style-name="ce141"/>
        <table:table-column table:style-name="co17" table:default-cell-style-name="ce143"/>
        <table:table-column table:style-name="co17" table:default-cell-style-name="ce141"/>
        <table:table-column table:style-name="co17" table:number-columns-repeated="9" table:default-cell-style-name="ce143"/>
        <table:table-column table:style-name="co17" table:default-cell-style-name="ce141"/>
        <table:table-column table:style-name="co17" table:number-columns-repeated="2" table:default-cell-style-name="ce143"/>
        <table:table-column table:style-name="co17" table:number-columns-repeated="238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style-name="ce2" table:number-columns-repeated="4"/>
          <table:table-cell table:style-name="ce1" table:formula="of:=[$'Tehtävä 1'.I1]" office:value-type="string" office:string-value="RATKAISUT">
            <text:p>RATKAISUT</text:p>
          </table:table-cell>
          <table:table-cell table:style-name="ce43"/>
          <table:table-cell table:style-name="ce2"/>
          <table:table-cell table:style-name="Default"/>
          <table:table-cell table:style-name="ce141" table:number-columns-repeated="6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 table:style-name="ce2" table:number-columns-repeated="9"/>
          <table:table-cell table:style-name="ce141" table:number-columns-repeated="6"/>
          <table:table-cell/>
          <table:table-cell table:style-name="ce141" table:number-columns-repeated="2"/>
          <table:table-cell table:number-columns-repeated="238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style-name="ce2" table:number-columns-repeated="8"/>
          <table:table-cell table:style-name="ce141" table:number-columns-repeated="6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5">
          <table:table-cell table:style-name="ce142" office:value-type="string">
            <text:p>PAPERITEHDASINVESTOINTILASKELMAT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Investoinnin kannattavuus arvioidaan <text:s/>nykyarvomenetelmän ja sisäisen korkokannan avull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aloudellinen pitoaika on määritelty 15 vuodeksi. Tehtävässä pyydettiin käyttämään ainakin 10 vuott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uotannon oletetaan alkavan <text:s/>vaiheittain siten, että 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<text:s text:c="2"/>3. vuonna käyttöaste on</text:p>
          </table:table-cell>
          <table:table-cell table:style-name="ce151" office:value-type="float" office:value="75">
            <text:p>75</text:p>
          </table:table-cell>
          <table:table-cell table:style-name="ce144" office:value-type="string">
            <text:p>%</text:p>
          </table:table-cell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<text:s text:c="2"/>4. vuonna käyttöaste on</text:p>
          </table:table-cell>
          <table:table-cell table:style-name="ce151" office:value-type="float" office:value="90">
            <text:p>90</text:p>
          </table:table-cell>
          <table:table-cell table:style-name="ce144" office:value-type="string">
            <text:p>%</text:p>
          </table:table-cell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<text:s text:c="2"/>5. vuodesta alkaen käyttöaste on</text:p>
          </table:table-cell>
          <table:table-cell table:style-name="ce151" office:value-type="float" office:value="100">
            <text:p>100</text:p>
          </table:table-cell>
          <table:table-cell table:style-name="ce144" office:value-type="string">
            <text:p>%</text:p>
          </table:table-cell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Laskelmissa esiintyvät tuotot ja kustannukset ilmoitetaan kassaperusteisesti ja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kassaanmaksujen ja kassastamaksujen oletetaan syntyvän vuoden lopuss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Luvut diskontataan päätöksentekohetkeen (nykyhetkeen)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Samaa laskelmapohjaa käytetään sekä nykyarvon laskelmiseen että sisäisen korkokannan laskemiseen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Jotta paperitehdasinvestointi olisi kannattava, <text:s/>tulee nykyarvonmenetelmän mukaan lasketun nykyarvon olla suurempi kuin nolla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Ja sisäisen korkokantamenetelmän mukaan tulee sisäisen korkokannan ylittää käytetty laskentakorkokanta (pääoman tuottovaatimus).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 table:number-rows-repeated="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3">
          <table:table-cell table:style-name="ce145" office:value-type="string">
            <text:p>Investointikohde: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3">
          <table:table-cell table:style-name="ce146" office:value-type="string">
            <text:p>Sanomalehtipaperikone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uotantokapasiteetti</text:p>
          </table:table-cell>
          <table:table-cell table:style-name="ce151" office:value-type="float" office:value="310000">
            <text:p>310000</text:p>
          </table:table-cell>
          <table:table-cell table:style-name="ce144" office:value-type="string">
            <text:p>tonnia/vuosi</text:p>
          </table:table-cell>
          <table:table-cell table:style-name="ce144" office:value-type="string">
            <text:p>Muuttuvat kustannukset</text:p>
          </table:table-cell>
          <table:table-cell/>
          <table:table-cell table:style-name="ce151" office:value-type="float" office:value="300">
            <text:p>300</text:p>
          </table:table-cell>
          <table:table-cell table:style-name="ce144" office:value-type="string">
            <text:p>€/tonni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ehdasinvestointi</text:p>
          </table:table-cell>
          <table:table-cell table:style-name="ce151" table:formula="of:=[.B47]+[.C47]+[.D47]" office:value-type="float" office:value="-410">
            <text:p>-410</text:p>
          </table:table-cell>
          <table:table-cell table:style-name="ce144" office:value-type="string">
            <text:p>M€</text:p>
          </table:table-cell>
          <table:table-cell table:style-name="ce144" office:value-type="string">
            <text:p>Kiinteät kustannukset</text:p>
          </table:table-cell>
          <table:table-cell/>
          <table:table-cell table:style-name="ce151" office:value-type="float" office:value="60">
            <text:p>60</text:p>
          </table:table-cell>
          <table:table-cell table:style-name="ce144" office:value-type="string">
            <text:p>€/tonni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uotteen myyntihinta</text:p>
          </table:table-cell>
          <table:table-cell table:style-name="ce151" office:value-type="float" office:value="600">
            <text:p>600</text:p>
          </table:table-cell>
          <table:table-cell table:style-name="ce144" office:value-type="string">
            <text:p>€/tonni</text:p>
          </table:table-cell>
          <table:table-cell table:style-name="ce143" office:value-type="string">
            <text:p>Pääomakustannus</text:p>
          </table:table-cell>
          <table:table-cell/>
          <table:table-cell table:style-name="ce162" table:formula="of:=4.2" office:value-type="float" office:value="4.2">
            <text:p>4,2</text:p>
          </table:table-cell>
          <table:table-cell office:value-type="string">
            <text:p>% p.a.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Taloudellinen pitoaika 15 vuotta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 office:value-type="string">
            <text:p>Rahamääräiset luvut M€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7" office:value-type="string">
            <text:p>Vuosi</text:p>
          </table:table-cell>
          <table:table-cell table:style-name="ce152" office:value-type="float" office:value="1">
            <text:p>1</text:p>
          </table:table-cell>
          <table:table-cell table:style-name="ce152" table:formula="of:=[.B35]+1" office:value-type="float" office:value="2">
            <text:p>2</text:p>
          </table:table-cell>
          <table:table-cell table:style-name="ce152" table:formula="of:=[.C35]+1" office:value-type="float" office:value="3">
            <text:p>3</text:p>
          </table:table-cell>
          <table:table-cell table:style-name="ce152" table:formula="of:=[.D35]+1" office:value-type="float" office:value="4">
            <text:p>4</text:p>
          </table:table-cell>
          <table:table-cell table:style-name="ce152" table:formula="of:=[.E35]+1" office:value-type="float" office:value="5">
            <text:p>5</text:p>
          </table:table-cell>
          <table:table-cell table:style-name="ce152" table:formula="of:=[.F35]+1" office:value-type="float" office:value="6">
            <text:p>6</text:p>
          </table:table-cell>
          <table:table-cell table:style-name="ce152" table:formula="of:=[.G35]+1" office:value-type="float" office:value="7">
            <text:p>7</text:p>
          </table:table-cell>
          <table:table-cell table:style-name="ce152" table:formula="of:=[.H35]+1" office:value-type="float" office:value="8">
            <text:p>8</text:p>
          </table:table-cell>
          <table:table-cell table:style-name="ce152" table:formula="of:=[.I35]+1" office:value-type="float" office:value="9">
            <text:p>9</text:p>
          </table:table-cell>
          <table:table-cell table:style-name="ce152" table:formula="of:=[.J35]+1" office:value-type="float" office:value="10">
            <text:p>10</text:p>
          </table:table-cell>
          <table:table-cell table:style-name="ce152" table:formula="of:=[.K35]+1" office:value-type="float" office:value="11">
            <text:p>11</text:p>
          </table:table-cell>
          <table:table-cell table:style-name="ce152" table:formula="of:=[.L35]+1" office:value-type="float" office:value="12">
            <text:p>12</text:p>
          </table:table-cell>
          <table:table-cell table:style-name="ce152" table:formula="of:=[.M35]+1" office:value-type="float" office:value="13">
            <text:p>13</text:p>
          </table:table-cell>
          <table:table-cell table:style-name="ce152" table:formula="of:=[.N35]+1" office:value-type="float" office:value="14">
            <text:p>14</text:p>
          </table:table-cell>
          <table:table-cell table:style-name="ce152" table:formula="of:=[.O35]+1" office:value-type="float" office:value="15">
            <text:p>15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Tuotanto, tonnia</text:p>
          </table:table-cell>
          <table:table-cell table:number-columns-repeated="2"/>
          <table:table-cell table:style-name="ce159" table:formula="of:=[.$B$11]/100*[.B28]" office:value-type="float" office:value="232500">
            <text:p>232500</text:p>
          </table:table-cell>
          <table:table-cell table:style-name="ce159" table:formula="of:=[.$B$12]/100*[.B28]" office:value-type="float" office:value="279000">
            <text:p>279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style-name="ce159" table:formula="of:=[.$B$13]/100*[.$B$28]" office:value-type="float" office:value="310000">
            <text:p>310000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yynti, M€</text:p>
          </table:table-cell>
          <table:table-cell table:number-columns-repeated="2"/>
          <table:table-cell table:style-name="ce153" table:formula="of:=[.$B$30]*[.D36]/1000000" office:value-type="float" office:value="139.5">
            <text:p>139,5 </text:p>
          </table:table-cell>
          <table:table-cell table:style-name="ce153" table:formula="of:=[.$B$30]*[.E36]/1000000" office:value-type="float" office:value="167.4">
            <text:p>167,4 </text:p>
          </table:table-cell>
          <table:table-cell table:style-name="ce153" table:formula="of:=[.$B$30]*[.F36]/1000000" office:value-type="float" office:value="186">
            <text:p>186,0 </text:p>
          </table:table-cell>
          <table:table-cell table:style-name="ce153" table:formula="of:=[.$B$30]*[.G36]/1000000" office:value-type="float" office:value="186">
            <text:p>186,0 </text:p>
          </table:table-cell>
          <table:table-cell table:style-name="ce153" table:formula="of:=[.$B$30]*[.H36]/1000000" office:value-type="float" office:value="186">
            <text:p>186,0 </text:p>
          </table:table-cell>
          <table:table-cell table:style-name="ce153" table:formula="of:=[.$B$30]*[.I36]/1000000" office:value-type="float" office:value="186">
            <text:p>186,0 </text:p>
          </table:table-cell>
          <table:table-cell table:style-name="ce153" table:formula="of:=[.$B$30]*[.J36]/1000000" office:value-type="float" office:value="186">
            <text:p>186,0 </text:p>
          </table:table-cell>
          <table:table-cell table:style-name="ce153" table:formula="of:=[.$B$30]*[.K36]/1000000" office:value-type="float" office:value="186">
            <text:p>186,0 </text:p>
          </table:table-cell>
          <table:table-cell table:style-name="ce153" table:formula="of:=[.$B$30]*[.L36]/1000000" office:value-type="float" office:value="186">
            <text:p>186,0 </text:p>
          </table:table-cell>
          <table:table-cell table:style-name="ce153" table:formula="of:=[.$B$30]*[.M36]/1000000" office:value-type="float" office:value="186">
            <text:p>186,0 </text:p>
          </table:table-cell>
          <table:table-cell table:style-name="ce153" table:formula="of:=[.$B$30]*[.N36]/1000000" office:value-type="float" office:value="186">
            <text:p>186,0 </text:p>
          </table:table-cell>
          <table:table-cell table:style-name="ce153" table:formula="of:=[.$B$30]*[.O36]/1000000" office:value-type="float" office:value="186">
            <text:p>186,0 </text:p>
          </table:table-cell>
          <table:table-cell table:style-name="ce153" table:formula="of:=[.$B$30]*[.P36]/1000000" office:value-type="float" office:value="186">
            <text:p>186,0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uuttuvat kustannukset, M€</text:p>
          </table:table-cell>
          <table:table-cell table:number-columns-repeated="2"/>
          <table:table-cell table:style-name="ce153" table:formula="of:=[.$F$28]*[.D36]/1000000" office:value-type="float" office:value="69.75">
            <text:p>69,8 </text:p>
          </table:table-cell>
          <table:table-cell table:style-name="ce153" table:formula="of:=[.$F$28]*[.E36]/1000000" office:value-type="float" office:value="83.7">
            <text:p>83,7 </text:p>
          </table:table-cell>
          <table:table-cell table:style-name="ce153" table:formula="of:=[.$F$28]*[.F36]/1000000" office:value-type="float" office:value="93">
            <text:p>93,0 </text:p>
          </table:table-cell>
          <table:table-cell table:style-name="ce153" table:formula="of:=[.$F$28]*[.G36]/1000000" office:value-type="float" office:value="93">
            <text:p>93,0 </text:p>
          </table:table-cell>
          <table:table-cell table:style-name="ce153" table:formula="of:=[.$F$28]*[.H36]/1000000" office:value-type="float" office:value="93">
            <text:p>93,0 </text:p>
          </table:table-cell>
          <table:table-cell table:style-name="ce153" table:formula="of:=[.$F$28]*[.I36]/1000000" office:value-type="float" office:value="93">
            <text:p>93,0 </text:p>
          </table:table-cell>
          <table:table-cell table:style-name="ce153" table:formula="of:=[.$F$28]*[.J36]/1000000" office:value-type="float" office:value="93">
            <text:p>93,0 </text:p>
          </table:table-cell>
          <table:table-cell table:style-name="ce153" table:formula="of:=[.$F$28]*[.K36]/1000000" office:value-type="float" office:value="93">
            <text:p>93,0 </text:p>
          </table:table-cell>
          <table:table-cell table:style-name="ce153" table:formula="of:=[.$F$28]*[.L36]/1000000" office:value-type="float" office:value="93">
            <text:p>93,0 </text:p>
          </table:table-cell>
          <table:table-cell table:style-name="ce153" table:formula="of:=[.$F$28]*[.M36]/1000000" office:value-type="float" office:value="93">
            <text:p>93,0 </text:p>
          </table:table-cell>
          <table:table-cell table:style-name="ce153" table:formula="of:=[.$F$28]*[.N36]/1000000" office:value-type="float" office:value="93">
            <text:p>93,0 </text:p>
          </table:table-cell>
          <table:table-cell table:style-name="ce153" table:formula="of:=[.$F$28]*[.O36]/1000000" office:value-type="float" office:value="93">
            <text:p>93,0 </text:p>
          </table:table-cell>
          <table:table-cell table:style-name="ce153" table:formula="of:=[.$F$28]*[.P36]/1000000" office:value-type="float" office:value="93">
            <text:p>93,0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yyntikate, M€</text:p>
          </table:table-cell>
          <table:table-cell table:number-columns-repeated="2"/>
          <table:table-cell table:style-name="ce153" table:formula="of:=[.D37]-[.D38]" office:value-type="float" office:value="69.75">
            <text:p>69,8 </text:p>
          </table:table-cell>
          <table:table-cell table:style-name="ce153" table:formula="of:=[.E37]-[.E38]" office:value-type="float" office:value="83.7">
            <text:p>83,7 </text:p>
          </table:table-cell>
          <table:table-cell table:style-name="ce153" table:formula="of:=[.F37]-[.F38]" office:value-type="float" office:value="93">
            <text:p>93,0 </text:p>
          </table:table-cell>
          <table:table-cell table:style-name="ce153" table:formula="of:=[.G37]-[.G38]" office:value-type="float" office:value="93">
            <text:p>93,0 </text:p>
          </table:table-cell>
          <table:table-cell table:style-name="ce153" table:formula="of:=[.H37]-[.H38]" office:value-type="float" office:value="93">
            <text:p>93,0 </text:p>
          </table:table-cell>
          <table:table-cell table:style-name="ce153" table:formula="of:=[.I37]-[.I38]" office:value-type="float" office:value="93">
            <text:p>93,0 </text:p>
          </table:table-cell>
          <table:table-cell table:style-name="ce153" table:formula="of:=[.J37]-[.J38]" office:value-type="float" office:value="93">
            <text:p>93,0 </text:p>
          </table:table-cell>
          <table:table-cell table:style-name="ce153" table:formula="of:=[.K37]-[.K38]" office:value-type="float" office:value="93">
            <text:p>93,0 </text:p>
          </table:table-cell>
          <table:table-cell table:style-name="ce153" table:formula="of:=[.L37]-[.L38]" office:value-type="float" office:value="93">
            <text:p>93,0 </text:p>
          </table:table-cell>
          <table:table-cell table:style-name="ce153" table:formula="of:=[.M37]-[.M38]" office:value-type="float" office:value="93">
            <text:p>93,0 </text:p>
          </table:table-cell>
          <table:table-cell table:style-name="ce153" table:formula="of:=[.N37]-[.N38]" office:value-type="float" office:value="93">
            <text:p>93,0 </text:p>
          </table:table-cell>
          <table:table-cell table:style-name="ce153" table:formula="of:=[.O37]-[.O38]" office:value-type="float" office:value="93">
            <text:p>93,0 </text:p>
          </table:table-cell>
          <table:table-cell table:style-name="ce153" table:formula="of:=[.P37]-[.P38]" office:value-type="float" office:value="93">
            <text:p>93,0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Myyntikate-%</text:p>
          </table:table-cell>
          <table:table-cell table:number-columns-repeated="2"/>
          <table:table-cell table:style-name="ce153" table:formula="of:=[.D39]/[.D37]%" office:value-type="float" office:value="50">
            <text:p>50,0 </text:p>
          </table:table-cell>
          <table:table-cell table:style-name="ce153" table:formula="of:=[.E39]/[.E37]%" office:value-type="float" office:value="50">
            <text:p>50,0 </text:p>
          </table:table-cell>
          <table:table-cell table:style-name="ce153" table:formula="of:=[.F39]/[.F37]%" office:value-type="float" office:value="50">
            <text:p>50,0 </text:p>
          </table:table-cell>
          <table:table-cell table:style-name="ce153" table:formula="of:=[.G39]/[.G37]%" office:value-type="float" office:value="50">
            <text:p>50,0 </text:p>
          </table:table-cell>
          <table:table-cell table:style-name="ce153" table:formula="of:=[.H39]/[.H37]%" office:value-type="float" office:value="50">
            <text:p>50,0 </text:p>
          </table:table-cell>
          <table:table-cell table:style-name="ce153" table:formula="of:=[.I39]/[.I37]%" office:value-type="float" office:value="50">
            <text:p>50,0 </text:p>
          </table:table-cell>
          <table:table-cell table:style-name="ce153" table:formula="of:=[.J39]/[.J37]%" office:value-type="float" office:value="50">
            <text:p>50,0 </text:p>
          </table:table-cell>
          <table:table-cell table:style-name="ce153" table:formula="of:=[.K39]/[.K37]%" office:value-type="float" office:value="50">
            <text:p>50,0 </text:p>
          </table:table-cell>
          <table:table-cell table:style-name="ce153" table:formula="of:=[.L39]/[.L37]%" office:value-type="float" office:value="50">
            <text:p>50,0 </text:p>
          </table:table-cell>
          <table:table-cell table:style-name="ce153" table:formula="of:=[.M39]/[.M37]%" office:value-type="float" office:value="50">
            <text:p>50,0 </text:p>
          </table:table-cell>
          <table:table-cell table:style-name="ce153" table:formula="of:=[.N39]/[.N37]%" office:value-type="float" office:value="50">
            <text:p>50,0 </text:p>
          </table:table-cell>
          <table:table-cell table:style-name="ce153" table:formula="of:=[.O39]/[.O37]%" office:value-type="float" office:value="50">
            <text:p>50,0 </text:p>
          </table:table-cell>
          <table:table-cell table:style-name="ce153" table:formula="of:=[.P39]/[.P37]%" office:value-type="float" office:value="50">
            <text:p>50,0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Kiinteät kustannukset, M€</text:p>
          </table:table-cell>
          <table:table-cell table:number-columns-repeated="2"/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style-name="ce153" table:formula="of:=[.$F$29]*[.$B$28]/1000000" office:value-type="float" office:value="18.6">
            <text:p>18,6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äyttökate, M€</text:p>
          </table:table-cell>
          <table:table-cell table:number-columns-repeated="2"/>
          <table:table-cell table:style-name="ce153" table:formula="of:=[.D39]-[.D42]" office:value-type="float" office:value="51.15">
            <text:p>51,2 </text:p>
          </table:table-cell>
          <table:table-cell table:style-name="ce153" table:formula="of:=[.E39]-[.E42]" office:value-type="float" office:value="65.1">
            <text:p>65,1 </text:p>
          </table:table-cell>
          <table:table-cell table:style-name="ce153" table:formula="of:=[.F39]-[.F42]" office:value-type="float" office:value="74.4">
            <text:p>74,4 </text:p>
          </table:table-cell>
          <table:table-cell table:style-name="ce153" table:formula="of:=[.G39]-[.G42]" office:value-type="float" office:value="74.4">
            <text:p>74,4 </text:p>
          </table:table-cell>
          <table:table-cell table:style-name="ce153" table:formula="of:=[.H39]-[.H42]" office:value-type="float" office:value="74.4">
            <text:p>74,4 </text:p>
          </table:table-cell>
          <table:table-cell table:style-name="ce153" table:formula="of:=[.I39]-[.I42]" office:value-type="float" office:value="74.4">
            <text:p>74,4 </text:p>
          </table:table-cell>
          <table:table-cell table:style-name="ce153" table:formula="of:=[.J39]-[.J42]" office:value-type="float" office:value="74.4">
            <text:p>74,4 </text:p>
          </table:table-cell>
          <table:table-cell table:style-name="ce153" table:formula="of:=[.K39]-[.K42]" office:value-type="float" office:value="74.4">
            <text:p>74,4 </text:p>
          </table:table-cell>
          <table:table-cell table:style-name="ce153" table:formula="of:=[.L39]-[.L42]" office:value-type="float" office:value="74.4">
            <text:p>74,4 </text:p>
          </table:table-cell>
          <table:table-cell table:style-name="ce153" table:formula="of:=[.M39]-[.M42]" office:value-type="float" office:value="74.4">
            <text:p>74,4 </text:p>
          </table:table-cell>
          <table:table-cell table:style-name="ce153" table:formula="of:=[.N39]-[.N42]" office:value-type="float" office:value="74.4">
            <text:p>74,4 </text:p>
          </table:table-cell>
          <table:table-cell table:style-name="ce153" table:formula="of:=[.O39]-[.O42]" office:value-type="float" office:value="74.4">
            <text:p>74,4 </text:p>
          </table:table-cell>
          <table:table-cell table:style-name="ce153" table:formula="of:=[.P39]-[.P42]" office:value-type="float" office:value="74.4">
            <text:p>74,4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äyttökate-%</text:p>
          </table:table-cell>
          <table:table-cell table:number-columns-repeated="2"/>
          <table:table-cell table:style-name="ce153" table:formula="of:=[.D43]/[.D37]%" office:value-type="float" office:value="36.6666666666667">
            <text:p>36,7 </text:p>
          </table:table-cell>
          <table:table-cell table:style-name="ce153" table:formula="of:=[.E43]/[.E37]%" office:value-type="float" office:value="38.8888888888889">
            <text:p>38,9 </text:p>
          </table:table-cell>
          <table:table-cell table:style-name="ce153" table:formula="of:=[.F43]/[.F37]%" office:value-type="float" office:value="40">
            <text:p>40,0 </text:p>
          </table:table-cell>
          <table:table-cell table:style-name="ce153" table:formula="of:=[.G43]/[.G37]%" office:value-type="float" office:value="40">
            <text:p>40,0 </text:p>
          </table:table-cell>
          <table:table-cell table:style-name="ce153" table:formula="of:=[.H43]/[.H37]%" office:value-type="float" office:value="40">
            <text:p>40,0 </text:p>
          </table:table-cell>
          <table:table-cell table:style-name="ce153" table:formula="of:=[.I43]/[.I37]%" office:value-type="float" office:value="40">
            <text:p>40,0 </text:p>
          </table:table-cell>
          <table:table-cell table:style-name="ce153" table:formula="of:=[.J43]/[.J37]%" office:value-type="float" office:value="40">
            <text:p>40,0 </text:p>
          </table:table-cell>
          <table:table-cell table:style-name="ce153" table:formula="of:=[.K43]/[.K37]%" office:value-type="float" office:value="40">
            <text:p>40,0 </text:p>
          </table:table-cell>
          <table:table-cell table:style-name="ce153" table:formula="of:=[.L43]/[.L37]%" office:value-type="float" office:value="40">
            <text:p>40,0 </text:p>
          </table:table-cell>
          <table:table-cell table:style-name="ce153" table:formula="of:=[.M43]/[.M37]%" office:value-type="float" office:value="40">
            <text:p>40,0 </text:p>
          </table:table-cell>
          <table:table-cell table:style-name="ce153" table:formula="of:=[.N43]/[.N37]%" office:value-type="float" office:value="40">
            <text:p>40,0 </text:p>
          </table:table-cell>
          <table:table-cell table:style-name="ce153" table:formula="of:=[.O43]/[.O37]%" office:value-type="float" office:value="40">
            <text:p>40,0 </text:p>
          </table:table-cell>
          <table:table-cell table:style-name="ce153" table:formula="of:=[.P43]/[.P37]%" office:value-type="float" office:value="40">
            <text:p>40,0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Investointimaksut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- Tehdas</text:p>
          </table:table-cell>
          <table:table-cell table:style-name="ce153" office:value-type="float" office:value="-80">
            <text:p>-80,0 </text:p>
          </table:table-cell>
          <table:table-cell table:style-name="ce153" office:value-type="float" office:value="-320">
            <text:p>-320,0 </text:p>
          </table:table-cell>
          <table:table-cell table:style-name="ce153" office:value-type="float" office:value="-10">
            <text:p>-10,0 </text:p>
          </table:table-cell>
          <table:table-cell table:number-columns-repeated="2" table:style-name="ce154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- Käyttöpääoma</text:p>
          </table:table-cell>
          <table:table-cell table:number-columns-repeated="2" table:style-name="ce154"/>
          <table:table-cell table:style-name="ce153" office:value-type="float" office:value="-100">
            <text:p>-100,0 </text:p>
          </table:table-cell>
          <table:table-cell table:style-name="ce153" office:value-type="float" office:value="-25">
            <text:p>-25,0 </text:p>
          </table:table-cell>
          <table:table-cell table:style-name="ce153" office:value-type="float" office:value="-15">
            <text:p>-15,0 </text:p>
          </table:table-cell>
          <table:table-cell table:number-columns-repeated="9"/>
          <table:table-cell table:style-name="ce163" table:formula="of:=-([.D48]+[.E48]+[.F48])" office:value-type="float" office:value="140">
            <text:p>140,0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- Korvausinvestoinnit</text:p>
          </table:table-cell>
          <table:table-cell table:number-columns-repeated="2"/>
          <table:table-cell table:style-name="ce143"/>
          <table:table-cell table:number-columns-repeated="2" table:style-name="ce159"/>
          <table:table-cell table:style-name="ce159" office:value-type="float" office:value="-0.1">
            <text:p>-0,1</text:p>
          </table:table-cell>
          <table:table-cell table:style-name="ce159" table:formula="of:=[.G49]" office:value-type="float" office:value="-0.1">
            <text:p>-0,1</text:p>
          </table:table-cell>
          <table:table-cell table:style-name="ce159" table:formula="of:=[.H49]" office:value-type="float" office:value="-0.1">
            <text:p>-0,1</text:p>
          </table:table-cell>
          <table:table-cell table:style-name="ce159" table:formula="of:=[.I49]" office:value-type="float" office:value="-0.1">
            <text:p>-0,1</text:p>
          </table:table-cell>
          <table:table-cell table:style-name="ce159" table:formula="of:=[.J49]" office:value-type="float" office:value="-0.1">
            <text:p>-0,1</text:p>
          </table:table-cell>
          <table:table-cell table:style-name="ce159" table:formula="of:=[.K49]" office:value-type="float" office:value="-0.1">
            <text:p>-0,1</text:p>
          </table:table-cell>
          <table:table-cell table:style-name="ce159" table:formula="of:=[.L49]" office:value-type="float" office:value="-0.1">
            <text:p>-0,1</text:p>
          </table:table-cell>
          <table:table-cell table:style-name="ce159" table:formula="of:=[.M49]" office:value-type="float" office:value="-0.1">
            <text:p>-0,1</text:p>
          </table:table-cell>
          <table:table-cell table:style-name="ce159" table:formula="of:=[.N49]" office:value-type="float" office:value="-0.1">
            <text:p>-0,1</text:p>
          </table:table-cell>
          <table:table-cell table:style-name="ce159" table:formula="of:=[.O49]" office:value-type="float" office:value="-0.1">
            <text:p>-0,1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Yhteensä</text:p>
          </table:table-cell>
          <table:table-cell table:style-name="ce153" table:formula="of:=[.B47]+[.B48]+[.B49]" office:value-type="float" office:value="-80">
            <text:p>-80,0 </text:p>
          </table:table-cell>
          <table:table-cell table:style-name="ce153" table:formula="of:=[.C47]+[.C48]+[.C49]" office:value-type="float" office:value="-320">
            <text:p>-320,0 </text:p>
          </table:table-cell>
          <table:table-cell table:style-name="ce153" table:formula="of:=[.D47]+[.D48]+[.D49]" office:value-type="float" office:value="-110">
            <text:p>-110,0 </text:p>
          </table:table-cell>
          <table:table-cell table:style-name="ce153" table:formula="of:=[.E47]+[.E48]+[.E49]" office:value-type="float" office:value="-25">
            <text:p>-25,0 </text:p>
          </table:table-cell>
          <table:table-cell table:style-name="ce153" table:formula="of:=[.F47]+[.F48]+[.F49]" office:value-type="float" office:value="-15">
            <text:p>-15,0 </text:p>
          </table:table-cell>
          <table:table-cell table:style-name="ce153" table:formula="of:=[.G47]+[.G48]+[.G49]" office:value-type="float" office:value="-0.1">
            <text:p>-0,1 </text:p>
          </table:table-cell>
          <table:table-cell table:style-name="ce153" table:formula="of:=[.H47]+[.H48]+[.H49]" office:value-type="float" office:value="-0.1">
            <text:p>-0,1 </text:p>
          </table:table-cell>
          <table:table-cell table:style-name="ce153" table:formula="of:=[.I47]+[.I48]+[.I49]" office:value-type="float" office:value="-0.1">
            <text:p>-0,1 </text:p>
          </table:table-cell>
          <table:table-cell table:style-name="ce153" table:formula="of:=[.J47]+[.J48]+[.J49]" office:value-type="float" office:value="-0.1">
            <text:p>-0,1 </text:p>
          </table:table-cell>
          <table:table-cell table:style-name="ce153" table:formula="of:=[.K47]+[.K48]+[.K49]" office:value-type="float" office:value="-0.1">
            <text:p>-0,1 </text:p>
          </table:table-cell>
          <table:table-cell table:style-name="ce153" table:formula="of:=[.L47]+[.L48]+[.L49]" office:value-type="float" office:value="-0.1">
            <text:p>-0,1 </text:p>
          </table:table-cell>
          <table:table-cell table:style-name="ce153" table:formula="of:=[.M47]+[.M48]+[.M49]" office:value-type="float" office:value="-0.1">
            <text:p>-0,1 </text:p>
          </table:table-cell>
          <table:table-cell table:style-name="ce153" table:formula="of:=[.N47]+[.N48]+[.N49]" office:value-type="float" office:value="-0.1">
            <text:p>-0,1 </text:p>
          </table:table-cell>
          <table:table-cell table:style-name="ce153" table:formula="of:=[.O47]+[.O48]+[.O49]" office:value-type="float" office:value="-0.1">
            <text:p>-0,1 </text:p>
          </table:table-cell>
          <table:table-cell table:style-name="ce153" table:formula="of:=[.P47]+[.P48]+[.P49]" office:value-type="float" office:value="139.9">
            <text:p>139,9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Vuosittainen kassavirta</text:p>
          </table:table-cell>
          <table:table-cell table:style-name="ce153" table:formula="of:=[.B50]+[.B43]" office:value-type="float" office:value="-80">
            <text:p>-80,0 </text:p>
          </table:table-cell>
          <table:table-cell table:style-name="ce153" table:formula="of:=[.C50]+[.C43]" office:value-type="float" office:value="-320">
            <text:p>-320,0 </text:p>
          </table:table-cell>
          <table:table-cell table:style-name="ce153" table:formula="of:=[.D50]+[.D43]" office:value-type="float" office:value="-58.85">
            <text:p>-58,9 </text:p>
          </table:table-cell>
          <table:table-cell table:style-name="ce153" table:formula="of:=[.E50]+[.E43]" office:value-type="float" office:value="40.1">
            <text:p>40,1 </text:p>
          </table:table-cell>
          <table:table-cell table:style-name="ce153" table:formula="of:=[.F50]+[.F43]" office:value-type="float" office:value="59.4">
            <text:p>59,4 </text:p>
          </table:table-cell>
          <table:table-cell table:style-name="ce153" table:formula="of:=[.G50]+[.G43]" office:value-type="float" office:value="74.3">
            <text:p>74,3 </text:p>
          </table:table-cell>
          <table:table-cell table:style-name="ce153" table:formula="of:=[.H50]+[.H43]" office:value-type="float" office:value="74.3">
            <text:p>74,3 </text:p>
          </table:table-cell>
          <table:table-cell table:style-name="ce153" table:formula="of:=[.I50]+[.I43]" office:value-type="float" office:value="74.3">
            <text:p>74,3 </text:p>
          </table:table-cell>
          <table:table-cell table:style-name="ce153" table:formula="of:=[.J50]+[.J43]" office:value-type="float" office:value="74.3">
            <text:p>74,3 </text:p>
          </table:table-cell>
          <table:table-cell table:style-name="ce153" table:formula="of:=[.K50]+[.K43]" office:value-type="float" office:value="74.3">
            <text:p>74,3 </text:p>
          </table:table-cell>
          <table:table-cell table:style-name="ce153" table:formula="of:=[.L50]+[.L43]" office:value-type="float" office:value="74.3">
            <text:p>74,3 </text:p>
          </table:table-cell>
          <table:table-cell table:style-name="ce153" table:formula="of:=[.M50]+[.M43]" office:value-type="float" office:value="74.3">
            <text:p>74,3 </text:p>
          </table:table-cell>
          <table:table-cell table:style-name="ce153" table:formula="of:=[.N50]+[.N43]" office:value-type="float" office:value="74.3">
            <text:p>74,3 </text:p>
          </table:table-cell>
          <table:table-cell table:style-name="ce153" table:formula="of:=[.O50]+[.O43]" office:value-type="float" office:value="74.3">
            <text:p>74,3 </text:p>
          </table:table-cell>
          <table:table-cell table:style-name="ce153" table:formula="of:=[.P50]+[.P43]" office:value-type="float" office:value="214.3">
            <text:p>214,3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umulatiivinen kassavirta</text:p>
          </table:table-cell>
          <table:table-cell table:style-name="ce153" table:formula="of:=[.B52]" office:value-type="float" office:value="-80">
            <text:p>-80,0 </text:p>
          </table:table-cell>
          <table:table-cell table:style-name="ce153" table:formula="of:=[.B53]+[.C52]" office:value-type="float" office:value="-400">
            <text:p>-400,0 </text:p>
          </table:table-cell>
          <table:table-cell table:style-name="ce153" table:formula="of:=[.C53]+[.D52]" office:value-type="float" office:value="-458.85">
            <text:p>-458,9 </text:p>
          </table:table-cell>
          <table:table-cell table:style-name="ce153" table:formula="of:=[.D53]+[.E52]" office:value-type="float" office:value="-418.75">
            <text:p>-418,8 </text:p>
          </table:table-cell>
          <table:table-cell table:style-name="ce153" table:formula="of:=[.E53]+[.F52]" office:value-type="float" office:value="-359.35">
            <text:p>-359,4 </text:p>
          </table:table-cell>
          <table:table-cell table:style-name="ce153" table:formula="of:=[.F53]+[.G52]" office:value-type="float" office:value="-285.05">
            <text:p>-285,1 </text:p>
          </table:table-cell>
          <table:table-cell table:style-name="ce153" table:formula="of:=[.G53]+[.H52]" office:value-type="float" office:value="-210.75">
            <text:p>-210,8 </text:p>
          </table:table-cell>
          <table:table-cell table:style-name="ce153" table:formula="of:=[.H53]+[.I52]" office:value-type="float" office:value="-136.45">
            <text:p>-136,5 </text:p>
          </table:table-cell>
          <table:table-cell table:style-name="ce153" table:formula="of:=[.I53]+[.J52]" office:value-type="float" office:value="-62.15">
            <text:p>-62,2 </text:p>
          </table:table-cell>
          <table:table-cell table:style-name="ce153" table:formula="of:=[.J53]+[.K52]" office:value-type="float" office:value="12.15">
            <text:p>12,2 </text:p>
          </table:table-cell>
          <table:table-cell table:style-name="ce153" table:formula="of:=[.K53]+[.L52]" office:value-type="float" office:value="86.4500000000001">
            <text:p>86,5 </text:p>
          </table:table-cell>
          <table:table-cell table:style-name="ce153" table:formula="of:=[.L53]+[.M52]" office:value-type="float" office:value="160.75">
            <text:p>160,8 </text:p>
          </table:table-cell>
          <table:table-cell table:style-name="ce153" table:formula="of:=[.M53]+[.N52]" office:value-type="float" office:value="235.05">
            <text:p>235,1 </text:p>
          </table:table-cell>
          <table:table-cell table:style-name="ce153" table:formula="of:=[.N53]+[.O52]" office:value-type="float" office:value="309.35">
            <text:p>309,4 </text:p>
          </table:table-cell>
          <table:table-cell table:style-name="ce153" table:formula="of:=[.O53]+[.P52]" office:value-type="float" office:value="523.65">
            <text:p>523,7 </text:p>
          </table:table-cell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4" office:value-type="string">
            <text:p>Diskonttaustekijä</text:p>
          </table:table-cell>
          <table:table-cell table:style-name="ce155" table:formula="of:=1/(1+[.$F$30]%)^[.B35]" office:value-type="float" office:value="0.959692898272553">
            <text:p>0,95969 </text:p>
          </table:table-cell>
          <table:table-cell table:style-name="ce155" table:formula="of:=1/(1+[.$F$30]%)^[.C35]" office:value-type="float" office:value="0.921010458994772">
            <text:p>0,92101 </text:p>
          </table:table-cell>
          <table:table-cell table:style-name="ce155" table:formula="of:=1/(1+[.$F$30]%)^[.D35]" office:value-type="float" office:value="0.883887196732027">
            <text:p>0,88389 </text:p>
          </table:table-cell>
          <table:table-cell table:style-name="ce155" table:formula="of:=1/(1+[.$F$30]%)^[.E35]" office:value-type="float" office:value="0.848260265577761">
            <text:p>0,84826 </text:p>
          </table:table-cell>
          <table:table-cell table:style-name="ce155" table:formula="of:=1/(1+[.$F$30]%)^[.F35]" office:value-type="float" office:value="0.814069352761767">
            <text:p>0,81407 </text:p>
          </table:table-cell>
          <table:table-cell table:style-name="ce155" table:formula="of:=1/(1+[.$F$30]%)^[.G35]" office:value-type="float" office:value="0.781256576546801">
            <text:p>0,78126 </text:p>
          </table:table-cell>
          <table:table-cell table:style-name="ce155" table:formula="of:=1/(1+[.$F$30]%)^[.H35]" office:value-type="float" office:value="0.749766388240692">
            <text:p>0,74977 </text:p>
          </table:table-cell>
          <table:table-cell table:style-name="ce155" table:formula="of:=1/(1+[.$F$30]%)^[.I35]" office:value-type="float" office:value="0.719545478158054">
            <text:p>0,71955 </text:p>
          </table:table-cell>
          <table:table-cell table:style-name="ce155" table:formula="of:=1/(1+[.$F$30]%)^[.J35]" office:value-type="float" office:value="0.690542685372412">
            <text:p>0,69054 </text:p>
          </table:table-cell>
          <table:table-cell table:style-name="ce155" table:formula="of:=1/(1+[.$F$30]%)^[.K35]" office:value-type="float" office:value="0.662708911105962">
            <text:p>0,66271 </text:p>
          </table:table-cell>
          <table:table-cell table:style-name="ce155" table:formula="of:=1/(1+[.$F$30]%)^[.L35]" office:value-type="float" office:value="0.635997035610328">
            <text:p>0,63600 </text:p>
          </table:table-cell>
          <table:table-cell table:style-name="ce155" table:formula="of:=1/(1+[.$F$30]%)^[.M35]" office:value-type="float" office:value="0.610361838397628">
            <text:p>0,61036 </text:p>
          </table:table-cell>
          <table:table-cell table:style-name="ce155" table:formula="of:=1/(1+[.$F$30]%)^[.N35]" office:value-type="float" office:value="0.585759921686783">
            <text:p>0,58576 </text:p>
          </table:table-cell>
          <table:table-cell table:style-name="ce155" table:formula="of:=1/(1+[.$F$30]%)^[.O35]" office:value-type="float" office:value="0.562149636935492">
            <text:p>0,56215 </text:p>
          </table:table-cell>
          <table:table-cell table:style-name="ce155" table:formula="of:=1/(1+[.$F$30]%)^[.P35]" office:value-type="float" office:value="0.539491014333486">
            <text:p>0,53949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assavirtojen nykyarvo</text:p>
          </table:table-cell>
          <table:table-cell table:style-name="ce153" table:formula="of:=[.B55]*[.B52]" office:value-type="float" office:value="-76.7754318618042">
            <text:p>-76,8 </text:p>
          </table:table-cell>
          <table:table-cell table:style-name="ce153" table:formula="of:=[.C55]*[.C52]" office:value-type="float" office:value="-294.723346878327">
            <text:p>-294,7 </text:p>
          </table:table-cell>
          <table:table-cell table:style-name="ce153" table:formula="of:=[.D55]*[.D52]" office:value-type="float" office:value="-52.0167615276798">
            <text:p>-52,0 </text:p>
          </table:table-cell>
          <table:table-cell table:style-name="ce153" table:formula="of:=[.E55]*[.E52]" office:value-type="float" office:value="34.0152366496682">
            <text:p>34,0 </text:p>
          </table:table-cell>
          <table:table-cell table:style-name="ce153" table:formula="of:=[.F55]*[.F52]" office:value-type="float" office:value="48.355719554049">
            <text:p>48,4 </text:p>
          </table:table-cell>
          <table:table-cell table:style-name="ce153" table:formula="of:=[.G55]*[.G52]" office:value-type="float" office:value="58.0473636374274">
            <text:p>58,0 </text:p>
          </table:table-cell>
          <table:table-cell table:style-name="ce153" table:formula="of:=[.H55]*[.H52]" office:value-type="float" office:value="55.7076426462834">
            <text:p>55,7 </text:p>
          </table:table-cell>
          <table:table-cell table:style-name="ce153" table:formula="of:=[.I55]*[.I52]" office:value-type="float" office:value="53.4622290271434">
            <text:p>53,5 </text:p>
          </table:table-cell>
          <table:table-cell table:style-name="ce153" table:formula="of:=[.J55]*[.J52]" office:value-type="float" office:value="51.3073215231703">
            <text:p>51,3 </text:p>
          </table:table-cell>
          <table:table-cell table:style-name="ce153" table:formula="of:=[.K55]*[.K52]" office:value-type="float" office:value="49.239272095173">
            <text:p>49,2 </text:p>
          </table:table-cell>
          <table:table-cell table:style-name="ce153" table:formula="of:=[.L55]*[.L52]" office:value-type="float" office:value="47.2545797458474">
            <text:p>47,3 </text:p>
          </table:table-cell>
          <table:table-cell table:style-name="ce153" table:formula="of:=[.M55]*[.M52]" office:value-type="float" office:value="45.3498845929438">
            <text:p>45,3 </text:p>
          </table:table-cell>
          <table:table-cell table:style-name="ce153" table:formula="of:=[.N55]*[.N52]" office:value-type="float" office:value="43.521962181328">
            <text:p>43,5 </text:p>
          </table:table-cell>
          <table:table-cell table:style-name="ce153" table:formula="of:=[.O55]*[.O52]" office:value-type="float" office:value="41.7677180243071">
            <text:p>41,8 </text:p>
          </table:table-cell>
          <table:table-cell table:style-name="ce153" table:formula="of:=[.P55]*[.P52]" office:value-type="float" office:value="115.612924371666">
            <text:p>115,6 </text:p>
          </table:table-cell>
          <table:table-cell table:number-columns-repeated="240"/>
        </table:table-row>
        <table:table-row table:style-name="ro2">
          <table:table-cell table:style-name="ce144" office:value-type="string">
            <text:p>Kumulatiivinen kassavirtojen nykyarvo</text:p>
          </table:table-cell>
          <table:table-cell table:style-name="ce153" table:formula="of:=[.B56]" office:value-type="float" office:value="-76.7754318618042">
            <text:p>-76,8 </text:p>
          </table:table-cell>
          <table:table-cell table:style-name="ce153" table:formula="of:=[.B57]+[.C56]" office:value-type="float" office:value="-371.498778740131">
            <text:p>-371,5 </text:p>
          </table:table-cell>
          <table:table-cell table:style-name="ce153" table:formula="of:=[.C57]+[.D56]" office:value-type="float" office:value="-423.515540267811">
            <text:p>-423,5 </text:p>
          </table:table-cell>
          <table:table-cell table:style-name="ce153" table:formula="of:=[.D57]+[.E56]" office:value-type="float" office:value="-389.500303618143">
            <text:p>-389,5 </text:p>
          </table:table-cell>
          <table:table-cell table:style-name="ce153" table:formula="of:=[.E57]+[.F56]" office:value-type="float" office:value="-341.144584064094">
            <text:p>-341,1 </text:p>
          </table:table-cell>
          <table:table-cell table:style-name="ce153" table:formula="of:=[.F57]+[.G56]" office:value-type="float" office:value="-283.097220426667">
            <text:p>-283,1 </text:p>
          </table:table-cell>
          <table:table-cell table:style-name="ce153" table:formula="of:=[.G57]+[.H56]" office:value-type="float" office:value="-227.389577780383">
            <text:p>-227,4 </text:p>
          </table:table-cell>
          <table:table-cell table:style-name="ce153" table:formula="of:=[.H57]+[.I56]" office:value-type="float" office:value="-173.92734875324">
            <text:p>-173,9 </text:p>
          </table:table-cell>
          <table:table-cell table:style-name="ce153" table:formula="of:=[.I57]+[.J56]" office:value-type="float" office:value="-122.62002723007">
            <text:p>-122,6 </text:p>
          </table:table-cell>
          <table:table-cell table:style-name="ce153" table:formula="of:=[.J57]+[.K56]" office:value-type="float" office:value="-73.3807551348966">
            <text:p>-73,4 </text:p>
          </table:table-cell>
          <table:table-cell table:style-name="ce153" table:formula="of:=[.K57]+[.L56]" office:value-type="float" office:value="-26.1261753890492">
            <text:p>-26,1 </text:p>
          </table:table-cell>
          <table:table-cell table:style-name="ce153" table:formula="of:=[.L57]+[.M56]" office:value-type="float" office:value="19.2237092038946">
            <text:p>19,2 </text:p>
          </table:table-cell>
          <table:table-cell table:style-name="ce153" table:formula="of:=[.M57]+[.N56]" office:value-type="float" office:value="62.7456713852226">
            <text:p>62,7 </text:p>
          </table:table-cell>
          <table:table-cell table:style-name="ce153" table:formula="of:=[.N57]+[.O56]" office:value-type="float" office:value="104.51338940953">
            <text:p>104,5 </text:p>
          </table:table-cell>
          <table:table-cell table:style-name="ce153" table:formula="of:=[.O57]+[.P56]" office:value-type="float" office:value="220.126313781196">
            <text:p>220,1 </text:p>
          </table:table-cell>
          <table:table-cell table:number-columns-repeated="240"/>
        </table:table-row>
        <table:table-row table:style-name="ro2">
          <table:table-cell table:style-name="ce144"/>
          <table:table-cell table:style-name="ce153" table:number-columns-repeated="15"/>
          <table:table-cell table:number-columns-repeated="240"/>
        </table:table-row>
        <table:table-row table:style-name="ro5">
          <table:table-cell table:style-name="ce148" office:value-type="string">
            <text:p>NPV</text:p>
          </table:table-cell>
          <table:table-cell table:style-name="ce156" table:formula="of:=SUM([.B56:.P56])" office:value-type="float" office:value="220.126313781196">
            <text:p>220 </text:p>
          </table:table-cell>
          <table:table-cell table:style-name="ce148" office:value-type="string">
            <text:p>M€</text:p>
          </table:table-cell>
          <table:table-cell table:style-name="ce160" table:formula="of:=IF([.B59]&lt;0;&quot;Investointi on kannattamaton&quot;;&quot;Investointi on kannattava&quot;)" office:value-type="string" office:string-value="Investointi on kannattava">
            <text:p>Investointi on kannattava</text:p>
          </table:table-cell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5">
          <table:table-cell table:style-name="ce142" office:value-type="string">
            <text:p>Sisäinen korkokanta</text:p>
          </table:table-cell>
          <table:table-cell table:style-name="ce157" office:value-type="float" office:value="9.9945">
            <text:p>9,99</text:p>
          </table:table-cell>
          <table:table-cell table:style-name="ce158" office:value-type="string">
            <text:p>% p.a.</text:p>
          </table:table-cell>
          <table:table-cell table:style-name="ce161" table:formula="of:=IF([.B60]&lt;[.F30];&quot;Investointi on kannattamaton&quot;;&quot;Investointi on kannattava&quot;)" office:value-type="string" office:string-value="Investointi on kannattava">
            <text:p>Investointi on kannattava</text:p>
          </table:table-cell>
          <table:table-cell table:style-name="ce144"/>
          <table:table-cell table:style-name="ce143"/>
          <table:table-cell table:formula="of:=IRR([.B52:.P52])" office:value-type="percentage" office:value="0.0999445166872521">
            <text:p>9,99%</text:p>
          </table:table-cell>
          <table:table-cell table:number-columns-repeated="8"/>
          <table:table-cell table:style-name="ce143"/>
          <table:table-cell table:number-columns-repeated="240"/>
        </table:table-row>
        <table:table-row table:style-name="ro2">
          <table:table-cell table:style-name="ce144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9" office:value-type="string">
            <text:p>Lisätehtävänä: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5">
          <table:table-cell table:style-name="ce150" office:value-type="string">
            <text:p>Katso taulukosta ja kaaviosta takaisinmaksuaika</text:p>
          </table:table-cell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table:style-name="ce143"/>
          <table:table-cell table:number-columns-repeated="2"/>
          <table:table-cell table:style-name="ce143"/>
          <table:table-cell/>
          <table:table-cell table:style-name="ce143"/>
          <table:table-cell table:number-columns-repeated="9"/>
          <table:table-cell table:style-name="ce143"/>
          <table:table-cell table:number-columns-repeated="240"/>
        </table:table-row>
        <table:table-row table:style-name="ro2">
          <table:table-cell office:value-type="string">
            <text:p>"koroton" takaisinmaksu</text:p>
          </table:table-cell>
          <table:table-cell table:style-name="ce141" office:value-type="string">
            <text:p>n 10 vuotta</text:p>
          </table:table-cell>
          <table:table-cell table:style-name="ce141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 office:value-type="string">
            <text:p>"korollinen" takaisinmaksu</text:p>
          </table:table-cell>
          <table:table-cell table:style-name="ce141" office:value-type="string">
            <text:p>n 12 vuotta</text:p>
          </table:table-cell>
          <table:table-cell table:style-name="ce141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>
            <draw:frame table:end-cell-address="'Tehtävä 7'.K97" table:end-x="1.726cm" table:end-y="0.027cm" draw:z-index="0" draw:name="Chart 1" draw:style-name="gr2" draw:text-style-name="P2" svg:width="27.695cm" svg:height="13.097cm" svg:x="0cm" svg:y="0.027cm">
              <draw:object draw:notify-on-update-of-ranges="'Tehtävä 7'.B53:'Tehtävä 7'.P53 'Tehtävä 7'.B57:'Tehtävä 7'.P5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 table:number-rows-repeated="33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table-row table:style-name="ro2">
          <table:table-cell/>
          <table:table-cell table:style-name="ce141" table:number-columns-repeated="2"/>
          <table:table-cell/>
          <table:table-cell table:style-name="ce141"/>
          <table:table-cell/>
          <table:table-cell table:style-name="ce141" table:number-columns-repeated="9"/>
          <table:table-cell/>
          <table:table-cell table:style-name="ce141" table:number-columns-repeated="2"/>
          <table:table-cell table:number-columns-repeated="238"/>
        </table:table-row>
        <table:named-expressions/>
      </table:table>
      <table:table table:name="Tehtävä 8" table:style-name="ta8" table:print="false">
        <office:forms form:automatic-focus="false" form:apply-design-mode="false"/>
        <table:table-column table:style-name="co20" table:default-cell-style-name="ce143"/>
        <table:table-column table:style-name="co21" table:default-cell-style-name="ce143"/>
        <table:table-column table:style-name="co22" table:number-columns-repeated="2" table:default-cell-style-name="ce143"/>
        <table:table-column table:style-name="co23" table:number-columns-repeated="2" table:default-cell-style-name="ce143"/>
        <table:table-column table:style-name="co22" table:default-cell-style-name="ce143"/>
        <table:table-column table:style-name="co17" table:number-columns-repeated="3" table:default-cell-style-name="ce143"/>
        <table:table-column table:style-name="co17" table:number-columns-repeated="246" table:default-cell-style-name="Default"/>
        <table:table-row table:style-name="ro1">
          <table:table-cell table:style-name="ce1" table:formula="of:=[$'Tehtävä 1'.A1]" office:value-type="string" office:string-value="JOHDON LASKENTATOIMEN JATKOKURSSI">
            <text:p>JOHDON LASKENTATOIMEN JATKOKURSSI</text:p>
          </table:table-cell>
          <table:table-cell table:style-name="ce2" table:number-columns-repeated="4"/>
          <table:table-cell table:style-name="ce1" table:formula="of:=[$'Tehtävä 1'.I1]" office:value-type="string" office:string-value="RATKAISUT">
            <text:p>RATKAISUT</text:p>
          </table:table-cell>
          <table:table-cell table:style-name="ce43"/>
          <table:table-cell table:style-name="ce2"/>
          <table:table-cell table:style-name="Default" table:number-columns-repeated="2"/>
          <table:table-cell table:number-columns-repeated="246"/>
        </table:table-row>
        <table:table-row table:style-name="ro2">
          <table:table-cell table:style-name="ce2" table:number-columns-repeated="9"/>
          <table:table-cell table:style-name="Default"/>
          <table:table-cell table:number-columns-repeated="246"/>
        </table:table-row>
        <table:table-row table:style-name="ro3">
          <table:table-cell table:style-name="ce3" table:formula="of:=[$'Tehtävä 1'.A3]" office:value-type="string" office:string-value="LASKUT">
            <text:p>LASKUT</text:p>
          </table:table-cell>
          <table:table-cell table:style-name="ce2" table:number-columns-repeated="8"/>
          <table:table-cell table:style-name="Default"/>
          <table:table-cell table:number-columns-repeated="246"/>
        </table:table-row>
        <table:table-row table:style-name="ro2">
          <table:table-cell table:style-name="Default" table:number-columns-repeated="10"/>
          <table:table-cell table:number-columns-repeated="246"/>
        </table:table-row>
        <table:table-row table:style-name="ro3">
          <table:table-cell table:style-name="ce164" office:value-type="string">
            <text:p>HighWay Oy</text:p>
          </table:table-cell>
          <table:table-cell table:number-columns-repeated="255"/>
        </table:table-row>
        <table:table-row table:style-name="ro4">
          <table:table-cell table:style-name="ce165"/>
          <table:table-cell table:number-columns-repeated="255"/>
        </table:table-row>
        <table:table-row table:style-name="ro4">
          <table:table-cell/>
          <table:table-cell table:style-name="ce166" office:value-type="string">
            <text:p>Vuosineljännes</text:p>
          </table:table-cell>
          <table:table-cell table:style-name="ce169" office:value-type="float" office:value="1">
            <text:p>1</text:p>
          </table:table-cell>
          <table:table-cell table:style-name="ce169" office:value-type="float" office:value="2">
            <text:p>2</text:p>
          </table:table-cell>
          <table:table-cell table:style-name="ce169" office:value-type="float" office:value="3">
            <text:p>3</text:p>
          </table:table-cell>
          <table:table-cell table:style-name="ce169" office:value-type="float" office:value="4">
            <text:p>4</text:p>
          </table:table-cell>
          <table:table-cell table:style-name="ce176" office:value-type="string">
            <text:p>Yhteensä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Haluttu loppuvarasto, yks.</text:p>
          </table:table-cell>
          <table:table-cell table:style-name="ce170" table:formula="of:=40%*[.D9]" office:value-type="float" office:value="3400">
            <text:p>3400</text:p>
          </table:table-cell>
          <table:table-cell table:style-name="ce170" table:formula="of:=15%*[.E9]" office:value-type="float" office:value="1575">
            <text:p>1575</text:p>
          </table:table-cell>
          <table:table-cell table:style-name="ce170" table:formula="of:=10%*[.F9]" office:value-type="float" office:value="1200">
            <text:p>1200</text:p>
          </table:table-cell>
          <table:table-cell table:style-name="ce171" office:value-type="float" office:value="1200">
            <text:p>1200</text:p>
          </table:table-cell>
          <table:table-cell table:style-name="ce177" table:formula="of:=[.F8]" office:value-type="float" office:value="1200">
            <text:p>1 200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Myyntiennuste</text:p>
          </table:table-cell>
          <table:table-cell table:style-name="ce171" office:value-type="float" office:value="8000">
            <text:p>8000</text:p>
          </table:table-cell>
          <table:table-cell table:style-name="ce171" office:value-type="float" office:value="8500">
            <text:p>8500</text:p>
          </table:table-cell>
          <table:table-cell table:style-name="ce171" office:value-type="float" office:value="10500">
            <text:p>10500</text:p>
          </table:table-cell>
          <table:table-cell table:style-name="ce171" office:value-type="float" office:value="12000">
            <text:p>12000</text:p>
          </table:table-cell>
          <table:table-cell table:style-name="ce177" table:formula="of:=SUM([.C9:.F9])" office:value-type="float" office:value="39000">
            <text:p>39 000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Kokonaistarve</text:p>
          </table:table-cell>
          <table:table-cell table:style-name="ce170" table:formula="of:=[.C8]+[.C9]" office:value-type="float" office:value="11400">
            <text:p>11400</text:p>
          </table:table-cell>
          <table:table-cell table:style-name="ce170" table:formula="of:=[.D8]+[.D9]" office:value-type="float" office:value="10075">
            <text:p>10075</text:p>
          </table:table-cell>
          <table:table-cell table:style-name="ce170" table:formula="of:=[.E8]+[.E9]" office:value-type="float" office:value="11700">
            <text:p>11700</text:p>
          </table:table-cell>
          <table:table-cell table:style-name="ce170" table:formula="of:=[.F8]+[.F9]" office:value-type="float" office:value="13200">
            <text:p>13200</text:p>
          </table:table-cell>
          <table:table-cell table:style-name="ce178" table:formula="of:=[.G8]+[.G9]" office:value-type="float" office:value="40200">
            <text:p>40 200</text:p>
          </table:table-cell>
          <table:table-cell table:number-columns-repeated="249"/>
        </table:table-row>
        <table:table-row table:style-name="ro4">
          <table:table-cell/>
          <table:table-cell table:style-name="ce165" office:value-type="string">
            <text:p>Alkuvarasto</text:p>
          </table:table-cell>
          <table:table-cell table:style-name="ce171" office:value-type="float" office:value="1500">
            <text:p>1500</text:p>
          </table:table-cell>
          <table:table-cell table:style-name="ce170" table:formula="of:=[.C8]" office:value-type="float" office:value="3400">
            <text:p>3400</text:p>
          </table:table-cell>
          <table:table-cell table:style-name="ce170" table:formula="of:=[.D8]" office:value-type="float" office:value="1575">
            <text:p>1575</text:p>
          </table:table-cell>
          <table:table-cell table:style-name="ce170" table:formula="of:=[.E8]" office:value-type="float" office:value="1200">
            <text:p>1200</text:p>
          </table:table-cell>
          <table:table-cell table:style-name="ce178" table:formula="of:=[.C11]" office:value-type="float" office:value="1500">
            <text:p>1 500</text:p>
          </table:table-cell>
          <table:table-cell table:number-columns-repeated="249"/>
        </table:table-row>
        <table:table-row table:style-name="ro4">
          <table:table-cell/>
          <table:table-cell table:style-name="ce167" office:value-type="string">
            <text:p>Valmistustarve, alustava</text:p>
          </table:table-cell>
          <table:table-cell table:style-name="ce172" table:formula="of:=[.C10]-[.C11]" office:value-type="float" office:value="9900">
            <text:p>9900</text:p>
          </table:table-cell>
          <table:table-cell table:style-name="ce172" table:formula="of:=[.D10]-[.D11]" office:value-type="float" office:value="6675">
            <text:p>6675</text:p>
          </table:table-cell>
          <table:table-cell table:style-name="ce172" table:formula="of:=[.E10]-[.E11]" office:value-type="float" office:value="10125">
            <text:p>10125</text:p>
          </table:table-cell>
          <table:table-cell table:style-name="ce172" table:formula="of:=[.F10]-[.F11]" office:value-type="float" office:value="12000">
            <text:p>12000</text:p>
          </table:table-cell>
          <table:table-cell table:style-name="ce177" table:formula="of:=[.G10]-[.G11]" office:value-type="float" office:value="38700">
            <text:p>38 700</text:p>
          </table:table-cell>
          <table:table-cell table:number-columns-repeated="249"/>
        </table:table-row>
        <table:table-row table:style-name="ro4">
          <table:table-cell table:style-name="ce165"/>
          <table:table-cell table:style-name="ce168" office:value-type="string">
            <text:p>Valmistustarve, kapasiteetti huomioitu</text:p>
          </table:table-cell>
          <table:table-cell table:style-name="ce173" table:formula="of:=[.C12]" office:value-type="float" office:value="9900">
            <text:p>9900</text:p>
          </table:table-cell>
          <table:table-cell table:style-name="ce174" table:formula="of:=[.D12]+([.E12]-7000)+([.F12]-11000)" office:value-type="float" office:value="10800">
            <text:p>10 800</text:p>
          </table:table-cell>
          <table:table-cell table:style-name="ce173" office:value-type="float" office:value="7000">
            <text:p>7000</text:p>
          </table:table-cell>
          <table:table-cell table:style-name="ce175" office:value-type="float" office:value="11000">
            <text:p>11 000</text:p>
          </table:table-cell>
          <table:table-cell table:number-columns-repeated="250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165" office:value-type="string">
            <text:p>Vuosineljänneksillä 3 ja 4 kapasiteetti ylittyy. Näin ollen toisella neljänneksellä on valmistustarve 10.800.</text:p>
          </table:table-cell>
          <table:table-cell table:number-columns-repeated="255"/>
        </table:table-row>
        <table:table-row table:style-name="ro4">
          <table:table-cell table:number-columns-repeated="256"/>
        </table:table-row>
        <table:named-expressions/>
      </table:table>
      <table:table table:name="Tehtävä 9" table:style-name="ta9" table:print="false">
        <office:forms form:automatic-focus="false" form:apply-design-mode="false"/>
        <table:table-column table:style-name="co24" table:default-cell-style-name="ce79"/>
        <table:table-column table:style-name="co25" table:default-cell-style-name="ce79"/>
        <table:table-column table:style-name="co26" table:default-cell-style-name="ce79"/>
        <table:table-column table:style-name="co3" table:number-columns-repeated="253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6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248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81" office:value-type="string">
            <text:p>WayMobil Oy</text:p>
          </table:table-cell>
          <table:table-cell table:number-columns-repeated="255"/>
        </table:table-row>
        <table:table-row table:style-name="ro2">
          <table:table-cell table:style-name="ce82"/>
          <table:table-cell table:number-columns-repeated="255"/>
        </table:table-row>
        <table:table-row table:style-name="ro2">
          <table:table-cell table:style-name="ce82" office:value-type="string">
            <text:p>Lähtötiedot:</text:p>
          </table:table-cell>
          <table:table-cell table:number-columns-repeated="255"/>
        </table:table-row>
        <table:table-row table:style-name="ro2">
          <table:table-cell office:value-type="string">
            <text:p>Bruttotuottoprosentti</text:p>
          </table:table-cell>
          <table:table-cell office:value-type="float" office:value="17">
            <text:p>17</text:p>
          </table:table-cell>
          <table:table-cell table:number-columns-repeated="254"/>
        </table:table-row>
        <table:table-row table:style-name="ro2">
          <table:table-cell office:value-type="string">
            <text:p>Myyjän palkka, eur</text:p>
          </table:table-cell>
          <table:table-cell office:value-type="float" office:value="25000">
            <text:p>25000</text:p>
          </table:table-cell>
          <table:table-cell table:number-columns-repeated="254"/>
        </table:table-row>
        <table:table-row table:style-name="ro2">
          <table:table-cell office:value-type="string">
            <text:p>Henkilösivukustannukset, %</text:p>
          </table:table-cell>
          <table:table-cell office:value-type="float" office:value="60">
            <text:p>60</text:p>
          </table:table-cell>
          <table:table-cell table:number-columns-repeated="254"/>
        </table:table-row>
        <table:table-row table:style-name="ro2">
          <table:table-cell office:value-type="string">
            <text:p>Yhtiön kiinteät kustannukset, eur</text:p>
          </table:table-cell>
          <table:table-cell office:value-type="float" office:value="220000">
            <text:p>22000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82" office:value-type="string">
            <text:p>a) kannattavuuslaskelma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Yhteensä</text:p>
          </table:table-cell>
          <table:table-cell office:value-type="string">
            <text:p>Joensuu</text:p>
          </table:table-cell>
          <table:table-cell office:value-type="string">
            <text:p>Kuopio</text:p>
          </table:table-cell>
          <table:table-cell office:value-type="string">
            <text:p>Jyväskylä</text:p>
          </table:table-cell>
          <table:table-cell table:number-columns-repeated="251"/>
        </table:table-row>
        <table:table-row table:style-name="ro2">
          <table:table-cell office:value-type="string">
            <text:p>Henkilökunta</text:p>
          </table:table-cell>
          <table:table-cell table:formula="of:=SUM([.C16:.E16])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Myyntituotot</text:p>
          </table:table-cell>
          <table:table-cell table:formula="of:=SUM([.C18:.E18])" office:value-type="float" office:value="5100000">
            <text:p>5100000</text:p>
          </table:table-cell>
          <table:table-cell office:value-type="float" office:value="2900000">
            <text:p>2900000</text:p>
          </table:table-cell>
          <table:table-cell office:value-type="float" office:value="1450000">
            <text:p>1450000</text:p>
          </table:table-cell>
          <table:table-cell office:value-type="float" office:value="750000">
            <text:p>750000</text:p>
          </table:table-cell>
          <table:table-cell table:number-columns-repeated="251"/>
        </table:table-row>
        <table:table-row table:style-name="ro2">
          <table:table-cell office:value-type="string">
            <text:p>Muuttuvat kustannukset</text:p>
          </table:table-cell>
          <table:table-cell table:formula="of:=SUM([.C19:.E19])" office:value-type="float" office:value="4233000">
            <text:p>4233000</text:p>
          </table:table-cell>
          <table:table-cell table:formula="of:=(100-[.$B$8])%*[.C18]" office:value-type="float" office:value="2407000">
            <text:p>2407000</text:p>
          </table:table-cell>
          <table:table-cell table:formula="of:=(100-[.$B$8])%*[.D18]" office:value-type="float" office:value="1203500">
            <text:p>1203500</text:p>
          </table:table-cell>
          <table:table-cell table:formula="of:=(100-[.$B$8])%*[.E18]" office:value-type="float" office:value="622500">
            <text:p>622500</text:p>
          </table:table-cell>
          <table:table-cell table:number-columns-repeated="251"/>
        </table:table-row>
        <table:table-row table:style-name="ro2">
          <table:table-cell office:value-type="string">
            <text:p>Myyntikate</text:p>
          </table:table-cell>
          <table:table-cell table:formula="of:=[.B18]-[.B19]" office:value-type="float" office:value="867000">
            <text:p>867000</text:p>
          </table:table-cell>
          <table:table-cell table:formula="of:=[.C18]-[.C19]" office:value-type="float" office:value="493000">
            <text:p>493000</text:p>
          </table:table-cell>
          <table:table-cell table:formula="of:=[.D18]-[.D19]" office:value-type="float" office:value="246500">
            <text:p>246500</text:p>
          </table:table-cell>
          <table:table-cell table:formula="of:=[.E18]-[.E19]" office:value-type="float" office:value="127500">
            <text:p>127500</text:p>
          </table:table-cell>
          <table:table-cell table:number-columns-repeated="251"/>
        </table:table-row>
        <table:table-row table:style-name="ro2">
          <table:table-cell office:value-type="string">
            <text:p>Kiinteät kustannukset</text:p>
          </table:table-cell>
          <table:table-cell table:formula="of:=SUM([.C21:.E21])" office:value-type="float" office:value="640000">
            <text:p>640000</text:p>
          </table:table-cell>
          <table:table-cell table:formula="of:=[.C16]*(1+[.$B$10]%)*[.$B$9]" office:value-type="float" office:value="320000">
            <text:p>320000</text:p>
          </table:table-cell>
          <table:table-cell table:formula="of:=[.D16]*(1+[.$B$10]%)*[.$B$9]" office:value-type="float" office:value="200000">
            <text:p>200000</text:p>
          </table:table-cell>
          <table:table-cell table:formula="of:=[.E16]*(1+[.$B$10]%)*[.$B$9]" office:value-type="float" office:value="120000">
            <text:p>120000</text:p>
          </table:table-cell>
          <table:table-cell table:number-columns-repeated="251"/>
        </table:table-row>
        <table:table-row table:style-name="ro2">
          <table:table-cell office:value-type="string">
            <text:p>Toimipaikan erilliskate</text:p>
          </table:table-cell>
          <table:table-cell table:formula="of:=[.B20]-[.B21]" office:value-type="float" office:value="227000">
            <text:p>227000</text:p>
          </table:table-cell>
          <table:table-cell table:formula="of:=[.C20]-[.C21]" office:value-type="float" office:value="173000">
            <text:p>173000</text:p>
          </table:table-cell>
          <table:table-cell table:formula="of:=[.D20]-[.D21]" office:value-type="float" office:value="46500">
            <text:p>46500</text:p>
          </table:table-cell>
          <table:table-cell table:formula="of:=[.E20]-[.E21]" office:value-type="float" office:value="7499.99999999999">
            <text:p>7500</text:p>
          </table:table-cell>
          <table:table-cell table:number-columns-repeated="251"/>
        </table:table-row>
        <table:table-row table:style-name="ro2">
          <table:table-cell office:value-type="string">
            <text:p>Yhtiön kiinteät kustannukset</text:p>
          </table:table-cell>
          <table:table-cell table:formula="of:=[.B11]" office:value-type="float" office:value="220000">
            <text:p>220000</text:p>
          </table:table-cell>
          <table:table-cell table:number-columns-repeated="254"/>
        </table:table-row>
        <table:table-row table:style-name="ro2">
          <table:table-cell office:value-type="string">
            <text:p>Yrityksen tulos</text:p>
          </table:table-cell>
          <table:table-cell table:formula="of:=[.B22]-[.B23]" office:value-type="float" office:value="7000">
            <text:p>7000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82" office:value-type="string">
            <text:p>b) Johtopäätökse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Kaikki toimipaikat ovat kannattavia, koska kaikkien toimipaikkojen erilliskate on positiviinen.</text:p>
          </table:table-cell>
          <table:table-cell table:number-columns-repeated="255"/>
        </table:table-row>
        <table:table-row table:style-name="ro2">
          <table:table-cell office:value-type="string">
            <text:p>Täten ainakin lyhyellä aikavälillä jonkun toimipaikan lopettaminen</text:p>
          </table:table-cell>
          <table:table-cell table:number-columns-repeated="255"/>
        </table:table-row>
        <table:table-row table:style-name="ro2">
          <table:table-cell office:value-type="string">
            <text:p>huonontaisi yrityksen kokonaistulosta lopetettavan toimipaikan erilliskatteen verran.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c) Bruttotuottoprosentin ongelmat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Tehtävässä käytettiin keskimääräistä bruttotuottoprosenttia (myyntikateprosenttia) toimipaikan</text:p>
          </table:table-cell>
          <table:table-cell table:number-columns-repeated="255"/>
        </table:table-row>
        <table:table-row table:style-name="ro2">
          <table:table-cell office:value-type="string">
            <text:p>kannattavuuden arviointiin. Käytännössä on todennäköistä, että kullakin toimipaikoilla on erilainen todellinen bruttotuottoprosentti. </text:p>
          </table:table-cell>
          <table:table-cell table:number-columns-repeated="255"/>
        </table:table-row>
        <table:table-row table:style-name="ro2">
          <table:table-cell office:value-type="string">
            <text:p>Täten keskimääräinen bruttotuottoprosentti voi antaa harhaanjohtavaa tietoa yksittäisten toimipaikkojen kannattavuudesta.</text:p>
          </table:table-cell>
          <table:table-cell table:number-columns-repeated="255"/>
        </table:table-row>
        <table:table-row table:style-name="ro2" table:number-rows-repeated="104853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Bruttotuottoprosentti" table:base-cell-address="$'Tehtävä 1'.$A$1" table:cell-range-address="$'Tehtävä 9'.$C$2"/>
          <table:named-range table:name="KiinteätKustannukset" table:base-cell-address="$'Tehtävä 1'.$A$1" table:cell-range-address="$'Tehtävä 9'.$D$18:.$F$18"/>
          <table:named-range table:name="MuuttuvatKustannukset" table:base-cell-address="$'Tehtävä 1'.$A$1" table:cell-range-address="$'Tehtävä 9'.$D$16:.$F$16"/>
          <table:named-range table:name="Myyntituotot" table:base-cell-address="$'Tehtävä 1'.$A$1" table:cell-range-address="$'Tehtävä 9'.$D$15:.$F$15"/>
        </table:named-expressions>
      </table:table>
      <table:table table:name="Tehtävä 10" table:style-name="ta10" table:print="false">
        <office:forms form:automatic-focus="false" form:apply-design-mode="false"/>
        <table:table-column table:style-name="co27" table:default-cell-style-name="ce79"/>
        <table:table-column table:style-name="co28" table:default-cell-style-name="ce79"/>
        <table:table-column table:style-name="co2" table:default-cell-style-name="ce79"/>
        <table:table-column table:style-name="co13" table:default-cell-style-name="ce79"/>
        <table:table-column table:style-name="co3" table:default-cell-style-name="ce79"/>
        <table:table-column table:style-name="co29" table:default-cell-style-name="ce79"/>
        <table:table-column table:style-name="co3" table:number-columns-repeated="7" table:default-cell-style-name="ce79"/>
        <table:table-column table:style-name="co30" table:default-cell-style-name="ce79"/>
        <table:table-column table:style-name="co3" table:number-columns-repeated="242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5"/>
          <table:table-cell table:style-name="ce78" table:formula="of:=[$'Tehtävä 1'.I1]" office:value-type="string" office:string-value="RATKAISUT">
            <text:p>RATKAISUT</text:p>
          </table:table-cell>
          <table:table-cell table:style-name="ce78" table:number-columns-repeated="2"/>
          <table:table-cell table:number-columns-repeated="247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style-name="ce82" table:number-columns-repeated="9"/>
          <table:table-cell table:number-columns-repeated="247"/>
        </table:table-row>
        <table:table-row table:style-name="ro3">
          <table:table-cell table:style-name="ce81" office:value-type="string">
            <text:p>Celtic Oy</text:p>
          </table:table-cell>
          <table:table-cell table:style-name="ce82" table:number-columns-repeated="8"/>
          <table:table-cell table:number-columns-repeated="7"/>
          <table:table-cell office:value-type="string">
            <text:p>välittömät.yks</text:p>
          </table:table-cell>
          <table:table-cell table:number-columns-repeated="239"/>
        </table:table-row>
        <table:table-row table:style-name="ro2">
          <table:table-cell table:style-name="ce82" table:number-columns-repeated="9"/>
          <table:table-cell table:number-columns-repeated="4"/>
          <table:table-cell office:value-type="string">
            <text:p>myynti</text:p>
          </table:table-cell>
          <table:table-cell office:value-type="string">
            <text:p>A </text:p>
          </table:table-cell>
          <table:table-cell office:value-type="float" office:value="3000">
            <text:p>3000</text:p>
          </table:table-cell>
          <table:table-cell table:number-columns-repeated="240"/>
        </table:table-row>
        <table:table-row table:style-name="ro4">
          <table:table-cell table:style-name="ce180" office:value-type="string">
            <text:p>Lähtötiedot:</text:p>
          </table:table-cell>
          <table:table-cell table:style-name="ce82" table:number-columns-repeated="8"/>
          <table:table-cell table:number-columns-repeated="5"/>
          <table:table-cell office:value-type="string">
            <text:p>B</text:p>
          </table:table-cell>
          <table:table-cell office:value-type="float" office:value="1600">
            <text:p>1600</text:p>
          </table:table-cell>
          <table:table-cell table:number-columns-repeated="240"/>
        </table:table-row>
        <table:table-row table:style-name="ro2">
          <table:table-cell/>
          <table:table-cell table:style-name="ce82" table:number-columns-repeated="8"/>
          <table:table-cell table:number-columns-repeated="247"/>
        </table:table-row>
        <table:table-row table:style-name="ro2">
          <table:table-cell table:style-name="ce82" office:value-type="string">
            <text:p>Toteutuneen laskentakauden kustannusraportti</text:p>
          </table:table-cell>
          <table:table-cell table:style-name="ce82" table:number-columns-repeated="8"/>
          <table:table-cell table:number-columns-repeated="4"/>
          <table:table-cell office:value-type="string">
            <text:p>kokonaiskustannukset</text:p>
          </table:table-cell>
          <table:table-cell/>
          <table:table-cell office:value-type="float" office:value="120000">
            <text:p>120000</text:p>
          </table:table-cell>
          <table:table-cell table:number-columns-repeated="240"/>
        </table:table-row>
        <table:table-row table:style-name="ro2">
          <table:table-cell/>
          <table:table-cell table:style-name="ce82" table:number-columns-repeated="8"/>
          <table:table-cell table:number-columns-repeated="4"/>
          <table:table-cell office:value-type="string">
            <text:p>välittömät</text:p>
          </table:table-cell>
          <table:table-cell/>
          <table:table-cell office:value-type="float" office:value="100000">
            <text:p>100000</text:p>
          </table:table-cell>
          <table:table-cell table:number-columns-repeated="240"/>
        </table:table-row>
        <table:table-row table:style-name="ro2">
          <table:table-cell table:style-name="ce181"/>
          <table:table-cell table:style-name="ce185" office:value-type="string">
            <text:p>Budjetti</text:p>
          </table:table-cell>
          <table:table-cell table:style-name="ce185" office:value-type="string">
            <text:p>Toteutunut</text:p>
          </table:table-cell>
          <table:table-cell/>
          <table:table-cell office:value-type="string">
            <text:p>myynti</text:p>
          </table:table-cell>
          <table:table-cell office:value-type="string">
            <text:p>budjetti</text:p>
          </table:table-cell>
          <table:table-cell office:value-type="string">
            <text:p>toteutunut</text:p>
          </table:table-cell>
          <table:table-cell table:number-columns-repeated="6"/>
          <table:table-cell office:value-type="string">
            <text:p>henkilöstö</text:p>
          </table:table-cell>
          <table:table-cell/>
          <table:table-cell office:value-type="float" office:value="20000">
            <text:p>20000</text:p>
          </table:table-cell>
          <table:table-cell table:number-columns-repeated="240"/>
        </table:table-row>
        <table:table-row table:style-name="ro2">
          <table:table-cell table:style-name="ce181" office:value-type="string">
            <text:p>Valmistusmäärä, yks.</text:p>
          </table:table-cell>
          <table:table-cell table:style-name="ce181" office:value-type="float" office:value="2500">
            <text:p>2500</text:p>
          </table:table-cell>
          <table:table-cell table:style-name="ce181" office:value-type="float" office:value="2250">
            <text:p>2250</text:p>
          </table:table-cell>
          <table:table-cell/>
          <table:table-cell office:value-type="string">
            <text:p>kappale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table:number-columns-repeated="9"/>
          <table:table-cell office:value-type="string">
            <text:p>yks</text:p>
          </table:table-cell>
          <table:table-cell table:number-columns-repeated="239"/>
        </table:table-row>
        <table:table-row table:style-name="ro2">
          <table:table-cell table:style-name="ce181" office:value-type="string">
            <text:p>Ainekulutus, kg</text:p>
          </table:table-cell>
          <table:table-cell table:style-name="ce181" office:value-type="float" office:value="7500">
            <text:p>7500</text:p>
          </table:table-cell>
          <table:table-cell table:style-name="ce181" office:value-type="float" office:value="7225">
            <text:p>7225</text:p>
          </table:table-cell>
          <table:table-cell/>
          <table:table-cell office:value-type="string">
            <text:p>myynti</text:p>
          </table:table-cell>
          <table:table-cell office:value-type="float" office:value="1500">
            <text:p>1500</text:p>
          </table:table-cell>
          <table:table-cell office:value-type="float" office:value="1700">
            <text:p>1700</text:p>
          </table:table-cell>
          <table:table-cell table:number-columns-repeated="6"/>
          <table:table-cell office:value-type="string">
            <text:p>myynti</text:p>
          </table:table-cell>
          <table:table-cell office:value-type="float" office:value="0.6">
            <text:p>0,6</text:p>
          </table:table-cell>
          <table:table-cell table:formula="of:=[.P11]*[.O13]" office:value-type="float" office:value="12000">
            <text:p>12000</text:p>
          </table:table-cell>
          <table:table-cell table:number-columns-repeated="240"/>
        </table:table-row>
        <table:table-row table:style-name="ro2">
          <table:table-cell table:style-name="ce181" office:value-type="string">
            <text:p>Ainekustannukset, eur</text:p>
          </table:table-cell>
          <table:table-cell table:style-name="ce181" office:value-type="float" office:value="15000">
            <text:p>15000</text:p>
          </table:table-cell>
          <table:table-cell table:style-name="ce181" office:value-type="float" office:value="14915">
            <text:p>14915</text:p>
          </table:table-cell>
          <table:table-cell/>
          <table:table-cell office:value-type="string">
            <text:p>myynti/yks</text:p>
          </table:table-cell>
          <table:table-cell table:formula="of:=[.F13]/[.F12]" office:value-type="float" office:value="5">
            <text:p>5</text:p>
          </table:table-cell>
          <table:table-cell table:formula="of:=[.G13]/[.G12]" office:value-type="float" office:value="4.25">
            <text:p>4,25</text:p>
          </table:table-cell>
          <table:table-cell table:number-columns-repeated="6"/>
          <table:table-cell office:value-type="string">
            <text:p>jälkihoito</text:p>
          </table:table-cell>
          <table:table-cell office:value-type="float" office:value="0.4">
            <text:p>0,4</text:p>
          </table:table-cell>
          <table:table-cell table:formula="of:=[.P11]*[.O14]" office:value-type="float" office:value="8000">
            <text:p>8000</text:p>
          </table:table-cell>
          <table:table-cell table:number-columns-repeated="240"/>
        </table:table-row>
        <table:table-row table:style-name="ro2">
          <table:table-cell table:style-name="ce181" office:value-type="string">
            <text:p>Työtunnit, h</text:p>
          </table:table-cell>
          <table:table-cell table:style-name="ce181" office:value-type="float" office:value="500">
            <text:p>500</text:p>
          </table:table-cell>
          <table:table-cell table:style-name="ce181" office:value-type="float" office:value="480">
            <text:p>480</text:p>
          </table:table-cell>
          <table:table-cell table:number-columns-repeated="253"/>
        </table:table-row>
        <table:table-row table:style-name="ro2">
          <table:table-cell table:style-name="ce181" office:value-type="string">
            <text:p>Työkustannukset, eur</text:p>
          </table:table-cell>
          <table:table-cell table:style-name="ce181" office:value-type="float" office:value="20000">
            <text:p>20000</text:p>
          </table:table-cell>
          <table:table-cell table:style-name="ce181" office:value-type="float" office:value="19570">
            <text:p>19570</text:p>
          </table:table-cell>
          <table:table-cell/>
          <table:table-cell office:value-type="string">
            <text:p>hintaero</text:p>
          </table:table-cell>
          <table:table-cell table:formula="of:=[.G12]*([.F14]-[.G14])" office:value-type="float" office:value="300">
            <text:p>300</text:p>
          </table:table-cell>
          <table:table-cell table:number-columns-repeated="6"/>
          <table:table-cell office:value-type="string">
            <text:p>A</text:p>
          </table:table-cell>
          <table:table-cell office:value-type="string">
            <text:p>välittömät raaka-aine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yks</text:p>
          </table:table-cell>
          <table:table-cell table:number-columns-repeated="239"/>
        </table:table-row>
        <table:table-row table:style-name="ro2">
          <table:table-cell table:style-name="ce181" office:value-type="string">
            <text:p>Muuttuvat yleiskustannukset, eur</text:p>
          </table:table-cell>
          <table:table-cell table:style-name="ce181" office:value-type="float" office:value="10000">
            <text:p>10000</text:p>
          </table:table-cell>
          <table:table-cell table:style-name="ce181" office:value-type="float" office:value="9670">
            <text:p>9670</text:p>
          </table:table-cell>
          <table:table-cell/>
          <table:table-cell office:value-type="string">
            <text:p>määräero</text:p>
          </table:table-cell>
          <table:table-cell table:formula="of:=[.F14]*([.F12]-[.G12])" office:value-type="float" office:value="-500">
            <text:p>-500</text:p>
          </table:table-cell>
          <table:table-cell table:number-columns-repeated="6"/>
          <table:table-cell office:value-type="string">
            <text:p>B</text:p>
          </table:table-cell>
          <table:table-cell office:value-type="string">
            <text:p>välittömät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yks</text:p>
          </table:table-cell>
          <table:table-cell table:number-columns-repeated="239"/>
        </table:table-row>
        <table:table-row table:style-name="ro2">
          <table:table-cell table:number-columns-repeated="17"/>
          <table:table-cell office:value-type="string">
            <text:p>yks</text:p>
          </table:table-cell>
          <table:table-cell table:number-columns-repeated="238"/>
        </table:table-row>
        <table:table-row table:style-name="ro2">
          <table:table-cell office:value-type="string">
            <text:p>Tässä ratkaisussa yleiskustannusten kohdistamisessa on käytetty työtunteja.</text:p>
          </table:table-cell>
          <table:table-cell table:number-columns-repeated="12"/>
          <table:table-cell office:value-type="string">
            <text:p>myyntityö</text:p>
          </table:table-cell>
          <table:table-cell office:value-type="float" office:value="0.8">
            <text:p>0,8</text:p>
          </table:table-cell>
          <table:table-cell office:value-type="string">
            <text:p>A</text:p>
          </table:table-cell>
          <table:table-cell table:formula="of:=[.P13]*[.O19]" office:value-type="float" office:value="9600">
            <text:p>9600</text:p>
          </table:table-cell>
          <table:table-cell table:formula="of:=[.Q19]/[.P6]" office:value-type="float" office:value="3.2">
            <text:p>3,2</text:p>
          </table:table-cell>
          <table:table-cell table:number-columns-repeated="238"/>
        </table:table-row>
        <table:table-row table:style-name="ro2">
          <table:table-cell table:number-columns-repeated="14"/>
          <table:table-cell office:value-type="float" office:value="0.2">
            <text:p>0,2</text:p>
          </table:table-cell>
          <table:table-cell office:value-type="string">
            <text:p>B</text:p>
          </table:table-cell>
          <table:table-cell table:formula="of:=[.P13]*[.O20]" office:value-type="float" office:value="2400">
            <text:p>2400</text:p>
          </table:table-cell>
          <table:table-cell table:formula="of:=[.Q20]/[.P7]" office:value-type="float" office:value="1.5">
            <text:p>1,5</text:p>
          </table:table-cell>
          <table:table-cell table:number-columns-repeated="238"/>
        </table:table-row>
        <table:table-row table:style-name="ro2">
          <table:table-cell table:style-name="ce82" office:value-type="string">
            <text:p>HUOMAA<text:span text:style-name="T10">, että tavoitekustannusten (standardikustannusten) laskelmisessa on käytetty</text:span></text:p>
          </table:table-cell>
          <table:table-cell table:number-columns-repeated="16"/>
          <table:table-cell office:value-type="string">
            <text:p>yks</text:p>
          </table:table-cell>
          <table:table-cell table:number-columns-repeated="238"/>
        </table:table-row>
        <table:table-row table:style-name="ro2">
          <table:table-cell office:value-type="string">
            <text:p>toteutunutta valmistusmäärää - ei budjetoitua. Näin toiminta-asteen muutos on eliminoitu erolaskennasta.</text:p>
          </table:table-cell>
          <table:table-cell table:number-columns-repeated="12"/>
          <table:table-cell office:value-type="string">
            <text:p>jälkihoito</text:p>
          </table:table-cell>
          <table:table-cell office:value-type="float" office:value="0.3">
            <text:p>0,3</text:p>
          </table:table-cell>
          <table:table-cell office:value-type="string">
            <text:p>A</text:p>
          </table:table-cell>
          <table:table-cell table:formula="of:=[.P14]*[.O22]" office:value-type="float" office:value="2400">
            <text:p>2400</text:p>
          </table:table-cell>
          <table:table-cell table:formula="of:=[.Q22]/[.P6]" office:value-type="float" office:value="0.8">
            <text:p>0,8</text:p>
          </table:table-cell>
          <table:table-cell table:number-columns-repeated="238"/>
        </table:table-row>
        <table:table-row table:style-name="ro2">
          <table:table-cell table:number-columns-repeated="14"/>
          <table:table-cell office:value-type="float" office:value="0.7">
            <text:p>0,7</text:p>
          </table:table-cell>
          <table:table-cell office:value-type="string">
            <text:p>B</text:p>
          </table:table-cell>
          <table:table-cell table:formula="of:=[.P14]*[.O23]" office:value-type="float" office:value="5600">
            <text:p>5600</text:p>
          </table:table-cell>
          <table:table-cell table:formula="of:=[.Q23]/[.P7]" office:value-type="float" office:value="3.5">
            <text:p>3,5</text:p>
          </table:table-cell>
          <table:table-cell table:number-columns-repeated="238"/>
        </table:table-row>
        <table:table-row table:style-name="ro2">
          <table:table-cell office:value-type="string">
            <text:p>Laaditaan tavoite- ja toteutuneiden kustannusten laskelma</text:p>
          </table:table-cell>
          <table:table-cell table:number-columns-repeated="255"/>
        </table:table-row>
        <table:table-row table:style-name="ro2">
          <table:table-cell table:number-columns-repeated="13"/>
          <table:table-cell office:value-type="string">
            <text:p>Yksikkökust</text:p>
          </table:table-cell>
          <table:table-cell office:value-type="string">
            <text:p>A </text:p>
          </table:table-cell>
          <table:table-cell office:value-type="string">
            <text:p>B</text:p>
          </table:table-cell>
          <table:table-cell table:number-columns-repeated="240"/>
        </table:table-row>
        <table:table-row table:style-name="ro2">
          <table:table-cell table:style-name="ce182" office:value-type="string">
            <text:p>Yksikkömääriä ja -hintoja</text:p>
          </table:table-cell>
          <table:table-cell table:number-columns-repeated="12"/>
          <table:table-cell office:value-type="string">
            <text:p>Välitön raak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240"/>
        </table:table-row>
        <table:table-row table:style-name="ro4">
          <table:table-cell/>
          <table:table-cell table:style-name="ce180" office:value-type="string">
            <text:p>Tavoite</text:p>
          </table:table-cell>
          <table:table-cell table:number-columns-repeated="3"/>
          <table:table-cell table:style-name="ce180" office:value-type="string">
            <text:p>Toteutunut</text:p>
          </table:table-cell>
          <table:table-cell table:number-columns-repeated="7"/>
          <table:table-cell office:value-type="string">
            <text:p>myyntityö</text:p>
          </table:table-cell>
          <table:table-cell table:formula="of:=[.R19]" office:value-type="float" office:value="3.2">
            <text:p>3,2</text:p>
          </table:table-cell>
          <table:table-cell table:formula="of:=[.R20]" office:value-type="float" office:value="1.5">
            <text:p>1,5</text:p>
          </table:table-cell>
          <table:table-cell table:number-columns-repeated="240"/>
        </table:table-row>
        <table:table-row table:style-name="ro2">
          <table:table-cell office:value-type="string">
            <text:p>Raaka-aine</text:p>
          </table:table-cell>
          <table:table-cell table:style-name="ce96" table:formula="of:=[.B14]/[.B13]" office:value-type="float" office:value="2">
            <text:p>2,00</text:p>
          </table:table-cell>
          <table:table-cell office:value-type="string">
            <text:p>eur/kg</text:p>
          </table:table-cell>
          <table:table-cell table:style-name="ce96" table:formula="of:=[.B13]/[.B12]" office:value-type="float" office:value="3">
            <text:p>3,00</text:p>
          </table:table-cell>
          <table:table-cell office:value-type="string">
            <text:p>kg/yks</text:p>
          </table:table-cell>
          <table:table-cell table:style-name="ce96" table:formula="of:=[.C14]/[.C13]" office:value-type="float" office:value="2.0643598615917">
            <text:p>2,06</text:p>
          </table:table-cell>
          <table:table-cell office:value-type="string">
            <text:p>eur/kg</text:p>
          </table:table-cell>
          <table:table-cell table:style-name="ce189" table:formula="of:=[.C13]/[.C12]" office:value-type="float" office:value="3.21111111111111">
            <text:p>3,211</text:p>
          </table:table-cell>
          <table:table-cell office:value-type="string">
            <text:p>kg/yks</text:p>
          </table:table-cell>
          <table:table-cell table:number-columns-repeated="4"/>
          <table:table-cell office:value-type="string">
            <text:p>jälkihoito</text:p>
          </table:table-cell>
          <table:table-cell table:formula="of:=[.R22]" office:value-type="float" office:value="0.8">
            <text:p>0,8</text:p>
          </table:table-cell>
          <table:table-cell table:formula="of:=[.R23]" office:value-type="float" office:value="3.5">
            <text:p>3,5</text:p>
          </table:table-cell>
          <table:table-cell table:number-columns-repeated="240"/>
        </table:table-row>
        <table:table-row table:style-name="ro2">
          <table:table-cell office:value-type="string">
            <text:p>Työ</text:p>
          </table:table-cell>
          <table:table-cell table:style-name="ce96" table:formula="of:=[.B16]/[.B15]" office:value-type="float" office:value="40">
            <text:p>40,00</text:p>
          </table:table-cell>
          <table:table-cell office:value-type="string">
            <text:p>eur/h</text:p>
          </table:table-cell>
          <table:table-cell table:style-name="ce96" table:formula="of:=[.B15]/[.B12]" office:value-type="float" office:value="0.2">
            <text:p>0,20</text:p>
          </table:table-cell>
          <table:table-cell office:value-type="string">
            <text:p>h/yks</text:p>
          </table:table-cell>
          <table:table-cell table:style-name="ce96" table:formula="of:=[.C16]/[.C15]" office:value-type="float" office:value="40.7708333333333">
            <text:p>40,77</text:p>
          </table:table-cell>
          <table:table-cell office:value-type="string">
            <text:p>eur/h</text:p>
          </table:table-cell>
          <table:table-cell table:style-name="ce189" table:formula="of:=[.C15]/[.C12]" office:value-type="float" office:value="0.213333333333333">
            <text:p>0,213</text:p>
          </table:table-cell>
          <table:table-cell office:value-type="string">
            <text:p>h/yks</text:p>
          </table:table-cell>
          <table:table-cell table:number-columns-repeated="5"/>
          <table:table-cell table:formula="of:=SUM([.O26:.O28])" office:value-type="float" office:value="24">
            <text:p>24</text:p>
          </table:table-cell>
          <table:table-cell table:formula="of:=SUM([.P26:.P28])" office:value-type="float" office:value="30">
            <text:p>30</text:p>
          </table:table-cell>
          <table:table-cell table:number-columns-repeated="240"/>
        </table:table-row>
        <table:table-row table:style-name="ro2">
          <table:table-cell office:value-type="string">
            <text:p>Yleiskustannukset</text:p>
          </table:table-cell>
          <table:table-cell table:style-name="ce96" table:formula="of:=[.B17]/[.B15]" office:value-type="float" office:value="20">
            <text:p>20,00</text:p>
          </table:table-cell>
          <table:table-cell office:value-type="string">
            <text:p>eur/h</text:p>
          </table:table-cell>
          <table:table-cell table:number-columns-repeated="2"/>
          <table:table-cell table:style-name="ce94" table:formula="of:=[.C17]/[.C15]" office:value-type="float" office:value="20.1458333333333">
            <text:p>20,1458</text:p>
          </table:table-cell>
          <table:table-cell office:value-type="string">
            <text:p>eur/h</text:p>
          </table:table-cell>
          <table:table-cell table:number-columns-repeated="249"/>
        </table:table-row>
        <table:table-row table:style-name="ro2">
          <table:table-cell/>
          <table:table-cell table:style-name="ce96"/>
          <table:table-cell table:number-columns-repeated="3"/>
          <table:table-cell table:style-name="ce94"/>
          <table:table-cell table:number-columns-repeated="250"/>
        </table:table-row>
        <table:table-row table:style-name="ro2">
          <table:table-cell office:value-type="string">
            <text:p>Lasketaan ensiksi karkeat kokonaiserot.</text:p>
          </table:table-cell>
          <table:table-cell table:style-name="ce96"/>
          <table:table-cell table:number-columns-repeated="3"/>
          <table:table-cell table:style-name="ce94"/>
          <table:table-cell table:number-columns-repeated="7"/>
          <table:table-cell office:value-type="string">
            <text:p>Välilliset kust/työtunti</text:p>
          </table:table-cell>
          <table:table-cell table:formula="of:=[.O35]/[.O33]" office:value-type="float" office:value="8">
            <text:p>8</text:p>
          </table:table-cell>
          <table:table-cell office:value-type="string">
            <text:p>e/h</text:p>
          </table:table-cell>
          <table:table-cell table:number-columns-repeated="240"/>
        </table:table-row>
        <table:table-row table:style-name="ro2">
          <table:table-cell/>
          <table:table-cell table:style-name="ce96"/>
          <table:table-cell table:number-columns-repeated="3"/>
          <table:table-cell table:style-name="ce94"/>
          <table:table-cell table:number-columns-repeated="7"/>
          <table:table-cell office:value-type="string">
            <text:p>työmäärä</text:p>
          </table:table-cell>
          <table:table-cell office:value-type="float" office:value="3725">
            <text:p>3725</text:p>
          </table:table-cell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string">
            <text:p>asentajaa</text:p>
          </table:table-cell>
          <table:table-cell table:number-columns-repeated="238"/>
        </table:table-row>
        <table:table-row table:style-name="ro2">
          <table:table-cell/>
          <table:table-cell table:style-name="ce96"/>
          <table:table-cell table:number-columns-repeated="3"/>
          <table:table-cell table:style-name="ce94"/>
          <table:table-cell table:number-columns-repeated="7"/>
          <table:table-cell office:value-type="string">
            <text:p>voittolisä</text:p>
          </table:table-cell>
          <table:table-cell table:style-name="ce190" office:value-type="percentage" office:value="0.06">
            <text:p>6,00%</text:p>
          </table:table-cell>
          <table:table-cell table:number-columns-repeated="241"/>
        </table:table-row>
        <table:table-row table:style-name="ro2">
          <table:table-cell table:style-name="ce182" office:value-type="string">
            <text:p>Kustannukset, eur</text:p>
          </table:table-cell>
          <table:table-cell table:number-columns-repeated="4"/>
          <table:table-cell table:style-name="ce94"/>
          <table:table-cell table:number-columns-repeated="7"/>
          <table:table-cell office:value-type="string">
            <text:p>välilliset kust</text:p>
          </table:table-cell>
          <table:table-cell office:value-type="float" office:value="29800">
            <text:p>29800</text:p>
          </table:table-cell>
          <table:table-cell table:number-columns-repeated="241"/>
        </table:table-row>
        <table:table-row table:style-name="ro2">
          <table:table-cell/>
          <table:table-cell table:style-name="ce186" office:value-type="string">
            <text:p>Tavoite</text:p>
          </table:table-cell>
          <table:table-cell table:style-name="ce82" office:value-type="string">
            <text:p>Toteutunut</text:p>
          </table:table-cell>
          <table:table-cell table:style-name="ce82" office:value-type="string">
            <text:p>Kokonaiserot</text:p>
          </table:table-cell>
          <table:table-cell/>
          <table:table-cell table:style-name="ce94"/>
          <table:table-cell table:number-columns-repeated="250"/>
        </table:table-row>
        <table:table-row table:style-name="ro2">
          <table:table-cell office:value-type="string">
            <text:p>Raaka-aine</text:p>
          </table:table-cell>
          <table:table-cell table:formula="of:=[.C12]*[.B28]*[.D28]" office:value-type="float" office:value="13500">
            <text:p>13500</text:p>
          </table:table-cell>
          <table:table-cell table:formula="of:=[.C12]*[.F28]*[.H28]" office:value-type="float" office:value="14915">
            <text:p>14915</text:p>
          </table:table-cell>
          <table:table-cell table:style-name="ce82" table:formula="of:=[.B37]-[.C37]" office:value-type="float" office:value="-1415">
            <text:p>-1415</text:p>
          </table:table-cell>
          <table:table-cell table:style-name="ce82" table:formula="of:=IF([.D37]&lt;0;&quot;Epäsuotuisa poikkeama&quot;;&quot;Suotuisa&quot;)" office:value-type="string" office:string-value="Epäsuotuisa poikkeama">
            <text:p>Epäsuotuisa poikkeama</text:p>
          </table:table-cell>
          <table:table-cell table:number-columns-repeated="8"/>
          <table:table-cell office:value-type="string">
            <text:p>as a </text:p>
          </table:table-cell>
          <table:table-cell table:number-columns-repeated="242"/>
        </table:table-row>
        <table:table-row table:style-name="ro2">
          <table:table-cell office:value-type="string">
            <text:p>Työ</text:p>
          </table:table-cell>
          <table:table-cell table:formula="of:=[.C12]*[.B29]*[.D29]" office:value-type="float" office:value="18000">
            <text:p>18000</text:p>
          </table:table-cell>
          <table:table-cell table:formula="of:=[.C12]*[.F29]*[.H29]" office:value-type="float" office:value="19570">
            <text:p>19570</text:p>
          </table:table-cell>
          <table:table-cell table:style-name="ce82" table:formula="of:=[.B38]-[.C38]" office:value-type="float" office:value="-1570">
            <text:p>-1570</text:p>
          </table:table-cell>
          <table:table-cell table:style-name="ce82" table:formula="of:=IF([.D38]&lt;0;&quot;Epäsuotuisa poikkeama&quot;;&quot;Suotuisa&quot;)" office:value-type="string" office:string-value="Epäsuotuisa poikkeama">
            <text:p>Epäsuotuisa poikkeama</text:p>
          </table:table-cell>
          <table:table-cell table:number-columns-repeated="8"/>
          <table:table-cell office:value-type="string">
            <text:p>aineksia</text:p>
          </table:table-cell>
          <table:table-cell office:value-type="float" office:value="15700">
            <text:p>15700</text:p>
          </table:table-cell>
          <table:table-cell table:number-columns-repeated="241"/>
        </table:table-row>
        <table:table-row table:style-name="ro2">
          <table:table-cell office:value-type="string">
            <text:p>Yleiskustannukset</text:p>
          </table:table-cell>
          <table:table-cell table:formula="of:=[.C12]*[.D29]*[.B30]" office:value-type="float" office:value="9000">
            <text:p>9000</text:p>
          </table:table-cell>
          <table:table-cell table:formula="of:=[.C12]*[.H29]*[.F30]" office:value-type="float" office:value="9670">
            <text:p>9670</text:p>
          </table:table-cell>
          <table:table-cell table:style-name="ce82" table:formula="of:=[.B39]-[.C39]" office:value-type="float" office:value="-670">
            <text:p>-670</text:p>
          </table:table-cell>
          <table:table-cell table:style-name="ce82" table:formula="of:=IF([.D39]&lt;0;&quot;Epäsuotuisa poikkeama&quot;;&quot;Suotuisa&quot;)" office:value-type="string" office:string-value="Epäsuotuisa poikkeama">
            <text:p>Epäsuotuisa poikkeama</text:p>
          </table:table-cell>
          <table:table-cell table:number-columns-repeated="8"/>
          <table:table-cell office:value-type="string">
            <text:p>välitön työ</text:p>
          </table:table-cell>
          <table:table-cell office:value-type="float" office:value="260">
            <text:p>260</text:p>
          </table:table-cell>
          <table:table-cell office:value-type="float" office:value="12">
            <text:p>12</text:p>
          </table:table-cell>
          <table:table-cell table:formula="of:=[.O39]*[.P39]" office:value-type="float" office:value="3120">
            <text:p>3120</text:p>
          </table:table-cell>
          <table:table-cell table:number-columns-repeated="239"/>
        </table:table-row>
        <table:table-row table:style-name="ro2">
          <table:table-cell table:style-name="ce82" office:value-type="string">
            <text:p>Yhteensä</text:p>
          </table:table-cell>
          <table:table-cell table:style-name="ce82" table:formula="of:=SUM([.B37:.B39])" office:value-type="float" office:value="40500">
            <text:p>40500</text:p>
          </table:table-cell>
          <table:table-cell table:style-name="ce82" table:formula="of:=SUM([.C37:.C39])" office:value-type="float" office:value="44155">
            <text:p>44155</text:p>
          </table:table-cell>
          <table:table-cell table:style-name="ce82" table:formula="of:=[.B40]-[.C40]" office:value-type="float" office:value="-3655">
            <text:p>-3655</text:p>
          </table:table-cell>
          <table:table-cell table:style-name="ce82" table:formula="of:=IF([.D40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1"/>
        </table:table-row>
        <table:table-row table:style-name="ro2">
          <table:table-cell table:number-columns-repeated="13"/>
          <table:table-cell office:value-type="string">
            <text:p>Yksikkökust</text:p>
          </table:table-cell>
          <table:table-cell table:formula="of:=[.O39]*[.P39]" office:value-type="float" office:value="3120">
            <text:p>3120</text:p>
          </table:table-cell>
          <table:table-cell office:value-type="string">
            <text:p>välitöntyö tilaus</text:p>
          </table:table-cell>
          <table:table-cell table:number-columns-repeated="240"/>
        </table:table-row>
        <table:table-row table:style-name="ro2">
          <table:table-cell office:value-type="string">
            <text:p>Sitten lasketaan varsinaiset yksityiskohtaiset erot.</text:p>
          </table:table-cell>
          <table:table-cell table:number-columns-repeated="13"/>
          <table:table-cell table:formula="of:=[.O38]" office:value-type="float" office:value="15700">
            <text:p>15700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formula="of:=[.O41]+[.O42]" office:value-type="float" office:value="18820">
            <text:p>18820</text:p>
          </table:table-cell>
          <table:table-cell table:number-columns-repeated="241"/>
        </table:table-row>
        <table:table-row table:style-name="ro2">
          <table:table-cell table:style-name="ce183" office:value-type="string">
            <text:p>Laske std-kustannuslaskennan erot</text:p>
          </table:table-cell>
          <table:table-cell table:number-columns-repeated="13"/>
          <table:table-cell office:value-type="float" office:value="1.06">
            <text:p>1,06</text:p>
          </table:table-cell>
          <table:table-cell table:number-columns-repeated="241"/>
        </table:table-row>
        <table:table-row table:style-name="ro2">
          <table:table-cell table:number-columns-repeated="14"/>
          <table:table-cell table:formula="of:=[.O43]*[.O44]" office:value-type="float" office:value="19949.2">
            <text:p>19949,2</text:p>
          </table:table-cell>
          <table:table-cell table:number-columns-repeated="241"/>
        </table:table-row>
        <table:table-row table:style-name="ro2">
          <table:table-cell table:style-name="ce82" office:value-type="string">
            <text:p>a) aineiden hinta- ja määräerot, eu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Hinta-ero: tot.määrä x (std-hinta - tot.hinta)</text:p>
          </table:table-cell>
          <table:table-cell table:formula="of:=[.C12]*[.H28]*([.B28]-[.F28])" office:value-type="float" office:value="-464.999999999999">
            <text:p>-465</text:p>
          </table:table-cell>
          <table:table-cell table:style-name="ce82" table:formula="of:=IF([.B48]&lt;0;&quot;Epäsuotuisa poikkeama&quot;;&quot;Suotuisa&quot;)" office:value-type="string" office:string-value="Epäsuotuisa poikkeama">
            <text:p>Epäsuotuisa poikkeama</text:p>
          </table:table-cell>
          <table:table-cell table:number-columns-repeated="253"/>
        </table:table-row>
        <table:table-row table:style-name="ro2">
          <table:table-cell office:value-type="string">
            <text:p>Määräero: std-hinta x (std-määrä - tot.määrä)</text:p>
          </table:table-cell>
          <table:table-cell table:formula="of:=[.C12]*[.B28]*([.D28]-[.H28])" office:value-type="float" office:value="-950.000000000001">
            <text:p>-950</text:p>
          </table:table-cell>
          <table:table-cell table:style-name="ce82" table:formula="of:=IF([.B49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Transporting dep.</text:p>
          </table:table-cell>
          <table:table-cell table:number-columns-repeated="242"/>
        </table:table-row>
        <table:table-row table:style-name="ro2">
          <table:table-cell office:value-type="string">
            <text:p>Kokonaisero</text:p>
          </table:table-cell>
          <table:table-cell table:style-name="ce82" table:formula="of:=SUM([.B48:.B49])" office:value-type="float" office:value="-1415">
            <text:p>-1415</text:p>
          </table:table-cell>
          <table:table-cell table:style-name="ce82" table:formula="of:=IF([.B50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wheat purchase pric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6.5">
            <text:p>6,5</text:p>
          </table:table-cell>
          <table:table-cell table:number-columns-repeated="238"/>
        </table:table-row>
        <table:table-row table:style-name="ro2">
          <table:table-cell table:number-columns-repeated="2"/>
          <table:table-cell table:style-name="ce82"/>
          <table:table-cell table:number-columns-repeated="10"/>
          <table:table-cell office:value-type="string">
            <text:p>transporting variable costs</text:p>
          </table:table-cell>
          <table:table-cell office:value-type="float" office:value="1">
            <text:p>1</text:p>
          </table:table-cell>
          <table:table-cell office:value-type="string">
            <text:p>per bushel</text:p>
          </table:table-cell>
          <table:table-cell table:number-columns-repeated="240"/>
        </table:table-row>
        <table:table-row table:style-name="ro2">
          <table:table-cell table:number-columns-repeated="13"/>
          <table:table-cell office:value-type="string">
            <text:p>Fixed cost </text:p>
          </table:table-cell>
          <table:table-cell office:value-type="float" office:value="25000">
            <text:p>25000</text:p>
          </table:table-cell>
          <table:table-cell table:number-columns-repeated="241"/>
        </table:table-row>
        <table:table-row table:style-name="ro2">
          <table:table-cell table:style-name="ce82" office:value-type="string">
            <text:p>b) työn hinta- ja määräerot</text:p>
          </table:table-cell>
          <table:table-cell table:number-columns-repeated="12"/>
          <table:table-cell office:value-type="string">
            <text:p>Transporting capacity</text:p>
          </table:table-cell>
          <table:table-cell office:value-type="float" office:value="50000">
            <text:p>50000</text:p>
          </table:table-cell>
          <table:table-cell office:value-type="string">
            <text:p>bushels per year</text:p>
          </table:table-cell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Hinta-ero: tot.määrä x (std-hinta - tot.hinta)</text:p>
          </table:table-cell>
          <table:table-cell table:formula="of:=[.C12]*[.H29]*([.B29]-[.F29])" office:value-type="float" office:value="-370.000000000001">
            <text:p>-370</text:p>
          </table:table-cell>
          <table:table-cell table:style-name="ce82" table:formula="of:=IF([.B55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Grinding</text:p>
          </table:table-cell>
          <table:table-cell table:number-columns-repeated="242"/>
        </table:table-row>
        <table:table-row table:style-name="ro2">
          <table:table-cell office:value-type="string">
            <text:p>Määräero: std-hinta x (std-määrä - tot.määrä)</text:p>
          </table:table-cell>
          <table:table-cell table:formula="of:=[.C12]*[.B29]*([.D29]-[.H29])" office:value-type="float" office:value="-1200">
            <text:p>-1200</text:p>
          </table:table-cell>
          <table:table-cell table:style-name="ce82" table:formula="of:=IF([.B56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Fixed cost </text:p>
          </table:table-cell>
          <table:table-cell office:value-type="float" office:value="75000">
            <text:p>75000</text:p>
          </table:table-cell>
          <table:table-cell office:value-type="string">
            <text:p>per year</text:p>
          </table:table-cell>
          <table:table-cell table:number-columns-repeated="240"/>
        </table:table-row>
        <table:table-row table:style-name="ro2">
          <table:table-cell office:value-type="string">
            <text:p>Kokonaisero</text:p>
          </table:table-cell>
          <table:table-cell table:style-name="ce82" table:formula="of:=SUM([.B55:.B56])" office:value-type="float" office:value="-1570">
            <text:p>-1570</text:p>
          </table:table-cell>
          <table:table-cell table:style-name="ce82" table:formula="of:=IF([.B57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variable cost</text:p>
          </table:table-cell>
          <table:table-cell office:value-type="float" office:value="5">
            <text:p>5</text:p>
          </table:table-cell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capacity</text:p>
          </table:table-cell>
          <table:table-cell office:value-type="float" office:value="2500000">
            <text:p>2500000</text:p>
          </table:table-cell>
          <table:table-cell office:value-type="string">
            <text:p>pounds of flour a year</text:p>
          </table:table-cell>
          <table:table-cell/>
          <table:table-cell office:value-type="float" office:value="40">
            <text:p>40</text:p>
          </table:table-cell>
          <table:table-cell table:formula="of:=[.O58]/[.R58]" office:value-type="float" office:value="62500">
            <text:p>62500</text:p>
          </table:table-cell>
          <table:table-cell table:number-columns-repeated="237"/>
        </table:table-row>
        <table:table-row table:style-name="ro2">
          <table:table-cell office:value-type="string">
            <text:p>c) yleiskustannusten budjetti-, teho- ja kokonaiserot</text:p>
          </table:table-cell>
          <table:table-cell table:number-columns-repeated="12"/>
          <table:table-cell office:value-type="string">
            <text:p>Sell flour</text:p>
          </table:table-cell>
          <table:table-cell office:value-type="float" office:value="40">
            <text:p>40</text:p>
          </table:table-cell>
          <table:table-cell office:value-type="string">
            <text:p>per pound</text:p>
          </table:table-cell>
          <table:table-cell table:number-columns-repeated="240"/>
        </table:table-row>
        <table:table-row table:style-name="ro2">
          <table:table-cell table:number-columns-repeated="13"/>
          <table:table-cell office:value-type="string">
            <text:p>alternative</text:p>
          </table:table-cell>
          <table:table-cell office:value-type="float" office:value="7.5">
            <text:p>7,5</text:p>
          </table:table-cell>
          <table:table-cell office:value-type="string">
            <text:p>outside vendor</text:p>
          </table:table-cell>
          <table:table-cell table:number-columns-repeated="240"/>
        </table:table-row>
        <table:table-row table:style-name="ro2">
          <table:table-cell office:value-type="string">
            <text:p>Toteutuneet yleiskustannukset, eur</text:p>
          </table:table-cell>
          <table:table-cell table:formula="of:=[.F30]*[.C12]*[.H29]" office:value-type="float" office:value="9670">
            <text:p>9670</text:p>
          </table:table-cell>
          <table:table-cell office:value-type="string">
            <text:p>(tot yks x tot h/yks x tot yk:t/h)</text:p>
          </table:table-cell>
          <table:table-cell table:number-columns-repeated="10"/>
          <table:table-cell office:value-type="string">
            <text:p>processed </text:p>
          </table:table-cell>
          <table:table-cell office:value-type="float" office:value="2000000">
            <text:p>2000000</text:p>
          </table:table-cell>
          <table:table-cell table:number-columns-repeated="241"/>
        </table:table-row>
        <table:table-row table:style-name="ro2">
          <table:table-cell office:value-type="string">
            <text:p>Budjetoidut, eur</text:p>
          </table:table-cell>
          <table:table-cell table:formula="of:=[.B30]*[.C12]*[.H29]" office:value-type="float" office:value="9600">
            <text:p>9600</text:p>
          </table:table-cell>
          <table:table-cell office:value-type="string">
            <text:p>(tot yks x tot h/yks x std yk:t/h)</text:p>
          </table:table-cell>
          <table:table-cell table:number-columns-repeated="253"/>
        </table:table-row>
        <table:table-row table:style-name="ro2">
          <table:table-cell table:style-name="ce82" office:value-type="string">
            <text:p>Budjettiero</text:p>
          </table:table-cell>
          <table:table-cell table:style-name="ce82" table:formula="of:=[.B62]-[.B61]" office:value-type="float" office:value="-70">
            <text:p>-70</text:p>
          </table:table-cell>
          <table:table-cell table:style-name="ce82" table:formula="of:=IF([.B63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Cost-based transfer price of 120% of full cost</text:p>
          </table:table-cell>
          <table:table-cell table:number-columns-repeated="242"/>
        </table:table-row>
        <table:table-row table:style-name="ro2">
          <table:table-cell table:number-columns-repeated="13"/>
          <table:table-cell office:value-type="string">
            <text:p>how much Trans dep. Will offer</text:p>
          </table:table-cell>
          <table:table-cell office:value-type="string">
            <text:p>??</text:p>
          </table:table-cell>
          <table:table-cell table:number-columns-repeated="241"/>
        </table:table-row>
        <table:table-row table:style-name="ro2">
          <table:table-cell office:value-type="string">
            <text:p>Tavoitteen mukaiset</text:p>
          </table:table-cell>
          <table:table-cell table:formula="of:=[.C12]*[.D29]*[.B30]" office:value-type="float" office:value="9000">
            <text:p>9000</text:p>
          </table:table-cell>
          <table:table-cell office:value-type="string">
            <text:p>(tot yks x std h/yks x std eur/h)</text:p>
          </table:table-cell>
          <table:table-cell table:number-columns-repeated="253"/>
        </table:table-row>
        <table:table-row table:style-name="ro2">
          <table:table-cell table:style-name="ce82" office:value-type="string">
            <text:p>Tehoero</text:p>
          </table:table-cell>
          <table:table-cell table:style-name="ce82" table:formula="of:=[.B65]-[.B62]" office:value-type="float" office:value="-600">
            <text:p>-600</text:p>
          </table:table-cell>
          <table:table-cell table:number-columns-repeated="12"/>
          <table:table-cell office:value-type="string">
            <text:p>per bushel</text:p>
          </table:table-cell>
          <table:table-cell table:number-columns-repeated="241"/>
        </table:table-row>
        <table:table-row table:style-name="ro2">
          <table:table-cell office:value-type="string">
            <text:p>Kokonaisero</text:p>
          </table:table-cell>
          <table:table-cell table:style-name="ce82" table:formula="of:=[.B63]+[.B66]" office:value-type="float" office:value="-670">
            <text:p>-670</text:p>
          </table:table-cell>
          <table:table-cell table:style-name="ce82" table:formula="of:=IF([.B66]&lt;0;&quot;Epäsuotuisa poikkeama&quot;;&quot;Suotuisa&quot;)" office:value-type="string" office:string-value="Epäsuotuisa poikkeama">
            <text:p>Epäsuotuisa poikkeama</text:p>
          </table:table-cell>
          <table:table-cell table:number-columns-repeated="10"/>
          <table:table-cell office:value-type="string">
            <text:p>Transporting dep.</text:p>
          </table:table-cell>
          <table:table-cell table:number-columns-repeated="242"/>
        </table:table-row>
        <table:table-row table:style-name="ro2">
          <table:table-cell table:number-columns-repeated="13"/>
          <table:table-cell office:value-type="string">
            <text:p>Trans variable cost</text:p>
          </table:table-cell>
          <table:table-cell office:value-type="float" office:value="1">
            <text:p>1</text:p>
          </table:table-cell>
          <table:table-cell table:number-columns-repeated="241"/>
        </table:table-row>
        <table:table-row table:style-name="ro2">
          <table:table-cell table:number-columns-repeated="13"/>
          <table:table-cell office:value-type="string">
            <text:p>Fixed cost </text:p>
          </table:table-cell>
          <table:table-cell table:formula="of:=[.O52]/[.O53]" office:value-type="float" office:value="0.5">
            <text:p>0,5</text:p>
          </table:table-cell>
          <table:table-cell table:number-columns-repeated="241"/>
        </table:table-row>
        <table:table-row table:style-name="ro3">
          <table:table-cell table:style-name="ce43" office:value-type="string">
            <text:p>YHTEENVETO</text:p>
          </table:table-cell>
          <table:table-cell table:number-columns-repeated="255"/>
        </table:table-row>
        <table:table-row table:style-name="ro2">
          <table:table-cell office:value-type="string">
            <text:p>Aineiden hintaero</text:p>
          </table:table-cell>
          <table:table-cell table:formula="of:=[.B48]" office:value-type="float" office:value="-464.999999999999">
            <text:p>-465</text:p>
          </table:table-cell>
          <table:table-cell table:number-columns-repeated="11"/>
          <table:table-cell office:value-type="string">
            <text:p>Grinding fixed costs</text:p>
          </table:table-cell>
          <table:table-cell table:formula="of:=[.O56]/[.O53]" office:value-type="float" office:value="1.5">
            <text:p>1,5</text:p>
          </table:table-cell>
          <table:table-cell table:number-columns-repeated="241"/>
        </table:table-row>
        <table:table-row table:style-name="ro2">
          <table:table-cell office:value-type="string">
            <text:p>Aineiden määräero</text:p>
          </table:table-cell>
          <table:table-cell table:formula="of:=[.B49]" office:value-type="float" office:value="-950.000000000001">
            <text:p>-950</text:p>
          </table:table-cell>
          <table:table-cell table:number-columns-repeated="11"/>
          <table:table-cell office:value-type="string">
            <text:p>variable cost</text:p>
          </table:table-cell>
          <table:table-cell office:value-type="float" office:value="5">
            <text:p>5</text:p>
          </table:table-cell>
          <table:table-cell table:number-columns-repeated="241"/>
        </table:table-row>
        <table:table-row table:style-name="ro2">
          <table:table-cell table:style-name="ce82" office:value-type="string">
            <text:p>Aineiden kokonaisero</text:p>
          </table:table-cell>
          <table:table-cell/>
          <table:table-cell table:formula="of:=SUM([.B71:.B72])" office:value-type="float" office:value="-1415">
            <text:p>-1415</text:p>
          </table:table-cell>
          <table:table-cell table:number-columns-repeated="11"/>
          <table:table-cell table:formula="of:=[.O68]+[.O69]+[.O71]+[.O72]" office:value-type="float" office:value="8">
            <text:p>8</text:p>
          </table:table-cell>
          <table:table-cell table:number-columns-repeated="241"/>
        </table:table-row>
        <table:table-row table:style-name="ro2">
          <table:table-cell office:value-type="string">
            <text:p>Työn hintaero</text:p>
          </table:table-cell>
          <table:table-cell table:formula="of:=[.B55]" office:value-type="float" office:value="-370.000000000001">
            <text:p>-370</text:p>
          </table:table-cell>
          <table:table-cell table:number-columns-repeated="11"/>
          <table:table-cell table:style-name="ce190" office:value-type="percentage" office:value="0.2">
            <text:p>20,00%</text:p>
          </table:table-cell>
          <table:table-cell table:formula="of:=[.O73]*[.N74]" office:value-type="float" office:value="1.6">
            <text:p>1,6</text:p>
          </table:table-cell>
          <table:table-cell table:number-columns-repeated="241"/>
        </table:table-row>
        <table:table-row table:style-name="ro2">
          <table:table-cell office:value-type="string">
            <text:p>Työn määräero</text:p>
          </table:table-cell>
          <table:table-cell table:formula="of:=[.B56]" office:value-type="float" office:value="-1200">
            <text:p>-1200</text:p>
          </table:table-cell>
          <table:table-cell table:number-columns-repeated="12"/>
          <table:table-cell table:formula="of:=[.O73]+[.O74]" office:value-type="float" office:value="9.6">
            <text:p>9,6</text:p>
          </table:table-cell>
          <table:table-cell table:number-columns-repeated="241"/>
        </table:table-row>
        <table:table-row table:style-name="ro2">
          <table:table-cell table:style-name="ce82" office:value-type="string">
            <text:p>Työn kokonaisero</text:p>
          </table:table-cell>
          <table:table-cell/>
          <table:table-cell table:formula="of:=SUM([.B74:.B75])" office:value-type="float" office:value="-1570">
            <text:p>-1570</text:p>
          </table:table-cell>
          <table:table-cell table:number-columns-repeated="253"/>
        </table:table-row>
        <table:table-row table:style-name="ro2">
          <table:table-cell office:value-type="string">
            <text:p>Yleiskustannusten budjettiero</text:p>
          </table:table-cell>
          <table:table-cell table:formula="of:=[.B63]" office:value-type="float" office:value="-70">
            <text:p>-70</text:p>
          </table:table-cell>
          <table:table-cell table:number-columns-repeated="254"/>
        </table:table-row>
        <table:table-row table:style-name="ro2">
          <table:table-cell office:value-type="string">
            <text:p>Yleiskustannusten tehoero</text:p>
          </table:table-cell>
          <table:table-cell table:formula="of:=[.B66]" office:value-type="float" office:value="-600">
            <text:p>-600</text:p>
          </table:table-cell>
          <table:table-cell table:number-columns-repeated="254"/>
        </table:table-row>
        <table:table-row table:style-name="ro2">
          <table:table-cell table:style-name="ce82" office:value-type="string">
            <text:p>Yleiskustannusten kokonaisero</text:p>
          </table:table-cell>
          <table:table-cell/>
          <table:table-cell table:formula="of:=SUM([.B77:.B78])" office:value-type="float" office:value="-670">
            <text:p>-670</text:p>
          </table:table-cell>
          <table:table-cell table:number-columns-repeated="253"/>
        </table:table-row>
        <table:table-row table:style-name="ro10">
          <table:table-cell table:style-name="ce184" office:value-type="string">
            <text:p>KOKONAISERO</text:p>
          </table:table-cell>
          <table:table-cell table:style-name="ce187"/>
          <table:table-cell table:style-name="ce188" table:formula="of:=SUM([.C71:.C79])" office:value-type="float" office:value="-3655">
            <text:p>-365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4">
          <table:table-cell table:style-name="ce180" office:value-type="string">
            <text:p>Johtopäätökset:</text:p>
          </table:table-cell>
          <table:table-cell table:number-columns-repeated="255"/>
        </table:table-row>
        <table:table-row table:style-name="ro2">
          <table:table-cell office:value-type="string">
            <text:p>Kaikki poikkeamat olivat epäsuotuisia.</text:p>
          </table:table-cell>
          <table:table-cell table:number-columns-repeated="255"/>
        </table:table-row>
        <table:table-row table:style-name="ro2">
          <table:table-cell office:value-type="string">
            <text:p>On syytä selvittää poikkeamien syyt ja tehdä mahdolliset muutokset toimintaan.</text:p>
          </table:table-cell>
          <table:table-cell table:number-columns-repeated="255"/>
        </table:table-row>
        <table:table-row table:style-name="ro2" table:number-rows-repeated="1048491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11" table:style-name="ta11" table:print="false">
        <office:forms form:automatic-focus="false" form:apply-design-mode="false"/>
        <table:table-column table:style-name="co31" table:default-cell-style-name="ce79"/>
        <table:table-column table:style-name="co32" table:default-cell-style-name="ce79"/>
        <table:table-column table:style-name="co33" table:default-cell-style-name="ce79"/>
        <table:table-column table:style-name="co3" table:number-columns-repeated="253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 table:style-name="ce78" table:formula="of:=[$'Tehtävä 1'.I1]" office:value-type="string" office:string-value="RATKAISUT">
            <text:p>RATKAISUT</text:p>
          </table:table-cell>
          <table:table-cell table:style-name="ce78" table:number-columns-repeated="2"/>
          <table:table-cell table:number-columns-repeated="248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81" office:value-type="string">
            <text:p>Raikas Export Oy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a) Budjetin laadinta tulevalle vuodelle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KOTIMAA:</text:p>
          </table:table-cell>
          <table:table-cell table:number-columns-repeated="255"/>
        </table:table-row>
        <table:table-row table:style-name="ro2">
          <table:table-cell office:value-type="string">
            <text:p>Yhtiön myynti, eur</text:p>
          </table:table-cell>
          <table:table-cell table:style-name="ce191" office:value-type="float" office:value="400000">
            <text:p>400000</text:p>
          </table:table-cell>
          <table:table-cell table:number-columns-repeated="254"/>
        </table:table-row>
        <table:table-row table:style-name="ro2">
          <table:table-cell office:value-type="string">
            <text:p>Alan kysyntä kasvaa, %</text:p>
          </table:table-cell>
          <table:table-cell table:style-name="ce191" office:value-type="float" office:value="5">
            <text:p>5</text:p>
          </table:table-cell>
          <table:table-cell table:number-columns-repeated="254"/>
        </table:table-row>
        <table:table-row table:style-name="ro2">
          <table:table-cell office:value-type="string">
            <text:p>Yhtiön vanha markkinaosuus-%</text:p>
          </table:table-cell>
          <table:table-cell table:style-name="ce191" office:value-type="float" office:value="15">
            <text:p>15</text:p>
          </table:table-cell>
          <table:table-cell table:number-columns-repeated="254"/>
        </table:table-row>
        <table:table-row table:style-name="ro2">
          <table:table-cell office:value-type="string">
            <text:p>Yhtiön uusi markkinaosuus-%</text:p>
          </table:table-cell>
          <table:table-cell table:style-name="ce191" office:value-type="float" office:value="20">
            <text:p>20</text:p>
          </table:table-cell>
          <table:table-cell table:number-columns-repeated="254"/>
        </table:table-row>
        <table:table-row table:style-name="ro2">
          <table:table-cell office:value-type="string">
            <text:p>Hintataso kasvaa, %</text:p>
          </table:table-cell>
          <table:table-cell table:style-name="ce191" office:value-type="float" office:value="3">
            <text:p>3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lan kokonaiskysyntä menneenä vuonna:</text:p>
          </table:table-cell>
          <table:table-cell table:style-name="ce95" table:formula="of:=[.B10]/[.B12]%" office:value-type="float" office:value="2666666.66666667">
            <text:p>2666667</text:p>
          </table:table-cell>
          <table:table-cell table:number-columns-repeated="254"/>
        </table:table-row>
        <table:table-row table:style-name="ro2">
          <table:table-cell office:value-type="string">
            <text:p>Alan kysyntäennuste tulevalle vuodelle:</text:p>
          </table:table-cell>
          <table:table-cell table:formula="of:=(1+[.B11]%)*[.B16]" office:value-type="float" office:value="2800000">
            <text:p>2800000</text:p>
          </table:table-cell>
          <table:table-cell table:number-columns-repeated="254"/>
        </table:table-row>
        <table:table-row table:style-name="ro2">
          <table:table-cell office:value-type="string">
            <text:p>Yhtiön markkinaosuus vanhoilla myyntihinnoilla:</text:p>
          </table:table-cell>
          <table:table-cell table:formula="of:=[.B13]%*[.B17]" office:value-type="float" office:value="560000">
            <text:p>560000</text:p>
          </table:table-cell>
          <table:table-cell table:number-columns-repeated="254"/>
        </table:table-row>
        <table:table-row table:style-name="ro2">
          <table:table-cell office:value-type="string">
            <text:p>Yhtiön markkinaosuus uusilla myyntihinnoilla:</text:p>
          </table:table-cell>
          <table:table-cell table:formula="of:=(1+[.B14]%)*[.B18]" office:value-type="float" office:value="576800">
            <text:p>57680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ULKOMAAT</text:p>
          </table:table-cell>
          <table:table-cell table:number-columns-repeated="255"/>
        </table:table-row>
        <table:table-row table:style-name="ro2">
          <table:table-cell office:value-type="string">
            <text:p>Yhtiön myynti, eur</text:p>
          </table:table-cell>
          <table:table-cell office:value-type="float" office:value="210000">
            <text:p>210000</text:p>
          </table:table-cell>
          <table:table-cell table:number-columns-repeated="254"/>
        </table:table-row>
        <table:table-row table:style-name="ro2">
          <table:table-cell office:value-type="string">
            <text:p>Poikkeuksellinen myynti, eur (Espanja)</text:p>
          </table:table-cell>
          <table:table-cell office:value-type="float" office:value="12000">
            <text:p>12000</text:p>
          </table:table-cell>
          <table:table-cell table:number-columns-repeated="254"/>
        </table:table-row>
        <table:table-row table:style-name="ro2">
          <table:table-cell office:value-type="string">
            <text:p>Yhtiön normaalimyynti</text:p>
          </table:table-cell>
          <table:table-cell table:formula="of:=[.B22]-[.B23]" office:value-type="float" office:value="198000">
            <text:p>198000</text:p>
          </table:table-cell>
          <table:table-cell table:number-columns-repeated="254"/>
        </table:table-row>
        <table:table-row table:style-name="ro2">
          <table:table-cell office:value-type="string">
            <text:p>Yhtiön myynti kasvaa, %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2">
          <table:table-cell office:value-type="string">
            <text:p>Hintataso kasvaa, <text:s/>%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Yhtiön ulkomaan myynti:</text:p>
          </table:table-cell>
          <table:table-cell table:formula="of:=(1+[.B25]%)*[.B24]" office:value-type="float" office:value="277200">
            <text:p>27720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83" office:value-type="string">
            <text:p>MYYNTIBUDJETTI</text:p>
          </table:table-cell>
          <table:table-cell table:style-name="ce88"/>
          <table:table-cell table:number-columns-repeated="254"/>
        </table:table-row>
        <table:table-row table:style-name="ro2">
          <table:table-cell table:style-name="ce84" office:value-type="string">
            <text:p>Kotimaa</text:p>
          </table:table-cell>
          <table:table-cell table:style-name="ce89" table:formula="of:=[.B19]" office:value-type="float" office:value="576800">
            <text:p>576800</text:p>
          </table:table-cell>
          <table:table-cell table:number-columns-repeated="254"/>
        </table:table-row>
        <table:table-row table:style-name="ro2">
          <table:table-cell table:style-name="ce84" office:value-type="string">
            <text:p>Ulkomaat</text:p>
          </table:table-cell>
          <table:table-cell table:style-name="ce89" table:formula="of:=[.B28]" office:value-type="float" office:value="277200">
            <text:p>277200</text:p>
          </table:table-cell>
          <table:table-cell table:number-columns-repeated="254"/>
        </table:table-row>
        <table:table-row table:style-name="ro2">
          <table:table-cell table:style-name="ce86" office:value-type="string">
            <text:p>Yhteensä</text:p>
          </table:table-cell>
          <table:table-cell table:style-name="ce91" table:formula="of:=[.B31]+[.B32]" office:value-type="float" office:value="854000">
            <text:p>85400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b) Tavoitemyynnin mukainen katetuotto myyntialueittain. Entä muutos vuosien välillä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Kustannukset kasvavat, %</text:p>
          </table:table-cell>
          <table:table-cell office:value-type="float" office:value="2">
            <text:p>2</text:p>
          </table:table-cell>
          <table:table-cell table:number-columns-repeated="254"/>
        </table:table-row>
        <table:table-row table:style-name="ro2">
          <table:table-cell office:value-type="string">
            <text:p>Katetuottoprosentti, kotimaa</text:p>
          </table:table-cell>
          <table:table-cell office:value-type="float" office:value="35">
            <text:p>35</text:p>
          </table:table-cell>
          <table:table-cell table:number-columns-repeated="254"/>
        </table:table-row>
        <table:table-row table:style-name="ro2">
          <table:table-cell office:value-type="string">
            <text:p>Katetuottoprosentti, ulkomaat</text:p>
          </table:table-cell>
          <table:table-cell office:value-type="float" office:value="40">
            <text:p>40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table:style-name="ce192" office:value-type="string" table:number-columns-spanned="2" table:number-rows-spanned="1">
            <text:p>Viime vuosi</text:p>
          </table:table-cell>
          <table:covered-table-cell table:style-name="ce197"/>
          <table:table-cell table:style-name="ce192" office:value-type="string" table:number-columns-spanned="2" table:number-rows-spanned="1">
            <text:p>Tuleva vuosi</text:p>
          </table:table-cell>
          <table:covered-table-cell table:style-name="ce202"/>
          <table:table-cell table:style-name="ce182" office:value-type="string">
            <text:p>EROT, eur</text:p>
          </table:table-cell>
          <table:table-cell table:number-columns-repeated="250"/>
        </table:table-row>
        <table:table-row table:style-name="ro2">
          <table:table-cell/>
          <table:table-cell table:style-name="ce193"/>
          <table:table-cell office:value-type="string">
            <text:p>%</text:p>
          </table:table-cell>
          <table:table-cell table:style-name="ce193"/>
          <table:table-cell office:value-type="string">
            <text:p>%</text:p>
          </table:table-cell>
          <table:table-cell table:style-name="ce193"/>
          <table:table-cell table:number-columns-repeated="250"/>
        </table:table-row>
        <table:table-row table:style-name="ro2">
          <table:table-cell office:value-type="string">
            <text:p>Kotimaan myynti</text:p>
          </table:table-cell>
          <table:table-cell table:style-name="ce194" table:formula="of:=[.B10]" office:value-type="float" office:value="400000">
            <text:p>400000</text:p>
          </table:table-cell>
          <table:table-cell table:formula="of:=100" office:value-type="float" office:value="100">
            <text:p>100</text:p>
          </table:table-cell>
          <table:table-cell table:style-name="ce194" table:formula="of:=[.B31]" office:value-type="float" office:value="576800">
            <text:p>576800</text:p>
          </table:table-cell>
          <table:table-cell table:formula="of:=100" office:value-type="float" office:value="100">
            <text:p>100</text:p>
          </table:table-cell>
          <table:table-cell table:style-name="ce194"/>
          <table:table-cell table:number-columns-repeated="250"/>
        </table:table-row>
        <table:table-row table:style-name="ro2">
          <table:table-cell office:value-type="string">
            <text:p>Kotimaan muuttuvat kustannukset</text:p>
          </table:table-cell>
          <table:table-cell table:style-name="ce194" table:formula="of:=(100-[.B38])%*[.B43]" office:value-type="float" office:value="260000">
            <text:p>260000</text:p>
          </table:table-cell>
          <table:table-cell table:formula="of:=[.B44]/[.B43]%" office:value-type="float" office:value="65">
            <text:p>65</text:p>
          </table:table-cell>
          <table:table-cell table:style-name="ce194" table:formula="of:=(1+[.B37]%)*(100-[.B38])%*[.B18]" office:value-type="float" office:value="371280">
            <text:p>371280</text:p>
          </table:table-cell>
          <table:table-cell table:style-name="ce203" table:formula="of:=[.D44]/[.D43]%" office:value-type="float" office:value="64.368932038835">
            <text:p>64,4</text:p>
          </table:table-cell>
          <table:table-cell table:style-name="ce194"/>
          <table:table-cell table:number-columns-repeated="250"/>
        </table:table-row>
        <table:table-row table:style-name="ro2">
          <table:table-cell table:style-name="ce82" office:value-type="string">
            <text:p>KATETUOTTO</text:p>
          </table:table-cell>
          <table:table-cell table:style-name="ce195" table:formula="of:=[.B43]-[.B44]" office:value-type="float" office:value="140000">
            <text:p>140000</text:p>
          </table:table-cell>
          <table:table-cell table:style-name="ce82" table:formula="of:=[.B45]/[.B43]%" office:value-type="float" office:value="35">
            <text:p>35</text:p>
          </table:table-cell>
          <table:table-cell table:style-name="ce195" table:formula="of:=[.D43]-[.D44]" office:value-type="float" office:value="205520">
            <text:p>205520</text:p>
          </table:table-cell>
          <table:table-cell table:style-name="ce198" table:formula="of:=[.D45]/[.D43]%" office:value-type="float" office:value="35.631067961165">
            <text:p>35,6</text:p>
          </table:table-cell>
          <table:table-cell table:style-name="ce195" table:formula="of:=[.D45]-[.B45]" office:value-type="float" office:value="65520">
            <text:p>65520</text:p>
          </table:table-cell>
          <table:table-cell table:style-name="ce82" table:formula="of:=IF([.F45]&lt;0;&quot;Epäsuotuisa poikkeama&quot;;&quot;Suotuisa poikkeama&quot;)" office:value-type="string" office:string-value="Suotuisa poikkeama">
            <text:p>Suotuisa poikkeama</text:p>
          </table:table-cell>
          <table:table-cell table:number-columns-repeated="249"/>
        </table:table-row>
        <table:table-row table:style-name="ro2">
          <table:table-cell table:style-name="ce82"/>
          <table:table-cell table:style-name="ce195"/>
          <table:table-cell table:style-name="ce82"/>
          <table:table-cell table:style-name="ce195"/>
          <table:table-cell table:style-name="ce82"/>
          <table:table-cell table:style-name="ce194"/>
          <table:table-cell table:number-columns-repeated="250"/>
        </table:table-row>
        <table:table-row table:style-name="ro2">
          <table:table-cell/>
          <table:table-cell table:style-name="ce194"/>
          <table:table-cell office:value-type="string">
            <text:p>%</text:p>
          </table:table-cell>
          <table:table-cell table:style-name="ce194"/>
          <table:table-cell office:value-type="string">
            <text:p>%</text:p>
          </table:table-cell>
          <table:table-cell table:style-name="ce194"/>
          <table:table-cell table:number-columns-repeated="250"/>
        </table:table-row>
        <table:table-row table:style-name="ro2">
          <table:table-cell office:value-type="string">
            <text:p>Ulkomaan myynti</text:p>
          </table:table-cell>
          <table:table-cell table:style-name="ce194" table:formula="of:=[.B22]" office:value-type="float" office:value="210000">
            <text:p>210000</text:p>
          </table:table-cell>
          <table:table-cell table:formula="of:=100" office:value-type="float" office:value="100">
            <text:p>100</text:p>
          </table:table-cell>
          <table:table-cell table:style-name="ce194" table:formula="of:=[.B32]" office:value-type="float" office:value="277200">
            <text:p>277200</text:p>
          </table:table-cell>
          <table:table-cell table:formula="of:=100" office:value-type="float" office:value="100">
            <text:p>100</text:p>
          </table:table-cell>
          <table:table-cell table:style-name="ce194"/>
          <table:table-cell table:number-columns-repeated="250"/>
        </table:table-row>
        <table:table-row table:style-name="ro2">
          <table:table-cell office:value-type="string">
            <text:p>Ulkomaan muuttuvat kustannukset</text:p>
          </table:table-cell>
          <table:table-cell table:style-name="ce194" table:formula="of:=(100-[.B39])%*[.B48]" office:value-type="float" office:value="126000">
            <text:p>126000</text:p>
          </table:table-cell>
          <table:table-cell table:formula="of:=[.B49]/[.B48]%" office:value-type="float" office:value="60">
            <text:p>60</text:p>
          </table:table-cell>
          <table:table-cell table:style-name="ce199" table:formula="of:=(1+[.B37]%)*(100-[.B39])%*[.B28]" office:value-type="float" office:value="169646.4">
            <text:p>169646</text:p>
          </table:table-cell>
          <table:table-cell table:formula="of:=[.D49]/[.D48]%" office:value-type="float" office:value="61.2">
            <text:p>61,2</text:p>
          </table:table-cell>
          <table:table-cell table:style-name="ce194"/>
          <table:table-cell table:number-columns-repeated="250"/>
        </table:table-row>
        <table:table-row table:style-name="ro2">
          <table:table-cell table:style-name="ce82" office:value-type="string">
            <text:p>KATETUOTTO</text:p>
          </table:table-cell>
          <table:table-cell table:style-name="ce195" table:formula="of:=[.B48]-[.B49]" office:value-type="float" office:value="84000">
            <text:p>84000</text:p>
          </table:table-cell>
          <table:table-cell table:style-name="ce82" table:formula="of:=[.B50]/[.B48]%" office:value-type="float" office:value="40">
            <text:p>40</text:p>
          </table:table-cell>
          <table:table-cell table:style-name="ce200" table:formula="of:=[.D48]-[.D49]" office:value-type="float" office:value="107553.6">
            <text:p>107554</text:p>
          </table:table-cell>
          <table:table-cell table:style-name="ce82" table:formula="of:=[.D50]/[.D48]%" office:value-type="float" office:value="38.8">
            <text:p>38,8</text:p>
          </table:table-cell>
          <table:table-cell table:style-name="ce200" table:formula="of:=[.D50]-[.B50]" office:value-type="float" office:value="23553.6">
            <text:p>23554</text:p>
          </table:table-cell>
          <table:table-cell table:style-name="ce82" table:formula="of:=IF([.F50]&lt;0;&quot;Epäsuotuisa poikkeama&quot;;&quot;Suotuisa poikkeama&quot;)" office:value-type="string" office:string-value="Suotuisa poikkeama">
            <text:p>Suotuisa poikkeama</text:p>
          </table:table-cell>
          <table:table-cell table:number-columns-repeated="249"/>
        </table:table-row>
        <table:table-row table:style-name="ro2">
          <table:table-cell/>
          <table:table-cell table:style-name="ce194"/>
          <table:table-cell/>
          <table:table-cell table:style-name="ce199"/>
          <table:table-cell/>
          <table:table-cell table:style-name="ce199"/>
          <table:table-cell table:number-columns-repeated="250"/>
        </table:table-row>
        <table:table-row table:style-name="ro2">
          <table:table-cell table:style-name="ce82" office:value-type="string">
            <text:p>KATETUOTTO YHTEENSÄ</text:p>
          </table:table-cell>
          <table:table-cell table:style-name="ce196" table:formula="of:=[.B45]+[.B50]" office:value-type="float" office:value="224000">
            <text:p>224000</text:p>
          </table:table-cell>
          <table:table-cell table:style-name="ce198" table:formula="of:=[.B52]/([.B43]+[.B48])%" office:value-type="float" office:value="36.7213114754098">
            <text:p>36,7</text:p>
          </table:table-cell>
          <table:table-cell table:style-name="ce201" table:formula="of:=[.D45]+[.D50]" office:value-type="float" office:value="313073.6">
            <text:p>313074</text:p>
          </table:table-cell>
          <table:table-cell table:style-name="ce198" table:formula="of:=[.D52]/([.D43]+[.D48])%" office:value-type="float" office:value="36.6596721311475">
            <text:p>36,7</text:p>
          </table:table-cell>
          <table:table-cell table:style-name="ce201" table:formula="of:=[.D52]-[.B52]" office:value-type="float" office:value="89073.6">
            <text:p>89074</text:p>
          </table:table-cell>
          <table:table-cell table:style-name="ce82" table:formula="of:=IF([.F52]&lt;0;&quot;Epäsuotuisa poikkeama&quot;;&quot;Suotuisa poikkeama&quot;)" office:value-type="string" office:string-value="Suotuisa poikkeama">
            <text:p>Suotuisa poikkeama</text:p>
          </table:table-cell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Johtopäätökset:</text:p>
          </table:table-cell>
          <table:table-cell table:number-columns-repeated="255"/>
        </table:table-row>
        <table:table-row table:style-name="ro2">
          <table:table-cell office:value-type="string">
            <text:p>Kotimaan myynnin katetuotto euroina on kasvamassa, KTP pysyy lähes entisellään.</text:p>
          </table:table-cell>
          <table:table-cell table:number-columns-repeated="255"/>
        </table:table-row>
        <table:table-row table:style-name="ro2">
          <table:table-cell office:value-type="string">
            <text:p>Ulkomaan myynnin katetuotto euroina on kasvamassa, sitä vastoin KTP pienenee hiukan.</text:p>
          </table:table-cell>
          <table:table-cell table:number-columns-repeated="255"/>
        </table:table-row>
        <table:table-row table:style-name="ro2">
          <table:table-cell office:value-type="string">
            <text:p>Kokonaiskatetuotto euroina on kasvamassa, KTP pysyy entisellä tasolla.</text:p>
          </table:table-cell>
          <table:table-cell table:number-columns-repeated="255"/>
        </table:table-row>
        <table:table-row table:style-name="ro2" table:number-rows-repeated="1048518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12" table:style-name="ta12" table:print="false">
        <office:forms form:automatic-focus="false" form:apply-design-mode="false"/>
        <table:table-column table:style-name="co34" table:default-cell-style-name="ce79"/>
        <table:table-column table:style-name="co35" table:default-cell-style-name="ce79"/>
        <table:table-column table:style-name="co36" table:default-cell-style-name="ce79"/>
        <table:table-column table:style-name="co37" table:number-columns-repeated="2" table:default-cell-style-name="ce79"/>
        <table:table-column table:style-name="co3" table:number-columns-repeated="251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/>
          <table:table-cell table:style-name="ce78" table:formula="of:=[$'Tehtävä 1'.I1]" office:value-type="string" office:string-value="RATKAISUT">
            <text:p>RATKAISUT</text:p>
          </table:table-cell>
          <table:table-cell table:style-name="ce78"/>
          <table:table-cell table:number-columns-repeated="248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11">
          <table:table-cell table:style-name="ce180" office:value-type="string">
            <text:p>Lähtötiedot:</text:p>
          </table:table-cell>
          <table:table-cell table:number-columns-repeated="255"/>
        </table:table-row>
        <table:table-row table:style-name="ro11">
          <table:table-cell table:style-name="ce204" table:number-columns-repeated="2"/>
          <table:table-cell table:style-name="ce212" office:value-type="string" table:number-columns-spanned="3" table:number-rows-spanned="1">
            <text:p>Tulosyksiköt</text:p>
          </table:table-cell>
          <table:covered-table-cell table:number-columns-repeated="2" table:style-name="ce212"/>
          <table:table-cell table:number-columns-repeated="251"/>
        </table:table-row>
        <table:table-row table:style-name="ro11">
          <table:table-cell table:style-name="ce204"/>
          <table:table-cell table:style-name="ce205" office:value-type="string">
            <text:p>Koko yritys</text:p>
          </table:table-cell>
          <table:table-cell table:style-name="ce212" office:value-type="string">
            <text:p>Alva</text:p>
          </table:table-cell>
          <table:table-cell table:style-name="ce212" office:value-type="string">
            <text:p>Bela</text:p>
          </table:table-cell>
          <table:table-cell table:style-name="ce212" office:value-type="string">
            <text:p>Dela</text:p>
          </table:table-cell>
          <table:table-cell table:number-columns-repeated="251"/>
        </table:table-row>
        <table:table-row table:style-name="ro11">
          <table:table-cell table:style-name="ce205" office:value-type="string">
            <text:p>MYYNTITUOTOT</text:p>
          </table:table-cell>
          <table:table-cell table:style-name="ce207" table:formula="of:=[.C8]+[.D8]+[.E8]" office:value-type="float" office:value="26200">
            <text:p>26200</text:p>
          </table:table-cell>
          <table:table-cell table:style-name="ce207" office:value-type="float" office:value="5500">
            <text:p>5500</text:p>
          </table:table-cell>
          <table:table-cell table:style-name="ce207" office:value-type="float" office:value="10800">
            <text:p>10800</text:p>
          </table:table-cell>
          <table:table-cell table:style-name="ce207" office:value-type="float" office:value="9900">
            <text:p>990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Muuttuvat kustannukset</text:p>
          </table:table-cell>
          <table:table-cell table:style-name="ce208" table:formula="of:=[.C9]+[.D9]+[.E9]" office:value-type="float" office:value="14700">
            <text:p>14700</text:p>
          </table:table-cell>
          <table:table-cell table:style-name="ce208" office:value-type="float" office:value="3200">
            <text:p>3200</text:p>
          </table:table-cell>
          <table:table-cell table:style-name="ce208" office:value-type="float" office:value="7100">
            <text:p>7100</text:p>
          </table:table-cell>
          <table:table-cell table:style-name="ce208" office:value-type="float" office:value="4400">
            <text:p>4400</text:p>
          </table:table-cell>
          <table:table-cell table:number-columns-repeated="251"/>
        </table:table-row>
        <table:table-row table:style-name="ro11">
          <table:table-cell table:style-name="ce205" office:value-type="string">
            <text:p>MYYNTIKATE</text:p>
          </table:table-cell>
          <table:table-cell table:style-name="ce207" table:formula="of:=[.C10]+[.D10]+[.E10]" office:value-type="float" office:value="11500">
            <text:p>11500</text:p>
          </table:table-cell>
          <table:table-cell table:style-name="ce207" table:formula="of:=[.C8]-[.C9]" office:value-type="float" office:value="2300">
            <text:p>2300</text:p>
          </table:table-cell>
          <table:table-cell table:style-name="ce207" table:formula="of:=[.D8]-[.D9]" office:value-type="float" office:value="3700">
            <text:p>3700</text:p>
          </table:table-cell>
          <table:table-cell table:style-name="ce207" table:formula="of:=[.E8]-[.E9]" office:value-type="float" office:value="5500">
            <text:p>550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Kiinteät erilliskustannukset</text:p>
          </table:table-cell>
          <table:table-cell table:style-name="ce208" table:number-columns-repeated="4"/>
          <table:table-cell table:number-columns-repeated="251"/>
        </table:table-row>
        <table:table-row table:style-name="ro11">
          <table:table-cell table:style-name="ce204" office:value-type="string">
            <text:p><text:s text:c="3"/>markkinointi</text:p>
          </table:table-cell>
          <table:table-cell table:style-name="ce208" table:formula="of:=[.C12]+[.D12]+[.E12]" office:value-type="float" office:value="1610">
            <text:p>1610</text:p>
          </table:table-cell>
          <table:table-cell table:style-name="ce208" office:value-type="float" office:value="600">
            <text:p>600</text:p>
          </table:table-cell>
          <table:table-cell table:style-name="ce208" office:value-type="float" office:value="620">
            <text:p>620</text:p>
          </table:table-cell>
          <table:table-cell table:style-name="ce208" office:value-type="float" office:value="390">
            <text:p>39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<text:s text:c="3"/>valmistus</text:p>
          </table:table-cell>
          <table:table-cell table:style-name="ce208" table:formula="of:=[.C13]+[.D13]+[.E13]" office:value-type="float" office:value="1795">
            <text:p>1795</text:p>
          </table:table-cell>
          <table:table-cell table:style-name="ce208" office:value-type="float" office:value="405">
            <text:p>405</text:p>
          </table:table-cell>
          <table:table-cell table:style-name="ce208" office:value-type="float" office:value="900">
            <text:p>900</text:p>
          </table:table-cell>
          <table:table-cell table:style-name="ce208" office:value-type="float" office:value="490">
            <text:p>49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<text:s text:c="3"/>osto</text:p>
          </table:table-cell>
          <table:table-cell table:style-name="ce208" table:formula="of:=[.C14]+[.D14]+[.E14]" office:value-type="float" office:value="770">
            <text:p>770</text:p>
          </table:table-cell>
          <table:table-cell table:style-name="ce208" office:value-type="float" office:value="150">
            <text:p>150</text:p>
          </table:table-cell>
          <table:table-cell table:style-name="ce208" office:value-type="float" office:value="280">
            <text:p>280</text:p>
          </table:table-cell>
          <table:table-cell table:style-name="ce208" office:value-type="float" office:value="340">
            <text:p>34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<text:s text:c="3"/>kehitystoiminta</text:p>
          </table:table-cell>
          <table:table-cell table:style-name="ce208" table:formula="of:=[.C15]+[.D15]+[.E15]" office:value-type="float" office:value="870">
            <text:p>870</text:p>
          </table:table-cell>
          <table:table-cell table:style-name="ce208" office:value-type="float" office:value="300">
            <text:p>300</text:p>
          </table:table-cell>
          <table:table-cell table:style-name="ce208" office:value-type="float" office:value="400">
            <text:p>400</text:p>
          </table:table-cell>
          <table:table-cell table:style-name="ce208" office:value-type="float" office:value="170">
            <text:p>17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<text:s text:c="3"/>hallinto</text:p>
          </table:table-cell>
          <table:table-cell table:style-name="ce208" table:formula="of:=[.C16]+[.D16]+[.E16]" office:value-type="float" office:value="960">
            <text:p>960</text:p>
          </table:table-cell>
          <table:table-cell table:style-name="ce208" office:value-type="float" office:value="140">
            <text:p>140</text:p>
          </table:table-cell>
          <table:table-cell table:style-name="ce208" office:value-type="float" office:value="330">
            <text:p>330</text:p>
          </table:table-cell>
          <table:table-cell table:style-name="ce208" office:value-type="float" office:value="490">
            <text:p>490</text:p>
          </table:table-cell>
          <table:table-cell table:number-columns-repeated="251"/>
        </table:table-row>
        <table:table-row table:style-name="ro11">
          <table:table-cell table:style-name="ce205" office:value-type="string">
            <text:p>ERILLISKATE</text:p>
          </table:table-cell>
          <table:table-cell table:style-name="ce207" table:formula="of:=[.C17]+[.D17]+[.E17]" office:value-type="float" office:value="5495">
            <text:p>5495</text:p>
          </table:table-cell>
          <table:table-cell table:style-name="ce207" table:formula="of:=[.C10]-SUM([.C12:.C16])" office:value-type="float" office:value="705">
            <text:p>705</text:p>
          </table:table-cell>
          <table:table-cell table:style-name="ce207" table:formula="of:=[.D10]-SUM([.D12:.D16])" office:value-type="float" office:value="1170">
            <text:p>1170</text:p>
          </table:table-cell>
          <table:table-cell table:style-name="ce207" table:formula="of:=[.E10]-SUM([.E12:.E16])" office:value-type="float" office:value="3620">
            <text:p>3620</text:p>
          </table:table-cell>
          <table:table-cell table:number-columns-repeated="251"/>
        </table:table-row>
        <table:table-row table:style-name="ro11">
          <table:table-cell table:style-name="ce204" office:value-type="string">
            <text:p>Kiinteät yhteiskustannukset</text:p>
          </table:table-cell>
          <table:table-cell table:style-name="ce208" table:number-columns-repeated="4"/>
          <table:table-cell table:number-columns-repeated="251"/>
        </table:table-row>
        <table:table-row table:style-name="ro11">
          <table:table-cell table:style-name="ce204" office:value-type="string">
            <text:p><text:s text:c="3"/>markkinointi</text:p>
          </table:table-cell>
          <table:table-cell table:style-name="ce208" office:value-type="float" office:value="300">
            <text:p>300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style-name="ce204" office:value-type="string">
            <text:p><text:s text:c="3"/>valmistus</text:p>
          </table:table-cell>
          <table:table-cell table:style-name="ce208" office:value-type="float" office:value="50">
            <text:p>50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style-name="ce204" office:value-type="string">
            <text:p><text:s text:c="3"/>osto</text:p>
          </table:table-cell>
          <table:table-cell table:style-name="ce208" office:value-type="float" office:value="60">
            <text:p>60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style-name="ce204" office:value-type="string">
            <text:p><text:s text:c="3"/>kehitystoiminta</text:p>
          </table:table-cell>
          <table:table-cell table:style-name="ce208" office:value-type="float" office:value="100">
            <text:p>100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style-name="ce204" office:value-type="string">
            <text:p><text:s text:c="3"/>hallinto</text:p>
          </table:table-cell>
          <table:table-cell table:style-name="ce208" office:value-type="float" office:value="1050">
            <text:p>1050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style-name="ce204" office:value-type="string">
            <text:p><text:s text:c="3"/>muut</text:p>
          </table:table-cell>
          <table:table-cell table:style-name="ce208" office:value-type="float" office:value="540">
            <text:p>540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style-name="ce205" office:value-type="string">
            <text:p>VOITTO</text:p>
          </table:table-cell>
          <table:table-cell table:style-name="ce207" table:formula="of:=[.B17]-SUM([.B19:.B24])" office:value-type="float" office:value="3395">
            <text:p>3395</text:p>
          </table:table-cell>
          <table:table-cell table:style-name="ce208" table:number-columns-repeated="3"/>
          <table:table-cell table:number-columns-repeated="251"/>
        </table:table-row>
        <table:table-row table:style-name="ro11">
          <table:table-cell table:number-columns-repeated="256"/>
        </table:table-row>
        <table:table-row table:style-name="ro2">
          <table:table-cell table:number-columns-repeated="2"/>
          <table:table-cell table:style-name="ce213" table:formula="of:=[.C7]" office:value-type="string" office:string-value="Alva">
            <text:p>Alva</text:p>
          </table:table-cell>
          <table:table-cell table:style-name="ce215" table:formula="of:=[.D7]" office:value-type="string" office:string-value="Bela">
            <text:p>Bela</text:p>
          </table:table-cell>
          <table:table-cell table:style-name="ce202" table:formula="of:=[.E7]" office:value-type="string" office:string-value="Dela">
            <text:p>Dela</text:p>
          </table:table-cell>
          <table:table-cell table:number-columns-repeated="251"/>
        </table:table-row>
        <table:table-row table:style-name="ro2">
          <table:table-cell table:style-name="ce206" office:value-type="string">
            <text:p>Myyntikateprosentti</text:p>
          </table:table-cell>
          <table:table-cell/>
          <table:table-cell table:style-name="ce186" table:formula="of:=[.C10]/[.C8]%" office:value-type="float" office:value="41.8181818181818">
            <text:p>41,82</text:p>
          </table:table-cell>
          <table:table-cell table:style-name="ce186" table:formula="of:=[.D10]/[.D8]%" office:value-type="float" office:value="34.2592592592593">
            <text:p>34,26</text:p>
          </table:table-cell>
          <table:table-cell table:style-name="ce186" table:formula="of:=[.E10]/[.E8]%" office:value-type="float" office:value="55.5555555555556">
            <text:p>55,56</text:p>
          </table:table-cell>
          <table:table-cell table:number-columns-repeated="251"/>
        </table:table-row>
        <table:table-row table:style-name="ro2">
          <table:table-cell table:style-name="ce206" office:value-type="string">
            <text:p>Erilliskateprosentti</text:p>
          </table:table-cell>
          <table:table-cell/>
          <table:table-cell table:style-name="ce186" table:formula="of:=[.C17]/[.C8]%" office:value-type="float" office:value="12.8181818181818">
            <text:p>12,82</text:p>
          </table:table-cell>
          <table:table-cell table:style-name="ce186" table:formula="of:=[.D17]/[.D8]%" office:value-type="float" office:value="10.8333333333333">
            <text:p>10,83</text:p>
          </table:table-cell>
          <table:table-cell table:style-name="ce186" table:formula="of:=[.E17]/[.E8]%" office:value-type="float" office:value="36.5656565656566">
            <text:p>36,57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ce82" office:value-type="string">
            <text:p>Johtopäätökset:</text:p>
          </table:table-cell>
          <table:table-cell table:number-columns-repeated="255"/>
        </table:table-row>
        <table:table-row table:style-name="ro2">
          <table:table-cell office:value-type="string">
            <text:p>Kannattavuuden mukainen järjestys</text:p>
          </table:table-cell>
          <table:table-cell table:style-name="ce209" office:value-type="string">
            <text:p>1.</text:p>
          </table:table-cell>
          <table:table-cell table:style-name="ce214" table:formula="of:=[.E27]" office:value-type="string" office:string-value="Dela">
            <text:p>Dela</text:p>
          </table:table-cell>
          <table:table-cell table:number-columns-repeated="253"/>
        </table:table-row>
        <table:table-row table:style-name="ro2">
          <table:table-cell/>
          <table:table-cell table:style-name="ce210" office:value-type="string">
            <text:p>2.</text:p>
          </table:table-cell>
          <table:table-cell table:style-name="ce90" table:formula="of:=[.C27]" office:value-type="string" office:string-value="Alva">
            <text:p>Alva</text:p>
          </table:table-cell>
          <table:table-cell table:number-columns-repeated="253"/>
        </table:table-row>
        <table:table-row table:style-name="ro2">
          <table:table-cell/>
          <table:table-cell table:style-name="ce211" office:value-type="string">
            <text:p>3.</text:p>
          </table:table-cell>
          <table:table-cell table:style-name="ce91" table:formula="of:=[.D27]" office:value-type="string" office:string-value="Bela">
            <text:p>Bela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Selvästi kannattavin tulosyksikkö on Dela, koska sen sekä myyntikateprosentti että erilliskateprosentti ovat Alvan ja Belan vastaaviin lukuihin verrattuna</text:p>
          </table:table-cell>
          <table:table-cell table:number-columns-repeated="255"/>
        </table:table-row>
        <table:table-row table:style-name="ro2">
          <table:table-cell office:value-type="string">
            <text:p>selvästi paremmat. Alva on hieman kannattavampi kuin Bela molempien mittarien mukaan. Kuitenkin on sanottava, että kaikki yksiköt ovat selkeästi kannattavia.</text:p>
          </table:table-cell>
          <table:table-cell table:number-columns-repeated="255"/>
        </table:table-row>
        <table:table-row table:style-name="ro2" table:number-rows-repeated="1048538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13" table:style-name="ta13" table:print="false">
        <office:forms form:automatic-focus="false" form:apply-design-mode="false"/>
        <table:table-column table:style-name="co38" table:default-cell-style-name="ce216"/>
        <table:table-column table:style-name="co39" table:default-cell-style-name="ce216"/>
        <table:table-column table:style-name="co40" table:default-cell-style-name="ce216"/>
        <table:table-column table:style-name="co41" table:default-cell-style-name="ce216"/>
        <table:table-column table:style-name="co42" table:default-cell-style-name="ce216"/>
        <table:table-column table:style-name="co43" table:default-cell-style-name="ce216"/>
        <table:table-column table:style-name="co3" table:number-columns-repeated="250" table:default-cell-style-name="ce216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228" table:number-columns-repeated="4"/>
          <table:table-cell table:style-name="ce247"/>
          <table:table-cell table:style-name="ce78" table:formula="of:=[$'Tehtävä 1'.I1]" office:value-type="string" office:string-value="RATKAISUT">
            <text:p>RATKAISUT</text:p>
          </table:table-cell>
          <table:table-cell table:style-name="ce228"/>
          <table:table-cell/>
          <table:table-cell table:style-name="ce228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217" office:value-type="string">
            <text:p>Carmen Oy</text:p>
          </table:table-cell>
          <table:table-cell table:style-name="ce228" table:number-columns-repeated="6"/>
          <table:table-cell table:number-columns-repeated="249"/>
        </table:table-row>
        <table:table-row table:style-name="ro12">
          <table:table-cell table:style-name="ce218"/>
          <table:table-cell table:style-name="ce228" table:number-columns-repeated="6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4">
          <table:table-cell table:style-name="ce219" office:value-type="string">
            <text:p>Osaston välilliset kustannukset</text:p>
          </table:table-cell>
          <table:table-cell table:style-name="ce229" office:value-type="float" office:value="1800000">
            <text:p>1 800 000,00 €</text:p>
          </table:table-cell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0" table:number-columns-repeated="6"/>
          <table:table-cell table:number-columns-repeated="250"/>
        </table:table-row>
        <table:table-row table:style-name="ro4">
          <table:table-cell table:style-name="ce221"/>
          <table:table-cell table:style-name="ce230" office:value-type="string">
            <text:p>Kpl/vuosi</text:p>
          </table:table-cell>
          <table:table-cell table:style-name="ce221" office:value-type="string">
            <text:p>Työvoima hlöinä</text:p>
          </table:table-cell>
          <table:table-cell table:style-name="ce221" office:value-type="string">
            <text:p>Työn kohdennus</text:p>
          </table:table-cell>
          <table:table-cell table:style-name="ce221" office:value-type="string">
            <text:p>Toiminnon kustannukset</text:p>
          </table:table-cell>
          <table:table-cell table:style-name="ce221" office:value-type="string">
            <text:p>Kohdistimen yksikköhinta</text:p>
          </table:table-cell>
          <table:table-cell table:number-columns-repeated="250"/>
        </table:table-row>
        <table:table-row table:style-name="ro4">
          <table:table-cell table:style-name="ce221" office:value-type="string">
            <text:p>Tilausvahvistuksia</text:p>
          </table:table-cell>
          <table:table-cell table:style-name="ce221" office:value-type="float" office:value="2000">
            <text:p>2000</text:p>
          </table:table-cell>
          <table:table-cell table:style-name="ce230" office:value-type="float" office:value="2">
            <text:p>2</text:p>
          </table:table-cell>
          <table:table-cell table:style-name="ce241" table:formula="of:=[.C11]/[.$C$14]" office:value-type="percentage" office:value="0.333333333333333">
            <text:p>33,33%</text:p>
          </table:table-cell>
          <table:table-cell table:style-name="ce243" table:formula="of:=[.D11]*[.$B$8]" office:value-type="float" office:value="600000">
            <text:p><text:s/>600 000 € </text:p>
          </table:table-cell>
          <table:table-cell table:style-name="ce232" table:formula="of:=[.E11]/[.B11]" office:value-type="float" office:value="300">
            <text:p>300,00 €</text:p>
          </table:table-cell>
          <table:table-cell table:number-columns-repeated="250"/>
        </table:table-row>
        <table:table-row table:style-name="ro4">
          <table:table-cell table:style-name="ce221" office:value-type="string">
            <text:p>Lähetyksiä</text:p>
          </table:table-cell>
          <table:table-cell table:style-name="ce221" office:value-type="float" office:value="1750">
            <text:p>1750</text:p>
          </table:table-cell>
          <table:table-cell table:style-name="ce230" office:value-type="float" office:value="3">
            <text:p>3</text:p>
          </table:table-cell>
          <table:table-cell table:style-name="ce241" table:formula="of:=[.C12]/[.$C$14]" office:value-type="percentage" office:value="0.5">
            <text:p>50,00%</text:p>
          </table:table-cell>
          <table:table-cell table:style-name="ce243" table:formula="of:=[.D12]*[.$B$8]" office:value-type="float" office:value="900000">
            <text:p><text:s/>900 000 € </text:p>
          </table:table-cell>
          <table:table-cell table:style-name="ce232" table:formula="of:=[.E12]/[.B12]" office:value-type="float" office:value="514.285714285714">
            <text:p>514,29 €</text:p>
          </table:table-cell>
          <table:table-cell table:number-columns-repeated="250"/>
        </table:table-row>
        <table:table-row table:style-name="ro4">
          <table:table-cell table:style-name="ce221" office:value-type="string">
            <text:p>Lähetettyjä laskuja</text:p>
          </table:table-cell>
          <table:table-cell table:style-name="ce221" office:value-type="float" office:value="880">
            <text:p>880</text:p>
          </table:table-cell>
          <table:table-cell table:style-name="ce230" office:value-type="float" office:value="1">
            <text:p>1</text:p>
          </table:table-cell>
          <table:table-cell table:style-name="ce241" table:formula="of:=[.C13]/[.$C$14]" office:value-type="percentage" office:value="0.166666666666667">
            <text:p>16,67%</text:p>
          </table:table-cell>
          <table:table-cell table:style-name="ce243" table:formula="of:=[.D13]*[.$B$8]" office:value-type="float" office:value="300000">
            <text:p><text:s/>300 000 € </text:p>
          </table:table-cell>
          <table:table-cell table:style-name="ce232" table:formula="of:=[.E13]/[.B13]" office:value-type="float" office:value="340.909090909091">
            <text:p>340,91 €</text:p>
          </table:table-cell>
          <table:table-cell table:number-columns-repeated="250"/>
        </table:table-row>
        <table:table-row table:style-name="ro4">
          <table:table-cell table:style-name="ce222" office:value-type="string">
            <text:p>Yhteensä</text:p>
          </table:table-cell>
          <table:table-cell table:style-name="ce221"/>
          <table:table-cell table:style-name="ce230" table:formula="of:=SUM([.C11:.C13])" office:value-type="float" office:value="6">
            <text:p>6</text:p>
          </table:table-cell>
          <table:table-cell table:style-name="ce241" table:formula="of:=SUM([.D11:.D13])" office:value-type="percentage" office:value="1">
            <text:p>100,00%</text:p>
          </table:table-cell>
          <table:table-cell table:style-name="ce243" table:formula="of:=SUM([.E11:.E13])" office:value-type="float" office:value="1800000">
            <text:p><text:s/>1 800 000 € </text:p>
          </table:table-cell>
          <table:table-cell table:style-name="ce220"/>
          <table:table-cell table:number-columns-repeated="250"/>
        </table:table-row>
        <table:table-row table:style-name="ro4">
          <table:table-cell table:style-name="ce220" table:number-columns-repeated="6"/>
          <table:table-cell table:number-columns-repeated="250"/>
        </table:table-row>
        <table:table-row table:style-name="ro4">
          <table:table-cell table:style-name="ce221" office:value-type="string">
            <text:p>Tuote ZX kpl/erä</text:p>
          </table:table-cell>
          <table:table-cell table:style-name="ce221" office:value-type="float" office:value="100">
            <text:p>100</text:p>
          </table:table-cell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1" office:value-type="string">
            <text:p>Tuote ZX erät/vuosi</text:p>
          </table:table-cell>
          <table:table-cell table:style-name="ce221" office:value-type="float" office:value="25">
            <text:p>25</text:p>
          </table:table-cell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1" office:value-type="string">
            <text:p>Tuote ZX kpl/vuosi</text:p>
          </table:table-cell>
          <table:table-cell table:style-name="ce221" table:formula="of:=[.B16]*[.B17]" office:value-type="float" office:value="2500">
            <text:p>2500</text:p>
          </table:table-cell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1" office:value-type="string">
            <text:p>Laskutus per kuukausi kpl</text:p>
          </table:table-cell>
          <table:table-cell table:style-name="ce221" office:value-type="float" office:value="5">
            <text:p>5</text:p>
          </table:table-cell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1" office:value-type="string">
            <text:p>Laskutus per vuosi kpl</text:p>
          </table:table-cell>
          <table:table-cell table:style-name="ce221" table:formula="of:=12*[.B19]" office:value-type="float" office:value="60">
            <text:p>60</text:p>
          </table:table-cell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3" table:number-columns-repeated="2"/>
          <table:table-cell table:style-name="ce220" table:number-columns-repeated="4"/>
          <table:table-cell table:number-columns-repeated="250"/>
        </table:table-row>
        <table:table-row table:style-name="ro4">
          <table:table-cell table:style-name="ce220" table:number-columns-repeated="6"/>
          <table:table-cell table:number-columns-repeated="250"/>
        </table:table-row>
        <table:table-row table:style-name="ro4">
          <table:table-cell table:style-name="ce219" office:value-type="string">
            <text:p>Tuotteen ZX välilliset yksikkökustannukset kyseisen osaston osalta ovat:</text:p>
          </table:table-cell>
          <table:table-cell table:style-name="ce220" table:number-columns-repeated="5"/>
          <table:table-cell table:number-columns-repeated="250"/>
        </table:table-row>
        <table:table-row table:style-name="ro4">
          <table:table-cell table:style-name="ce220" table:number-columns-repeated="6"/>
          <table:table-cell table:number-columns-repeated="250"/>
        </table:table-row>
        <table:table-row table:style-name="ro4">
          <table:table-cell table:style-name="ce219" office:value-type="string">
            <text:p>Toiminnot</text:p>
          </table:table-cell>
          <table:table-cell table:style-name="ce231" office:value-type="string">
            <text:p>KokKust</text:p>
          </table:table-cell>
          <table:table-cell table:style-name="ce231" office:value-type="string">
            <text:p>Yksikkökust</text:p>
          </table:table-cell>
          <table:table-cell table:style-name="ce231" office:value-type="string">
            <text:p>Toimintokust</text:p>
          </table:table-cell>
          <table:table-cell table:style-name="ce220" table:number-columns-repeated="2"/>
          <table:table-cell table:number-columns-repeated="250"/>
        </table:table-row>
        <table:table-row table:style-name="ro4">
          <table:table-cell table:style-name="ce221" office:value-type="string">
            <text:p>Tilausten vastaanotto</text:p>
          </table:table-cell>
          <table:table-cell table:style-name="ce232" table:formula="of:=[.F11]*[.B17]" office:value-type="float" office:value="7500">
            <text:p>7 500,00 €</text:p>
          </table:table-cell>
          <table:table-cell table:style-name="ce232" table:formula="of:=[.B26]/[.B18]" office:value-type="float" office:value="3">
            <text:p>3,00 €</text:p>
          </table:table-cell>
          <table:table-cell table:style-name="ce241" table:formula="of:=[.B26]/[.$B$29]" office:value-type="percentage" office:value="0.183770883054893">
            <text:p>18,38%</text:p>
          </table:table-cell>
          <table:table-cell table:style-name="ce223"/>
          <table:table-cell table:style-name="ce220"/>
          <table:table-cell table:number-columns-repeated="250"/>
        </table:table-row>
        <table:table-row table:style-name="ro4">
          <table:table-cell table:style-name="ce221" office:value-type="string">
            <text:p>Keräys ja lähetys</text:p>
          </table:table-cell>
          <table:table-cell table:style-name="ce232" table:formula="of:=[.F12]*[.B17]" office:value-type="float" office:value="12857.1428571429">
            <text:p>12 857,14 €</text:p>
          </table:table-cell>
          <table:table-cell table:style-name="ce232" table:formula="of:=[.B27]/[.B18]" office:value-type="float" office:value="5.14285714285714">
            <text:p>5,14 €</text:p>
          </table:table-cell>
          <table:table-cell table:style-name="ce241" table:formula="of:=[.B27]/[.$B$29]" office:value-type="percentage" office:value="0.315035799522673">
            <text:p>31,50%</text:p>
          </table:table-cell>
          <table:table-cell table:style-name="ce220" table:number-columns-repeated="2"/>
          <table:table-cell table:number-columns-repeated="250"/>
        </table:table-row>
        <table:table-row table:style-name="ro4">
          <table:table-cell table:style-name="ce221" office:value-type="string">
            <text:p>Laskutus</text:p>
          </table:table-cell>
          <table:table-cell table:style-name="ce232" table:formula="of:=[.F13]*([.B19]*12)" office:value-type="float" office:value="20454.5454545455">
            <text:p>20 454,55 €</text:p>
          </table:table-cell>
          <table:table-cell table:style-name="ce232" table:formula="of:=[.B28]/[.B18]" office:value-type="float" office:value="8.18181818181818">
            <text:p>8,18 €</text:p>
          </table:table-cell>
          <table:table-cell table:style-name="ce241" table:formula="of:=[.B28]/[.$B$29]" office:value-type="percentage" office:value="0.501193317422434">
            <text:p>50,12%</text:p>
          </table:table-cell>
          <table:table-cell table:style-name="ce220" table:number-columns-repeated="2"/>
          <table:table-cell table:number-columns-repeated="250"/>
        </table:table-row>
        <table:table-row table:style-name="ro4">
          <table:table-cell table:style-name="ce222" office:value-type="string">
            <text:p>Yhteensä</text:p>
          </table:table-cell>
          <table:table-cell table:style-name="ce233" table:formula="of:=SUM([.B26:.B28])" office:value-type="float" office:value="40811.6883116883">
            <text:p>40 811,69 €</text:p>
          </table:table-cell>
          <table:table-cell table:style-name="ce233" table:formula="of:=SUM([.C26:.C28])" office:value-type="float" office:value="16.3246753246753">
            <text:p>16,32 €</text:p>
          </table:table-cell>
          <table:table-cell table:style-name="ce242" table:formula="of:=[.B29]/[.$B$29]" office:value-type="percentage" office:value="1">
            <text:p>100,00%</text:p>
          </table:table-cell>
          <table:table-cell table:style-name="ce220" table:number-columns-repeated="2"/>
          <table:table-cell table:number-columns-repeated="250"/>
        </table:table-row>
        <table:table-row table:style-name="ro4">
          <table:table-cell table:style-name="ce220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5">
          <table:table-cell table:style-name="ce224" office:value-type="string">
            <text:p>Kustannuslaskentajärjestelmän kuvaus</text:p>
          </table:table-cell>
          <table:table-cell table:style-name="ce234" table:number-columns-repeated="3"/>
          <table:table-cell table:style-name="ce244"/>
          <table:table-cell table:number-columns-repeated="251"/>
        </table:table-row>
        <table:table-row table:style-name="ro2">
          <table:table-cell table:style-name="ce225"/>
          <table:table-cell table:style-name="ce228" table:number-columns-repeated="3"/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Yleiskustannukset yhteensä</text:p>
          </table:table-cell>
          <table:table-cell table:style-name="ce228"/>
          <table:table-cell table:style-name="ce240" office:value-type="float" office:value="1800000">
            <text:p>1800000</text:p>
          </table:table-cell>
          <table:table-cell table:style-name="ce228">
            <draw:connector table:end-cell-address="'Tehtävä 13'.D36" table:end-x="2.638cm" table:end-y="0.08cm" draw:z-index="2" draw:name="Suora nuoliyhdysviiva 15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5" draw:name="Suora nuoliyhdysviiva 18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8" draw:name="Suora nuoliyhdysviiva 21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11" draw:name="Suora nuoliyhdysviiva 24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14" draw:name="Suora nuoliyhdysviiva 27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17" draw:name="Suora nuoliyhdysviiva 30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20" draw:name="Suora nuoliyhdysviiva 33" draw:style-name="gr3" draw:text-style-name="P3" draw:type="line" svg:x1="0.024cm" svg:y1="0.373cm" svg:x2="2.638cm" svg:y2="0.984cm" svg:d="M12861 18309l2614 611">
              <text:p/>
            </draw:connector>
            <draw:connector table:end-cell-address="'Tehtävä 13'.D36" table:end-x="2.638cm" table:end-y="0.08cm" draw:z-index="23" draw:name="Suora nuoliyhdysviiva 36" draw:style-name="gr3" draw:text-style-name="P3" draw:type="line" svg:x1="0.024cm" svg:y1="0.373cm" svg:x2="2.638cm" svg:y2="0.984cm" svg:d="M12861 18309l2614 611">
              <text:p/>
            </draw:connector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/>
          <table:table-cell table:style-name="ce228"/>
          <table:table-cell table:style-name="ce228">
            <draw:connector table:end-cell-address="'Tehtävä 13'.C36" table:end-x="2.559cm" table:end-y="0.054cm" draw:z-index="0" draw:name="Suora nuoliyhdysviiva 13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" draw:name="Suora nuoliyhdysviiva 14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3" draw:name="Suora nuoliyhdysviiva 16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4" draw:name="Suora nuoliyhdysviiva 17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6" draw:name="Suora nuoliyhdysviiva 19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7" draw:name="Suora nuoliyhdysviiva 20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9" draw:name="Suora nuoliyhdysviiva 22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0" draw:name="Suora nuoliyhdysviiva 23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12" draw:name="Suora nuoliyhdysviiva 25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3" draw:name="Suora nuoliyhdysviiva 26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15" draw:name="Suora nuoliyhdysviiva 28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6" draw:name="Suora nuoliyhdysviiva 29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18" draw:name="Suora nuoliyhdysviiva 31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19" draw:name="Suora nuoliyhdysviiva 32" draw:style-name="gr3" draw:text-style-name="P3" draw:type="line" svg:x1="2.79cm" svg:y1="0.027cm" svg:x2="2.902cm" svg:y2="0.532cm" svg:d="M12305 18415l112 505">
              <text:p/>
            </draw:connector>
            <draw:connector table:end-cell-address="'Tehtävä 13'.C36" table:end-x="2.559cm" table:end-y="0.054cm" draw:z-index="21" draw:name="Suora nuoliyhdysviiva 34" draw:style-name="gr3" draw:text-style-name="P3" draw:type="line" svg:x1="2.559cm" svg:y1="0.027cm" svg:x2="0.025cm" svg:y2="0.506cm" svg:d="M12074 18415l-2534 479">
              <text:p/>
            </draw:connector>
            <draw:connector table:end-cell-address="'Tehtävä 13'.C36" table:end-x="2.902cm" table:end-y="0.08cm" draw:z-index="22" draw:name="Suora nuoliyhdysviiva 35" draw:style-name="gr3" draw:text-style-name="P3" draw:type="line" svg:x1="2.79cm" svg:y1="0.027cm" svg:x2="2.902cm" svg:y2="0.532cm" svg:d="M12305 18415l112 505">
              <text:p/>
            </draw:connector>
          </table:table-cell>
          <table:table-cell table:style-name="ce228"/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Resurssiajuri (hlö lkm)</text:p>
          </table:table-cell>
          <table:table-cell table:style-name="ce235" office:value-type="float" office:value="2">
            <text:p>2</text:p>
          </table:table-cell>
          <table:table-cell table:style-name="ce235" office:value-type="float" office:value="3">
            <text:p>3</text:p>
          </table:table-cell>
          <table:table-cell table:style-name="ce235" office:value-type="float" office:value="1">
            <text:p>1</text:p>
          </table:table-cell>
          <table:table-cell table:style-name="ce245" office:value-type="string">
            <text:p>Yhteensä 6</text:p>
          </table:table-cell>
          <table:table-cell table:number-columns-repeated="251"/>
        </table:table-row>
        <table:table-row table:style-name="ro2">
          <table:table-cell table:style-name="ce225"/>
          <table:table-cell table:style-name="ce236" table:number-columns-repeated="3"/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Toiminnot</text:p>
          </table:table-cell>
          <table:table-cell table:style-name="ce236" office:value-type="string">
            <text:p>2/6 x 1800000 =</text:p>
          </table:table-cell>
          <table:table-cell table:style-name="ce236" office:value-type="string">
            <text:p>3/6 x 1800000 =</text:p>
          </table:table-cell>
          <table:table-cell table:style-name="ce236" office:value-type="string">
            <text:p>1/6 x 1800000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/>
          <table:table-cell table:style-name="ce237" office:value-type="string">
            <text:p>600000e</text:p>
          </table:table-cell>
          <table:table-cell table:style-name="ce237" office:value-type="string">
            <text:p>900000e</text:p>
          </table:table-cell>
          <table:table-cell table:style-name="ce237" office:value-type="string">
            <text:p>300000e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/>
          <table:table-cell table:style-name="ce236" table:number-columns-repeated="3"/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Toimintoajuri</text:p>
          </table:table-cell>
          <table:table-cell table:style-name="ce236" office:value-type="string">
            <text:p>tilausvahvistukset, lkm</text:p>
          </table:table-cell>
          <table:table-cell table:style-name="ce236" office:value-type="string">
            <text:p>lähetykset, lkm</text:p>
          </table:table-cell>
          <table:table-cell table:style-name="ce236" office:value-type="string">
            <text:p>laskut, lkm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/>
          <table:table-cell table:style-name="ce236" office:value-type="string">
            <text:p>600000/<text:span text:style-name="T14">2000 </text:span><text:span text:style-name="T10">=</text:span></text:p>
          </table:table-cell>
          <table:table-cell table:style-name="ce236" office:value-type="string">
            <text:p>900000/<text:span text:style-name="T14">1750 </text:span><text:span text:style-name="T10">=</text:span></text:p>
          </table:table-cell>
          <table:table-cell table:style-name="ce236" office:value-type="string">
            <text:p>300000/<text:span text:style-name="T14">880</text:span><text:span text:style-name="T10"> =</text:span>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/>
          <table:table-cell table:style-name="ce237" office:value-type="string">
            <text:p>300e</text:p>
          </table:table-cell>
          <table:table-cell table:style-name="ce237" office:value-type="string">
            <text:p>514,29e</text:p>
          </table:table-cell>
          <table:table-cell table:style-name="ce237" office:value-type="string">
            <text:p>340,91e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/>
          <table:table-cell table:style-name="ce236" table:number-columns-repeated="3"/>
          <table:table-cell table:style-name="ce245"/>
          <table:table-cell table:number-columns-repeated="251"/>
        </table:table-row>
        <table:table-row table:style-name="ro2">
          <table:table-cell table:style-name="ce226" office:value-type="string">
            <text:p>Tuote ZX</text:p>
          </table:table-cell>
          <table:table-cell table:style-name="ce236" table:number-columns-repeated="3"/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kokonaiskustannukset</text:p>
          </table:table-cell>
          <table:table-cell table:style-name="ce236" office:value-type="string">
            <text:p>300 x <text:span text:style-name="T14">25</text:span><text:span text:style-name="T10"> = 7500e</text:span></text:p>
          </table:table-cell>
          <table:table-cell table:style-name="ce236" office:value-type="string">
            <text:p>514,29 x<text:span text:style-name="T14"> 25</text:span><text:span text:style-name="T10"> = 12857,14e</text:span></text:p>
          </table:table-cell>
          <table:table-cell table:style-name="ce236" office:value-type="string">
            <text:p>340,91 x <text:span text:style-name="T14">60</text:span><text:span text:style-name="T10"> = 20454,55e</text:span>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yksikkökustannukset toiminnoittain</text:p>
          </table:table-cell>
          <table:table-cell table:style-name="ce238" office:value-type="string">
            <text:p>7500/<text:span text:style-name="T14">2500 = 3,00e</text:span></text:p>
          </table:table-cell>
          <table:table-cell table:style-name="ce238" office:value-type="string">
            <text:p>12857,14/<text:span text:style-name="T14">2500 = 5,14e</text:span></text:p>
          </table:table-cell>
          <table:table-cell table:style-name="ce238" office:value-type="string">
            <text:p>20454,55/<text:span text:style-name="T14">2500 = 8,18e</text:span></text:p>
          </table:table-cell>
          <table:table-cell table:style-name="ce245"/>
          <table:table-cell table:number-columns-repeated="251"/>
        </table:table-row>
        <table:table-row table:style-name="ro2">
          <table:table-cell table:style-name="ce225" office:value-type="string">
            <text:p>yksikkökustannukset yhteensä</text:p>
          </table:table-cell>
          <table:table-cell table:style-name="ce228" office:value-type="string">
            <text:p>3,00 + 5,14 + 8,18 = <text:span text:style-name="T14">16,32e</text:span></text:p>
          </table:table-cell>
          <table:table-cell table:style-name="ce228" table:number-columns-repeated="2"/>
          <table:table-cell table:style-name="ce245"/>
          <table:table-cell table:number-columns-repeated="251"/>
        </table:table-row>
        <table:table-row table:style-name="ro2">
          <table:table-cell table:style-name="ce227"/>
          <table:table-cell table:style-name="ce239" table:number-columns-repeated="3"/>
          <table:table-cell table:style-name="ce246"/>
          <table:table-cell table:number-columns-repeated="251"/>
        </table:table-row>
        <table:table-row table:style-name="ro2" table:number-rows-repeated="1048526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Tehtävä 14" table:style-name="ta14" table:print="false">
        <office:forms form:automatic-focus="false" form:apply-design-mode="false"/>
        <table:table-column table:style-name="co44" table:default-cell-style-name="ce248"/>
        <table:table-column table:style-name="co45" table:number-columns-repeated="3" table:default-cell-style-name="ce248"/>
        <table:table-column table:style-name="co46" table:default-cell-style-name="ce248"/>
        <table:table-column table:style-name="co3" table:number-columns-repeated="251" table:default-cell-style-name="ce248"/>
        <table:table-column table:style-name="co4" table:number-columns-repeated="768" table:default-cell-style-name="Default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 table:style-name="ce79"/>
          <table:table-cell table:style-name="ce78" table:formula="of:=[$'Tehtävä 1'.I1]" office:value-type="string" office:string-value="RATKAISUT">
            <text:p>RATKAISUT</text:p>
          </table:table-cell>
          <table:table-cell table:style-name="ce260"/>
          <table:table-cell/>
          <table:table-cell table:style-name="ce260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3">
          <table:table-cell table:style-name="ce179" table:formula="of:=[$'Tehtävä 1'.A3]" office:value-type="string" office:string-value="LASKUT">
            <text:p>LASKUT</text:p>
          </table:table-cell>
          <table:table-cell table:number-columns-repeated="1023"/>
        </table:table-row>
        <table:table-row table:style-name="ro13">
          <table:table-cell table:style-name="ce179"/>
          <table:table-cell table:number-columns-repeated="1023"/>
        </table:table-row>
        <table:table-row table:style-name="ro3">
          <table:table-cell table:style-name="ce249" office:value-type="string">
            <text:p>Päivittäistavarakauppa</text:p>
          </table:table-cell>
          <table:table-cell table:style-name="ce2" table:number-columns-repeated="6"/>
          <table:table-cell table:style-name="Default" table:number-columns-repeated="2"/>
          <table:table-cell table:number-columns-repeated="1015"/>
        </table:table-row>
        <table:table-row table:style-name="ro12">
          <table:table-cell table:style-name="ce3"/>
          <table:table-cell table:style-name="ce2" table:number-columns-repeated="6"/>
          <table:table-cell table:style-name="Default" table:number-columns-repeated="2"/>
          <table:table-cell table:number-columns-repeated="1015"/>
        </table:table-row>
        <table:table-row table:style-name="ro5">
          <table:table-cell table:style-name="ce250" office:value-type="string">
            <text:p>Päivittäistavarakaupan tavoitteena on tarkastella eri osastojensa </text:p>
          </table:table-cell>
          <table:table-cell table:style-name="ce250" table:number-columns-repeated="4"/>
          <table:table-cell table:style-name="ce253"/>
          <table:table-cell table:style-name="ce259" table:number-columns-repeated="3"/>
          <table:table-cell table:number-columns-repeated="1015"/>
        </table:table-row>
        <table:table-row table:style-name="ro5">
          <table:table-cell table:style-name="ce250" office:value-type="string">
            <text:p>kannattavuutta tietyllä <text:s/>laskenta-ajanjaksolla</text:p>
          </table:table-cell>
          <table:table-cell table:style-name="ce250" table:number-columns-repeated="4"/>
          <table:table-cell table:style-name="ce253"/>
          <table:table-cell table:style-name="ce11" table:number-columns-repeated="3"/>
          <table:table-cell table:number-columns-repeated="1015"/>
        </table:table-row>
        <table:table-row table:style-name="ro5">
          <table:table-cell table:style-name="ce250" table:number-columns-repeated="5"/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0" office:value-type="string">
            <text:p>Osasto 1</text:p>
          </table:table-cell>
          <table:table-cell table:style-name="ce250" office:value-type="string">
            <text:p>Osasto 2</text:p>
          </table:table-cell>
          <table:table-cell table:style-name="ce250" office:value-type="string">
            <text:p>Osasto 3</text:p>
          </table:table-cell>
          <table:table-cell table:style-name="ce250" office:value-type="string">
            <text:p>Yleiset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Tulot</text:p>
          </table:table-cell>
          <table:table-cell table:style-name="ce251" office:value-type="float" office:value="57000">
            <text:p>57000</text:p>
          </table:table-cell>
          <table:table-cell table:style-name="ce251" office:value-type="float" office:value="63000">
            <text:p>63000</text:p>
          </table:table-cell>
          <table:table-cell table:style-name="ce251" office:value-type="float" office:value="52000">
            <text:p>520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ttömät kustannukset</text:p>
          </table:table-cell>
          <table:table-cell table:style-name="ce250" table:number-columns-repeated="4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Ostot</text:p>
          </table:table-cell>
          <table:table-cell table:style-name="ce250" office:value-type="float" office:value="31000">
            <text:p>31000</text:p>
          </table:table-cell>
          <table:table-cell table:style-name="ce250" office:value-type="float" office:value="39000">
            <text:p>39000</text:p>
          </table:table-cell>
          <table:table-cell table:style-name="ce250" office:value-type="float" office:value="29000">
            <text:p>290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yökustannukset</text:p>
          </table:table-cell>
          <table:table-cell table:style-name="ce250" office:value-type="float" office:value="7000">
            <text:p>7000</text:p>
          </table:table-cell>
          <table:table-cell table:style-name="ce250" office:value-type="float" office:value="8000">
            <text:p>8000</text:p>
          </table:table-cell>
          <table:table-cell table:style-name="ce250" office:value-type="float" office:value="6000">
            <text:p>60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lliset kustannukset</text:p>
          </table:table-cell>
          <table:table-cell table:style-name="ce250" table:number-columns-repeated="4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ilaus</text:p>
          </table:table-cell>
          <table:table-cell table:style-name="ce250" table:number-columns-repeated="3"/>
          <table:table-cell table:style-name="ce250" office:value-type="float" office:value="6800">
            <text:p>6800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avaran vastaanotto/varasto</text:p>
          </table:table-cell>
          <table:table-cell table:style-name="ce250" table:number-columns-repeated="3"/>
          <table:table-cell table:style-name="ce250" office:value-type="float" office:value="12960">
            <text:p>12960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Kassa/muu taloushallinto</text:p>
          </table:table-cell>
          <table:table-cell table:style-name="ce250" table:number-columns-repeated="3"/>
          <table:table-cell table:style-name="ce250" office:value-type="float" office:value="7420">
            <text:p>7420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Asiakastuki</text:p>
          </table:table-cell>
          <table:table-cell table:style-name="ce250" table:number-columns-repeated="3"/>
          <table:table-cell table:style-name="ce250" office:value-type="float" office:value="8780">
            <text:p>8780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table:number-columns-repeated="4"/>
          <table:table-cell table:style-name="ce251" table:formula="of:=SUM([.E16:.E19])" office:value-type="float" office:value="35960">
            <text:p>35960</text:p>
          </table:table-cell>
          <table:table-cell table:style-name="ce253"/>
          <table:table-cell table:number-columns-repeated="1018"/>
        </table:table-row>
        <table:table-row table:style-name="ro14">
          <table:table-cell table:style-name="ce252" office:value-type="string" table:number-columns-spanned="5" table:number-rows-spanned="1">
            <text:p>a) Laske eri osastojen kannattavuus, kun välilliset kustannukset jaetaan osastoille välittömien kustannusten mukaisessa suhteessa.</text:p>
          </table:table-cell>
          <table:covered-table-cell table:number-columns-repeated="4" table:style-name="ce254"/>
          <table:table-cell table:style-name="ce253"/>
          <table:table-cell table:number-columns-repeated="1018"/>
        </table:table-row>
        <table:table-row table:style-name="ro5">
          <table:table-cell table:style-name="ce250" table:number-columns-repeated="5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Tulot</text:p>
          </table:table-cell>
          <table:table-cell table:style-name="ce255" office:value-type="float" office:value="57000">
            <text:p>57 000,00</text:p>
          </table:table-cell>
          <table:table-cell table:style-name="ce255" office:value-type="float" office:value="63000">
            <text:p>63 000,00</text:p>
          </table:table-cell>
          <table:table-cell table:style-name="ce255" office:value-type="float" office:value="52000">
            <text:p>52 00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ttömät kustannukset</text:p>
          </table:table-cell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Ostot</text:p>
          </table:table-cell>
          <table:table-cell table:style-name="ce256" office:value-type="float" office:value="31000">
            <text:p>31 000,00</text:p>
          </table:table-cell>
          <table:table-cell table:style-name="ce256" office:value-type="float" office:value="39000">
            <text:p>39 000,00</text:p>
          </table:table-cell>
          <table:table-cell table:style-name="ce256" office:value-type="float" office:value="29000">
            <text:p>29 000,00</text:p>
          </table:table-cell>
          <table:table-cell table:style-name="ce250"/>
          <table:table-cell table:style-name="ce253">
            <draw:custom-shape table:end-cell-address="'Tehtävä 14'.H26" table:end-x="0.201cm" table:end-y="0.606cm" draw:z-index="0" draw:name="Tekstikehys 1" draw:style-name="gr4" draw:text-style-name="P4" svg:width="3.524cm" svg:height="0.716cm" draw:transform="rotate (0.714363262841144) translate (0.472cm 0.51cm)">
              <text:p text:style-name="P4"><text:span text:style-name="T2">Yk-lisän laskent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5">
          <table:table-cell table:style-name="ce250" office:value-type="string">
            <text:p>Työkustannukset</text:p>
          </table:table-cell>
          <table:table-cell table:style-name="ce256" office:value-type="float" office:value="7000">
            <text:p>7 000,00</text:p>
          </table:table-cell>
          <table:table-cell table:style-name="ce256" office:value-type="float" office:value="8000">
            <text:p>8 000,00</text:p>
          </table:table-cell>
          <table:table-cell table:style-name="ce256" office:value-type="float" office:value="6000">
            <text:p>6 000,00</text:p>
          </table:table-cell>
          <table:table-cell table:style-name="ce250">
            <draw:connector table:end-cell-address="'Tehtävä 14'.F28" table:end-x="0.687cm" table:end-y="0.573cm" draw:z-index="1" draw:name="Suora nuoliyhdysviiva 2" draw:style-name="gr5" draw:text-style-name="P3" draw:type="line" svg:x1="3.218cm" svg:y1="0.517cm" svg:x2="2.186cm" svg:y2="1.814cm" svg:d="M15949 16606l-1032 1297">
              <text:p/>
            </draw:connector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ttömät yhteensä</text:p>
          </table:table-cell>
          <table:table-cell table:style-name="ce255" table:formula="of:=SUM([.B25:.B26])" office:value-type="float" office:value="38000">
            <text:p>38 000,00</text:p>
          </table:table-cell>
          <table:table-cell table:style-name="ce255" table:formula="of:=SUM([.C25:.C26])" office:value-type="float" office:value="47000">
            <text:p>47 000,00</text:p>
          </table:table-cell>
          <table:table-cell table:style-name="ce255" table:formula="of:=SUM([.D25:.D26])" office:value-type="float" office:value="35000">
            <text:p>35 000,00</text:p>
          </table:table-cell>
          <table:table-cell table:style-name="ce257" table:formula="of:=SUM([.B27:.D27])" office:value-type="float" office:value="120000">
            <text:p>120000,00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YK-lisä</text:p>
          </table:table-cell>
          <table:table-cell table:style-name="ce255" table:formula="of:=[.B27]*[.E29]" office:value-type="float" office:value="11387.3333333333">
            <text:p>11 387,33</text:p>
          </table:table-cell>
          <table:table-cell table:style-name="ce255" table:formula="of:=[.C27]*[.E29]" office:value-type="float" office:value="14084.3333333333">
            <text:p>14 084,33</text:p>
          </table:table-cell>
          <table:table-cell table:style-name="ce255" table:formula="of:=[.D27]*[.E29]" office:value-type="float" office:value="10488.3333333333">
            <text:p>10 488,33</text:p>
          </table:table-cell>
          <table:table-cell table:style-name="ce258" table:formula="of:=[.E20]/[.E27]" office:value-type="float" office:value="0.299666666666667">
            <text:p>0,2997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Kustannukset yhteensä</text:p>
          </table:table-cell>
          <table:table-cell table:style-name="ce255" table:formula="of:=[.B27]+[.B29]" office:value-type="float" office:value="49387.3333333333">
            <text:p>49 387,33</text:p>
          </table:table-cell>
          <table:table-cell table:style-name="ce255" table:formula="of:=[.C27]+[.C29]" office:value-type="float" office:value="61084.3333333333">
            <text:p>61 084,33</text:p>
          </table:table-cell>
          <table:table-cell table:style-name="ce255" table:formula="of:=[.D27]+[.D29]" office:value-type="float" office:value="45488.3333333333">
            <text:p>45 488,33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oitto(+)/Tappio(-)</text:p>
          </table:table-cell>
          <table:table-cell table:style-name="ce255" table:formula="of:=[.B23]-[.B31]" office:value-type="float" office:value="7612.66666666666">
            <text:p>7 612,67</text:p>
          </table:table-cell>
          <table:table-cell table:style-name="ce255" table:formula="of:=[.C23]-[.C31]" office:value-type="float" office:value="1915.66666666666">
            <text:p>1 915,67</text:p>
          </table:table-cell>
          <table:table-cell table:style-name="ce255" table:formula="of:=[.D23]-[.D31]" office:value-type="float" office:value="6511.66666666666">
            <text:p>6 511,67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table:number-columns-repeated="5"/>
          <table:table-cell table:style-name="ce253"/>
          <table:table-cell table:number-columns-repeated="1018"/>
        </table:table-row>
        <table:table-row table:style-name="ro15">
          <table:table-cell table:style-name="ce252" office:value-type="string" table:number-columns-spanned="7" table:number-rows-spanned="1">
            <text:p>Päivittäistavarakauppa on päättänyt kokeilla toimintolaskentaa ja kerää sitä varten <text:s/>tilastoja eri toimintojen käytöstä osastoittain. Tilastojen mukaan toimintojen käyttö (kpl) on seuraava:</text:p>
          </table:table-cell>
          <table:covered-table-cell table:number-columns-repeated="6" table:style-name="ce254"/>
          <table:table-cell table:number-columns-repeated="1017"/>
        </table:table-row>
        <table:table-row table:style-name="ro5">
          <table:table-cell table:style-name="ce250" table:number-columns-repeated="5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oiminto</text:p>
          </table:table-cell>
          <table:table-cell table:style-name="ce250" office:value-type="string">
            <text:p>Osasto 1</text:p>
          </table:table-cell>
          <table:table-cell table:style-name="ce250" office:value-type="string">
            <text:p>Osasto 2</text:p>
          </table:table-cell>
          <table:table-cell table:style-name="ce250" office:value-type="string">
            <text:p>Osasto 3</text:p>
          </table:table-cell>
          <table:table-cell table:style-name="ce250" office:value-type="string">
            <text:p>Yhteensä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ilaus</text:p>
          </table:table-cell>
          <table:table-cell table:style-name="ce250" office:value-type="float" office:value="30">
            <text:p>30</text:p>
          </table:table-cell>
          <table:table-cell table:style-name="ce250" office:value-type="float" office:value="25">
            <text:p>25</text:p>
          </table:table-cell>
          <table:table-cell table:style-name="ce250" office:value-type="float" office:value="13">
            <text:p>13</text:p>
          </table:table-cell>
          <table:table-cell table:style-name="ce250" table:formula="of:=SUM([.B38:.D38])" office:value-type="float" office:value="68">
            <text:p>68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avaran vastaanotto</text:p>
          </table:table-cell>
          <table:table-cell table:style-name="ce250" office:value-type="float" office:value="98">
            <text:p>98</text:p>
          </table:table-cell>
          <table:table-cell table:style-name="ce250" office:value-type="float" office:value="36">
            <text:p>36</text:p>
          </table:table-cell>
          <table:table-cell table:style-name="ce250" office:value-type="float" office:value="28">
            <text:p>28</text:p>
          </table:table-cell>
          <table:table-cell table:style-name="ce250" table:formula="of:=SUM([.B39:.D39])" office:value-type="float" office:value="162">
            <text:p>162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Kassa/muu taloushallinto</text:p>
          </table:table-cell>
          <table:table-cell table:style-name="ce250" office:value-type="float" office:value="183">
            <text:p>183</text:p>
          </table:table-cell>
          <table:table-cell table:style-name="ce250" office:value-type="float" office:value="166">
            <text:p>166</text:p>
          </table:table-cell>
          <table:table-cell table:style-name="ce250" office:value-type="float" office:value="24">
            <text:p>24</text:p>
          </table:table-cell>
          <table:table-cell table:style-name="ce250" table:formula="of:=SUM([.B40:.D40])" office:value-type="float" office:value="373">
            <text:p>373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Asiakastuki</text:p>
          </table:table-cell>
          <table:table-cell table:style-name="ce250" office:value-type="float" office:value="15500">
            <text:p>15500</text:p>
          </table:table-cell>
          <table:table-cell table:style-name="ce250" office:value-type="float" office:value="20500">
            <text:p>20500</text:p>
          </table:table-cell>
          <table:table-cell table:style-name="ce250" office:value-type="float" office:value="7900">
            <text:p>7900</text:p>
          </table:table-cell>
          <table:table-cell table:style-name="ce250" table:formula="of:=SUM([.B41:.D41])" office:value-type="float" office:value="43900">
            <text:p>43900</text:p>
          </table:table-cell>
          <table:table-cell table:style-name="ce253"/>
          <table:table-cell table:number-columns-repeated="1018"/>
        </table:table-row>
        <table:table-row table:style-name="ro5">
          <table:table-cell table:style-name="ce250" table:number-columns-repeated="5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b) Laske eri osastojen kannattavuus toimintolaskentaa hyödyntäen. </text:p>
          </table:table-cell>
          <table:table-cell table:style-name="ce250" table:number-columns-repeated="4"/>
          <table:table-cell table:style-name="ce253"/>
          <table:table-cell table:number-columns-repeated="1018"/>
        </table:table-row>
        <table:table-row table:style-name="ro5">
          <table:table-cell table:style-name="ce250" table:number-columns-repeated="5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Tulot</text:p>
          </table:table-cell>
          <table:table-cell table:style-name="ce255" office:value-type="float" office:value="57000">
            <text:p>57 000,00</text:p>
          </table:table-cell>
          <table:table-cell table:style-name="ce255" office:value-type="float" office:value="63000">
            <text:p>63 000,00</text:p>
          </table:table-cell>
          <table:table-cell table:style-name="ce255" office:value-type="float" office:value="52000">
            <text:p>52 00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ttömät kustannukset</text:p>
          </table:table-cell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Ostot</text:p>
          </table:table-cell>
          <table:table-cell table:style-name="ce256" office:value-type="float" office:value="31000">
            <text:p>31 000,00</text:p>
          </table:table-cell>
          <table:table-cell table:style-name="ce256" office:value-type="float" office:value="39000">
            <text:p>39 000,00</text:p>
          </table:table-cell>
          <table:table-cell table:style-name="ce256" office:value-type="float" office:value="29000">
            <text:p>29 00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yökustannukset</text:p>
          </table:table-cell>
          <table:table-cell table:style-name="ce256" office:value-type="float" office:value="7000">
            <text:p>7 000,00</text:p>
          </table:table-cell>
          <table:table-cell table:style-name="ce256" office:value-type="float" office:value="8000">
            <text:p>8 000,00</text:p>
          </table:table-cell>
          <table:table-cell table:style-name="ce256" office:value-type="float" office:value="6000">
            <text:p>6 00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ttömät yhteensä</text:p>
          </table:table-cell>
          <table:table-cell table:style-name="ce255" table:formula="of:=SUM([.B47:.B48])" office:value-type="float" office:value="38000">
            <text:p>38 000,00</text:p>
          </table:table-cell>
          <table:table-cell table:style-name="ce255" table:formula="of:=SUM([.C47:.C48])" office:value-type="float" office:value="47000">
            <text:p>47 000,00</text:p>
          </table:table-cell>
          <table:table-cell table:style-name="ce255" table:formula="of:=SUM([.D47:.D48])" office:value-type="float" office:value="35000">
            <text:p>35 00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lliset kustannukset</text:p>
          </table:table-cell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ilaus</text:p>
          </table:table-cell>
          <table:table-cell table:style-name="ce256" table:formula="of:=[.B38]/[.E38]*[.E16]" office:value-type="float" office:value="3000">
            <text:p>3 000,00</text:p>
          </table:table-cell>
          <table:table-cell table:style-name="ce256" table:formula="of:=[.C38]/[.E38]*[.E16]" office:value-type="float" office:value="2500">
            <text:p>2 500,00</text:p>
          </table:table-cell>
          <table:table-cell table:style-name="ce256" table:formula="of:=[.D38]/[.E38]*[.E16]" office:value-type="float" office:value="1300">
            <text:p>1 30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Tavaran vastaanotto/varasto</text:p>
          </table:table-cell>
          <table:table-cell table:style-name="ce256" table:formula="of:=[.B39]/[.E39]*[.E17]" office:value-type="float" office:value="7840">
            <text:p>7 840,00</text:p>
          </table:table-cell>
          <table:table-cell table:style-name="ce256" table:formula="of:=[.C39]/[.E39]*[.E17]" office:value-type="float" office:value="2880">
            <text:p>2 880,00</text:p>
          </table:table-cell>
          <table:table-cell table:style-name="ce256" table:formula="of:=[.D39]/[.E39]*[.E17]" office:value-type="float" office:value="2240">
            <text:p>2 24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Kassa/muu taloushallinto</text:p>
          </table:table-cell>
          <table:table-cell table:style-name="ce256" table:formula="of:=[.B40]/[.E40]*[.E18]" office:value-type="float" office:value="3640.37533512064">
            <text:p>3 640,38</text:p>
          </table:table-cell>
          <table:table-cell table:style-name="ce256" table:formula="of:=[.C40]/[.E40]*[.E18]" office:value-type="float" office:value="3302.19839142091">
            <text:p>3 302,20</text:p>
          </table:table-cell>
          <table:table-cell table:style-name="ce256" table:formula="of:=[.D40]/[.E40]*[.E18]" office:value-type="float" office:value="477.426273458445">
            <text:p>477,43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 office:value-type="string">
            <text:p>Asiakastuki</text:p>
          </table:table-cell>
          <table:table-cell table:style-name="ce256" table:formula="of:=[.B41]/[.E41]*[.E19]" office:value-type="float" office:value="3100">
            <text:p>3 100,00</text:p>
          </table:table-cell>
          <table:table-cell table:style-name="ce256" table:formula="of:=[.C41]/[.E41]*[.E19]" office:value-type="float" office:value="4100">
            <text:p>4 100,00</text:p>
          </table:table-cell>
          <table:table-cell table:style-name="ce256" table:formula="of:=[.D41]/[.E41]*[.E19]" office:value-type="float" office:value="1580">
            <text:p>1 580,00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älilliset yhteensä</text:p>
          </table:table-cell>
          <table:table-cell table:style-name="ce255" table:formula="of:=SUM([.B52:.B55])" office:value-type="float" office:value="17580.3753351206">
            <text:p>17 580,38</text:p>
          </table:table-cell>
          <table:table-cell table:style-name="ce255" table:formula="of:=SUM([.C52:.C55])" office:value-type="float" office:value="12782.1983914209">
            <text:p>12 782,20</text:p>
          </table:table-cell>
          <table:table-cell table:style-name="ce255" table:formula="of:=SUM([.D52:.D55])" office:value-type="float" office:value="5597.42627345845">
            <text:p>5 597,43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Kustannukset yhteensä</text:p>
          </table:table-cell>
          <table:table-cell table:style-name="ce255" table:formula="of:=[.B56]+[.B49]" office:value-type="float" office:value="55580.3753351206">
            <text:p>55 580,38</text:p>
          </table:table-cell>
          <table:table-cell table:style-name="ce255" table:formula="of:=[.C56]+[.C49]" office:value-type="float" office:value="59782.1983914209">
            <text:p>59 782,20</text:p>
          </table:table-cell>
          <table:table-cell table:style-name="ce255" table:formula="of:=[.D56]+[.D49]" office:value-type="float" office:value="40597.4262734584">
            <text:p>40 597,43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0"/>
          <table:table-cell table:style-name="ce256" table:number-columns-repeated="3"/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1" office:value-type="string">
            <text:p>Voitto(+)/Tappio(-)</text:p>
          </table:table-cell>
          <table:table-cell table:style-name="ce255" table:formula="of:=[.B45]-[.B58]" office:value-type="float" office:value="1419.62466487936">
            <text:p>1 419,62</text:p>
          </table:table-cell>
          <table:table-cell table:style-name="ce255" table:formula="of:=[.C45]-[.C58]" office:value-type="float" office:value="3217.80160857909">
            <text:p>3 217,80</text:p>
          </table:table-cell>
          <table:table-cell table:style-name="ce255" table:formula="of:=[.D45]-[.D58]" office:value-type="float" office:value="11402.5737265416">
            <text:p>11 402,57</text:p>
          </table:table-cell>
          <table:table-cell table:style-name="ce250"/>
          <table:table-cell table:style-name="ce253"/>
          <table:table-cell table:number-columns-repeated="1018"/>
        </table:table-row>
        <table:table-row table:style-name="ro5">
          <table:table-cell table:style-name="ce253" table:number-columns-repeated="6"/>
          <table:table-cell table:number-columns-repeated="1018"/>
        </table:table-row>
        <table:table-row table:style-name="ro5">
          <table:table-cell table:style-name="ce253" office:value-type="string">
            <text:p>c) Kommentit</text:p>
          </table:table-cell>
          <table:table-cell table:style-name="ce253" table:number-columns-repeated="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251" office:value-type="string">
            <text:p>Tulospoikkeamat</text:p>
          </table:table-cell>
          <table:table-cell table:style-name="ce255" table:formula="of:=[.B60]-[.B33]" office:value-type="float" office:value="-6193.0420017873">
            <text:p>-6 193,04</text:p>
          </table:table-cell>
          <table:table-cell table:style-name="ce255" table:formula="of:=[.C60]-[.C33]" office:value-type="float" office:value="1302.13494191242">
            <text:p>1 302,13</text:p>
          </table:table-cell>
          <table:table-cell table:style-name="ce255" table:formula="of:=[.D60]-[.D33]" office:value-type="float" office:value="4890.90705987489">
            <text:p>4 890,91</text:p>
          </table:table-cell>
          <table:table-cell table:style-name="ce250" table:number-columns-repeated="1020"/>
        </table:table-row>
        <table:table-row table:style-name="ro4">
          <table:table-cell table:style-name="ce250" table:number-columns-repeated="1024"/>
        </table:table-row>
        <table:table-row table:style-name="ro4">
          <table:table-cell table:style-name="ce250" office:value-type="string">
            <text:p>Miinusluvut tarkoittavat sitä, että ABC-laskelma heikentää osaston tulosta.</text:p>
          </table:table-cell>
          <table:table-cell table:style-name="ce250" table:number-columns-repeated="1023"/>
        </table:table-row>
        <table:table-row table:style-name="ro4">
          <table:table-cell table:style-name="ce250" office:value-type="string">
            <text:p>Plusluvut tarkoittavat sitä, että ABC-laskelma parantaa osaston tulosta.</text:p>
          </table:table-cell>
          <table:table-cell table:style-name="ce250" table:number-columns-repeated="1023"/>
        </table:table-row>
        <table:table-row table:style-name="ro4">
          <table:table-cell table:style-name="ce250" table:number-columns-repeated="1024"/>
        </table:table-row>
        <table:table-row table:style-name="ro4">
          <table:table-cell table:style-name="ce250" office:value-type="string">
            <text:p>Tulosten perusteella voidaan päätellä, että osasto 1 on ollut ns. undercosting osasto</text:p>
          </table:table-cell>
          <table:table-cell table:style-name="ce250" table:number-columns-repeated="1023"/>
        </table:table-row>
        <table:table-row table:style-name="ro4">
          <table:table-cell table:style-name="ce250" office:value-type="string">
            <text:p>ja muut osastot ovat olleet overcosting osastoja.</text:p>
          </table:table-cell>
          <table:table-cell table:style-name="ce250" table:number-columns-repeated="1023"/>
        </table:table-row>
        <table:table-row table:style-name="ro4">
          <table:table-cell table:style-name="ce250" table:number-columns-repeated="1024"/>
        </table:table-row>
        <table:table-row table:style-name="ro4" table:number-rows-repeated="1048504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Tehtävä 15" table:style-name="ta15" table:print="false">
        <office:forms form:automatic-focus="false" form:apply-design-mode="false"/>
        <table:table-column table:style-name="co47" table:default-cell-style-name="ce248"/>
        <table:table-column table:style-name="co15" table:default-cell-style-name="ce248"/>
        <table:table-column table:style-name="co46" table:default-cell-style-name="ce248"/>
        <table:table-column table:style-name="co29" table:default-cell-style-name="ce248"/>
        <table:table-column table:style-name="co17" table:number-columns-repeated="252" table:default-cell-style-name="ce248"/>
        <table:table-column table:style-name="co4" table:number-columns-repeated="768" table:default-cell-style-name="ce248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4"/>
          <table:table-cell table:style-name="ce79"/>
          <table:table-cell table:style-name="ce78" table:formula="of:=[$'Tehtävä 1'.I1]" office:value-type="string" office:string-value="RATKAISUT">
            <text:p>RATKAISUT</text:p>
          </table:table-cell>
          <table:table-cell table:style-name="Default" table:number-columns-repeated="1017"/>
        </table:table-row>
        <table:table-row table:style-name="ro2">
          <table:table-cell table:number-columns-repeated="7"/>
          <table:table-cell table:style-name="Default" table:number-columns-repeated="101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number-columns-repeated="6"/>
          <table:table-cell table:style-name="Default" table:number-columns-repeated="1017"/>
        </table:table-row>
        <table:table-row table:style-name="ro1">
          <table:table-cell table:style-name="ce179"/>
          <table:table-cell table:number-columns-repeated="6"/>
          <table:table-cell table:style-name="Default" table:number-columns-repeated="1017"/>
        </table:table-row>
        <table:table-row table:style-name="ro3">
          <table:table-cell table:style-name="ce261" office:value-type="string">
            <text:p>Käki ja Kello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table:style-name="ce262" office:value-type="string">
            <text:p>a)</text:p>
          </table:table-cell>
          <table:table-cell table:style-name="ce270" office:value-type="string">
            <text:p>Tuote Käki</text:p>
          </table:table-cell>
          <table:table-cell table:style-name="ce280" office:value-type="string">
            <text:p>Tuote Kello</text:p>
          </table:table-cell>
          <table:table-cell table:style-name="ce284" office:value-type="string">
            <text:p>Yhteensä</text:p>
          </table:table-cell>
          <table:table-cell table:number-columns-repeated="1020"/>
        </table:table-row>
        <table:table-row table:style-name="ro4">
          <table:table-cell table:style-name="ce263" office:value-type="string">
            <text:p>Myyntituotot</text:p>
          </table:table-cell>
          <table:table-cell table:style-name="ce271" office:value-type="float" office:value="37200">
            <text:p>37200,00</text:p>
          </table:table-cell>
          <table:table-cell table:style-name="ce271" office:value-type="float" office:value="8400">
            <text:p>840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Ainekustannukset</text:p>
          </table:table-cell>
          <table:table-cell table:style-name="ce272" office:value-type="float" office:value="17200">
            <text:p>17200,00</text:p>
          </table:table-cell>
          <table:table-cell table:style-name="ce272" office:value-type="float" office:value="3440">
            <text:p>344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Välittömät työkustannukset</text:p>
          </table:table-cell>
          <table:table-cell table:style-name="ce272" office:value-type="float" office:value="7500">
            <text:p>7500,00</text:p>
          </table:table-cell>
          <table:table-cell table:style-name="ce272" office:value-type="float" office:value="1250">
            <text:p>125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Aineyleiskustannukset</text:p>
          </table:table-cell>
          <table:table-cell table:style-name="ce272" office:value-type="float" office:value="2580">
            <text:p>2580,00</text:p>
          </table:table-cell>
          <table:table-cell table:style-name="ce272" office:value-type="float" office:value="516">
            <text:p>516,00</text:p>
          </table:table-cell>
          <table:table-cell table:style-name="ce285" table:formula="of:=SUM([.B11:.C11])" office:value-type="float" office:value="3096">
            <text:p>3096,00</text:p>
          </table:table-cell>
          <table:table-cell table:number-columns-repeated="1020"/>
        </table:table-row>
        <table:table-row table:style-name="ro4">
          <table:table-cell table:style-name="ce264" office:value-type="string">
            <text:p>Valmistuksen kiinteät yleiskustannukset</text:p>
          </table:table-cell>
          <table:table-cell table:style-name="ce272" office:value-type="float" office:value="3000">
            <text:p>3000,00</text:p>
          </table:table-cell>
          <table:table-cell table:style-name="ce272" office:value-type="float" office:value="500">
            <text:p>500,00</text:p>
          </table:table-cell>
          <table:table-cell table:style-name="ce285" table:formula="of:=SUM([.B12:.C12])" office:value-type="float" office:value="3500">
            <text:p>3500,00</text:p>
          </table:table-cell>
          <table:table-cell table:number-columns-repeated="1020"/>
        </table:table-row>
        <table:table-row table:style-name="ro4">
          <table:table-cell table:style-name="ce263" office:value-type="string">
            <text:p>Valmistusarvo (VA)</text:p>
          </table:table-cell>
          <table:table-cell table:style-name="ce273" table:formula="of:=SUM([.B9:.B12])" office:value-type="float" office:value="30280">
            <text:p>30280,00</text:p>
          </table:table-cell>
          <table:table-cell table:style-name="ce273" table:formula="of:=SUM([.C9:.C12])" office:value-type="float" office:value="5706">
            <text:p>5706,00</text:p>
          </table:table-cell>
          <table:table-cell table:style-name="ce285"/>
          <table:table-cell table:number-columns-repeated="1020"/>
        </table:table-row>
        <table:table-row table:style-name="ro4">
          <table:table-cell table:style-name="ce264" office:value-type="string">
            <text:p>Myynnin yleiskustannukset 10 % va:sta</text:p>
          </table:table-cell>
          <table:table-cell table:style-name="ce272" table:formula="of:=10%*[.B13]" office:value-type="float" office:value="3028">
            <text:p>3028,00</text:p>
          </table:table-cell>
          <table:table-cell table:style-name="ce272" table:formula="of:=10%*[.C13]" office:value-type="float" office:value="570.6">
            <text:p>570,60</text:p>
          </table:table-cell>
          <table:table-cell table:style-name="ce285" table:formula="of:=SUM([.B14:.C14])" office:value-type="float" office:value="3598.6">
            <text:p>3598,60</text:p>
          </table:table-cell>
          <table:table-cell table:number-columns-repeated="1020"/>
        </table:table-row>
        <table:table-row table:style-name="ro4">
          <table:table-cell table:style-name="ce264" office:value-type="string">
            <text:p>Hallinnon yleiskustannukset 10 % va:sta</text:p>
          </table:table-cell>
          <table:table-cell table:style-name="ce272" table:formula="of:=10%*[.B13]" office:value-type="float" office:value="3028">
            <text:p>3028,00</text:p>
          </table:table-cell>
          <table:table-cell table:style-name="ce272" table:formula="of:=10%*[.C13]" office:value-type="float" office:value="570.6">
            <text:p>570,6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Omakustannusarvo OKA</text:p>
          </table:table-cell>
          <table:table-cell table:style-name="ce273" table:formula="of:=[.B13]+[.B14]+[.B15]" office:value-type="float" office:value="36336">
            <text:p>36336,00</text:p>
          </table:table-cell>
          <table:table-cell table:style-name="ce273" table:formula="of:=[.C13]+[.C14]+[.C15]" office:value-type="float" office:value="6847.2">
            <text:p>6847,2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Voitto (=myyntituotot - OKA)</text:p>
          </table:table-cell>
          <table:table-cell table:style-name="ce273" table:formula="of:=[.B8]-[.B16]" office:value-type="float" office:value="864">
            <text:p>864,00</text:p>
          </table:table-cell>
          <table:table-cell table:style-name="ce273" table:formula="of:=[.C8]-[.C16]" office:value-type="float" office:value="1552.8">
            <text:p>1552,8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Voittoprosentti myynnistä</text:p>
          </table:table-cell>
          <table:table-cell table:style-name="ce273" table:formula="of:=[.B17]*100/[.B8]" office:value-type="float" office:value="2.32258064516129">
            <text:p>2,32</text:p>
          </table:table-cell>
          <table:table-cell table:style-name="ce273" table:formula="of:=[.C17]*100/[.C8]" office:value-type="float" office:value="18.4857142857143">
            <text:p>18,49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table:number-columns-repeated="4"/>
          <table:table-cell table:number-columns-repeated="1020"/>
        </table:table-row>
        <table:table-row table:style-name="ro4">
          <table:table-cell table:style-name="ce262" office:value-type="string">
            <text:p>b) </text:p>
          </table:table-cell>
          <table:table-cell table:style-name="ce262" table:number-columns-repeated="3"/>
          <table:table-cell table:number-columns-repeated="1020"/>
        </table:table-row>
        <table:table-row table:style-name="ro4">
          <table:table-cell table:style-name="ce265" office:value-type="string">
            <text:p>Aineyleiskustannukset</text:p>
          </table:table-cell>
          <table:table-cell table:number-columns-repeated="1023"/>
        </table:table-row>
        <table:table-row table:style-name="ro4">
          <table:table-cell table:style-name="ce262" office:value-type="string">
            <text:p>(2 kertaa on 20% ja 8 kertaa on 80% kaikista ostotapahtumista eli 10 ostokerrasta)</text:p>
          </table:table-cell>
          <table:table-cell table:style-name="ce274" table:number-columns-repeated="2"/>
          <table:table-cell table:style-name="ce262"/>
          <table:table-cell table:number-columns-repeated="1020"/>
        </table:table-row>
        <table:table-row table:style-name="ro4">
          <table:table-cell table:style-name="ce262"/>
          <table:table-cell table:style-name="ce274" office:value-type="percentage" office:value="0.2">
            <text:p>20%</text:p>
          </table:table-cell>
          <table:table-cell table:style-name="ce274" office:value-type="percentage" office:value="0.8">
            <text:p>80%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office:value-type="string">
            <text:p>Yhteensä 2580 + 516 = 3096</text:p>
          </table:table-cell>
          <table:table-cell table:style-name="ce275" table:formula="of:=[.B23]*[.D11]" office:value-type="float" office:value="619.2">
            <text:p>619,20</text:p>
          </table:table-cell>
          <table:table-cell table:style-name="ce275" table:formula="of:=[.C23]*[.D11]" office:value-type="float" office:value="2476.8">
            <text:p>2476,8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table:number-columns-repeated="4"/>
          <table:table-cell table:number-columns-repeated="1020"/>
        </table:table-row>
        <table:table-row table:style-name="ro4">
          <table:table-cell table:style-name="ce265" office:value-type="string">
            <text:p>Valmistuksen kiinteät yleiskustannukset</text:p>
          </table:table-cell>
          <table:table-cell table:style-name="ce274" office:value-type="percentage" office:value="0.4">
            <text:p>40%</text:p>
          </table:table-cell>
          <table:table-cell table:style-name="ce274" office:value-type="percentage" office:value="0.6">
            <text:p>60%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office:value-type="string">
            <text:p>Yhteensä 3000 + 500 <text:s/>= 3500</text:p>
          </table:table-cell>
          <table:table-cell table:style-name="ce275" table:formula="of:=[.B26]*[.D12]" office:value-type="float" office:value="1400">
            <text:p>1400,00</text:p>
          </table:table-cell>
          <table:table-cell table:style-name="ce275" table:formula="of:=[.C26]*[.D12]" office:value-type="float" office:value="2100">
            <text:p>210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table:number-columns-repeated="4"/>
          <table:table-cell table:number-columns-repeated="1020"/>
        </table:table-row>
        <table:table-row table:style-name="ro4">
          <table:table-cell table:style-name="ce265" office:value-type="string">
            <text:p>Myynnin yleiskustannukset</text:p>
          </table:table-cell>
          <table:table-cell table:style-name="ce274" office:value-type="percentage" office:value="0.25">
            <text:p>25%</text:p>
          </table:table-cell>
          <table:table-cell table:style-name="ce274" office:value-type="percentage" office:value="0.75">
            <text:p>75%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office:value-type="string">
            <text:p>Yhteensä 3028 + 570,60 <text:s/>= 3598,60</text:p>
          </table:table-cell>
          <table:table-cell table:style-name="ce262" table:formula="of:=[.B29]*[.D14]" office:value-type="float" office:value="899.65">
            <text:p>899,65</text:p>
          </table:table-cell>
          <table:table-cell table:style-name="ce262" table:formula="of:=[.C29]*[.D14]" office:value-type="float" office:value="2698.95">
            <text:p>2698,95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2" table:number-columns-repeated="4"/>
          <table:table-cell table:number-columns-repeated="1020"/>
        </table:table-row>
        <table:table-row table:style-name="ro4">
          <table:table-cell table:style-name="ce262"/>
          <table:table-cell table:style-name="ce276" office:value-type="string">
            <text:p>Tuote Käki</text:p>
          </table:table-cell>
          <table:table-cell table:style-name="ce276" office:value-type="string">
            <text:p>Tuote Kello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Myyntituotot</text:p>
          </table:table-cell>
          <table:table-cell table:style-name="ce273" office:value-type="float" office:value="37200">
            <text:p>37200,00</text:p>
          </table:table-cell>
          <table:table-cell table:style-name="ce273" office:value-type="float" office:value="8400">
            <text:p>840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Ainekustannukset</text:p>
          </table:table-cell>
          <table:table-cell table:style-name="ce272" office:value-type="float" office:value="17200">
            <text:p>17200,00</text:p>
          </table:table-cell>
          <table:table-cell table:style-name="ce272" office:value-type="float" office:value="3440">
            <text:p>344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Välittömät työkustannukset</text:p>
          </table:table-cell>
          <table:table-cell table:style-name="ce272" office:value-type="float" office:value="7500">
            <text:p>7500,00</text:p>
          </table:table-cell>
          <table:table-cell table:style-name="ce272" office:value-type="float" office:value="1250">
            <text:p>125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Aineyleiskustannukset</text:p>
          </table:table-cell>
          <table:table-cell table:style-name="ce272" table:formula="of:=[.B24]" office:value-type="float" office:value="619.2">
            <text:p>619,20</text:p>
          </table:table-cell>
          <table:table-cell table:style-name="ce272" table:formula="of:=[.C24]" office:value-type="float" office:value="2476.8">
            <text:p>2476,8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Valmistuksen kiinteät yleiskustannukset</text:p>
          </table:table-cell>
          <table:table-cell table:style-name="ce272" table:formula="of:=[.B27]" office:value-type="float" office:value="1400">
            <text:p>1400,00</text:p>
          </table:table-cell>
          <table:table-cell table:style-name="ce272" table:formula="of:=[.C27]" office:value-type="float" office:value="2100">
            <text:p>2100,0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Valmistusarvo (VA)</text:p>
          </table:table-cell>
          <table:table-cell table:style-name="ce273" table:formula="of:=SUM([.B34:.B37])" office:value-type="float" office:value="26719.2">
            <text:p>26719,20</text:p>
          </table:table-cell>
          <table:table-cell table:style-name="ce273" table:formula="of:=SUM([.C34:.C37])" office:value-type="float" office:value="9266.8">
            <text:p>9266,80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Myynnin yleiskustannukset </text:p>
          </table:table-cell>
          <table:table-cell table:style-name="ce272" table:formula="of:=[.B30]" office:value-type="float" office:value="899.65">
            <text:p>899,65</text:p>
          </table:table-cell>
          <table:table-cell table:style-name="ce272" table:formula="of:=[.C30]" office:value-type="float" office:value="2698.95">
            <text:p>2698,95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4" office:value-type="string">
            <text:p>Hallinnon yleiskustannukset 10 % va:sta</text:p>
          </table:table-cell>
          <table:table-cell table:style-name="ce272" table:formula="of:=10%*[.B38]" office:value-type="float" office:value="2671.92">
            <text:p>2671,92</text:p>
          </table:table-cell>
          <table:table-cell table:style-name="ce272" table:formula="of:=10%*[.C38]" office:value-type="float" office:value="926.68">
            <text:p>926,68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Omakustannusarvo OKA</text:p>
          </table:table-cell>
          <table:table-cell table:style-name="ce273" table:formula="of:=[.B38]+[.B39]+[.B40]" office:value-type="float" office:value="30290.77">
            <text:p>30290,77</text:p>
          </table:table-cell>
          <table:table-cell table:style-name="ce273" table:formula="of:=[.C38]+[.C39]+[.C40]" office:value-type="float" office:value="12892.43">
            <text:p>12892,43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Voitto (=myyntituotot - OKA)</text:p>
          </table:table-cell>
          <table:table-cell table:style-name="ce273" table:formula="of:=[.B33]-[.B41]" office:value-type="float" office:value="6909.23">
            <text:p>6909,23</text:p>
          </table:table-cell>
          <table:table-cell table:style-name="ce273" table:formula="of:=[.C33]-[.C41]" office:value-type="float" office:value="-4492.43">
            <text:p>-4492,43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3" office:value-type="string">
            <text:p>Voittoprosentti myynnistä</text:p>
          </table:table-cell>
          <table:table-cell table:style-name="ce273" table:formula="of:=[.B42]*100/[.B33]" office:value-type="float" office:value="18.5731989247312">
            <text:p>18,57</text:p>
          </table:table-cell>
          <table:table-cell table:style-name="ce273" table:formula="of:=[.C42]*100/[.C33]" office:value-type="float" office:value="-53.4813095238095">
            <text:p>-53,48</text:p>
          </table:table-cell>
          <table:table-cell table:style-name="ce262"/>
          <table:table-cell table:number-columns-repeated="1020"/>
        </table:table-row>
        <table:table-row table:style-name="ro4">
          <table:table-cell table:style-name="ce266"/>
          <table:table-cell table:style-name="ce277" table:number-columns-repeated="2"/>
          <table:table-cell table:style-name="ce262"/>
          <table:table-cell table:number-columns-repeated="1020"/>
        </table:table-row>
        <table:table-row table:style-name="ro4">
          <table:table-cell table:style-name="ce266" office:value-type="string">
            <text:p>HUOM!</text:p>
          </table:table-cell>
          <table:table-cell table:style-name="ce277" table:number-columns-repeated="2"/>
          <table:table-cell table:style-name="ce262"/>
          <table:table-cell table:number-columns-repeated="1020"/>
        </table:table-row>
        <table:table-row table:style-name="ro4">
          <table:table-cell table:style-name="ce262" office:value-type="string">
            <text:p>Hallinnon tuotekohtaiset yleiskustannukset myös muuttuvat, koska</text:p>
          </table:table-cell>
          <table:table-cell table:style-name="ce262" table:number-columns-repeated="3"/>
          <table:table-cell table:number-columns-repeated="1020"/>
        </table:table-row>
        <table:table-row table:style-name="ro2">
          <table:table-cell table:style-name="ce260" office:value-type="string">
            <text:p>10% otetaan uudestaan lasketusta VA:sta!</text:p>
          </table:table-cell>
          <table:table-cell table:style-name="ce260" table:number-columns-repeated="2"/>
          <table:table-cell table:number-columns-repeated="1021"/>
        </table:table-row>
        <table:table-row table:style-name="ro2">
          <table:table-cell table:style-name="ce260" table:number-columns-repeated="3"/>
          <table:table-cell table:number-columns-repeated="1021"/>
        </table:table-row>
        <table:table-row table:style-name="ro5">
          <table:table-cell table:style-name="ce267" office:value-type="string">
            <text:p>PÄÄTELMÄT:</text:p>
          </table:table-cell>
          <table:table-cell table:style-name="ce278"/>
          <table:table-cell table:style-name="ce281"/>
          <table:table-cell table:number-columns-repeated="1021"/>
        </table:table-row>
        <table:table-row table:style-name="ro2">
          <table:table-cell table:style-name="ce268"/>
          <table:table-cell table:style-name="ce260"/>
          <table:table-cell table:style-name="ce282"/>
          <table:table-cell table:number-columns-repeated="1021"/>
        </table:table-row>
        <table:table-row table:style-name="ro2">
          <table:table-cell table:style-name="ce268" office:value-type="string">
            <text:p>Laskentatulokset muuttavat tuotteiden kannattavuuslaskentaa dramaattisesti:</text:p>
          </table:table-cell>
          <table:table-cell table:style-name="ce260"/>
          <table:table-cell table:style-name="ce282"/>
          <table:table-cell table:number-columns-repeated="1021"/>
        </table:table-row>
        <table:table-row table:style-name="ro2">
          <table:table-cell table:style-name="ce268" office:value-type="string">
            <text:p>Tuote Käki muuttuu ABC-laskennan avulla reilusti kannattavammaksi, kun taas</text:p>
          </table:table-cell>
          <table:table-cell table:style-name="ce260"/>
          <table:table-cell table:style-name="ce282"/>
          <table:table-cell table:number-columns-repeated="1021"/>
        </table:table-row>
        <table:table-row table:style-name="ro2">
          <table:table-cell table:style-name="ce269" office:value-type="string">
            <text:p>tuote Kello muuttuu selkeästi kannattamattomaksi.</text:p>
          </table:table-cell>
          <table:table-cell table:style-name="ce279"/>
          <table:table-cell table:style-name="ce283"/>
          <table:table-cell table:number-columns-repeated="1021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Tehtävä 16" table:style-name="ta16" table:print="false">
        <office:forms form:automatic-focus="false" form:apply-design-mode="false"/>
        <table:table-column table:style-name="co17" table:visibility="collapse" table:default-cell-style-name="ce248"/>
        <table:table-column table:style-name="co3" table:number-columns-repeated="255" table:default-cell-style-name="ce248"/>
        <table:table-row table:style-name="ro1">
          <table:table-cell/>
          <table:table-cell table:style-name="ce286" table:formula="of:=[$'Tehtävä 1'.A1]" office:value-type="string" office:string-value="JOHDON LASKENTATOIMEN JATKOKURSSI">
            <text:p>JOHDON LASKENTATOIMEN JATKOKURSSI</text:p>
          </table:table-cell>
          <table:table-cell table:style-name="ce286" table:number-columns-repeated="4"/>
          <table:table-cell table:number-columns-repeated="3"/>
          <table:table-cell table:style-name="ce286" table:formula="of:=[$'Tehtävä 1'.I1]" office:value-type="string" office:string-value="RATKAISUT">
            <text:p>RATKAISUT</text:p>
          </table:table-cell>
          <table:table-cell table:number-columns-repeated="246"/>
        </table:table-row>
        <table:table-row table:style-name="ro1">
          <table:table-cell/>
          <table:table-cell table:style-name="ce286" table:number-columns-repeated="6"/>
          <table:table-cell table:number-columns-repeated="249"/>
        </table:table-row>
        <table:table-row table:style-name="ro1">
          <table:table-cell/>
          <table:table-cell table:style-name="ce287" table:formula="of:=[$'Tehtävä 1'.A3]" office:value-type="string" office:string-value="LASKUT">
            <text:p>LASKUT</text:p>
          </table:table-cell>
          <table:table-cell table:style-name="ce286" table:number-columns-repeated="5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5">
          <table:table-cell/>
          <table:table-cell table:style-name="ce288" office:value-type="string">
            <text:p>Case: Markkasen saha ja höyläämö Oy</text:p>
          </table:table-cell>
          <table:table-cell table:number-columns-repeated="254"/>
        </table:table-row>
        <table:table-row table:style-name="ro4">
          <table:table-cell/>
          <table:table-cell table:style-name="ce250" office:value-type="string">
            <text:p>Lähde: Neilimo &amp; Uusi-Rauva (2005), 341-343</text:p>
          </table:table-cell>
          <table:table-cell table:number-columns-repeated="254"/>
        </table:table-row>
        <table:table-row table:style-name="ro4">
          <table:table-cell/>
          <table:table-cell table:style-name="ce250"/>
          <table:table-cell table:number-columns-repeated="254"/>
        </table:table-row>
        <table:table-row table:style-name="ro16">
          <table:table-cell/>
          <table:table-cell office:value-type="string">
            <text:p>Seuraavassa on kurssin vastuuopettajan (Urho Paakkunainen) muutamia ajatuksia casen "ratkaisupalikoiksi"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89" office:value-type="string">
            <text:p>Millaisia neuvoja antaisitte Markkaselle johtamisjärjestelmän kehittämiseksi juuri nyt? Mikä kehittämisprojekti pitäisi tehdä ensin ja miksi?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90" office:value-type="string">
            <text:p>Mitä kehittämistä Markkasen yrityksen näyttäisi olevan johtamisjärjestelmän osalta: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Kustannuslaskenta on alkeellista. Kustannuslaskentaa tulisi kehittää mm. siten, että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voitaisiin saada tuotekohtaiset kustannukset selville.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Myös asiakaskohtaiset kustannukset olisi hyvä saada selville asiakkaiden kannnattavuuden analysoimiseen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office:value-type="string">
            <text:p>Budjetointikin vaikuttaa puutteelliselta. Mm. tulos- ja rahoitusbudjetit tulisi saada käyttöön ei vain vuositasolla,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vaan myös esim. vuosineljänneksittäin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office:value-type="string">
            <text:p>Firman talous on korkeintaan tyydyttävässä jamassa. Nykyinen kannattavuustaso (ROI-%: 8) olisi saatava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nousemaan esim. 10-15%:n tasoon. Maksuvalmiuskin on QR:n mukaan vain 0,5. Se olisi syytä saada esim. 0,8:aan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office:value-type="string">
            <text:p>Henkilöstön ja päätöksenteon osalla on kehittämistarpeita. Ulkopuolista osaamista voisi harkita otettavan hallitustyöskentelyyn.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Näin saataisiin uusia tuulia yrityksen kehittämiseen. Yleinen henkilöstön koulutustarve olisi syytä selvittää ja täten saada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henkilöstön osaaminen parhaimmalle mahdolliselle tasolle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91" office:value-type="string">
            <text:p>Markkanen on päättänyt valita BSC:n toteutettavaksi joka tapauksessa.</text:p>
          </table:table-cell>
          <table:table-cell table:number-columns-repeated="254"/>
        </table:table-row>
        <table:table-row table:style-name="ro16">
          <table:table-cell/>
          <table:table-cell table:style-name="ce291" office:value-type="string">
            <text:p>Hahmotelkaa lyhyesti joitakin mittaritunnuslukuja kultakin tavoitealueelta johtamista avustavan raportin sisältöön liitettäväksi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office:value-type="string">
            <text:p>Ensinnäkin BSC sopinee otettavaksi käyttöön myös Markkasen firmassa. Miksipäs ei tässäkin firmassa, kun se soveltuu muihinkin yrityksiin.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office:value-type="string">
            <text:p>Markkasella olisi nyt mietittävä neljältä BSC:n osa-alueelta (tavoitealueelta) mittareita. Seuraavassa eräitä vaihtoehtoja: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92" office:value-type="string">
            <text:p>Talous<text:span text:style-name="T15">: Myyntikate, Käyttökate, ROI, QR</text:span>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92" office:value-type="string">
            <text:p>Sisäiset prosessit<text:span text:style-name="T15">: Henkilöstön tuottavuus (tuotanto/työtunti), Pääoman tuottavuus (tuotanto/konetunti)</text:span>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92" office:value-type="string">
            <text:p>Asiakas<text:span text:style-name="T15">: Liikevaihdon kasvu, asiakkaiden lukumäärän kasvu, asiakasuskollisuus, markkinaosuus</text:span>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table:style-name="ce292" office:value-type="string">
            <text:p>Henkilöstön kehittäminen<text:span text:style-name="T15">: kouluspäivien lukumäärä, koulutusbudjetti (euroa), työtyytyväisyys</text:span></text:p>
          </table:table-cell>
          <table:table-cell table:number-columns-repeated="254"/>
        </table:table-row>
        <table:table-row table:style-name="ro16">
          <table:table-cell table:number-columns-repeated="256"/>
        </table:table-row>
        <table:table-row table:style-name="ro16">
          <table:table-cell/>
          <table:table-cell office:value-type="string">
            <text:p>Tärkeätä on sitouttaa BSC:n suunnitteluun ja toteutukseen koko henkilöstö. Olla avoin järjestelmän käyttöönotossa. Tehdä säännöllistä aviointityötä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BSC:n käyttöönoton jälkeen ja tehdä tarvittavat muutokset, päivitykset järjestelmään ajallaan.</text:p>
          </table:table-cell>
          <table:table-cell table:number-columns-repeated="254"/>
        </table:table-row>
        <table:table-row table:style-name="ro16">
          <table:table-cell/>
          <table:table-cell office:value-type="string">
            <text:p>Tavoiteasettelu tulee kattaa koko organisaatio. Hyvin suunniteltu ja toteutettu BSC sitouttaaa ja motivoi koko henkilöstön kehittämään yritystä eteenpäin.</text:p>
          </table:table-cell>
          <table:table-cell table:number-columns-repeated="254"/>
        </table:table-row>
        <table:table-row table:style-name="ro16" table:number-rows-repeated="1048531">
          <table:table-cell table:number-columns-repeated="256"/>
        </table:table-row>
        <table:table-row table:style-name="ro16">
          <table:table-cell table:number-columns-repeated="256"/>
        </table:table-row>
        <table:named-expressions/>
      </table:table>
      <table:table table:name="Tehtävä 17.1" table:style-name="ta17" table:print="false">
        <office:forms form:automatic-focus="false" form:apply-design-mode="false"/>
        <table:table-column table:style-name="co6" table:default-cell-style-name="ce79"/>
        <table:table-column table:style-name="co7" table:number-columns-repeated="2" table:default-cell-style-name="ce79"/>
        <table:table-column table:style-name="co3" table:number-columns-repeated="253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7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247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3">
          <table:table-cell table:style-name="ce293" office:value-type="string">
            <text:p>Case: Ravitsemispalvelut Oy</text:p>
          </table:table-cell>
          <table:table-cell table:style-name="ce11" table:number-columns-repeated="9"/>
          <table:table-cell table:style-name="ce2" table:number-columns-repeated="3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2">
          <table:table-cell table:style-name="ce294" office:value-type="string">
            <text:p>Syötettävät (päätettävät) tiedot punaisina</text:p>
          </table:table-cell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294" office:value-type="string">
            <text:p>Kommenteissa lisätietoja</text:p>
          </table:table-cell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5">
          <table:table-cell table:style-name="ce295" office:value-type="string">
            <office:annotation draw:style-name="gr1" draw:text-style-name="P1" svg:width="3.376cm" svg:height="1.874cm" svg:x="3.901cm" svg:y="4.426cm" draw:caption-point-x="-0.827cm" draw:caption-point-y="0.913cm">
              <dc:date>2014-12-06T00:00:00</dc:date>
              <text:p text:style-name="P1"><text:span text:style-name="T1">Investoinnin kassavirrat:</text:span></text:p>
              <text:p text:style-name="P1"><text:span text:style-name="T1"/></text:p>
              <text:p text:style-name="P1"><text:span text:style-name="T1">Case-paperista on noukittu lähtötiedoiksi</text:span></text:p>
              <text:p text:style-name="P1"><text:span text:style-name="T1"/></text:p>
              <text:p text:style-name="P1"><text:span text:style-name="T1">- automäärät kpl/pv</text:span></text:p>
              <text:p text:style-name="P1"><text:span text:style-name="T1">- henkilöt/auto</text:span></text:p>
              <text:p text:style-name="P1"><text:span text:style-name="T1">- rahan käyttö/hlö</text:span></text:p>
              <text:p text:style-name="P1"><text:span text:style-name="T1">- otto-prosentit</text:span></text:p>
              <text:p text:style-name="P1"><text:span text:style-name="T1">- myyntikate-%</text:span></text:p>
              <text:p text:style-name="P1"><text:span text:style-name="T1">- kikut</text:span></text:p>
            </office:annotation>
            <text:p>INVESTOINNIN KASSAVIRRAT</text:p>
          </table:table-cell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72"/>
          <table:table-cell table:style-name="ce2" table:number-columns-repeated="12"/>
          <table:table-cell table:number-columns-repeated="243"/>
        </table:table-row>
        <table:table-row table:style-name="ro2">
          <table:table-cell table:style-name="ce2" office:value-type="string">
            <text:p>Kasvukerroin:</text:p>
          </table:table-cell>
          <table:table-cell table:style-name="ce75"/>
          <table:table-cell table:style-name="ce2"/>
          <table:table-cell table:style-name="ce75" office:value-type="float" office:value="1.4">
            <office:annotation draw:style-name="gr1" draw:text-style-name="P1" svg:width="3.375cm" svg:height="1.887cm" svg:x="9.041cm" svg:y="5.496cm" draw:caption-point-x="-0.01cm" draw:caption-point-y="0.915cm">
              <dc:date>2014-12-06T00:00:00</dc:date>
              <text:p text:style-name="P1"><text:span text:style-name="T1">Kasvukerrointa on käytetty 2. ja 3. vuoden automäärien määrittämiseksi.</text:span></text:p>
              <text:p text:style-name="P1"><text:span text:style-name="T1"/></text:p>
              <text:p text:style-name="P1"><text:span text:style-name="T1">3. toimintavuosi on myös investoinnin loppuvuosien toiminnan taso</text:span></text:p>
            </office:annotation>
            <text:p>1,4</text:p>
          </table:table-cell>
          <table:table-cell table:style-name="ce2"/>
          <table:table-cell table:style-name="ce75" office:value-type="float" office:value="1.6">
            <text:p>1,6</text:p>
          </table:table-cell>
          <table:table-cell table:style-name="ce2" table:number-columns-repeated="7"/>
          <table:table-cell table:number-columns-repeated="243"/>
        </table:table-row>
        <table:table-row table:style-name="ro2">
          <table:table-cell table:style-name="ce11"/>
          <table:table-cell table:style-name="ce2" office:value-type="string">
            <text:p>Nettotuotot: 1. vuosi</text:p>
          </table:table-cell>
          <table:table-cell table:style-name="ce2"/>
          <table:table-cell table:style-name="ce2" office:value-type="string">
            <text:p>Nettotuotot: 2. vuosi</text:p>
          </table:table-cell>
          <table:table-cell table:style-name="ce2"/>
          <table:table-cell table:style-name="ce2" office:value-type="string">
            <text:p>Nettotuotot: 3.-n. vuosi</text:p>
          </table:table-cell>
          <table:table-cell table:style-name="ce2" table:number-columns-repeated="7"/>
          <table:table-cell table:number-columns-repeated="243"/>
        </table:table-row>
        <table:table-row table:style-name="ro2">
          <table:table-cell table:style-name="ce2"/>
          <table:table-cell table:style-name="ce2" office:value-type="string">
            <text:p>normkk</text:p>
          </table:table-cell>
          <table:table-cell table:style-name="ce2" office:value-type="string">
            <text:p>touko-elo</text:p>
          </table:table-cell>
          <table:table-cell table:style-name="ce2" office:value-type="string">
            <text:p>normkk</text:p>
          </table:table-cell>
          <table:table-cell table:style-name="ce2" office:value-type="string">
            <text:p>touko-elo</text:p>
          </table:table-cell>
          <table:table-cell table:style-name="ce2" office:value-type="string">
            <text:p>normkk</text:p>
          </table:table-cell>
          <table:table-cell table:style-name="ce2" office:value-type="string">
            <text:p>touko-elo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automäärä/pv</text:p>
          </table:table-cell>
          <table:table-cell table:style-name="ce75" office:value-type="float" office:value="5000">
            <text:p>5000</text:p>
          </table:table-cell>
          <table:table-cell table:style-name="ce75" office:value-type="float" office:value="8000">
            <text:p>8000</text:p>
          </table:table-cell>
          <table:table-cell table:style-name="ce2" table:formula="of:=[.D12]*[.B15]" office:value-type="float" office:value="7000">
            <text:p>7000</text:p>
          </table:table-cell>
          <table:table-cell table:style-name="ce2" table:formula="of:=[.D12]*[.C15]" office:value-type="float" office:value="11200">
            <text:p>11200</text:p>
          </table:table-cell>
          <table:table-cell table:style-name="ce2" table:formula="of:=[.F12]*[.B15]" office:value-type="float" office:value="8000">
            <text:p>8000</text:p>
          </table:table-cell>
          <table:table-cell table:style-name="ce2" table:formula="of:=[.F12]*[.C15]" office:value-type="float" office:value="12800">
            <text:p>1280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henkilöä/auto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2.2">
            <text:p>2,2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2.2">
            <text:p>2,2</text:p>
          </table:table-cell>
          <table:table-cell table:style-name="ce75" office:value-type="float" office:value="2">
            <text:p>2</text:p>
          </table:table-cell>
          <table:table-cell table:style-name="ce75" office:value-type="float" office:value="2.2">
            <text:p>2,2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k/hlö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2">
            <text:p>12</text:p>
          </table:table-cell>
          <table:table-cell table:style-name="ce75" office:value-type="float" office:value="14">
            <text:p>14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ottoprosentti</text:p>
          </table:table-cell>
          <table:table-cell table:style-name="ce75" office:value-type="float" office:value="8">
            <text:p>8</text:p>
          </table:table-cell>
          <table:table-cell table:number-columns-repeated="2" table:style-name="ce75" office:value-type="float" office:value="10">
            <text:p>10</text:p>
          </table:table-cell>
          <table:table-cell table:style-name="ce75" office:value-type="float" office:value="14">
            <text:p>14</text:p>
          </table:table-cell>
          <table:table-cell table:style-name="ce75" office:value-type="float" office:value="11">
            <text:p>11</text:p>
          </table:table-cell>
          <table:table-cell table:style-name="ce75" office:value-type="float" office:value="15">
            <text:p>15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pv/kk</text:p>
          </table:table-cell>
          <table:table-cell table:number-columns-repeated="6" table:style-name="ce75" office:value-type="float" office:value="30">
            <text:p>3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yynti</text:p>
          </table:table-cell>
          <table:table-cell table:style-name="ce294" table:formula="of:=+[.B18]%*([.B19]*[.B15]*[.B16]*[.B17])" office:value-type="float" office:value="288000">
            <office:annotation draw:style-name="gr1" draw:text-style-name="P1" svg:width="3.376cm" svg:height="1.965cm" svg:x="5.615cm" svg:y="9.031cm" draw:caption-point-x="-0.512cm" draw:caption-point-y="0.993cm">
              <dc:date>2014-12-06T00:00:00</dc:date>
              <text:p text:style-name="P1"><text:span text:style-name="T1">Myynnin kassavirta:</text:span></text:p>
              <text:p text:style-name="P1"><text:span text:style-name="T1"/></text:p>
              <text:p text:style-name="P1"><text:span text:style-name="T1">otto.% * (automäärä/pv * hlö/auto * mk/hlö * pv/kk)</text:span></text:p>
            </office:annotation>
            <text:p>288000</text:p>
          </table:table-cell>
          <table:table-cell table:style-name="ce294" table:formula="of:=+[.C18]%*([.C19]*[.C15]*[.C16]*[.C17])" office:value-type="float" office:value="739200">
            <text:p>739200</text:p>
          </table:table-cell>
          <table:table-cell table:style-name="ce294" table:formula="of:=+[.D18]%*([.D19]*[.D15]*[.D16]*[.D17])" office:value-type="float" office:value="504000">
            <text:p>504000</text:p>
          </table:table-cell>
          <table:table-cell table:style-name="ce294" table:formula="of:=+[.E18]%*([.E19]*[.E15]*[.E16]*[.E17])" office:value-type="float" office:value="1448832">
            <text:p>1448832</text:p>
          </table:table-cell>
          <table:table-cell table:style-name="ce294" table:formula="of:=+[.F18]%*([.F19]*[.F15]*[.F16]*[.F17])" office:value-type="float" office:value="633600">
            <text:p>633600</text:p>
          </table:table-cell>
          <table:table-cell table:style-name="ce294" table:formula="of:=+[.G18]%*([.G19]*[.G15]*[.G16]*[.G17])" office:value-type="float" office:value="1774080">
            <text:p>177408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Myyntikate-%</text:p>
          </table:table-cell>
          <table:table-cell table:style-name="ce75" office:value-type="float" office:value="45">
            <text:p>45</text:p>
          </table:table-cell>
          <table:table-cell table:style-name="ce75" office:value-type="float" office:value="60">
            <text:p>60</text:p>
          </table:table-cell>
          <table:table-cell table:style-name="ce75" office:value-type="float" office:value="47">
            <text:p>47</text:p>
          </table:table-cell>
          <table:table-cell table:style-name="ce75" office:value-type="float" office:value="62">
            <text:p>62</text:p>
          </table:table-cell>
          <table:table-cell table:style-name="ce75" office:value-type="float" office:value="49">
            <text:p>49</text:p>
          </table:table-cell>
          <table:table-cell table:style-name="ce75" office:value-type="float" office:value="65">
            <text:p>65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94" office:value-type="string">
            <text:p>Myyntikate</text:p>
          </table:table-cell>
          <table:table-cell table:style-name="ce2" table:formula="of:=+[.B21]%*[.B20]" office:value-type="float" office:value="129600">
            <text:p>129600</text:p>
          </table:table-cell>
          <table:table-cell table:style-name="ce2" table:formula="of:=+[.C21]%*[.C20]" office:value-type="float" office:value="443520">
            <text:p>443520</text:p>
          </table:table-cell>
          <table:table-cell table:style-name="ce2" table:formula="of:=+[.D21]%*[.D20]" office:value-type="float" office:value="236880">
            <text:p>236880</text:p>
          </table:table-cell>
          <table:table-cell table:style-name="ce2" table:formula="of:=+[.E21]%*[.E20]" office:value-type="float" office:value="898275.84">
            <text:p>898275,84</text:p>
          </table:table-cell>
          <table:table-cell table:style-name="ce2" table:formula="of:=+[.F21]%*[.F20]" office:value-type="float" office:value="310464">
            <text:p>310464</text:p>
          </table:table-cell>
          <table:table-cell table:style-name="ce2" table:formula="of:=+[.G21]%*[.G20]" office:value-type="float" office:value="1153152">
            <text:p>1153152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Kikut</text:p>
          </table:table-cell>
          <table:table-cell table:style-name="ce75" office:value-type="float" office:value="280000">
            <text:p>280000</text:p>
          </table:table-cell>
          <table:table-cell table:style-name="ce75" office:value-type="float" office:value="370000">
            <text:p>370000</text:p>
          </table:table-cell>
          <table:table-cell table:style-name="ce75" office:value-type="float" office:value="300000">
            <text:p>300000</text:p>
          </table:table-cell>
          <table:table-cell table:style-name="ce75" office:value-type="float" office:value="420000">
            <text:p>420000</text:p>
          </table:table-cell>
          <table:table-cell table:style-name="ce75" office:value-type="float" office:value="330000">
            <text:p>330000</text:p>
          </table:table-cell>
          <table:table-cell table:style-name="ce75" office:value-type="float" office:value="450000">
            <text:p>450000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94" office:value-type="string">
            <text:p>Käyttökate</text:p>
          </table:table-cell>
          <table:table-cell table:style-name="ce2" table:formula="of:=+[.B22]-[.B23]" office:value-type="float" office:value="-150400">
            <text:p>-150400</text:p>
          </table:table-cell>
          <table:table-cell table:style-name="ce2" table:formula="of:=+[.C22]-[.C23]" office:value-type="float" office:value="73520">
            <text:p>73520</text:p>
          </table:table-cell>
          <table:table-cell table:style-name="ce2" table:formula="of:=+[.D22]-[.D23]" office:value-type="float" office:value="-63120">
            <text:p>-63120</text:p>
          </table:table-cell>
          <table:table-cell table:style-name="ce2" table:formula="of:=+[.E22]-[.E23]" office:value-type="float" office:value="478275.84">
            <text:p>478275,84</text:p>
          </table:table-cell>
          <table:table-cell table:style-name="ce2" table:formula="of:=+[.F22]-[.F23]" office:value-type="float" office:value="-19536">
            <text:p>-19536</text:p>
          </table:table-cell>
          <table:table-cell table:style-name="ce2" table:formula="of:=+[.G22]-[.G23]" office:value-type="float" office:value="703152">
            <text:p>703152</text:p>
          </table:table-cell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94" office:value-type="string">
            <text:p>Kumulat. käyttökate</text:p>
          </table:table-cell>
          <table:table-cell table:style-name="ce294" table:formula="of:=8*[.B24]+4*[.C24]" office:value-type="float" office:value="-909120">
            <office:annotation draw:style-name="gr1" draw:text-style-name="P1" svg:width="3.376cm" svg:height="1.966cm" svg:x="5.615cm" svg:y="11.289cm" draw:caption-point-x="-0.512cm" draw:caption-point-y="0.993cm">
              <dc:date>2014-12-06T00:00:00</dc:date>
              <text:p text:style-name="P1"><text:span text:style-name="T1">Kumulatiivinen käyttökate:</text:span></text:p>
              <text:p text:style-name="P1"><text:span text:style-name="T1"/></text:p>
              <text:p text:style-name="P1"><text:span text:style-name="T1">8 kk x normaalikk:n käyttökate + 4 kk x kesäkk:n käyttökate</text:span></text:p>
            </office:annotation>
            <text:p>-909120</text:p>
          </table:table-cell>
          <table:table-cell table:style-name="ce2"/>
          <table:table-cell table:style-name="ce294" table:formula="of:=8*[.D24]+4*[.E24]" office:value-type="float" office:value="1408143.36">
            <text:p>1408143,36</text:p>
          </table:table-cell>
          <table:table-cell table:style-name="ce2"/>
          <table:table-cell table:style-name="ce294" table:formula="of:=8*[.F24]+4*[.G24]" office:value-type="float" office:value="2656320">
            <text:p>2656320</text:p>
          </table:table-cell>
          <table:table-cell table:style-name="ce2" table:number-columns-repeated="7"/>
          <table:table-cell table:number-columns-repeated="243"/>
        </table:table-row>
        <table:table-row table:style-name="ro2">
          <table:table-cell table:style-name="ce294"/>
          <table:table-cell table:style-name="ce2"/>
          <table:table-cell table:style-name="ce294"/>
          <table:table-cell table:style-name="ce2"/>
          <table:table-cell table:style-name="ce294"/>
          <table:table-cell table:style-name="ce2"/>
          <table:table-cell table:style-name="ce294"/>
          <table:table-cell table:style-name="ce2" table:number-columns-repeated="6"/>
          <table:table-cell table:number-columns-repeated="243"/>
        </table:table-row>
        <table:table-row table:style-name="ro2">
          <table:table-cell table:style-name="ce2" office:value-type="string">
            <text:p>H</text:p>
          </table:table-cell>
          <table:table-cell table:style-name="ce75" office:value-type="float" office:value="5000000">
            <text:p>5000000</text:p>
          </table:table-cell>
          <table:table-cell table:style-name="ce2" office:value-type="string">
            <text:p>ravintolan kalusto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office:value-type="string">
            <text:p>n</text:p>
          </table:table-cell>
          <table:table-cell table:style-name="ce75" office:value-type="float" office:value="10">
            <text:p>10</text:p>
          </table:table-cell>
          <table:table-cell table:style-name="ce2" office:value-type="string">
            <text:p>vuokra-aika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office:value-type="string">
            <text:p>i</text:p>
          </table:table-cell>
          <table:table-cell table:style-name="ce75" office:value-type="float" office:value="12">
            <text:p>12</text:p>
          </table:table-cell>
          <table:table-cell table:style-name="ce2" office:value-type="string">
            <text:p>lainankorko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office:value-type="string">
            <text:p>JA</text:p>
          </table:table-cell>
          <table:table-cell table:style-name="ce75" office:value-type="float" office:value="0">
            <text:p>0</text:p>
          </table:table-cell>
          <table:table-cell table:style-name="ce2" office:value-type="string">
            <text:p>kaluston arvo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2">
          <table:table-cell table:style-name="ce294" office:value-type="string">
            <text:p>Vuodet:</text:p>
          </table:table-cell>
          <table:table-cell table:style-name="ce294" office:value-type="float" office:value="0">
            <text:p>0</text:p>
          </table:table-cell>
          <table:table-cell table:style-name="ce294" table:formula="of:=+[.B32]+1" office:value-type="float" office:value="1">
            <text:p>1</text:p>
          </table:table-cell>
          <table:table-cell table:style-name="ce294" table:formula="of:=+[.C32]+1" office:value-type="float" office:value="2">
            <text:p>2</text:p>
          </table:table-cell>
          <table:table-cell table:style-name="ce294" table:formula="of:=+[.D32]+1" office:value-type="float" office:value="3">
            <text:p>3</text:p>
          </table:table-cell>
          <table:table-cell table:style-name="ce294" table:formula="of:=+[.E32]+1" office:value-type="float" office:value="4">
            <text:p>4</text:p>
          </table:table-cell>
          <table:table-cell table:style-name="ce294" table:formula="of:=+[.F32]+1" office:value-type="float" office:value="5">
            <text:p>5</text:p>
          </table:table-cell>
          <table:table-cell table:style-name="ce294" table:formula="of:=+[.G32]+1" office:value-type="float" office:value="6">
            <text:p>6</text:p>
          </table:table-cell>
          <table:table-cell table:style-name="ce294" table:formula="of:=+[.H32]+1" office:value-type="float" office:value="7">
            <text:p>7</text:p>
          </table:table-cell>
          <table:table-cell table:style-name="ce294" table:formula="of:=+[.I32]+1" office:value-type="float" office:value="8">
            <text:p>8</text:p>
          </table:table-cell>
          <table:table-cell table:style-name="ce294" table:formula="of:=+[.J32]+1" office:value-type="float" office:value="9">
            <text:p>9</text:p>
          </table:table-cell>
          <table:table-cell table:style-name="ce294" table:formula="of:=+[.K32]+1" office:value-type="float" office:value="10">
            <text:p>1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perusinvestointi</text:p>
          </table:table-cell>
          <table:table-cell table:style-name="ce296" table:formula="of:=-[.B27]" office:value-type="float" office:value="-5000000">
            <text:p>-5000000</text:p>
          </table:table-cell>
          <table:table-cell table:style-name="ce296" table:number-columns-repeated="10"/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nettotuotot</text:p>
          </table:table-cell>
          <table:table-cell table:style-name="ce296"/>
          <table:table-cell table:style-name="ce296" table:formula="of:=+[.B25]" office:value-type="float" office:value="-909120">
            <text:p>-909120</text:p>
          </table:table-cell>
          <table:table-cell table:style-name="ce296" table:formula="of:=+[.D25]" office:value-type="float" office:value="1408143.36">
            <text:p>1408143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96" table:formula="of:=+[.$F$25]" office:value-type="float" office:value="2656320">
            <text:p>265632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vuositaso</text:p>
          </table:table-cell>
          <table:table-cell table:style-name="ce296" table:formula="of:=+SUM([.B33:.B34])" office:value-type="float" office:value="-5000000">
            <text:p>-5000000</text:p>
          </table:table-cell>
          <table:table-cell table:style-name="ce296" table:formula="of:=+SUM([.C33:.C34])" office:value-type="float" office:value="-909120">
            <text:p>-909120</text:p>
          </table:table-cell>
          <table:table-cell table:style-name="ce296" table:formula="of:=+SUM([.D33:.D34])" office:value-type="float" office:value="1408143.36">
            <text:p>1408143</text:p>
          </table:table-cell>
          <table:table-cell table:style-name="ce296" table:formula="of:=+SUM([.E33:.E34])" office:value-type="float" office:value="2656320">
            <text:p>2656320</text:p>
          </table:table-cell>
          <table:table-cell table:style-name="ce296" table:formula="of:=+SUM([.F33:.F34])" office:value-type="float" office:value="2656320">
            <text:p>2656320</text:p>
          </table:table-cell>
          <table:table-cell table:style-name="ce296" table:formula="of:=+SUM([.G33:.G34])" office:value-type="float" office:value="2656320">
            <text:p>2656320</text:p>
          </table:table-cell>
          <table:table-cell table:style-name="ce296" table:formula="of:=+SUM([.H33:.H34])" office:value-type="float" office:value="2656320">
            <text:p>2656320</text:p>
          </table:table-cell>
          <table:table-cell table:style-name="ce296" table:formula="of:=+SUM([.I33:.I34])" office:value-type="float" office:value="2656320">
            <text:p>2656320</text:p>
          </table:table-cell>
          <table:table-cell table:style-name="ce296" table:formula="of:=+SUM([.J33:.J34])" office:value-type="float" office:value="2656320">
            <text:p>2656320</text:p>
          </table:table-cell>
          <table:table-cell table:style-name="ce296" table:formula="of:=+SUM([.K33:.K34])" office:value-type="float" office:value="2656320">
            <text:p>2656320</text:p>
          </table:table-cell>
          <table:table-cell table:style-name="ce296" table:formula="of:=+SUM([.L33:.L34])" office:value-type="float" office:value="2656320">
            <text:p>265632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94" office:value-type="string">
            <text:p>Kum. nto</text:p>
          </table:table-cell>
          <table:table-cell table:style-name="ce296" table:formula="of:=+[.B35]" office:value-type="float" office:value="-5000000">
            <text:p>-5000000</text:p>
          </table:table-cell>
          <table:table-cell table:style-name="ce296" table:formula="of:=+[.B36]+[.C35]" office:value-type="float" office:value="-5909120">
            <text:p>-5909120</text:p>
          </table:table-cell>
          <table:table-cell table:style-name="ce296" table:formula="of:=+[.C36]+[.D35]" office:value-type="float" office:value="-4500976.64">
            <text:p>-4500977</text:p>
          </table:table-cell>
          <table:table-cell table:style-name="ce296" table:formula="of:=+[.D36]+[.E35]" office:value-type="float" office:value="-1844656.64">
            <text:p>-1844657</text:p>
          </table:table-cell>
          <table:table-cell table:style-name="ce296" table:formula="of:=+[.E36]+[.F35]" office:value-type="float" office:value="811663.360000003">
            <text:p>811663</text:p>
          </table:table-cell>
          <table:table-cell table:style-name="ce296" table:formula="of:=+[.F36]+[.G35]" office:value-type="float" office:value="3467983.36">
            <text:p>3467983</text:p>
          </table:table-cell>
          <table:table-cell table:style-name="ce296" table:formula="of:=+[.G36]+[.H35]" office:value-type="float" office:value="6124303.36000001">
            <text:p>6124303</text:p>
          </table:table-cell>
          <table:table-cell table:style-name="ce296" table:formula="of:=+[.H36]+[.I35]" office:value-type="float" office:value="8780623.36000001">
            <text:p>8780623</text:p>
          </table:table-cell>
          <table:table-cell table:style-name="ce296" table:formula="of:=+[.I36]+[.J35]" office:value-type="float" office:value="11436943.36">
            <text:p>11436943</text:p>
          </table:table-cell>
          <table:table-cell table:style-name="ce296" table:formula="of:=+[.J36]+[.K35]" office:value-type="float" office:value="14093263.36">
            <text:p>14093263</text:p>
          </table:table-cell>
          <table:table-cell table:style-name="ce296" table:formula="of:=+[.K36]+[.L35]" office:value-type="float" office:value="16749583.36">
            <text:p>16749583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disk.tekijä</text:p>
          </table:table-cell>
          <table:table-cell table:style-name="ce297" table:formula="of:=1/(1+[.$B$29]%)^[.B32]" office:value-type="float" office:value="1">
            <text:p>1,0000</text:p>
          </table:table-cell>
          <table:table-cell table:style-name="ce297" table:formula="of:=1/(1+[.$B$29]%)^[.C32]" office:value-type="float" office:value="0.892857142857143">
            <text:p>0,8929</text:p>
          </table:table-cell>
          <table:table-cell table:style-name="ce297" table:formula="of:=1/(1+[.$B$29]%)^[.D32]" office:value-type="float" office:value="0.79719387755102">
            <text:p>0,7972</text:p>
          </table:table-cell>
          <table:table-cell table:style-name="ce297" table:formula="of:=1/(1+[.$B$29]%)^[.E32]" office:value-type="float" office:value="0.711780247813411">
            <text:p>0,7118</text:p>
          </table:table-cell>
          <table:table-cell table:style-name="ce297" table:formula="of:=1/(1+[.$B$29]%)^[.F32]" office:value-type="float" office:value="0.635518078404831">
            <text:p>0,6355</text:p>
          </table:table-cell>
          <table:table-cell table:style-name="ce297" table:formula="of:=1/(1+[.$B$29]%)^[.G32]" office:value-type="float" office:value="0.567426855718599">
            <text:p>0,5674</text:p>
          </table:table-cell>
          <table:table-cell table:style-name="ce297" table:formula="of:=1/(1+[.$B$29]%)^[.H32]" office:value-type="float" office:value="0.506631121177321">
            <text:p>0,5066</text:p>
          </table:table-cell>
          <table:table-cell table:style-name="ce297" table:formula="of:=1/(1+[.$B$29]%)^[.I32]" office:value-type="float" office:value="0.452349215336893">
            <text:p>0,4523</text:p>
          </table:table-cell>
          <table:table-cell table:style-name="ce297" table:formula="of:=1/(1+[.$B$29]%)^[.J32]" office:value-type="float" office:value="0.403883227979369">
            <text:p>0,4039</text:p>
          </table:table-cell>
          <table:table-cell table:style-name="ce297" table:formula="of:=1/(1+[.$B$29]%)^[.K32]" office:value-type="float" office:value="0.360610024981579">
            <text:p>0,3606</text:p>
          </table:table-cell>
          <table:table-cell table:style-name="ce297" table:formula="of:=1/(1+[.$B$29]%)^[.L32]" office:value-type="float" office:value="0.321973236590696">
            <text:p>0,3220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" office:value-type="string">
            <text:p>NPV</text:p>
          </table:table-cell>
          <table:table-cell table:style-name="ce296" table:formula="of:=+[.B37]*[.B35]" office:value-type="float" office:value="-5000000">
            <text:p>-5000000</text:p>
          </table:table-cell>
          <table:table-cell table:style-name="ce296" table:formula="of:=+[.C37]*[.C35]" office:value-type="float" office:value="-811714.285714286">
            <text:p>-811714</text:p>
          </table:table-cell>
          <table:table-cell table:style-name="ce296" table:formula="of:=+[.D37]*[.D35]" office:value-type="float" office:value="1122563.26530612">
            <text:p>1122563</text:p>
          </table:table-cell>
          <table:table-cell table:style-name="ce296" table:formula="of:=+[.E37]*[.E35]" office:value-type="float" office:value="1890716.10787172">
            <text:p>1890716</text:p>
          </table:table-cell>
          <table:table-cell table:style-name="ce296" table:formula="of:=+[.F37]*[.F35]" office:value-type="float" office:value="1688139.38202832">
            <text:p>1688139</text:p>
          </table:table-cell>
          <table:table-cell table:style-name="ce296" table:formula="of:=+[.G37]*[.G35]" office:value-type="float" office:value="1507267.30538243">
            <text:p>1507267</text:p>
          </table:table-cell>
          <table:table-cell table:style-name="ce296" table:formula="of:=+[.H37]*[.H35]" office:value-type="float" office:value="1345774.37980574">
            <text:p>1345774</text:p>
          </table:table-cell>
          <table:table-cell table:style-name="ce296" table:formula="of:=+[.I37]*[.I35]" office:value-type="float" office:value="1201584.2676837">
            <text:p>1201584</text:p>
          </table:table-cell>
          <table:table-cell table:style-name="ce296" table:formula="of:=+[.J37]*[.J35]" office:value-type="float" office:value="1072843.09614616">
            <text:p>1072843</text:p>
          </table:table-cell>
          <table:table-cell table:style-name="ce296" table:formula="of:=+[.K37]*[.K35]" office:value-type="float" office:value="957895.62155907">
            <text:p>957896</text:p>
          </table:table-cell>
          <table:table-cell table:style-name="ce296" table:formula="of:=+[.L37]*[.L35]" office:value-type="float" office:value="855263.947820598">
            <text:p>855264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94" office:value-type="string">
            <text:p>Kum. NPV</text:p>
          </table:table-cell>
          <table:table-cell table:style-name="ce296" table:formula="of:=+[.B38]" office:value-type="float" office:value="-5000000">
            <text:p>-5000000</text:p>
          </table:table-cell>
          <table:table-cell table:style-name="ce296" table:formula="of:=+[.B39]+[.C38]" office:value-type="float" office:value="-5811714.28571429">
            <text:p>-5811714</text:p>
          </table:table-cell>
          <table:table-cell table:style-name="ce296" table:formula="of:=+[.C39]+[.D38]" office:value-type="float" office:value="-4689151.02040816">
            <text:p>-4689151</text:p>
          </table:table-cell>
          <table:table-cell table:style-name="ce296" table:formula="of:=+[.D39]+[.E38]" office:value-type="float" office:value="-2798434.91253644">
            <text:p>-2798435</text:p>
          </table:table-cell>
          <table:table-cell table:style-name="ce296" table:formula="of:=+[.E39]+[.F38]" office:value-type="float" office:value="-1110295.53050812">
            <text:p>-1110296</text:p>
          </table:table-cell>
          <table:table-cell table:style-name="ce296" table:formula="of:=+[.F39]+[.G38]" office:value-type="float" office:value="396971.77487431">
            <text:p>396972</text:p>
          </table:table-cell>
          <table:table-cell table:style-name="ce296" table:formula="of:=+[.G39]+[.H38]" office:value-type="float" office:value="1742746.15468005">
            <text:p>1742746</text:p>
          </table:table-cell>
          <table:table-cell table:style-name="ce296" table:formula="of:=+[.H39]+[.I38]" office:value-type="float" office:value="2944330.42236375">
            <text:p>2944330</text:p>
          </table:table-cell>
          <table:table-cell table:style-name="ce296" table:formula="of:=+[.I39]+[.J38]" office:value-type="float" office:value="4017173.51850991">
            <text:p>4017174</text:p>
          </table:table-cell>
          <table:table-cell table:style-name="ce296" table:formula="of:=+[.J39]+[.K38]" office:value-type="float" office:value="4975069.14006898">
            <text:p>4975069</text:p>
          </table:table-cell>
          <table:table-cell table:style-name="ce298" table:formula="of:=+[.K39]+[.L38]" office:value-type="float" office:value="5830333.08788957">
            <text:p>5830333</text:p>
          </table:table-cell>
          <table:table-cell table:style-name="ce2"/>
          <table:table-cell table:number-columns-repeated="243"/>
        </table:table-row>
        <table:table-row table:style-name="ro2">
          <table:table-cell table:style-name="ce294" office:value-type="string">
            <text:p>NPV</text:p>
          </table:table-cell>
          <table:table-cell table:style-name="ce298" table:formula="of:=+[.L39]" office:value-type="float" office:value="5830333.08788957">
            <text:p>5830333</text:p>
          </table:table-cell>
          <table:table-cell table:style-name="ce294" office:value-type="string">
            <text:p>mk &gt; 0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94" office:value-type="string">
            <text:p>IRR</text:p>
          </table:table-cell>
          <table:table-cell table:style-name="ce299" office:value-type="float" office:value="28.64758">
            <office:annotation draw:style-name="gr1" draw:text-style-name="P1" svg:width="3.376cm" svg:height="1.966cm" svg:x="5.615cm" svg:y="18.515cm" draw:caption-point-x="-0.512cm" draw:caption-point-y="0.993cm">
              <dc:date>2014-12-06T00:00:00</dc:date>
              <text:p text:style-name="P1"><text:span text:style-name="T1">IRR:</text:span></text:p>
              <text:p text:style-name="P1"><text:span text:style-name="T1"/></text:p>
              <text:p text:style-name="P1"><text:span text:style-name="T1">laskettu kokeilemalla. Aseta kokeilu-IRR lainakoron kohdalle. Olet löytänyt IRR:n silloin, kun NPV on nolla.</text:span></text:p>
            </office:annotation>
            <text:p>28,6</text:p>
          </table:table-cell>
          <table:table-cell table:style-name="ce294" office:value-type="string">
            <text:p>% &gt; i</text:p>
          </table:table-cell>
          <table:table-cell table:style-name="ce2" table:formula="of:=IRR([.B35:.L35])" office:value-type="percentage" office:value="0.286475793299592">
            <text:p>28,65%</text:p>
          </table:table-cell>
          <table:table-cell table:style-name="ce2" table:number-columns-repeated="9"/>
          <table:table-cell table:number-columns-repeated="243"/>
        </table:table-row>
        <table:table-row table:style-name="ro2">
          <table:table-cell table:style-name="ce294" office:value-type="string">
            <text:p>PBM ilman korkoa</text:p>
          </table:table-cell>
          <table:table-cell table:style-name="ce300" office:value-type="string">
            <office:annotation draw:style-name="gr1" draw:text-style-name="P1" svg:width="3.376cm" svg:height="1.965cm" svg:x="5.615cm" svg:y="18.967cm" draw:caption-point-x="-0.512cm" draw:caption-point-y="0.993cm">
              <dc:date>2014-12-06T00:00:00</dc:date>
              <text:p text:style-name="P1"><text:span text:style-name="T1">PBM- korottomana:</text:span></text:p>
              <text:p text:style-name="P1"><text:span text:style-name="T1"/></text:p>
              <text:p text:style-name="P1"><text:span text:style-name="T1">löytyy kumulatiiviselta nettotuottoriviltä.</text:span></text:p>
            </office:annotation>
            <text:p>n. 3,7</text:p>
          </table:table-cell>
          <table:table-cell table:style-name="ce294" office:value-type="string">
            <text:p>vuotta &lt; n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94" office:value-type="string">
            <text:p>PBM korollisena</text:p>
          </table:table-cell>
          <table:table-cell table:style-name="ce300" office:value-type="string">
            <office:annotation draw:style-name="gr1" draw:text-style-name="P1" svg:width="3.376cm" svg:height="1.958cm" svg:x="5.615cm" svg:y="19.419cm" draw:caption-point-x="-0.512cm" draw:caption-point-y="0.993cm">
              <dc:date>2014-12-06T00:00:00</dc:date>
              <text:p text:style-name="P1"><text:span text:style-name="T1">PBM-korollisena:</text:span></text:p>
              <text:p text:style-name="P1"><text:span text:style-name="T1"/></text:p>
              <text:p text:style-name="P1"><text:span text:style-name="T1">Löytyy kumulatiiviselta NPV-riviltä.</text:span></text:p>
            </office:annotation>
            <text:p>n. 4,8</text:p>
          </table:table-cell>
          <table:table-cell table:style-name="ce294" office:value-type="string">
            <text:p>vuotta &lt; n</text:p>
          </table:table-cell>
          <table:table-cell table:style-name="ce2" table:number-columns-repeated="10"/>
          <table:table-cell table:number-columns-repeated="243"/>
        </table:table-row>
        <table:table-row table:style-name="ro2">
          <table:table-cell table:style-name="ce2" table:number-columns-repeated="13"/>
          <table:table-cell table:number-columns-repeated="243"/>
        </table:table-row>
        <table:table-row table:style-name="ro5">
          <table:table-cell table:style-name="ce295" office:value-type="string">
            <text:p>Kaikki laskelmat osoittavat, että investointi on selkeästi kannattava!</text:p>
          </table:table-cell>
          <table:table-cell table:style-name="ce2" table:number-columns-repeated="12"/>
          <table:table-cell table:number-columns-repeated="243"/>
        </table:table-row>
        <table:table-row table:style-name="ro5" table:number-rows-repeated="14">
          <table:table-cell table:style-name="ce2" table:number-columns-repeated="13"/>
          <table:table-cell table:number-columns-repeated="243"/>
        </table:table-row>
        <table:table-row table:style-name="ro5" table:number-rows-repeated="1048516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table table:name="Tehtävä 17.2" table:style-name="ta18" table:print="false">
        <office:forms form:automatic-focus="false" form:apply-design-mode="false"/>
        <table:table-column table:style-name="co3" table:number-columns-repeated="256" table:default-cell-style-name="ce79"/>
        <table:table-row table:style-name="ro1">
          <table:table-cell table:style-name="ce78" table:formula="of:=[$'Tehtävä 1'.A1]" office:value-type="string" office:string-value="JOHDON LASKENTATOIMEN JATKOKURSSI">
            <text:p>JOHDON LASKENTATOIMEN JATKOKURSSI</text:p>
          </table:table-cell>
          <table:table-cell table:style-name="ce78" table:number-columns-repeated="7"/>
          <table:table-cell table:style-name="ce78" table:formula="of:=[$'Tehtävä 1'.I1]" office:value-type="string" office:string-value="RATKAISUT">
            <text:p>RATKAISUT</text:p>
          </table:table-cell>
          <table:table-cell table:number-columns-repeated="247"/>
        </table:table-row>
        <table:table-row table:style-name="ro1">
          <table:table-cell table:style-name="ce78" table:number-columns-repeated="9"/>
          <table:table-cell table:number-columns-repeated="247"/>
        </table:table-row>
        <table:table-row table:style-name="ro1">
          <table:table-cell table:style-name="ce179" table:formula="of:=[$'Tehtävä 1'.A3]" office:value-type="string" office:string-value="LASKUT">
            <text:p>LASKUT</text:p>
          </table:table-cell>
          <table:table-cell table:style-name="ce78" table:number-columns-repeated="8"/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7">
          <table:table-cell table:style-name="ce301" office:value-type="string">
            <text:p>LAADULLINEN ANALYYSI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3">
          <table:table-cell table:style-name="ce293" office:value-type="string">
            <text:p>Case: Ravitsemispalvelut Oy</text:p>
          </table:table-cell>
          <table:table-cell table:style-name="ce2" table:number-columns-repeated="2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4">
          <table:table-cell table:style-name="ce180" office:value-type="string">
            <text:p>Investointipäätökseen vaikuttavat oleelliset tekijät (mm.):</text:p>
          </table:table-cell>
          <table:table-cell table:style-name="ce302" table:number-columns-repeated="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2"/>
          <table:table-cell table:style-name="ce304" office:value-type="string">
            <text:p>a) mitattavissa olevat, taloudelliset tekijä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laskelmien osoittamat tulokse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investoinnin koko mk-määrältään ja suhteessa toiminnan laajuuteen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yrityksen riskin sietokyky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kilpailijoiden toimenpitee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markkinoiden kehitys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2"/>
          <table:table-cell table:style-name="ce304" office:value-type="string">
            <text:p>b) ei-taloudelliset tekijät (harkinnanvaraiset, kvalitatiiviset)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päätöksentekijäin kokemus ja asentee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päätöksentekijäin keskinäiset suhtee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investointikohteen sijainti ja sen ympäristö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eri organisaatioiden toiminnan yhteensopivuus (tytär- ja emoyhtiö)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laskelmissa käytettyjen lukuarvojen "oikeellisuus" (ennustamiskyky)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laskelmien tekotapa ja tulkinta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halu pysyä markkinajohtajana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mahdollisten lisäinvestointien tarkastelu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yhteistyön erilaiset vaikutukse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2" office:value-type="string">
            <text:p>Näistä tekijöistä voitaneen pelkistää seuraavat asiat:</text:p>
          </table:table-cell>
          <table:table-cell table:style-name="ce302" table:number-columns-repeated="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2"/>
          <table:table-cell table:style-name="ce180" office:value-type="string">
            <text:p>Laskelma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<text:s text:c="4"/>Yrityksen taloudellinen tilanne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<text:s text:c="4"/>Ympäristön taloudellisten olosuhteiden muuttuminen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2"/>
          <table:table-cell table:style-name="ce180" office:value-type="string">
            <text:p>Päätöksentekijä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<text:s text:c="4"/>Laskelmien taustatiedot, harkinta ja laskentamenetelmävalinnat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5">
          <table:table-cell table:style-name="ce303" office:value-type="string">
            <text:p>Investoidaanko?</text:p>
          </table:table-cell>
          <table:table-cell table:style-name="ce302" table:number-columns-repeated="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4" office:value-type="string">
            <text:p>KYLLÄ</text:p>
          </table:table-cell>
          <table:table-cell table:style-name="ce302" table:number-columns-repeated="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Perustelut (mm):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Kaikki investointilaskelmat osoittavat hankkeen kannattavaksi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Sekä emoyhtiön että tytäryhtiön toimitusjohtajat ovat hankkeen toteuttamisen kannalla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Konserni varmistaa investoinnilla markkinajohtajuuden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Investointi ei rasita konsernin toimintaa rahallisesti merkittävästi eli riski on suhteellisen pieni</text:p>
          </table:table-cell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4" office:value-type="string">
            <text:p>EI</text:p>
          </table:table-cell>
          <table:table-cell table:style-name="ce302" table:number-columns-repeated="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Perustelut (mm):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Kyseinen toiminta on varsin uutta kyseiselle konsernille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Laskelmissa arvioituihin myyntilukuihin liittyy suuri riski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Yhteistyö tuo omat toiminnalliset hankaluudet mm. sitoutumisen tietyksi ajaksi toimintaan</text:p>
          </table:table-cell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4" office:value-type="string">
            <text:p>PÖYDÄLLEJÄTTÖ</text:p>
          </table:table-cell>
          <table:table-cell table:style-name="ce302" table:number-columns-repeated="2"/>
          <table:table-cell table:number-columns-repeated="253"/>
        </table:table-row>
        <table:table-row table:style-name="ro4">
          <table:table-cell table:style-name="ce302" table:number-columns-repeated="3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Perustelut (mm):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/>
          <table:table-cell table:style-name="ce302" office:value-type="string">
            <text:p>Lisätietoja ja tarkempia selvityksiä:</text:p>
          </table:table-cell>
          <table:table-cell table:style-name="ce302"/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Yhtymän/tytäryhtiön tuottovaatimus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Investoinnin rahoitus ja sen kustannus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Toimipaikan kaluston taloudellinen käyttöaika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Toimipaikan ympäristön kehittyminen tulevaisuudessa 5-10 v (liikenne, asutus)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Tytäryhtiön tarkistus laskelmiin, jotka on saatu yhteistyökumppanilta</text:p>
          </table:table-cell>
          <table:table-cell table:number-columns-repeated="253"/>
        </table:table-row>
        <table:table-row table:style-name="ro4">
          <table:table-cell table:style-name="ce302" table:number-columns-repeated="2"/>
          <table:table-cell table:style-name="ce302" office:value-type="string">
            <text:p>Yksiselitteinen kannattavuuslaskelma (esim. investoinnin nykyarvo)</text:p>
          </table:table-cell>
          <table:table-cell table:number-columns-repeated="253"/>
        </table:table-row>
        <table:table-row table:style-name="ro4" table:number-rows-repeated="1048513">
          <table:table-cell table:number-columns-repeated="256"/>
        </table:table-row>
        <table:table-row table:style-name="ro4">
          <table:table-cell table:number-columns-repeated="256"/>
        </table:table-row>
        <table:named-expressions/>
      </table:table>
      <table:named-expressions>
        <table:named-range table:name="_Sort" table:base-cell-address="$'Tehtävä 1'.$A$1" table:cell-range-address="$'Tehtävä 2'.$A$1:.$A$1048576"/>
        <table:named-range table:name="Henkilökunta" table:base-cell-address="$'Tehtävä 1'.$A$1" table:cell-range-address="$'Tehtävä 9'.$D$13:.$F$13"/>
        <table:named-range table:name="Henkilösivukustannukset" table:base-cell-address="$'Tehtävä 1'.$A$1" table:cell-range-address="$'Tehtävä 9'.$C$4"/>
        <table:named-range table:name="MyyjänPalkka" table:base-cell-address="$'Tehtävä 1'.$A$1" table:cell-range-address="$'Tehtävä 9'.$C$3"/>
        <table:named-range table:name="Myyntikate" table:base-cell-address="$'Tehtävä 1'.$A$1" table:cell-range-address="$'Tehtävä 9'.$D$17:.$F$17"/>
        <table:named-range table:name="ToimipaikanErilliskate" table:base-cell-address="$'Tehtävä 1'.$A$1" table:cell-range-address="$'Tehtävä 9'.$D$19:.$F$19"/>
        <table:named-range table:name="ToimipaikanErilliskateYhteensä" table:base-cell-address="$'Tehtävä 1'.$A$1" table:cell-range-address="$'Tehtävä 9'.$C$19"/>
        <table:named-expression table:name="YhtiönKiinteätKustannukset" table:base-cell-address="$'Tehtävä 1'.$A$1" table:expression="[$'Tehtävä 9'.$#VIITTAUS!$#VIITTAUS!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Courier" svg:font-family="Courier"/>
    <style:font-face style:name="Tahoma1" svg:font-family="Tahoma"/>
    <style:font-face style:name="Times New Roman1" svg:font-family="'Times New Roman'"/>
    <style:font-face style:name="Courier1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63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number number:decimal-places="0" number:min-integer-digits="1" number:grouping="true"/>
      <number:text> mk</number:text>
    </number:number-style>
    <number:number-style style:name="N122">
      <number:text>-</number:text>
      <number:number number:decimal-places="0" number:min-integer-digits="1" number:grouping="true"/>
      <number:text> mk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mk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mk</number:text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  <number:text> mk</number:text>
    </number:number-style>
    <number:number-style style:name="N124">
      <number:text>-</number:text>
      <number:number number:decimal-places="2" number:min-integer-digits="1" number:grouping="true"/>
      <number:text> mk</number:text>
      <style:map style:condition="value()&gt;=0" style:apply-style-name="N124P0"/>
    </number:number-style>
    <number:number-style style:name="N125P0" style:volatile="true">
      <number:number number:decimal-places="2" number:min-integer-digits="1" number:grouping="true"/>
      <number:text> mk</number:text>
    </number:number-style>
    <number:number-style style:name="N125">
      <style:text-properties fo:color="#ff0000"/>
      <number:text>-</number:text>
      <number:number number:decimal-places="2" number:min-integer-digits="1" number:grouping="true"/>
      <number:text> mk</number:text>
      <style:map style:condition="value()&gt;=0" style:apply-style-name="N125P0"/>
    </number:number-style>
    <number:number-style style:name="N126P0" style:volatile="true">
      <number:text> </number:text>
      <number:number number:decimal-places="0" number:min-integer-digits="1" number:grouping="true"/>
      <number:text> mk </number:text>
    </number:number-style>
    <number:number-style style:name="N126P1" style:volatile="true">
      <number:text>-</number:text>
      <number:number number:decimal-places="0" number:min-integer-digits="1" number:grouping="true"/>
      <number:text> mk </number:text>
    </number:number-style>
    <number:number-style style:name="N126P2" style:volatile="true">
      <number:text> - mk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      </number:text>
    </number:number-style>
    <number:number-style style:name="N127P1" style:volatile="true">
      <number:text>-</number:text>
      <number:number number:decimal-places="0" number:min-integer-digits="1" number:grouping="true"/>
      <number:text>       </number:text>
    </number:number-style>
    <number:number-style style:name="N127P2" style:volatile="true">
      <number:text> -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number number:decimal-places="2" number:min-integer-digits="1" number:grouping="true"/>
      <number:text> mk </number:text>
    </number:number-style>
    <number:number-style style:name="N128P1" style:volatile="true">
      <number:text>-</number:text>
      <number:number number:decimal-places="2" number:min-integer-digits="1" number:grouping="true"/>
      <number:text> mk </number:text>
    </number:number-style>
    <number:number-style style:name="N128P2" style:volatile="true">
      <number:text> -</number:text>
      <number:number number:decimal-places="0" number:min-integer-digits="0"/>
      <number:text> mk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number number: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</number:text>
    </number:number-style>
    <number:number-style style:name="N129P2" style:volatile="true">
      <number:text> -</number:text>
      <number:number number:decimal-places="0" number:min-integer-digits="0"/>
      <number:text> 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">
      <number:number number:decimal-places="2" number:min-integer-digits="1"/>
      <number:text> </number:text>
    </number:number-style>
    <number:number-style style:name="N131">
      <number:number number:decimal-places="1" number:min-integer-digits="1"/>
      <number:text> </number:text>
    </number:number-style>
    <number:number-style style:name="N132">
      <number:number number:decimal-places="6" number:min-integer-digits="1"/>
      <number:text> </number:text>
    </number:number-style>
    <number:number-style style:name="N133">
      <number:number number:decimal-places="5" number:min-integer-digits="1"/>
      <number:text> </number:text>
    </number:number-style>
    <number:number-style style:name="N134">
      <number:number number:decimal-places="0" number:min-integer-digits="1"/>
      <number:text> </number:text>
    </number:number-style>
    <number:number-style style:name="N135">
      <number:number number:decimal-places="5" number:min-integer-digits="1"/>
    </number:number-style>
    <number:number-style style:name="N136">
      <number:number number:decimal-places="4" number:min-integer-digits="1"/>
    </number:number-style>
    <number:number-style style:name="N137">
      <number:number number:decimal-places="3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" number:min-integer-digits="1"/>
    </number:number-style>
    <number:number-style style:name="N143">
      <number:number number:decimal-places="4" number:min-integer-digits="1"/>
      <number:text> </number:text>
    </number:number-style>
    <number:number-style style:name="N144">
      <number:number number:decimal-places="3" number:min-integer-digits="1"/>
      <number:text> </number:text>
    </number:number-style>
    <number:number-style style:name="N145">
      <number:number number:decimal-places="10" number:min-integer-digits="1"/>
    </number:number-style>
    <number:number-style style:name="N146">
      <number:number number:decimal-places="11" number:min-integer-digits="1"/>
    </number:number-style>
    <number:number-style style:name="N147">
      <number:number number:decimal-places="7" number:min-integer-digits="1"/>
      <number:text> </number:text>
    </number:number-style>
    <number:number-style style:name="N148">
      <number:number number:decimal-places="8" number:min-integer-digits="1"/>
      <number:text> </number:text>
    </number:number-style>
    <number:number-style style:name="N149">
      <number:number number:decimal-places="9" number:min-integer-digits="1"/>
      <number:text> </number:text>
    </number:number-style>
    <number:number-style style:name="N150">
      <number:scientific-number number:decimal-places="4" number:min-integer-digits="1" number:min-exponent-digits="2"/>
    </number:number-style>
    <number:number-style style:name="N151">
      <number:scientific-number number:decimal-places="5" number:min-integer-digits="1" number:min-exponent-digits="2"/>
    </number:number-style>
    <number:number-style style:name="N152">
      <number:scientific-number number:decimal-places="6" number:min-integer-digits="1" number:min-exponent-digits="2"/>
    </number:number-style>
    <number:number-style style:name="N153">
      <number:scientific-number number:decimal-places="7" number:min-integer-digits="1" number:min-exponent-digits="2"/>
    </number:number-style>
    <number:number-style style:name="N154">
      <number:scientific-number number:decimal-places="8" number:min-integer-digits="1" number:min-exponent-digits="2"/>
    </number:number-style>
    <number:number-style style:name="N155">
      <number:scientific-number number:decimal-places="3" number:min-integer-digits="1" number:min-exponent-digits="2"/>
    </number:number-style>
    <number:number-style style:name="N156">
      <number:scientific-number number:decimal-places="1" number:min-integer-digits="1" number:min-exponent-digits="2"/>
    </number:number-style>
    <number:number-style style:name="N157">
      <number:scientific-number number:decimal-places="0" number:min-integer-digits="1" number:min-exponent-digits="2"/>
    </number:number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On</number:text>
    </number:number-style>
    <number:number-style style:name="N160P1" style:volatile="true">
      <number:text>On</number:text>
    </number:number-style>
    <number:number-style style:name="N160">
      <number:text>Off</number:text>
      <style:map style:condition="value()&gt;0" style:apply-style-name="N160P0"/>
      <style:map style:condition="value()&lt;0" style:apply-style-name="N160P1"/>
    </number:number-style>
    <number:currency-style style:name="N16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number-style style:name="N162">
      <number:number number:decimal-places="2" number:min-integer-digits="1" number:grouping="true"/>
      <number:text> €</number:text>
    </number:number-style>
    <style:style style:name="Default" style:family="table-cell">
      <style:table-cell-properties style:rotation-align="none"/>
      <style:text-properties style:font-name="Courier" style:font-name-asian="Microsoft YaHei" style:font-name-complex="Courie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6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Nuolenkärjet_20_1" draw:display-name="Nuolenkärjet 1" svg:viewBox="0 0 320 320" svg:d="M160 0l160 291-48 29-112-205-112 205-48-29z"/>
    <draw:marker draw:name="Nuolenkärjet_20_2" draw:display-name="Nuolenkärjet 2" svg:viewBox="0 0 20 30" svg:d="M10 0l-10 30h20z"/>
    <draw:marker draw:name="msArrowOpenEnd_20_5" draw:display-name="msArrowOpenEnd 5" svg:viewBox="0 0 315 315" svg:d="M158 0l157 287-47 28-110-202-111 202-47-28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2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4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 style:print="charts drawings grid objects zero-value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9">
      <style:page-layout-properties fo:page-width="29.7cm" fo:page-height="21.001cm" style:num-format="1" style:print-orientation="landscape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0">
      <style:page-layout-properties style:num-format="1" style:print-orientation="portrait" fo:margin-top="2.54cm" fo:margin-bottom="2.54cm" fo:margin-left="1.905cm" fo:margin-right="1.905cm" style:first-page-number="continue" style:scale-to="8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1">
      <style:page-layout-properties style:num-format="1" style:print-orientation="portrait" fo:margin-top="2.54cm" fo:margin-bottom="2.54cm" fo:margin-left="1.905cm" fo:margin-right="1.905cm" style:first-page-number="continue" style:scale-to="76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12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7.12.2014</text:date>, <text:time>20:23:57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  <style:master-page style:name="PageStyle_5f_Tehtävä_20_1" style:display-name="PageStyle_Tehtävä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htävä_20_2" style:display-name="PageStyle_Tehtävä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htävä_20_3" style:display-name="PageStyle_Tehtävä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ehtävä_20_4" style:display-name="PageStyle_Tehtävä 4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htävä_20_5" style:display-name="PageStyle_Tehtävä 5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6" style:display-name="PageStyle_Tehtävä 6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7" style:display-name="PageStyle_Tehtävä 7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8" style:display-name="PageStyle_Tehtävä 8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ehtävä_20_9" style:display-name="PageStyle_Tehtävä 9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ehtävä_20_10" style:display-name="PageStyle_Tehtävä 10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Tehtävä_20_11" style:display-name="PageStyle_Tehtävä 11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Tehtävä_20_12" style:display-name="PageStyle_Tehtävä 12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Tehtävä_20_13" style:display-name="PageStyle_Tehtävä 13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Tehtävä_20_14" style:display-name="PageStyle_Tehtävä 14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Tehtävä_20_15" style:display-name="PageStyle_Tehtävä 15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Tehtävä_20_16" style:display-name="PageStyle_Tehtävä 1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Tehtävä_20_17.1" style:display-name="PageStyle_Tehtävä 17.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htävä_20_17.2" style:display-name="PageStyle_Tehtävä 17.2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nsuun yliopisto</meta:initial-creator>
    <meta:creation-date>1996-08-07T11:34:21</meta:creation-date>
    <dc:creator>Janne </dc:creator>
    <dc:date>2014-12-07T20:23:57.07</dc:date>
    <meta:print-date>2008-05-22T15:45:48</meta:print-date>
    <meta:generator>OpenOffice/4.1.1$Win32 OpenOffice.org_project/411m6$Build-9775</meta:generator>
    <meta:editing-duration>P1DT4H49M35S</meta:editing-duration>
    <meta:editing-cycles>9</meta:editing-cycles>
    <meta:document-statistic meta:table-count="18" meta:cell-count="2825" meta:object-count="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31">
      <number:number number:decimal-places="1" number:min-integer-digits="1"/>
      <number:text> </number:text>
    </number:number-style>
    <style:style style:name="ch1" style:family="chart">
      <style:graphic-properties draw:stroke="solid"/>
    </style:style>
    <style:style style:name="ch2" style:family="chart">
      <style:text-properties fo:color="#000000" fo:font-size="16pt" fo:font-weight="bold" style:font-size-asian="16pt" style:font-weight-asian="bold" style:font-family-complex="Arial" style:font-size-complex="16pt" style:font-weight-complex="bold"/>
    </style:style>
    <style:style style:name="ch3" style:family="chart">
      <style:graphic-properties draw:fill="solid" draw:fill-color="#ffffff"/>
      <style:text-properties fo:color="#000000" fo:font-size="11pt" style:font-size-asian="11pt" style:font-family-complex="Arial" style:font-size-complex="11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text-properties fo:color="#000000" fo:font-size="12pt" style:font-size-asian="12pt" style:font-family-complex="Arial" style:font-size-complex="12pt"/>
    </style:style>
    <style:style style:name="ch6" style:family="chart">
      <style:chart-properties chart:auto-position="true" style:rotation-angle="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7" style:family="chart" style:data-style-name="N131">
      <style:chart-properties chart:display-label="true" chart:logarithmic="false" chart:gap-width="150" chart:reverse-direction="false" text:line-break="false" chart:axis-position="1" chart:tick-mark-position="at-axis"/>
      <style:text-properties fo:color="#000000" fo:font-size="12pt" style:font-size-asian="12pt" style:font-family-complex="Arial" style:font-size-complex="12pt"/>
    </style:style>
    <style:style style:name="ch8" style:family="chart">
      <style:chart-properties style:rotation-angle="90"/>
      <style:text-properties fo:color="#000000" fo:font-size="12pt" fo:font-weight="bold" style:font-size-asian="12pt" style:font-weight-asian="bold" style:font-family-complex="Arial" style:font-size-complex="12pt" style:font-weight-complex="bold"/>
    </style:style>
    <style:style style:name="ch9" style:family="chart" style:data-style-name="N131">
      <style:graphic-properties svg:stroke-width="0.035cm" draw:fill-color="#8080ff"/>
      <style:text-properties fo:font-size="10pt" style:font-size-asian="10pt" style:font-size-complex="10pt"/>
    </style:style>
    <style:style style:name="ch10" style:family="chart" style:data-style-name="N131">
      <style:graphic-properties svg:stroke-width="0.035cm" draw:fill-color="#80206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solid" draw:fill-color="#c0c0c0"/>
    </style:style>
    <style:style style:name="ch12" style:family="chart">
      <style:graphic-properties draw:fill-color="#d9d9d9"/>
    </style:style>
  </office:automatic-styles>
  <office:body>
    <office:chart>
      <chart:chart svg:width="27.696cm" svg:height="13.098cm" xlink:href=".." xlink:type="simple" chart:class="chart:bar" chart:style-name="ch1">
        <chart:title svg:x="10.979cm" svg:y="0.512cm" chart:style-name="ch2">
          <text:p>Kassavirtojen kehitys</text:p>
        </chart:title>
        <chart:legend svg:x="20.892cm" svg:y="6.237cm" style:legend-expansion="custom" chartooo:width="6.208cm" chartooo:height="1.27cm" style:legend-expansion-aspect-ratio="4.88818897637795" chart:style-name="ch3"/>
        <chart:plot-area chart:style-name="ch4" table:cell-range-address="'Tehtävä 7'.B53:'Tehtävä 7'.P53 'Tehtävä 7'.B57:'Tehtävä 7'.P57" svg:x="1.297cm" svg:y="1.91cm" svg:width="19.818cm" svg:height="10.146cm">
          <chartooo:coordinate-region svg:x="2.844cm" svg:y="2.149cm" svg:width="18.271cm" svg:height="9.669cm"/>
          <chart:axis chart:dimension="x" chart:name="primary-x" chart:style-name="ch5">
            <chart:title svg:x="10.429cm" svg:y="12.318cm" chart:style-name="ch6">
              <text:p>Vuosia</text:p>
            </chart:title>
          </chart:axis>
          <chart:axis chart:dimension="y" chart:name="primary-y" chart:style-name="ch7">
            <chart:title svg:x="0.353cm" svg:y="5.718cm" chart:style-name="ch8">
              <text:p>1000 euroa</text:p>
            </chart:title>
            <chart:grid chart:class="major"/>
          </chart:axis>
          <chart:series chart:style-name="ch9" chart:values-cell-range-address="'Tehtävä 7'.B53:'Tehtävä 7'.P53" chart:class="chart:bar">
            <chart:data-point chart:repeated="15"/>
          </chart:series>
          <chart:series chart:style-name="ch10" chart:values-cell-range-address="'Tehtävä 7'.B57:'Tehtävä 7'.P57" chart:class="chart:bar">
            <chart:data-point chart:repeated="1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Rivi 53</text:p>
                <draw:g>
                  <svg:desc/>
                </draw:g>
              </table:table-cell>
              <table:table-cell office:value-type="float" office:value="-80">
                <text:p>-80</text:p>
                <draw:g>
                  <svg:desc>'Tehtävä 7'.B53:'Tehtävä 7'.P53</svg:desc>
                </draw:g>
              </table:table-cell>
              <table:table-cell office:value-type="float" office:value="-400">
                <text:p>-400</text:p>
              </table:table-cell>
              <table:table-cell office:value-type="float" office:value="-458.85">
                <text:p>-458.85</text:p>
              </table:table-cell>
              <table:table-cell office:value-type="float" office:value="-418.75">
                <text:p>-418.75</text:p>
              </table:table-cell>
              <table:table-cell office:value-type="float" office:value="-359.35">
                <text:p>-359.35</text:p>
              </table:table-cell>
              <table:table-cell office:value-type="float" office:value="-285.05">
                <text:p>-285.05</text:p>
              </table:table-cell>
              <table:table-cell office:value-type="float" office:value="-210.75">
                <text:p>-210.75</text:p>
              </table:table-cell>
              <table:table-cell office:value-type="float" office:value="-136.45">
                <text:p>-136.45</text:p>
              </table:table-cell>
              <table:table-cell office:value-type="float" office:value="-62.15">
                <text:p>-62.15</text:p>
              </table:table-cell>
              <table:table-cell office:value-type="float" office:value="12.15">
                <text:p>12.15</text:p>
              </table:table-cell>
              <table:table-cell office:value-type="float" office:value="86.4500000000001">
                <text:p>86.4500000000001</text:p>
              </table:table-cell>
              <table:table-cell office:value-type="float" office:value="160.75">
                <text:p>160.75</text:p>
              </table:table-cell>
              <table:table-cell office:value-type="float" office:value="235.05">
                <text:p>235.05</text:p>
              </table:table-cell>
              <table:table-cell office:value-type="float" office:value="309.35">
                <text:p>309.35</text:p>
              </table:table-cell>
              <table:table-cell office:value-type="float" office:value="523.65">
                <text:p>523.65</text:p>
              </table:table-cell>
            </table:table-row>
            <table:table-row>
              <table:table-cell office:value-type="string">
                <text:p>Rivi 57</text:p>
                <draw:g>
                  <svg:desc/>
                </draw:g>
              </table:table-cell>
              <table:table-cell office:value-type="float" office:value="-76.7754318618042">
                <text:p>-76.7754318618042</text:p>
                <draw:g>
                  <svg:desc>'Tehtävä 7'.B57:'Tehtävä 7'.P57</svg:desc>
                </draw:g>
              </table:table-cell>
              <table:table-cell office:value-type="float" office:value="-371.498778740131">
                <text:p>-371.498778740131</text:p>
              </table:table-cell>
              <table:table-cell office:value-type="float" office:value="-423.515540267811">
                <text:p>-423.515540267811</text:p>
              </table:table-cell>
              <table:table-cell office:value-type="float" office:value="-389.500303618143">
                <text:p>-389.500303618143</text:p>
              </table:table-cell>
              <table:table-cell office:value-type="float" office:value="-341.144584064094">
                <text:p>-341.144584064094</text:p>
              </table:table-cell>
              <table:table-cell office:value-type="float" office:value="-283.097220426667">
                <text:p>-283.097220426667</text:p>
              </table:table-cell>
              <table:table-cell office:value-type="float" office:value="-227.389577780383">
                <text:p>-227.389577780383</text:p>
              </table:table-cell>
              <table:table-cell office:value-type="float" office:value="-173.92734875324">
                <text:p>-173.92734875324</text:p>
              </table:table-cell>
              <table:table-cell office:value-type="float" office:value="-122.62002723007">
                <text:p>-122.62002723007</text:p>
              </table:table-cell>
              <table:table-cell office:value-type="float" office:value="-73.3807551348966">
                <text:p>-73.3807551348966</text:p>
              </table:table-cell>
              <table:table-cell office:value-type="float" office:value="-26.1261753890492">
                <text:p>-26.1261753890492</text:p>
              </table:table-cell>
              <table:table-cell office:value-type="float" office:value="19.2237092038946">
                <text:p>19.2237092038946</text:p>
              </table:table-cell>
              <table:table-cell office:value-type="float" office:value="62.7456713852226">
                <text:p>62.7456713852226</text:p>
              </table:table-cell>
              <table:table-cell office:value-type="float" office:value="104.51338940953">
                <text:p>104.51338940953</text:p>
              </table:table-cell>
              <table:table-cell office:value-type="float" office:value="220.126313781196">
                <text:p>220.1263137811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